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cm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551cm"/>
    </style:style>
    <style:style style:name="gr11" style:family="graphic" style:parent-style-name="standard">
      <style:graphic-properties svg:stroke-color="#000000" draw:marker-end="Arrow" draw:marker-end-width="0.3cm" draw:fill="solid" draw:fill-color="#000000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.378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0.5cm"/>
    </style:style>
    <style:style style:name="gr14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1.6cm"/>
    </style:style>
    <style:style style:name="gr15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1.6cm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0.35cm" fo:min-width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color="#000000"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71" draw:id="id271" draw:layer="layout" svg:width="1cm" svg:height="0.9cm" svg:x="44.529cm" svg:y="69.914cm">
          <text:p text:style-name="P1"><text:span text:style-name="T1">NAND</text:span></text:p>
          <text:p text:style-name="P1"><text:span text:style-name="T1">437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1" draw:id="id241" draw:layer="layout" svg:width="1cm" svg:height="0.9cm" svg:x="17.796cm" svg:y="9.362cm">
          <text:p text:style-name="P1"><text:span text:style-name="T1">OR</text:span></text:p>
          <text:p text:style-name="P1"><text:span text:style-name="T1">36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38" draw:id="id238" draw:layer="layout" svg:width="1cm" svg:height="0.9cm" svg:x="19.596cm" svg:y="8.376cm">
          <text:p text:style-name="P1"><text:span text:style-name="T1">3-NAND</text:span></text:p>
          <text:p text:style-name="P1"><text:span text:style-name="T1">36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7" draw:id="id237" draw:layer="layout" svg:width="1cm" svg:height="0.9cm" svg:x="25.78cm" svg:y="11cm">
          <text:p text:style-name="P1"><text:span text:style-name="T1">NOT</text:span></text:p>
          <text:p text:style-name="P1"><text:span text:style-name="T1">354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0" draw:id="id230" draw:layer="layout" svg:width="1cm" svg:height="0.9cm" svg:x="59.641cm" svg:y="30.4cm">
          <text:p text:style-name="P1"><text:span text:style-name="T1">OR</text:span></text:p>
          <text:p text:style-name="P1"><text:span text:style-name="T1">395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8" draw:id="id98" draw:layer="layout" svg:width="1cm" svg:height="0.9cm" svg:x="52.541cm" svg:y="24.341cm">
          <text:p text:style-name="P1"><text:span text:style-name="T1">3-NAND</text:span></text:p>
          <text:p text:style-name="P1"><text:span text:style-name="T1">373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4" draw:id="id274" draw:layer="layout" svg:width="2.1cm" svg:height="0.9cm" svg:x="61.665cm" svg:y="57.9cm">
          <text:p text:style-name="P1"><text:span text:style-name="T1">DFF (clk43)</text:span></text:p>
          <text:p text:style-name="P1"><text:span text:style-name="T1">385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5" draw:id="id235" draw:layer="layout" svg:width="1cm" svg:height="0.9cm" svg:x="45.566cm" svg:y="68cm">
          <text:p text:style-name="P1"><text:span text:style-name="T1">AND</text:span></text:p>
          <text:p text:style-name="P1"><text:span text:style-name="T1">354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7" draw:id="id257" draw:layer="layout" svg:width="1cm" svg:height="0.9cm" svg:x="16.34cm" svg:y="13.2cm">
          <text:p text:style-name="P1"><text:span text:style-name="T1">NOT</text:span></text:p>
          <text:p text:style-name="P1"><text:span text:style-name="T1">364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5" draw:id="id245" draw:layer="layout" svg:width="1cm" svg:height="0.9cm" svg:x="21.88cm" svg:y="12.014cm">
          <text:p text:style-name="P1"><text:span text:style-name="T1">AND</text:span></text:p>
          <text:p text:style-name="P1"><text:span text:style-name="T1">354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1" draw:id="id251" draw:layer="layout" svg:width="1cm" svg:height="0.9cm" svg:x="23.48cm" svg:y="12.614cm">
          <text:p text:style-name="P1"><text:span text:style-name="T1">OR</text:span></text:p>
          <text:p text:style-name="P1"><text:span text:style-name="T1">35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2" draw:id="id242" draw:layer="layout" svg:width="1cm" svg:height="0.9cm" svg:x="21.696cm" svg:y="8.3cm">
          <text:p text:style-name="P1"><text:span text:style-name="T1">AND</text:span></text:p>
          <text:p text:style-name="P1"><text:span text:style-name="T1">37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28" draw:id="id228" draw:layer="layout" svg:width="1cm" svg:height="0.9cm" svg:x="55.241cm" svg:y="33.1cm">
          <text:p text:style-name="P1"><text:span text:style-name="T1">12-OAI</text:span></text:p>
          <text:p text:style-name="P1"><text:span text:style-name="T1">39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27" draw:id="id227" draw:layer="layout" svg:width="1cm" svg:height="0.9cm" svg:x="20.234cm" svg:y="21.977cm">
          <text:p text:style-name="P1"><text:span text:style-name="T1">NOT</text:span></text:p>
          <text:p text:style-name="P1"><text:span text:style-name="T1">385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05" draw:id="id105" draw:layer="layout" svg:width="1cm" svg:height="0.9cm" svg:x="64.037cm" svg:y="21.418cm">
          <text:p text:style-name="P1"><text:span text:style-name="T1">3-NAND</text:span></text:p>
          <text:p text:style-name="P1"><text:span text:style-name="T1">373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6" draw:id="id226" draw:layer="layout" svg:width="1cm" svg:height="0.9cm" svg:x="20.161cm" svg:y="23.177cm">
          <text:p text:style-name="P1"><text:span text:style-name="T1">NOT</text:span></text:p>
          <text:p text:style-name="P1"><text:span text:style-name="T1">385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42" draw:id="id142" draw:layer="layout" svg:width="1cm" svg:height="0.9cm" svg:x="54.741cm" svg:y="31cm">
          <text:p text:style-name="P1"><text:span text:style-name="T1">12-OAI</text:span></text:p>
          <text:p text:style-name="P1"><text:span text:style-name="T1">39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93" draw:id="id193" draw:layer="layout" svg:width="1cm" svg:height="0.9cm" svg:x="16.38cm" svg:y="12.014cm">
          <text:p text:style-name="P1"><text:span text:style-name="T1">NOT</text:span></text:p>
          <text:p text:style-name="P1"><text:span text:style-name="T1">363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5" draw:id="id205" draw:layer="layout" svg:width="1cm" svg:height="0.9cm" svg:x="48.4cm" svg:y="46.4cm">
          <text:p text:style-name="P1"><text:span text:style-name="T1">AND</text:span></text:p>
          <text:p text:style-name="P1"><text:span text:style-name="T1">353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3" draw:id="id183" draw:layer="layout" svg:width="1cm" svg:height="0.9cm" svg:x="15.632cm" svg:y="9.35cm">
          <text:p text:style-name="P1"><text:span text:style-name="T1">3-OR</text:span></text:p>
          <text:p text:style-name="P1"><text:span text:style-name="T1">36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48" draw:id="id148" draw:layer="layout" svg:width="1cm" svg:height="0.9cm" svg:x="17.916cm" svg:y="3.822cm">
          <text:p text:style-name="P1"><text:span text:style-name="T1">XNOR</text:span></text:p>
          <text:p text:style-name="P1"><text:span text:style-name="T1">32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9" draw:id="id149" draw:layer="layout" svg:width="1cm" svg:height="0.9cm" svg:x="34.196cm" svg:y="61.597cm">
          <text:p text:style-name="P1"><text:span text:style-name="T1">3-AND</text:span></text:p>
          <text:p text:style-name="P1"><text:span text:style-name="T1">354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0" draw:id="id150" draw:layer="layout" svg:width="1cm" svg:height="0.9cm" svg:x="17.796cm" svg:y="7.362cm">
          <text:p text:style-name="P1"><text:span text:style-name="T1">NAND</text:span></text:p>
          <text:p text:style-name="P1"><text:span text:style-name="T1">364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8" draw:id="id188" draw:layer="layout" svg:width="1cm" svg:height="0.9cm" svg:x="17.9cm" svg:y="5.321cm">
          <text:p text:style-name="P1"><text:span text:style-name="T1">3-OR</text:span></text:p>
          <text:p text:style-name="P1"><text:span text:style-name="T1">35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8" draw:id="id138" draw:layer="layout" svg:width="1cm" svg:height="0.9cm" svg:x="19.434cm" svg:y="16.961cm">
          <text:p text:style-name="P1"><text:span text:style-name="T1">OR</text:span></text:p>
          <text:p text:style-name="P1"><text:span text:style-name="T1">372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4" draw:id="id144" draw:layer="layout" svg:width="1cm" svg:height="0.9cm" svg:x="24.034cm" svg:y="21.977cm">
          <text:p text:style-name="P1"><text:span text:style-name="T1">NOT</text:span></text:p>
          <text:p text:style-name="P1"><text:span text:style-name="T1">394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43" draw:id="id143" draw:layer="layout" svg:width="1cm" svg:height="0.9cm" svg:x="27.334cm" svg:y="22.601cm">
          <text:p text:style-name="P1"><text:span text:style-name="T1">OR</text:span></text:p>
          <text:p text:style-name="P1"><text:span text:style-name="T1">415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8" draw:id="id108" draw:layer="layout" svg:width="1cm" svg:height="0.9cm" svg:x="15.04cm" svg:y="19.577cm">
          <text:p text:style-name="P1"><text:span text:style-name="T1">XNOR</text:span></text:p>
          <text:p text:style-name="P1"><text:span text:style-name="T1">37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92" draw:id="id192" draw:layer="layout" svg:width="1cm" svg:height="0.9cm" svg:x="47.706cm" svg:y="67.3cm">
          <text:p text:style-name="P1"><text:span text:style-name="T1">3-NAND</text:span></text:p>
          <text:p text:style-name="P1"><text:span text:style-name="T1">355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1" draw:id="id261" draw:layer="layout" svg:width="2.1cm" svg:height="0.9cm" svg:x="48.241cm" svg:y="33.9cm">
          <text:p text:style-name="P1"><text:span text:style-name="T1">DFFR (clk43,/res)</text:span></text:p>
          <text:p text:style-name="P1"><text:span text:style-name="T1">40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89" draw:id="id289" draw:layer="layout" svg:width="2.1cm" svg:height="0.9cm" svg:x="19.799cm" svg:y="54.324cm">
          <text:p text:style-name="P1"><text:span text:style-name="T1">DFFR (clk42,/res7)</text:span></text:p>
          <text:p text:style-name="P1"><text:span text:style-name="T1">332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6" draw:id="id146" draw:layer="layout" svg:width="1cm" svg:height="0.9cm" svg:x="22.134cm" svg:y="23.201cm">
          <text:p text:style-name="P1"><text:span text:style-name="T1">NOR</text:span></text:p>
          <text:p text:style-name="P1"><text:span text:style-name="T1">385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2" xml:id="id128" draw:id="id128" draw:layer="layout" svg:width="2.1cm" svg:height="0.9cm" svg:x="17.787cm" svg:y="43.5cm">
          <text:p text:style-name="P1"><text:span text:style-name="T1">DFF(mclk)</text:span></text:p>
          <text:p text:style-name="P1"><text:span text:style-name="T1">312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09" draw:id="id209" draw:layer="layout" svg:width="2.1cm" svg:height="0.9cm" svg:x="54cm" svg:y="49.424cm">
          <text:p text:style-name="P1"><text:span text:style-name="T1">DFFR(mclk,/res7)</text:span></text:p>
          <text:p text:style-name="P1"><text:span text:style-name="T1">322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47" draw:id="id147" draw:layer="layout" svg:width="2.1cm" svg:height="0.9cm" svg:x="18.834cm" svg:y="27.1cm">
          <text:p text:style-name="P1"><text:span text:style-name="T1">DFF(mclk)</text:span></text:p>
          <text:p text:style-name="P1"><text:span text:style-name="T1">322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36" draw:id="id236" draw:layer="layout" svg:width="2.1cm" svg:height="0.9cm" svg:x="25.18cm" svg:y="12.614cm">
          <text:p text:style-name="P1"><text:span text:style-name="T1">DFFR(mclk, /res)</text:span></text:p>
          <text:p text:style-name="P1"><text:span text:style-name="T1">344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6" draw:id="id106" draw:layer="layout" svg:width="1cm" svg:height="0.9cm" svg:x="47.339cm" svg:y="24.29cm">
          <text:p text:style-name="P1"><text:span text:style-name="T1">3-AND</text:span></text:p>
          <text:p text:style-name="P1"><text:span text:style-name="T1">373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9" draw:id="id79" draw:layer="layout" svg:width="1cm" svg:height="0.9cm" svg:x="17.271cm" svg:y="66cm">
          <text:p text:style-name="P1"><text:span text:style-name="T1">NOT1</text:span></text:p>
          <text:p text:style-name="P1"><text:span text:style-name="T1">272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6" draw:id="id66" draw:layer="layout" svg:width="1cm" svg:height="0.9cm" svg:x="17.271cm" svg:y="66cm">
          <text:p text:style-name="P1"><text:span text:style-name="T1">NOT</text:span></text:p>
          <text:p text:style-name="P1"><text:span text:style-name="T1">272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cm" svg:height="0.9cm" svg:x="17.271cm" svg:y="63.9cm">
          <text:p text:style-name="P1"><text:span text:style-name="T1">NOT</text:span></text:p>
          <text:p text:style-name="P1"><text:span text:style-name="T1">260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71cm" svg:y1="64.35cm" svg:x2="20.549cm" svg:y2="64.289cm" draw:start-shape="id1" draw:start-glue-point="1" svg:d="M18271 64350l2278-61" svg:viewBox="0 0 2279 62">
          <text:p text:style-name="P1"><text:span text:style-name="T2">RES_O3</text:span></text:p>
        </draw:connector>
        <draw:custom-shape draw:style-name="gr4" draw:text-style-name="P2" xml:id="id29" draw:id="id29" draw:layer="layout" svg:width="2.1cm" svg:height="0.9cm" svg:x="6.304cm" svg:y="37.3cm">
          <text:p text:style-name="P1"><text:span text:style-name="T1">DFFR (clk9,/res7)</text:span></text:p>
          <text:p text:style-name="P1"><text:span text:style-name="T1">363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5" draw:id="id25" draw:layer="layout" svg:width="2.1cm" svg:height="0.9cm" svg:x="6.304cm" svg:y="34.9cm">
          <text:p text:style-name="P1"><text:span text:style-name="T1">DFFR (clk9,/res7)</text:span></text:p>
          <text:p text:style-name="P1"><text:span text:style-name="T1">362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3" draw:id="id33" draw:layer="layout" svg:width="2.1cm" svg:height="0.9cm" svg:x="6.304cm" svg:y="39.7cm">
          <text:p text:style-name="P1"><text:span text:style-name="T1">DFFR (clk9,/res7)</text:span></text:p>
          <text:p text:style-name="P1"><text:span text:style-name="T1">312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6" draw:id="id36" draw:layer="layout" svg:width="2.1cm" svg:height="0.9cm" svg:x="6.304cm" svg:y="47cm">
          <text:p text:style-name="P1"><text:span text:style-name="T1">DFFR (clk9,/res7)</text:span></text:p>
          <text:p text:style-name="P1"><text:span text:style-name="T1">32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9" draw:id="id39" draw:layer="layout" svg:width="2.1cm" svg:height="0.9cm" svg:x="6.304cm" svg:y="42.1cm">
          <text:p text:style-name="P1"><text:span text:style-name="T1">DFFR (clk9,/res7)</text:span></text:p>
          <text:p text:style-name="P1"><text:span text:style-name="T1">32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2" draw:id="id42" draw:layer="layout" svg:width="2.1cm" svg:height="0.9cm" svg:x="6.304cm" svg:y="44.5cm">
          <text:p text:style-name="P1"><text:span text:style-name="T1">DFFR (clk9,/res7)</text:span></text:p>
          <text:p text:style-name="P1"><text:span text:style-name="T1">322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8" draw:id="id48" draw:layer="layout" svg:width="2.1cm" svg:height="0.9cm" svg:x="6.304cm" svg:y="51.8cm">
          <text:p text:style-name="P1"><text:span text:style-name="T1">DFFR (clk9,/res7)</text:span></text:p>
          <text:p text:style-name="P1"><text:span text:style-name="T1">372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1" draw:id="id51" draw:layer="layout" svg:width="2.1cm" svg:height="0.9cm" svg:x="6.304cm" svg:y="32.4cm">
          <text:p text:style-name="P1"><text:span text:style-name="T1">DFFR (clk9,/res7)</text:span></text:p>
          <text:p text:style-name="P1"><text:span text:style-name="T1">372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cm" svg:height="0.9cm" svg:x="3.804cm" svg:y="40.6cm">
          <text:p text:style-name="P1"><text:span text:style-name="T1">NOR|AND</text:span></text:p>
          <text:p text:style-name="P1"><text:span text:style-name="T1">32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cm" svg:height="0.9cm" svg:x="1.6cm" svg:y="42.1cm">
          <text:p text:style-name="P1"><text:span text:style-name="T1">OR</text:span></text:p>
          <text:p text:style-name="P1"><text:span text:style-name="T1">32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1cm" svg:height="0.9cm" svg:x="1.6cm" svg:y="39.7cm">
          <text:p text:style-name="P1"><text:span text:style-name="T1">OR</text:span></text:p>
          <text:p text:style-name="P1"><text:span text:style-name="T1">32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cm" svg:height="0.9cm" svg:x="3.804cm" svg:y="45.5cm">
          <text:p text:style-name="P1"><text:span text:style-name="T1">NOR|AND</text:span></text:p>
          <text:p text:style-name="P1"><text:span text:style-name="T1">33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cm" svg:height="0.9cm" svg:x="1.6cm" svg:y="46.9cm">
          <text:p text:style-name="P1"><text:span text:style-name="T1">OR</text:span></text:p>
          <text:p text:style-name="P1"><text:span text:style-name="T1">36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cm" svg:height="0.9cm" svg:x="3.804cm" svg:y="38.2cm">
          <text:p text:style-name="P1"><text:span text:style-name="T1">NOR|AND</text:span></text:p>
          <text:p text:style-name="P1"><text:span text:style-name="T1">312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cm" svg:height="0.9cm" svg:x="3.804cm" svg:y="35.8cm">
          <text:p text:style-name="P1"><text:span text:style-name="T1">NOR|AND</text:span></text:p>
          <text:p text:style-name="P1"><text:span text:style-name="T1">362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cm" svg:height="0.9cm" svg:x="1.6cm" svg:y="37.3cm">
          <text:p text:style-name="P1"><text:span text:style-name="T1">OR</text:span></text:p>
          <text:p text:style-name="P1"><text:span text:style-name="T1">362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cm" svg:height="0.9cm" svg:x="1.6cm" svg:y="34.9cm">
          <text:p text:style-name="P1"><text:span text:style-name="T1">OR</text:span></text:p>
          <text:p text:style-name="P1"><text:span text:style-name="T1">362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cm" svg:height="0.9cm" svg:x="3.804cm" svg:y="33.5cm">
          <text:p text:style-name="P1"><text:span text:style-name="T1">NOR|AND</text:span></text:p>
          <text:p text:style-name="P1"><text:span text:style-name="T1">362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cm" svg:height="0.9cm" svg:x="3.804cm" svg:y="43cm">
          <text:p text:style-name="P1"><text:span text:style-name="T1">NOR|AND</text:span></text:p>
          <text:p text:style-name="P1"><text:span text:style-name="T1">322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cm" svg:height="0.9cm" svg:x="1.6cm" svg:y="44.5cm">
          <text:p text:style-name="P1"><text:span text:style-name="T1">OR</text:span></text:p>
          <text:p text:style-name="P1"><text:span text:style-name="T1">332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cm" svg:height="0.9cm" svg:x="63.495cm" svg:y="10.6cm">
          <text:p text:style-name="P1"><text:span text:style-name="T1">NOT</text:span></text:p>
          <text:p text:style-name="P1"><text:span text:style-name="T1">070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4.495cm" svg:y1="11.05cm" svg:x2="66.708cm" svg:y2="11.101cm" draw:start-shape="id2" draw:start-glue-point="1" svg:d="M64495 11050l2213 51" svg:viewBox="0 0 2214 52">
          <text:p text:style-name="P1"><text:span text:style-name="T2">STMU_A1</text:span></text:p>
        </draw:connector>
        <draw:connector draw:style-name="gr6" draw:text-style-name="P1" draw:layer="layout" draw:type="line" svg:x1="62.182cm" svg:y1="11.05cm" svg:x2="63.495cm" svg:y2="11.05cm" draw:start-shape="id3" draw:start-glue-point="1" draw:end-shape="id2" draw:end-glue-point="3" svg:d="M62182 11050h1313" svg:viewBox="0 0 1314 1">
          <text:p/>
        </draw:connector>
        <draw:custom-shape draw:style-name="gr2" draw:text-style-name="P2" xml:id="id4" draw:id="id4" draw:layer="layout" svg:width="1cm" svg:height="0.9cm" svg:x="63.495cm" svg:y="9.6cm">
          <text:p text:style-name="P1"><text:span text:style-name="T1">NOT</text:span></text:p>
          <text:p text:style-name="P1"><text:span text:style-name="T1">292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4.495cm" svg:y1="10.05cm" svg:x2="66.8cm" svg:y2="10.062cm" draw:start-shape="id4" draw:start-glue-point="1" svg:d="M64495 10050l2305 12" svg:viewBox="0 0 2306 13">
          <text:p text:style-name="P1"><text:span text:style-name="T2">STMU_A0</text:span></text:p>
        </draw:connector>
        <draw:connector draw:style-name="gr6" draw:text-style-name="P1" draw:layer="layout" draw:type="line" svg:x1="62.182cm" svg:y1="10.05cm" svg:x2="63.495cm" svg:y2="10.05cm" draw:start-shape="id5" draw:start-glue-point="1" draw:end-shape="id4" draw:end-glue-point="3" svg:d="M62182 10050h1313" svg:viewBox="0 0 1314 1">
          <text:p/>
        </draw:connector>
        <draw:custom-shape draw:style-name="gr1" draw:text-style-name="P2" xml:id="id5" draw:id="id5" draw:layer="layout" svg:width="1cm" svg:height="0.9cm" svg:x="61.182cm" svg:y="9.6cm">
          <text:p text:style-name="P1"><text:span text:style-name="T1">4-MUX</text:span></text:p>
          <text:p text:style-name="P1"><text:span text:style-name="T1">33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cm" svg:height="0.9cm" svg:x="61.182cm" svg:y="10.6cm">
          <text:p text:style-name="P1"><text:span text:style-name="T1">4-MUX</text:span></text:p>
          <text:p text:style-name="P1"><text:span text:style-name="T1">333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cm" svg:height="0.9cm" svg:x="63.5cm" svg:y="11.6cm">
          <text:p text:style-name="P1"><text:span text:style-name="T1">NOT</text:span></text:p>
          <text:p text:style-name="P1"><text:span text:style-name="T1">293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4.5cm" svg:y1="12.05cm" svg:x2="66.757cm" svg:y2="12.132cm" draw:start-shape="id6" draw:start-glue-point="1" svg:d="M64500 12050l2257 82" svg:viewBox="0 0 2258 83">
          <text:p text:style-name="P1"><text:span text:style-name="T2">STMU_A2</text:span></text:p>
        </draw:connector>
        <draw:connector draw:style-name="gr6" draw:text-style-name="P1" draw:layer="layout" draw:type="line" svg:x1="62.2cm" svg:y1="12.05cm" svg:x2="63.5cm" svg:y2="12.05cm" draw:start-shape="id7" draw:end-shape="id6" draw:end-glue-point="3" svg:d="M62200 12050h1300" svg:viewBox="0 0 1301 1">
          <text:p/>
        </draw:connector>
        <draw:custom-shape draw:style-name="gr1" draw:text-style-name="P2" xml:id="id7" draw:id="id7" draw:layer="layout" svg:width="1cm" svg:height="0.9cm" svg:x="61.2cm" svg:y="11.6cm">
          <text:p text:style-name="P1"><text:span text:style-name="T1">4-MUX</text:span></text:p>
          <text:p text:style-name="P1"><text:span text:style-name="T1">34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cm" svg:height="0.9cm" svg:x="63.556cm" svg:y="12.6cm">
          <text:p text:style-name="P1"><text:span text:style-name="T1">NOT</text:span></text:p>
          <text:p text:style-name="P1"><text:span text:style-name="T1">333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4.556cm" svg:y1="13.05cm" svg:x2="66.8cm" svg:y2="13.024cm" draw:start-shape="id8" draw:start-glue-point="1" svg:d="M64556 13050l2244-26" svg:viewBox="0 0 2245 27">
          <text:p text:style-name="P1"><text:span text:style-name="T2">SMTU_A3</text:span></text:p>
        </draw:connector>
        <draw:connector draw:style-name="gr6" draw:text-style-name="P1" draw:layer="layout" draw:type="line" svg:x1="62.243cm" svg:y1="13.05cm" svg:x2="63.556cm" svg:y2="13.05cm" draw:start-shape="id9" draw:start-glue-point="1" draw:end-shape="id8" draw:end-glue-point="3" svg:d="M62243 13050h1313" svg:viewBox="0 0 1314 1">
          <text:p/>
        </draw:connector>
        <draw:custom-shape draw:style-name="gr1" draw:text-style-name="P2" xml:id="id9" draw:id="id9" draw:layer="layout" svg:width="1cm" svg:height="0.9cm" svg:x="61.243cm" svg:y="12.6cm">
          <text:p text:style-name="P1"><text:span text:style-name="T1">4-MUX</text:span></text:p>
          <text:p text:style-name="P1"><text:span text:style-name="T1">373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cm" svg:height="0.9cm" svg:x="63.556cm" svg:y="13.6cm">
          <text:p text:style-name="P1"><text:span text:style-name="T1">NOT</text:span></text:p>
          <text:p text:style-name="P1"><text:span text:style-name="T1">344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4.556cm" svg:y1="14.05cm" svg:x2="66.8cm" svg:y2="13.939cm" draw:start-shape="id10" draw:start-glue-point="1" svg:d="M64556 14050l2244-111" svg:viewBox="0 0 2245 112">
          <text:p text:style-name="P1"><text:span text:style-name="T2">SMTU_A4</text:span></text:p>
        </draw:connector>
        <draw:connector draw:style-name="gr6" draw:text-style-name="P1" draw:layer="layout" draw:type="line" svg:x1="62.243cm" svg:y1="14.05cm" svg:x2="63.556cm" svg:y2="14.05cm" draw:start-shape="id11" draw:start-glue-point="1" draw:end-shape="id10" draw:end-glue-point="3" svg:d="M62243 14050h1313" svg:viewBox="0 0 1314 1">
          <text:p/>
        </draw:connector>
        <draw:custom-shape draw:style-name="gr1" draw:text-style-name="P2" xml:id="id11" draw:id="id11" draw:layer="layout" svg:width="1cm" svg:height="0.9cm" svg:x="61.243cm" svg:y="13.6cm">
          <text:p text:style-name="P1"><text:span text:style-name="T1">4-MUX</text:span></text:p>
          <text:p text:style-name="P1"><text:span text:style-name="T1">374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2" draw:id="id12" draw:layer="layout" svg:width="0.6cm" svg:height="0.6cm" svg:x="62.2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2.5cm" svg:y1="5.6cm" svg:x2="61.182cm" svg:y2="10.05cm" draw:start-shape="id12" draw:start-glue-point="2" draw:end-shape="id5" draw:end-glue-point="3" svg:d="M62500 5600l-1318 4450" svg:viewBox="0 0 1319 4451">
          <text:p text:style-name="P1"><text:span text:style-name="T2">s1</text:span></text:p>
        </draw:connector>
        <draw:connector draw:style-name="gr5" draw:text-style-name="P3" draw:layer="layout" draw:type="line" svg:x1="62.5cm" svg:y1="5.6cm" svg:x2="61.182cm" svg:y2="11.05cm" draw:start-shape="id12" draw:start-glue-point="2" draw:end-shape="id3" draw:end-glue-point="3" svg:d="M62500 5600l-1318 5450" svg:viewBox="0 0 1319 5451">
          <text:p text:style-name="P1"><text:span text:style-name="T2">s1</text:span></text:p>
        </draw:connector>
        <draw:connector draw:style-name="gr5" draw:text-style-name="P3" draw:layer="layout" draw:type="line" svg:x1="62.5cm" svg:y1="5.6cm" svg:x2="61.2cm" svg:y2="12.05cm" draw:start-shape="id12" draw:start-glue-point="2" draw:end-shape="id7" draw:end-glue-point="3" svg:d="M62500 5600l-1300 6450" svg:viewBox="0 0 1301 6451">
          <text:p text:style-name="P1"><text:span text:style-name="T2">s1</text:span></text:p>
        </draw:connector>
        <draw:connector draw:style-name="gr5" draw:text-style-name="P3" draw:layer="layout" draw:type="line" svg:x1="62.5cm" svg:y1="5.6cm" svg:x2="61.243cm" svg:y2="13.05cm" draw:start-shape="id12" draw:start-glue-point="2" draw:end-shape="id9" draw:end-glue-point="3" svg:d="M62500 5600l-1257 7450" svg:viewBox="0 0 1258 7451">
          <text:p text:style-name="P1"><text:span text:style-name="T2">s1</text:span></text:p>
        </draw:connector>
        <draw:connector draw:style-name="gr5" draw:text-style-name="P3" draw:layer="layout" draw:type="line" svg:x1="62.5cm" svg:y1="5.6cm" svg:x2="61.243cm" svg:y2="14.05cm" draw:start-shape="id12" draw:start-glue-point="2" draw:end-shape="id11" draw:end-glue-point="3" svg:d="M62500 5600l-1257 8450" svg:viewBox="0 0 1258 8451">
          <text:p text:style-name="P1"><text:span text:style-name="T2">s1</text:span></text:p>
        </draw:connector>
        <draw:custom-shape draw:style-name="gr7" draw:text-style-name="P2" xml:id="id13" draw:id="id13" draw:layer="layout" svg:width="0.6cm" svg:height="0.6cm" svg:x="62.2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2.5cm" svg:y1="4.1cm" svg:x2="61.182cm" svg:y2="11.05cm" draw:start-shape="id13" draw:start-glue-point="0" draw:end-shape="id3" draw:end-glue-point="3" svg:d="M62500 4100l-1318 6950" svg:viewBox="0 0 1319 6951">
          <text:p text:style-name="P1"><text:span text:style-name="T2">s0</text:span></text:p>
        </draw:connector>
        <draw:connector draw:style-name="gr5" draw:text-style-name="P3" draw:layer="layout" draw:type="line" svg:x1="62.5cm" svg:y1="4.1cm" svg:x2="61.2cm" svg:y2="12.05cm" draw:start-shape="id13" draw:start-glue-point="0" draw:end-shape="id7" draw:end-glue-point="3" svg:d="M62500 4100l-1300 7950" svg:viewBox="0 0 1301 7951">
          <text:p text:style-name="P1"><text:span text:style-name="T2">s0</text:span></text:p>
        </draw:connector>
        <draw:connector draw:style-name="gr5" draw:text-style-name="P3" draw:layer="layout" draw:type="line" svg:x1="62.5cm" svg:y1="4.1cm" svg:x2="61.182cm" svg:y2="10.05cm" draw:start-shape="id13" draw:start-glue-point="0" draw:end-shape="id5" draw:end-glue-point="3" svg:d="M62500 4100l-1318 5950" svg:viewBox="0 0 1319 5951">
          <text:p text:style-name="P1"><text:span text:style-name="T2">s0</text:span></text:p>
        </draw:connector>
        <draw:connector draw:style-name="gr5" draw:text-style-name="P3" draw:layer="layout" draw:type="line" svg:x1="62.5cm" svg:y1="4.1cm" svg:x2="61.243cm" svg:y2="13.05cm" draw:start-shape="id13" draw:start-glue-point="0" draw:end-shape="id9" draw:end-glue-point="3" svg:d="M62500 4100l-1257 8950" svg:viewBox="0 0 1258 8951">
          <text:p text:style-name="P1"><text:span text:style-name="T2">s0</text:span></text:p>
        </draw:connector>
        <draw:connector draw:style-name="gr5" draw:text-style-name="P3" draw:layer="layout" draw:type="line" svg:x1="62.5cm" svg:y1="4.1cm" svg:x2="61.243cm" svg:y2="14.05cm" draw:start-shape="id13" draw:start-glue-point="0" draw:end-shape="id11" draw:end-glue-point="3" svg:d="M62500 4100l-1257 9950" svg:viewBox="0 0 1258 9951">
          <text:p text:style-name="P1"><text:span text:style-name="T2">s0</text:span></text:p>
        </draw:connector>
        <draw:connector draw:style-name="gr5" draw:text-style-name="P3" draw:layer="layout" draw:type="line" svg:x1="46cm" svg:y1="4.25cm" svg:x2="61.182cm" svg:y2="11.05cm" draw:start-shape="id14" draw:start-glue-point="1" draw:end-shape="id3" draw:end-glue-point="3" svg:d="M46000 4250l15182 6800" svg:viewBox="0 0 15183 6801">
          <text:p text:style-name="P1"><text:span text:style-name="T2">0+1</text:span></text:p>
        </draw:connector>
        <draw:custom-shape draw:style-name="gr1" draw:text-style-name="P2" xml:id="id14" draw:id="id14" draw:layer="layout" svg:width="1cm" svg:height="0.9cm" svg:x="45cm" svg:y="3.8cm">
          <text:p text:style-name="P1"><text:span text:style-name="T1">NOT</text:span></text:p>
          <text:p text:style-name="P1"><text:span text:style-name="T1">498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5" draw:id="id15" draw:layer="layout" svg:width="0.6cm" svg:height="0.6cm" svg:x="49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6cm" svg:y1="4.25cm" svg:x2="49cm" svg:y2="5.3cm" draw:start-shape="id14" draw:start-glue-point="1" draw:end-shape="id15" draw:end-glue-point="3" svg:d="M46000 4250l3000 1050" svg:viewBox="0 0 3001 1051">
          <text:p/>
        </draw:connector>
        <draw:connector draw:style-name="gr5" draw:text-style-name="P3" draw:layer="layout" draw:type="line" svg:x1="46cm" svg:y1="3.15cm" svg:x2="61.182cm" svg:y2="10.05cm" draw:start-shape="id16" draw:start-glue-point="1" draw:end-shape="id5" draw:end-glue-point="3" svg:d="M46000 3150l15182 6900" svg:viewBox="0 0 15183 6901">
          <text:p text:style-name="P1"><text:span text:style-name="T2">0+1</text:span></text:p>
        </draw:connector>
        <draw:custom-shape draw:style-name="gr1" draw:text-style-name="P2" xml:id="id16" draw:id="id16" draw:layer="layout" svg:width="1cm" svg:height="0.9cm" svg:x="45cm" svg:y="2.7cm">
          <text:p text:style-name="P1"><text:span text:style-name="T1">NOT</text:span></text:p>
          <text:p text:style-name="P1"><text:span text:style-name="T1">499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7" draw:id="id17" draw:layer="layout" svg:width="0.6cm" svg:height="0.6cm" svg:x="49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6cm" svg:y1="3.15cm" svg:x2="49cm" svg:y2="4.4cm" draw:start-shape="id16" draw:start-glue-point="1" draw:end-shape="id17" draw:end-glue-point="3" svg:d="M46000 3150l3000 1250" svg:viewBox="0 0 3001 1251">
          <text:p/>
        </draw:connector>
        <draw:connector draw:style-name="gr5" draw:text-style-name="P3" draw:layer="layout" draw:type="line" svg:x1="46cm" svg:y1="5.35cm" svg:x2="62.2cm" svg:y2="12.05cm" draw:start-shape="id18" draw:start-glue-point="1" draw:end-shape="id7" draw:end-glue-point="1" svg:d="M46000 5350l16200 6700" svg:viewBox="0 0 16201 6701">
          <text:p text:style-name="P1"><text:span text:style-name="T2">0+1</text:span></text:p>
        </draw:connector>
        <draw:custom-shape draw:style-name="gr1" draw:text-style-name="P2" xml:id="id18" draw:id="id18" draw:layer="layout" svg:width="1cm" svg:height="0.9cm" svg:x="45cm" svg:y="4.9cm">
          <text:p text:style-name="P1"><text:span text:style-name="T1">NOT</text:span></text:p>
          <text:p text:style-name="P1"><text:span text:style-name="T1">4058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9" draw:id="id19" draw:layer="layout" svg:width="0.6cm" svg:height="0.6cm" svg:x="49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6cm" svg:y1="5.35cm" svg:x2="49cm" svg:y2="6.2cm" draw:start-shape="id18" draw:start-glue-point="1" draw:end-shape="id19" draw:end-glue-point="3" svg:d="M46000 5350l3000 850" svg:viewBox="0 0 3001 851">
          <text:p/>
        </draw:connector>
        <draw:connector draw:style-name="gr5" draw:text-style-name="P3" draw:layer="layout" draw:type="line" svg:x1="46cm" svg:y1="6.45cm" svg:x2="61.243cm" svg:y2="13.05cm" draw:start-shape="id20" draw:start-glue-point="1" draw:end-shape="id9" draw:end-glue-point="3" svg:d="M46000 6450l15243 6600" svg:viewBox="0 0 15244 6601">
          <text:p text:style-name="P1"><text:span text:style-name="T2">0+1</text:span></text:p>
        </draw:connector>
        <draw:custom-shape draw:style-name="gr1" draw:text-style-name="P2" xml:id="id20" draw:id="id20" draw:layer="layout" svg:width="1cm" svg:height="0.9cm" svg:x="45cm" svg:y="6cm">
          <text:p text:style-name="P1"><text:span text:style-name="T1">NOT</text:span></text:p>
          <text:p text:style-name="P1"><text:span text:style-name="T1">406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1" draw:id="id21" draw:layer="layout" svg:width="0.6cm" svg:height="0.6cm" svg:x="49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6cm" svg:y1="6.45cm" svg:x2="49cm" svg:y2="7.1cm" draw:start-shape="id20" draw:start-glue-point="1" draw:end-shape="id21" draw:end-glue-point="3" svg:d="M46000 6450l3000 650" svg:viewBox="0 0 3001 651">
          <text:p/>
        </draw:connector>
        <draw:connector draw:style-name="gr5" draw:text-style-name="P3" draw:layer="layout" draw:type="line" svg:x1="46cm" svg:y1="7.55cm" svg:x2="61.243cm" svg:y2="14.05cm" draw:start-shape="id22" draw:start-glue-point="1" draw:end-shape="id11" draw:end-glue-point="3" svg:d="M46000 7550l15243 6500" svg:viewBox="0 0 15244 6501">
          <text:p text:style-name="P1"><text:span text:style-name="T2">0+1</text:span></text:p>
        </draw:connector>
        <draw:custom-shape draw:style-name="gr1" draw:text-style-name="P2" xml:id="id22" draw:id="id22" draw:layer="layout" svg:width="1cm" svg:height="0.9cm" svg:x="45cm" svg:y="7.1cm">
          <text:p text:style-name="P1"><text:span text:style-name="T1">NOT</text:span></text:p>
          <text:p text:style-name="P1"><text:span text:style-name="T1">418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3" draw:id="id23" draw:layer="layout" svg:width="0.6cm" svg:height="0.6cm" svg:x="4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6cm" svg:y1="7.55cm" svg:x2="49cm" svg:y2="8cm" draw:start-shape="id22" draw:start-glue-point="1" draw:end-shape="id23" draw:end-glue-point="3" svg:d="M46000 7550l3000 450" svg:viewBox="0 0 3001 451">
          <text:p/>
        </draw:connector>
        <draw:connector draw:style-name="gr5" draw:text-style-name="P3" draw:layer="layout" draw:type="line" svg:x1="59.217cm" svg:y1="11.549cm" svg:x2="61.2cm" svg:y2="12.05cm" draw:end-shape="id7" draw:end-glue-point="3" svg:d="M59217 11549l1983 501" svg:viewBox="0 0 1984 502">
          <text:p text:style-name="P1"><text:span text:style-name="T2">CNT0_1/3</text:span></text:p>
        </draw:connector>
        <draw:custom-shape draw:style-name="gr2" draw:text-style-name="P2" xml:id="id24" draw:id="id24" draw:layer="layout" svg:width="1cm" svg:height="0.9cm" svg:x="17.271cm" svg:y="60.9cm">
          <text:p text:style-name="P1"><text:span text:style-name="T1">NOT</text:span></text:p>
          <text:p text:style-name="P1"><text:span text:style-name="T1">230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149cm" svg:y1="61.336cm" svg:x2="17.271cm" svg:y2="61.35cm" draw:end-shape="id24" draw:end-glue-point="3" svg:d="M15149 61336l2122 14" svg:viewBox="0 0 2123 15">
          <text:p text:style-name="P1"><text:span text:style-name="T2">CNT0_1</text:span></text:p>
        </draw:connector>
        <draw:connector draw:style-name="gr6" draw:text-style-name="P1" draw:layer="layout" draw:type="line" svg:x1="6.304cm" svg:y1="35.35cm" svg:x2="2.6cm" svg:y2="35.35cm" draw:start-shape="id25" draw:start-glue-point="3" draw:end-shape="id26" draw:end-glue-point="1" svg:d="M6304 35350h-3704" svg:viewBox="0 0 3705 1">
          <text:p/>
        </draw:connector>
        <draw:connector draw:style-name="gr5" draw:text-style-name="P3" draw:layer="layout" draw:type="line" svg:x1="8.404cm" svg:y1="35.35cm" svg:x2="10.758cm" svg:y2="35.315cm" draw:start-shape="id25" draw:start-glue-point="1" svg:d="M8404 35350l2354-35" svg:viewBox="0 0 2355 36">
          <text:p text:style-name="P1"><text:span text:style-name="T2">CNT0_1</text:span></text:p>
        </draw:connector>
        <draw:connector draw:style-name="gr5" draw:text-style-name="P3" draw:layer="layout" draw:type="line" svg:x1="18.271cm" svg:y1="61.35cm" svg:x2="20.484cm" svg:y2="61.289cm" draw:start-shape="id24" draw:start-glue-point="1" svg:d="M18271 61350l2213-61" svg:viewBox="0 0 2214 62">
          <text:p text:style-name="P1"><text:span text:style-name="T2">RES_O0</text:span></text:p>
        </draw:connector>
        <draw:connector draw:style-name="gr5" draw:text-style-name="P3" draw:layer="layout" draw:type="line" svg:x1="7.354cm" svg:y1="34.9cm" svg:x2="4.804cm" svg:y2="33.95cm" draw:start-shape="id25" draw:start-glue-point="0" draw:end-shape="id27" draw:end-glue-point="1" svg:d="M7354 34900l-2550-950" svg:viewBox="0 0 2551 951">
          <text:p text:style-name="P1"><text:span text:style-name="T2">b+d</text:span></text:p>
        </draw:connector>
        <draw:custom-shape draw:style-name="gr2" draw:text-style-name="P2" xml:id="id28" draw:id="id28" draw:layer="layout" svg:width="1cm" svg:height="0.9cm" svg:x="17.271cm" svg:y="61.9cm">
          <text:p text:style-name="P1"><text:span text:style-name="T1">NOT</text:span></text:p>
          <text:p text:style-name="P1"><text:span text:style-name="T1">361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71cm" svg:y1="62.35cm" svg:x2="20.497cm" svg:y2="62.289cm" draw:start-shape="id28" draw:start-glue-point="1" svg:d="M18271 62350l2226-61" svg:viewBox="0 0 2227 62">
          <text:p text:style-name="P1"><text:span text:style-name="T2">RES_O1</text:span></text:p>
        </draw:connector>
        <draw:connector draw:style-name="gr5" draw:text-style-name="P3" draw:layer="layout" draw:type="line" svg:x1="14.949cm" svg:y1="62.393cm" svg:x2="17.271cm" svg:y2="62.35cm" draw:end-shape="id28" draw:end-glue-point="3" svg:d="M14949 62393l2322-43" svg:viewBox="0 0 2323 44">
          <text:p text:style-name="P1"><text:span text:style-name="T2">CNT0_2</text:span></text:p>
        </draw:connector>
        <draw:connector draw:style-name="gr5" draw:text-style-name="P3" draw:layer="layout" draw:type="line" svg:x1="59.257cm" svg:y1="12.653cm" svg:x2="61.243cm" svg:y2="13.05cm" draw:end-shape="id9" draw:end-glue-point="3" svg:d="M59257 12653l1986 397" svg:viewBox="0 0 1987 398">
          <text:p text:style-name="P1"><text:span text:style-name="T2">CNT0_2/3</text:span></text:p>
        </draw:connector>
        <draw:connector draw:style-name="gr5" draw:text-style-name="P3" draw:layer="layout" draw:type="line" svg:x1="8.404cm" svg:y1="37.75cm" svg:x2="10.806cm" svg:y2="37.749cm" draw:start-shape="id29" svg:d="M8404 37750l2402-1" svg:viewBox="0 0 2403 2">
          <text:p text:style-name="P1"><text:span text:style-name="T2">CNT0_2</text:span></text:p>
        </draw:connector>
        <draw:connector draw:style-name="gr5" draw:text-style-name="P3" draw:layer="layout" draw:type="line" svg:x1="7.354cm" svg:y1="37.3cm" svg:x2="4.804cm" svg:y2="36.25cm" draw:start-shape="id29" draw:start-glue-point="0" draw:end-shape="id30" draw:end-glue-point="1" svg:d="M7354 373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6.304cm" svg:y1="37.75cm" svg:x2="2.6cm" svg:y2="37.75cm" draw:start-shape="id29" draw:end-shape="id31" draw:end-glue-point="1" svg:d="M6304 37750h-3704" svg:viewBox="0 0 3705 1">
          <text:p/>
        </draw:connector>
        <draw:custom-shape draw:style-name="gr2" draw:text-style-name="P2" xml:id="id32" draw:id="id32" draw:layer="layout" svg:width="1cm" svg:height="0.9cm" svg:x="17.271cm" svg:y="62.9cm">
          <text:p text:style-name="P1"><text:span text:style-name="T1">NOT</text:span></text:p>
          <text:p text:style-name="P1"><text:span text:style-name="T1">230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71cm" svg:y1="63.35cm" svg:x2="20.516cm" svg:y2="63.289cm" draw:start-shape="id32" draw:start-glue-point="1" svg:d="M18271 63350l2245-61" svg:viewBox="0 0 2246 62">
          <text:p text:style-name="P1"><text:span text:style-name="T2">RES_O2</text:span></text:p>
        </draw:connector>
        <draw:connector draw:style-name="gr5" draw:text-style-name="P3" draw:layer="layout" draw:type="line" svg:x1="15.009cm" svg:y1="63.331cm" svg:x2="17.271cm" svg:y2="63.35cm" draw:end-shape="id32" draw:end-glue-point="3" svg:d="M15009 63331l2262 19" svg:viewBox="0 0 2263 20">
          <text:p text:style-name="P1"><text:span text:style-name="T2">CNT0_3</text:span></text:p>
        </draw:connector>
        <draw:connector draw:style-name="gr5" draw:text-style-name="P3" draw:layer="layout" draw:type="line" svg:x1="7.354cm" svg:y1="39.7cm" svg:x2="4.804cm" svg:y2="38.65cm" draw:start-shape="id33" draw:start-glue-point="0" draw:end-shape="id34" svg:d="M7354 397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6.304cm" svg:y1="40.15cm" svg:x2="2.6cm" svg:y2="40.15cm" draw:start-shape="id33" draw:start-glue-point="3" draw:end-shape="id35" draw:end-glue-point="1" svg:d="M6304 40150h-3704" svg:viewBox="0 0 3705 1">
          <text:p/>
        </draw:connector>
        <draw:connector draw:style-name="gr5" draw:text-style-name="P3" draw:layer="layout" draw:type="line" svg:x1="8.404cm" svg:y1="40.15cm" svg:x2="10.789cm" svg:y2="40.145cm" draw:start-shape="id33" draw:start-glue-point="1" svg:d="M8404 40150l2385-5" svg:viewBox="0 0 2386 6">
          <text:p text:style-name="P1"><text:span text:style-name="T2">CNT0_3</text:span></text:p>
        </draw:connector>
        <draw:connector draw:style-name="gr5" draw:text-style-name="P3" draw:layer="layout" draw:type="line" svg:x1="59.208cm" svg:y1="13.616cm" svg:x2="61.243cm" svg:y2="14.05cm" draw:end-shape="id11" draw:end-glue-point="3" svg:d="M59208 13616l2035 434" svg:viewBox="0 0 2036 435">
          <text:p text:style-name="P1"><text:span text:style-name="T2">CNT0_3/3</text:span></text:p>
        </draw:connector>
        <draw:connector draw:style-name="gr5" draw:text-style-name="P3" draw:layer="layout" draw:type="line" svg:x1="15.009cm" svg:y1="64.369cm" svg:x2="17.271cm" svg:y2="64.35cm" draw:end-shape="id1" draw:end-glue-point="3" svg:d="M15009 64369l2262-19" svg:viewBox="0 0 2263 20">
          <text:p text:style-name="P1"><text:span text:style-name="T2">CNT0_6</text:span></text:p>
        </draw:connector>
        <draw:connector draw:style-name="gr5" draw:text-style-name="P3" draw:layer="layout" draw:type="line" svg:x1="7.354cm" svg:y1="47cm" svg:x2="4.804cm" svg:y2="45.95cm" draw:start-shape="id36" draw:start-glue-point="0" draw:end-shape="id37" draw:end-glue-point="1" svg:d="M7354 470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6.304cm" svg:y1="47.45cm" svg:x2="2.6cm" svg:y2="47.35cm" draw:start-shape="id36" draw:end-shape="id38" draw:end-glue-point="1" svg:d="M6304 47450l-3704-100" svg:viewBox="0 0 3705 101">
          <text:p/>
        </draw:connector>
        <draw:connector draw:style-name="gr5" draw:text-style-name="P3" draw:layer="layout" draw:type="line" svg:x1="8.404cm" svg:y1="47.45cm" svg:x2="10.789cm" svg:y2="47.5cm" draw:start-shape="id36" draw:start-glue-point="1" svg:d="M8404 47450l2385 50" svg:viewBox="0 0 2386 51">
          <text:p text:style-name="P1"><text:span text:style-name="T2">CNT0_6</text:span></text:p>
        </draw:connector>
        <draw:connector draw:style-name="gr5" draw:text-style-name="P3" draw:layer="layout" draw:type="line" svg:x1="7.354cm" svg:y1="42.1cm" svg:x2="4.804cm" svg:y2="41.05cm" draw:start-shape="id39" draw:start-glue-point="0" draw:end-shape="id40" draw:end-glue-point="1" svg:d="M7354 421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6.304cm" svg:y1="42.55cm" svg:x2="2.6cm" svg:y2="42.55cm" draw:start-shape="id39" draw:start-glue-point="3" draw:end-shape="id41" draw:end-glue-point="1" svg:d="M6304 42550h-3704" svg:viewBox="0 0 3705 1">
          <text:p/>
        </draw:connector>
        <draw:connector draw:style-name="gr5" draw:text-style-name="P3" draw:layer="layout" draw:type="line" svg:x1="8.404cm" svg:y1="42.55cm" svg:x2="10.683cm" svg:y2="42.579cm" draw:start-shape="id39" draw:start-glue-point="1" svg:d="M8404 42550l2279 29" svg:viewBox="0 0 2280 30">
          <text:p text:style-name="P1"><text:span text:style-name="T2">CNT0_4</text:span></text:p>
        </draw:connector>
        <draw:connector draw:style-name="gr5" draw:text-style-name="P3" draw:layer="layout" draw:type="line" svg:x1="59.102cm" svg:y1="9.711cm" svg:x2="61.182cm" svg:y2="10.05cm" draw:end-shape="id5" draw:end-glue-point="3" svg:d="M59102 9711l2080 339" svg:viewBox="0 0 2081 340">
          <text:p text:style-name="P1"><text:span text:style-name="T2">CNT0_4/3</text:span></text:p>
        </draw:connector>
        <draw:connector draw:style-name="gr5" draw:text-style-name="P3" draw:layer="layout" draw:type="line" svg:x1="59.048cm" svg:y1="10.669cm" svg:x2="61.182cm" svg:y2="11.05cm" draw:end-shape="id3" draw:end-glue-point="3" svg:d="M59048 10669l2134 381" svg:viewBox="0 0 2135 382">
          <text:p text:style-name="P1"><text:span text:style-name="T2">CNT0_5/3</text:span></text:p>
        </draw:connector>
        <draw:connector draw:style-name="gr5" draw:text-style-name="P3" draw:layer="layout" draw:type="line" svg:x1="8.404cm" svg:y1="44.95cm" svg:x2="10.762cm" svg:y2="44.987cm" draw:start-shape="id42" draw:start-glue-point="1" svg:d="M8404 44950l2358 37" svg:viewBox="0 0 2359 38">
          <text:p text:style-name="P1"><text:span text:style-name="T2">CNT0_5</text:span></text:p>
        </draw:connector>
        <draw:connector draw:style-name="gr6" draw:text-style-name="P1" draw:layer="layout" draw:type="line" svg:x1="6.304cm" svg:y1="44.95cm" svg:x2="2.6cm" svg:y2="44.95cm" draw:start-shape="id42" draw:start-glue-point="3" draw:end-shape="id43" draw:end-glue-point="1" svg:d="M6304 44950h-3704" svg:viewBox="0 0 3705 1">
          <text:p/>
        </draw:connector>
        <draw:connector draw:style-name="gr5" draw:text-style-name="P3" draw:layer="layout" draw:type="line" svg:x1="7.354cm" svg:y1="44.5cm" svg:x2="4.804cm" svg:y2="43.45cm" draw:start-shape="id42" draw:start-glue-point="0" draw:end-shape="id44" draw:end-glue-point="1" svg:d="M7354 44500l-2550-1050" svg:viewBox="0 0 2551 1051">
          <text:p text:style-name="P1"><text:span text:style-name="T2">b+d</text:span></text:p>
        </draw:connector>
        <draw:custom-shape draw:style-name="gr4" draw:text-style-name="P2" xml:id="id45" draw:id="id45" draw:layer="layout" svg:width="2.1cm" svg:height="0.9cm" svg:x="6.304cm" svg:y="49.4cm">
          <text:p text:style-name="P1"><text:span text:style-name="T1">DFFR (clk9,/res7)</text:span></text:p>
          <text:p text:style-name="P1"><text:span text:style-name="T1">37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cm" svg:height="0.9cm" svg:x="3.804cm" svg:y="48.1cm">
          <text:p text:style-name="P1"><text:span text:style-name="T1">NOR|AND</text:span></text:p>
          <text:p text:style-name="P1"><text:span text:style-name="T1">37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1cm" svg:height="0.9cm" svg:x="1.6cm" svg:y="49.3cm">
          <text:p text:style-name="P1"><text:span text:style-name="T1">OR</text:span></text:p>
          <text:p text:style-name="P1"><text:span text:style-name="T1">372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354cm" svg:y1="49.4cm" svg:x2="4.804cm" svg:y2="48.55cm" draw:start-shape="id45" draw:start-glue-point="0" draw:end-shape="id46" draw:end-glue-point="1" svg:d="M7354 49400l-2550-850" svg:viewBox="0 0 2551 851">
          <text:p text:style-name="P1"><text:span text:style-name="T2">b+d</text:span></text:p>
        </draw:connector>
        <draw:connector draw:style-name="gr6" draw:text-style-name="P1" draw:layer="layout" draw:type="line" svg:x1="6.304cm" svg:y1="49.85cm" svg:x2="2.6cm" svg:y2="49.75cm" draw:start-shape="id45" draw:start-glue-point="3" draw:end-shape="id47" draw:end-glue-point="1" svg:d="M6304 49850l-3704-100" svg:viewBox="0 0 3705 101">
          <text:p/>
        </draw:connector>
        <draw:custom-shape draw:style-name="gr2" draw:text-style-name="P2" xml:id="id49" draw:id="id49" draw:layer="layout" svg:width="1cm" svg:height="0.9cm" svg:x="3.804cm" svg:y="50.6cm">
          <text:p text:style-name="P1"><text:span text:style-name="T1">NOR|AND</text:span></text:p>
          <text:p text:style-name="P1"><text:span text:style-name="T1">372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1cm" svg:height="0.9cm" svg:x="9.042cm" svg:y="52.7cm">
          <text:p text:style-name="P1"><text:span text:style-name="T1">NOT</text:span></text:p>
          <text:p text:style-name="P1"><text:span text:style-name="T1">362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354cm" svg:y1="51.8cm" svg:x2="4.804cm" svg:y2="51.05cm" draw:start-shape="id48" draw:start-glue-point="0" draw:end-shape="id49" draw:end-glue-point="1" svg:d="M7354 51800l-2550-750" svg:viewBox="0 0 2551 751">
          <text:p text:style-name="P1"><text:span text:style-name="T2">b+d</text:span></text:p>
        </draw:connector>
        <draw:connector draw:style-name="gr6" draw:text-style-name="P3" draw:layer="layout" draw:type="line" svg:x1="8.404cm" svg:y1="52.25cm" svg:x2="9.042cm" svg:y2="53.15cm" draw:start-shape="id48" draw:end-shape="id50" draw:end-glue-point="3" svg:d="M8404 52250l638 900" svg:viewBox="0 0 639 901">
          <text:p/>
        </draw:connector>
        <draw:custom-shape draw:style-name="gr2" draw:text-style-name="P2" xml:id="id53" draw:id="id53" draw:layer="layout" svg:width="1cm" svg:height="0.9cm" svg:x="59.704cm" svg:y="20.697cm">
          <text:p text:style-name="P1"><text:span text:style-name="T1">AND</text:span></text:p>
          <text:p text:style-name="P1"><text:span text:style-name="T1">36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2" draw:id="id52" draw:layer="layout" svg:width="1cm" svg:height="0.9cm" svg:x="3.763cm" svg:y="30.7cm">
          <text:p text:style-name="P1"><text:span text:style-name="T1">NOT</text:span></text:p>
          <text:p text:style-name="P1"><text:span text:style-name="T1">372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.354cm" svg:y1="32.4cm" svg:x2="4.763cm" svg:y2="31.15cm" draw:start-shape="id51" draw:start-glue-point="0" draw:end-shape="id52" draw:end-glue-point="1" svg:d="M7354 32400l-2591-1250" svg:viewBox="0 0 2592 1251">
          <text:p/>
        </draw:connector>
        <draw:connector draw:style-name="gr5" draw:text-style-name="P3" draw:layer="layout" draw:type="line" svg:x1="57.761cm" svg:y1="20.697cm" svg:x2="59.704cm" svg:y2="21.147cm" draw:end-shape="id53" draw:end-glue-point="3" svg:d="M57761 20697l1943 450" svg:viewBox="0 0 1944 451">
          <text:p text:style-name="P1"><text:span text:style-name="T2">CNT0_0</text:span></text:p>
        </draw:connector>
        <draw:connector draw:style-name="gr6" draw:text-style-name="P1" draw:layer="layout" draw:type="line" svg:x1="4.304cm" svg:y1="49cm" svg:x2="6.304cm" svg:y2="49.85cm" draw:start-shape="id46" draw:start-glue-point="2" draw:end-shape="id45" draw:end-glue-point="3" svg:d="M4304 49000l2000 850" svg:viewBox="0 0 2001 851">
          <text:p/>
        </draw:connector>
        <draw:connector draw:style-name="gr6" draw:text-style-name="P3" draw:layer="layout" draw:type="line" svg:x1="2.1cm" svg:y1="47.8cm" svg:x2="2.1cm" svg:y2="49.3cm" draw:start-shape="id38" draw:start-glue-point="2" draw:end-shape="id47" draw:end-glue-point="0" svg:d="M2100 47800v1500" svg:viewBox="0 0 1 1501">
          <text:p/>
        </draw:connector>
        <draw:connector draw:style-name="gr5" draw:text-style-name="P3" draw:layer="layout" draw:type="line" svg:x1="2.1cm" svg:y1="47.8cm" svg:x2="3.804cm" svg:y2="48.55cm" draw:start-shape="id38" draw:start-glue-point="2" draw:end-shape="id46" draw:end-glue-point="3" svg:d="M2100 47800l1704 750" svg:viewBox="0 0 1705 751">
          <text:p text:style-name="P1"><text:span text:style-name="T2">a+c</text:span></text:p>
        </draw:connector>
        <draw:connector draw:style-name="gr6" draw:text-style-name="P1" draw:layer="layout" draw:type="line" svg:x1="4.304cm" svg:y1="46.4cm" svg:x2="6.304cm" svg:y2="47.45cm" draw:start-shape="id37" draw:start-glue-point="2" draw:end-shape="id36" draw:end-glue-point="3" svg:d="M4304 46400l2000 1050" svg:viewBox="0 0 2001 1051">
          <text:p/>
        </draw:connector>
        <draw:connector draw:style-name="gr5" draw:text-style-name="P3" draw:layer="layout" draw:type="line" svg:x1="2.1cm" svg:y1="50.2cm" svg:x2="3.804cm" svg:y2="51.05cm" draw:start-shape="id47" draw:start-glue-point="2" draw:end-shape="id49" draw:end-glue-point="3" svg:d="M2100 50200l1704 850" svg:viewBox="0 0 1705 851">
          <text:p text:style-name="P1"><text:span text:style-name="T2">a+c</text:span></text:p>
        </draw:connector>
        <draw:connector draw:style-name="gr6" draw:text-style-name="P1" draw:layer="layout" draw:type="line" svg:x1="4.304cm" svg:y1="51.5cm" svg:x2="6.304cm" svg:y2="52.25cm" draw:start-shape="id49" draw:start-glue-point="2" draw:end-shape="id48" draw:end-glue-point="3" svg:d="M4304 51500l2000 750" svg:viewBox="0 0 2001 751">
          <text:p/>
        </draw:connector>
        <draw:connector draw:style-name="gr6" draw:text-style-name="P3" draw:layer="layout" draw:type="line" svg:x1="2.1cm" svg:y1="45.4cm" svg:x2="2.1cm" svg:y2="46.9cm" draw:start-shape="id43" draw:start-glue-point="2" svg:d="M2100 45400v1500" svg:viewBox="0 0 1 1501">
          <text:p/>
        </draw:connector>
        <draw:connector draw:style-name="gr5" draw:text-style-name="P3" draw:layer="layout" draw:type="line" svg:x1="2.1cm" svg:y1="45.4cm" svg:x2="3.804cm" svg:y2="45.95cm" draw:start-shape="id43" draw:start-glue-point="2" draw:end-shape="id37" draw:end-glue-point="3" svg:d="M2100 45400l1704 550" svg:viewBox="0 0 1705 551">
          <text:p text:style-name="P1"><text:span text:style-name="T2">a+c</text:span></text:p>
        </draw:connector>
        <draw:connector draw:style-name="gr6" draw:text-style-name="P1" draw:layer="layout" draw:type="line" svg:x1="4.304cm" svg:y1="43.9cm" svg:x2="6.304cm" svg:y2="44.95cm" draw:start-shape="id44" draw:start-glue-point="2" draw:end-shape="id42" draw:end-glue-point="3" svg:d="M4304 43900l2000 1050" svg:viewBox="0 0 2001 1051">
          <text:p/>
        </draw:connector>
        <draw:connector draw:style-name="gr6" draw:text-style-name="P3" draw:layer="layout" draw:type="line" svg:x1="2.1cm" svg:y1="43cm" svg:x2="2.1cm" svg:y2="44.5cm" draw:start-shape="id41" draw:start-glue-point="2" draw:end-shape="id43" draw:end-glue-point="0" svg:d="M2100 43000v1500" svg:viewBox="0 0 1 1501">
          <text:p/>
        </draw:connector>
        <draw:connector draw:style-name="gr5" draw:text-style-name="P3" draw:layer="layout" draw:type="line" svg:x1="2.1cm" svg:y1="43cm" svg:x2="3.804cm" svg:y2="43.45cm" draw:start-shape="id41" draw:start-glue-point="2" draw:end-shape="id44" draw:end-glue-point="3" svg:d="M2100 43000l1704 450" svg:viewBox="0 0 1705 451">
          <text:p text:style-name="P1"><text:span text:style-name="T2">a+c</text:span></text:p>
        </draw:connector>
        <draw:connector draw:style-name="gr6" draw:text-style-name="P1" draw:layer="layout" draw:type="line" svg:x1="4.304cm" svg:y1="41.5cm" svg:x2="6.304cm" svg:y2="42.55cm" draw:start-shape="id40" draw:start-glue-point="2" draw:end-shape="id39" draw:end-glue-point="3" svg:d="M4304 41500l2000 1050" svg:viewBox="0 0 2001 1051">
          <text:p/>
        </draw:connector>
        <draw:connector draw:style-name="gr6" draw:text-style-name="P3" draw:layer="layout" draw:type="line" svg:x1="2.1cm" svg:y1="40.6cm" svg:x2="2.1cm" svg:y2="42.1cm" draw:start-shape="id35" draw:start-glue-point="2" draw:end-shape="id41" draw:end-glue-point="0" svg:d="M2100 40600v1500" svg:viewBox="0 0 1 1501">
          <text:p/>
        </draw:connector>
        <draw:connector draw:style-name="gr5" draw:text-style-name="P3" draw:layer="layout" draw:type="line" svg:x1="2.1cm" svg:y1="40.6cm" svg:x2="3.804cm" svg:y2="41.05cm" draw:start-shape="id35" draw:start-glue-point="2" draw:end-shape="id40" draw:end-glue-point="3" svg:d="M2100 40600l1704 450" svg:viewBox="0 0 1705 451">
          <text:p text:style-name="P1"><text:span text:style-name="T2">a+c</text:span></text:p>
        </draw:connector>
        <draw:connector draw:style-name="gr6" draw:text-style-name="P1" draw:layer="layout" draw:type="line" svg:x1="4.304cm" svg:y1="39.1cm" svg:x2="6.304cm" svg:y2="40.15cm" draw:start-shape="id34" draw:start-glue-point="2" draw:end-shape="id33" draw:end-glue-point="3" svg:d="M4304 39100l2000 1050" svg:viewBox="0 0 2001 1051">
          <text:p/>
        </draw:connector>
        <draw:connector draw:style-name="gr6" draw:text-style-name="P3" draw:layer="layout" draw:type="line" svg:x1="2.1cm" svg:y1="38.2cm" svg:x2="2.1cm" svg:y2="39.7cm" draw:start-shape="id31" draw:start-glue-point="2" draw:end-shape="id35" draw:end-glue-point="0" svg:d="M2100 38200v1500" svg:viewBox="0 0 1 1501">
          <text:p/>
        </draw:connector>
        <draw:connector draw:style-name="gr5" draw:text-style-name="P3" draw:layer="layout" draw:type="line" svg:x1="2.1cm" svg:y1="38.2cm" svg:x2="3.804cm" svg:y2="38.65cm" draw:start-shape="id31" draw:start-glue-point="2" draw:end-shape="id34" draw:end-glue-point="3" svg:d="M2100 38200l1704 450" svg:viewBox="0 0 1705 451">
          <text:p text:style-name="P1"><text:span text:style-name="T2">a+c</text:span></text:p>
        </draw:connector>
        <draw:connector draw:style-name="gr6" draw:text-style-name="P1" draw:layer="layout" draw:type="line" svg:x1="4.304cm" svg:y1="36.7cm" svg:x2="6.304cm" svg:y2="37.75cm" draw:start-shape="id30" draw:start-glue-point="2" draw:end-shape="id29" draw:end-glue-point="3" svg:d="M4304 36700l2000 1050" svg:viewBox="0 0 2001 1051">
          <text:p/>
        </draw:connector>
        <draw:connector draw:style-name="gr6" draw:text-style-name="P3" draw:layer="layout" draw:type="line" svg:x1="2.1cm" svg:y1="35.8cm" svg:x2="2.1cm" svg:y2="37.3cm" draw:start-shape="id26" draw:start-glue-point="2" draw:end-shape="id31" draw:end-glue-point="0" svg:d="M2100 35800v1500" svg:viewBox="0 0 1 1501">
          <text:p/>
        </draw:connector>
        <draw:connector draw:style-name="gr6" draw:text-style-name="P1" draw:layer="layout" draw:type="line" svg:x1="4.304cm" svg:y1="34.4cm" svg:x2="6.304cm" svg:y2="35.35cm" draw:start-shape="id27" draw:start-glue-point="2" draw:end-shape="id25" draw:end-glue-point="3" svg:d="M4304 34400l2000 950" svg:viewBox="0 0 2001 951">
          <text:p/>
        </draw:connector>
        <draw:connector draw:style-name="gr5" draw:text-style-name="P3" draw:layer="layout" draw:type="line" svg:x1="2.1cm" svg:y1="35.8cm" svg:x2="3.804cm" svg:y2="36.25cm" draw:start-shape="id26" draw:start-glue-point="2" draw:end-shape="id30" draw:end-glue-point="3" svg:d="M2100 35800l1704 450" svg:viewBox="0 0 1705 451">
          <text:p text:style-name="P1"><text:span text:style-name="T2">a+c</text:span></text:p>
        </draw:connector>
        <draw:connector draw:style-name="gr5" draw:text-style-name="P3" draw:layer="layout" draw:type="line" svg:x1="6.304cm" svg:y1="32.85cm" svg:x2="4.804cm" svg:y2="33.95cm" draw:start-shape="id51" draw:start-glue-point="3" draw:end-shape="id27" draw:end-glue-point="1" svg:d="M6304 32850l-1500 1100" svg:viewBox="0 0 1501 1101">
          <text:p text:style-name="P1"><text:span text:style-name="T2">a+c</text:span></text:p>
        </draw:connector>
        <draw:connector draw:style-name="gr6" draw:text-style-name="P1" draw:layer="layout" draw:type="line" svg:x1="6.304cm" svg:y1="32.85cm" svg:x2="2.1cm" svg:y2="34.9cm" draw:start-shape="id51" draw:start-glue-point="3" draw:end-shape="id26" draw:end-glue-point="0" svg:d="M6304 32850l-4204 2050" svg:viewBox="0 0 4205 2051">
          <text:p/>
        </draw:connector>
        <draw:custom-shape draw:style-name="gr2" draw:text-style-name="P2" xml:id="id54" draw:id="id54" draw:layer="layout" svg:width="1cm" svg:height="0.9cm" svg:x="19.362cm" svg:y="33.2cm">
          <text:p text:style-name="P1"><text:span text:style-name="T1">3-NAND</text:span></text:p>
          <text:p text:style-name="P1"><text:span text:style-name="T1">362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409cm" svg:y1="32.794cm" svg:x2="19.362cm" svg:y2="33.65cm" draw:end-shape="id54" draw:end-glue-point="3" svg:d="M17409 32794l1953 856" svg:viewBox="0 0 1954 857">
          <text:p text:style-name="P1"><text:span text:style-name="T2">CNT0_0</text:span></text:p>
        </draw:connector>
        <draw:connector draw:style-name="gr6" draw:text-style-name="P1" draw:layer="layout" draw:type="line" svg:x1="4.263cm" svg:y1="31.6cm" svg:x2="6.304cm" svg:y2="32.85cm" draw:start-shape="id52" draw:start-glue-point="2" draw:end-shape="id51" draw:end-glue-point="3" svg:d="M4263 31600l2041 1250" svg:viewBox="0 0 2042 1251">
          <text:p/>
        </draw:connector>
        <draw:custom-shape draw:style-name="gr2" draw:text-style-name="P2" xml:id="id55" draw:id="id55" draw:layer="layout" svg:width="1cm" svg:height="0.9cm" svg:x="17.271cm" svg:y="65cm">
          <text:p text:style-name="P1"><text:span text:style-name="T1">NOT</text:span></text:p>
          <text:p text:style-name="P1"><text:span text:style-name="T1">240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71cm" svg:y1="65.45cm" svg:x2="20.475cm" svg:y2="65.437cm" draw:start-shape="id55" draw:start-glue-point="1" svg:d="M18271 65450l2204-13" svg:viewBox="0 0 2205 14">
          <text:p text:style-name="P1"><text:span text:style-name="T2">unit01_i0</text:span></text:p>
        </draw:connector>
        <draw:custom-shape draw:style-name="gr2" draw:text-style-name="P2" xml:id="id56" draw:id="id56" draw:layer="layout" svg:width="1cm" svg:height="0.9cm" svg:x="47.333cm" svg:y="22.43cm">
          <text:p text:style-name="P1"><text:span text:style-name="T1">3-AND</text:span></text:p>
          <text:p text:style-name="P1"><text:span text:style-name="T1">362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.042cm" svg:y1="53.15cm" svg:x2="12.262cm" svg:y2="53.199cm" draw:start-shape="id50" draw:start-glue-point="1" svg:d="M10042 53150l2220 49" svg:viewBox="0 0 2221 50">
          <text:p text:style-name="P1"><text:span text:style-name="T2">/CNT0_8</text:span></text:p>
        </draw:connector>
        <draw:connector draw:style-name="gr5" draw:text-style-name="P3" draw:layer="layout" draw:type="line" svg:x1="45.126cm" svg:y1="22.833cm" svg:x2="47.333cm" svg:y2="22.88cm" draw:end-shape="id56" draw:end-glue-point="3" svg:d="M45126 22833l2207 47" svg:viewBox="0 0 2208 48">
          <text:p text:style-name="P1"><text:span text:style-name="T2">/CNT0_7</text:span></text:p>
        </draw:connector>
        <draw:connector draw:style-name="gr5" draw:text-style-name="P3" draw:layer="layout" draw:type="line" svg:x1="45.126cm" svg:y1="22.065cm" svg:x2="47.333cm" svg:y2="22.88cm" draw:end-shape="id56" draw:end-glue-point="3" svg:d="M45126 22065l2207 815" svg:viewBox="0 0 2208 816">
          <text:p text:style-name="P1"><text:span text:style-name="T2">/CNT0_6</text:span></text:p>
        </draw:connector>
        <draw:custom-shape draw:style-name="gr4" draw:text-style-name="P2" xml:id="id57" draw:id="id57" draw:layer="layout" svg:width="2.1cm" svg:height="0.9cm" svg:x="6.041cm" svg:y="59cm">
          <text:p text:style-name="P1"><text:span text:style-name="T1">DFFR (clk10,/res7)</text:span></text:p>
          <text:p text:style-name="P1"><text:span text:style-name="T1">332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8" draw:id="id58" draw:layer="layout" svg:width="1cm" svg:height="0.9cm" svg:x="3.541cm" svg:y="57.5cm">
          <text:p text:style-name="P1"><text:span text:style-name="T1">NOR|AND</text:span></text:p>
          <text:p text:style-name="P1"><text:span text:style-name="T1">33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9" draw:id="id59" draw:layer="layout" svg:width="1cm" svg:height="0.9cm" svg:x="1.6cm" svg:y="58.9cm">
          <text:p text:style-name="P1"><text:span text:style-name="T1">OR</text:span></text:p>
          <text:p text:style-name="P1"><text:span text:style-name="T1">342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091cm" svg:y1="59cm" svg:x2="4.541cm" svg:y2="57.95cm" draw:start-shape="id57" draw:start-glue-point="0" draw:end-shape="id58" draw:end-glue-point="1" svg:d="M7091 590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6.041cm" svg:y1="59.45cm" svg:x2="2.6cm" svg:y2="59.35cm" draw:start-shape="id57" draw:end-shape="id59" draw:end-glue-point="1" svg:d="M6041 59450l-3441-100" svg:viewBox="0 0 3442 101">
          <text:p/>
        </draw:connector>
        <draw:connector draw:style-name="gr6" draw:text-style-name="P1" draw:layer="layout" draw:type="line" svg:x1="4.041cm" svg:y1="58.4cm" svg:x2="6.041cm" svg:y2="59.45cm" draw:start-shape="id58" draw:start-glue-point="2" draw:end-shape="id57" draw:end-glue-point="3" svg:d="M4041 58400l2000 1050" svg:viewBox="0 0 2001 1051">
          <text:p/>
        </draw:connector>
        <draw:connector draw:style-name="gr6" draw:text-style-name="P3" draw:layer="layout" draw:type="line" svg:x1="6.041cm" svg:y1="56.85cm" svg:x2="2.1cm" svg:y2="58.9cm" draw:start-shape="id60" draw:start-glue-point="3" svg:d="M6041 56850l-3941 2050" svg:viewBox="0 0 3942 2051">
          <text:p/>
        </draw:connector>
        <draw:connector draw:style-name="gr5" draw:text-style-name="P3" draw:layer="layout" draw:type="line" svg:x1="8.141cm" svg:y1="59.45cm" svg:x2="10.38cm" svg:y2="59.532cm" draw:start-shape="id57" draw:start-glue-point="1" svg:d="M8141 59450l2239 82" svg:viewBox="0 0 2240 83">
          <text:p text:style-name="P1"><text:span text:style-name="T2">CNT1_1</text:span></text:p>
        </draw:connector>
        <draw:custom-shape draw:style-name="gr2" draw:text-style-name="P2" xml:id="id61" draw:id="id61" draw:layer="layout" svg:width="1cm" svg:height="0.9cm" svg:x="22.048cm" svg:y="42.253cm">
          <text:p text:style-name="P1"><text:span text:style-name="T1">3-NAND</text:span></text:p>
          <text:p text:style-name="P1"><text:span text:style-name="T1">342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2" draw:id="id62" draw:layer="layout" svg:width="1cm" svg:height="0.9cm" svg:x="46.5cm" svg:y="49.413cm">
          <text:p text:style-name="P1"><text:span text:style-name="T1">3-NAND</text:span></text:p>
          <text:p text:style-name="P1"><text:span text:style-name="T1">342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0.029cm" svg:y1="41.976cm" svg:x2="22.048cm" svg:y2="42.703cm" draw:end-shape="id61" draw:end-glue-point="3" svg:d="M20029 41976l2019 727" svg:viewBox="0 0 2020 728">
          <text:p text:style-name="P1"><text:span text:style-name="T2">CNT1_1</text:span></text:p>
        </draw:connector>
        <draw:connector draw:style-name="gr5" draw:text-style-name="P3" draw:layer="layout" draw:type="line" svg:x1="44.201cm" svg:y1="48.9cm" svg:x2="46.5cm" svg:y2="49.863cm" draw:end-shape="id62" draw:end-glue-point="3" svg:d="M44201 48900l2299 963" svg:viewBox="0 0 2300 964">
          <text:p text:style-name="P1"><text:span text:style-name="T2">CNT1_1</text:span></text:p>
        </draw:connector>
        <draw:connector draw:style-name="gr5" draw:text-style-name="P3" draw:layer="layout" draw:type="line" svg:x1="15.049cm" svg:y1="65.416cm" svg:x2="17.271cm" svg:y2="65.45cm" draw:end-shape="id55" draw:end-glue-point="3" svg:d="M15049 65416l2222 34" svg:viewBox="0 0 2223 35">
          <text:p text:style-name="P1"><text:span text:style-name="T2">CNT1_1</text:span></text:p>
        </draw:connector>
        <draw:custom-shape draw:style-name="gr2" draw:text-style-name="P2" xml:id="id63" draw:id="id63" draw:layer="layout" svg:width="1cm" svg:height="0.9cm" svg:x="1.6cm" svg:y="61.4cm">
          <text:p text:style-name="P1"><text:span text:style-name="T1">OR</text:span></text:p>
          <text:p text:style-name="P1"><text:span text:style-name="T1">34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.1cm" svg:y1="59.8cm" svg:x2="2.1cm" svg:y2="61.4cm" draw:start-shape="id59" draw:start-glue-point="2" draw:end-shape="id63" draw:end-glue-point="0" svg:d="M2100 59800v1600" svg:viewBox="0 0 1 1601">
          <text:p/>
        </draw:connector>
        <draw:custom-shape draw:style-name="gr2" draw:text-style-name="P2" xml:id="id64" draw:id="id64" draw:layer="layout" svg:width="1cm" svg:height="0.9cm" svg:x="3.541cm" svg:y="59.9cm">
          <text:p text:style-name="P1"><text:span text:style-name="T1">NOR|AND</text:span></text:p>
          <text:p text:style-name="P1"><text:span text:style-name="T1">352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1cm" svg:y1="59.8cm" svg:x2="3.541cm" svg:y2="60.35cm" draw:start-shape="id59" draw:start-glue-point="2" draw:end-shape="id64" draw:end-glue-point="3" svg:d="M2100 59800l1441 550" svg:viewBox="0 0 1442 551">
          <text:p text:style-name="P1"><text:span text:style-name="T2">a+c</text:span></text:p>
        </draw:connector>
        <draw:custom-shape draw:style-name="gr4" draw:text-style-name="P2" xml:id="id65" draw:id="id65" draw:layer="layout" svg:width="2.1cm" svg:height="0.9cm" svg:x="6.041cm" svg:y="61.4cm">
          <text:p text:style-name="P1"><text:span text:style-name="T1">DFFR (clk10,/res7)</text:span></text:p>
          <text:p text:style-name="P1"><text:span text:style-name="T1">352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091cm" svg:y1="61.4cm" svg:x2="4.541cm" svg:y2="60.35cm" draw:start-shape="id65" draw:start-glue-point="0" draw:end-shape="id64" svg:d="M7091 614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4.041cm" svg:y1="60.8cm" svg:x2="6.041cm" svg:y2="61.85cm" draw:start-shape="id64" draw:start-glue-point="2" draw:end-shape="id65" draw:end-glue-point="3" svg:d="M4041 60800l2000 1050" svg:viewBox="0 0 2001 1051">
          <text:p/>
        </draw:connector>
        <draw:connector draw:style-name="gr5" draw:text-style-name="P3" draw:layer="layout" draw:type="line" svg:x1="18.271cm" svg:y1="66.45cm" svg:x2="20.521cm" svg:y2="66.507cm" draw:start-shape="id66" draw:start-glue-point="1" svg:d="M18271 66450l2250 57" svg:viewBox="0 0 2251 58">
          <text:p text:style-name="P1"><text:span text:style-name="T2">unit01_i1</text:span></text:p>
        </draw:connector>
        <draw:connector draw:style-name="gr5" draw:text-style-name="P3" draw:layer="layout" draw:type="line" svg:x1="8.141cm" svg:y1="61.85cm" svg:x2="10.353cm" svg:y2="61.887cm" draw:start-shape="id65" draw:start-glue-point="1" svg:d="M8141 61850l2212 37" svg:viewBox="0 0 2213 38">
          <text:p text:style-name="P1"><text:span text:style-name="T2">CNT1_2</text:span></text:p>
        </draw:connector>
        <draw:connector draw:style-name="gr5" draw:text-style-name="P3" draw:layer="layout" draw:type="line" svg:x1="44.012cm" svg:y1="49.906cm" svg:x2="46.5cm" svg:y2="49.863cm" draw:end-shape="id62" draw:end-glue-point="3" svg:d="M44012 49906l2488-43" svg:viewBox="0 0 2489 44">
          <text:p text:style-name="P1"><text:span text:style-name="T2">CNT1_2</text:span></text:p>
        </draw:connector>
        <draw:connector draw:style-name="gr5" draw:text-style-name="P3" draw:layer="layout" draw:type="line" svg:x1="20.016cm" svg:y1="42.743cm" svg:x2="22.048cm" svg:y2="42.703cm" draw:end-shape="id61" draw:end-glue-point="3" svg:d="M20016 42743l2032-40" svg:viewBox="0 0 2033 41">
          <text:p text:style-name="P1"><text:span text:style-name="T2">CNT1_2</text:span></text:p>
        </draw:connector>
        <draw:connector draw:style-name="gr6" draw:text-style-name="P1" draw:layer="layout" draw:type="line" svg:x1="6.041cm" svg:y1="61.85cm" svg:x2="2.6cm" svg:y2="61.85cm" draw:start-shape="id65" draw:start-glue-point="3" draw:end-shape="id63" draw:end-glue-point="1" svg:d="M6041 61850h-3441" svg:viewBox="0 0 3442 1">
          <text:p/>
        </draw:connector>
        <draw:connector draw:style-name="gr5" draw:text-style-name="P3" draw:layer="layout" draw:type="line" svg:x1="8cm" svg:y1="67.15cm" svg:x2="10.274cm" svg:y2="67.1cm" draw:start-shape="id67" draw:start-glue-point="1" svg:d="M8000 67150l2274-50" svg:viewBox="0 0 2275 51">
          <text:p text:style-name="P1"><text:span text:style-name="T2">CNT1_4</text:span></text:p>
        </draw:connector>
        <draw:custom-shape draw:style-name="gr2" draw:text-style-name="P2" xml:id="id70" draw:id="id70" draw:layer="layout" svg:width="1cm" svg:height="0.9cm" svg:x="27.341cm" svg:y="45.4cm">
          <text:p text:style-name="P1"><text:span text:style-name="T1">OR(mclk)</text:span></text:p>
          <text:p text:style-name="P1"><text:span text:style-name="T1">402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9" draw:id="id69" draw:layer="layout" svg:width="1cm" svg:height="0.9cm" svg:x="27.341cm" svg:y="46.6cm">
          <text:p text:style-name="P1"><text:span text:style-name="T1">OR(mclk)</text:span></text:p>
          <text:p text:style-name="P1"><text:span text:style-name="T1">402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8" draw:id="id68" draw:layer="layout" svg:width="1cm" svg:height="0.9cm" svg:x="25cm" svg:y="46cm">
          <text:p text:style-name="P1"><text:span text:style-name="T1">IMUX</text:span></text:p>
          <text:p text:style-name="P1"><text:span text:style-name="T1">402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6cm" svg:y1="46.45cm" svg:x2="27.341cm" svg:y2="47.05cm" draw:start-shape="id68" draw:start-glue-point="1" draw:end-shape="id69" draw:end-glue-point="3" svg:d="M26000 46450l1341 600" svg:viewBox="0 0 1342 601">
          <text:p/>
        </draw:connector>
        <draw:connector draw:style-name="gr6" draw:text-style-name="P1" draw:layer="layout" draw:type="line" svg:x1="26cm" svg:y1="46.45cm" svg:x2="27.341cm" svg:y2="45.85cm" draw:start-shape="id68" draw:start-glue-point="1" draw:end-shape="id70" svg:d="M26000 46450l1341-600" svg:viewBox="0 0 1342 601">
          <text:p/>
        </draw:connector>
        <draw:connector draw:style-name="gr5" draw:text-style-name="P3" draw:layer="layout" draw:type="line" svg:x1="28.341cm" svg:y1="47.05cm" svg:x2="30.043cm" svg:y2="47.056cm" draw:start-shape="id69" draw:start-glue-point="1" svg:d="M28341 47050l1702 6" svg:viewBox="0 0 1703 7">
          <text:p text:style-name="P1"><text:span text:style-name="T2">clk6</text:span></text:p>
        </draw:connector>
        <draw:connector draw:style-name="gr5" draw:text-style-name="P3" draw:layer="layout" draw:type="line" svg:x1="28.341cm" svg:y1="45.85cm" svg:x2="29.99cm" svg:y2="45.853cm" draw:start-shape="id70" draw:start-glue-point="1" svg:d="M28341 45850l1649 3" svg:viewBox="0 0 1650 4">
          <text:p text:style-name="P1"><text:span text:style-name="T2">clk6</text:span></text:p>
        </draw:connector>
        <draw:custom-shape draw:style-name="gr2" draw:text-style-name="P2" xml:id="id71" draw:id="id71" draw:layer="layout" svg:width="1cm" svg:height="0.9cm" svg:x="27.3cm" svg:y="49.8cm">
          <text:p text:style-name="P1"><text:span text:style-name="T1">OR(mclk)</text:span></text:p>
          <text:p text:style-name="P1"><text:span text:style-name="T1">403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3cm" svg:y1="50.25cm" svg:x2="29.964cm" svg:y2="50.284cm" draw:start-shape="id71" draw:start-glue-point="1" svg:d="M28300 50250l1664 34" svg:viewBox="0 0 1665 35">
          <text:p text:style-name="P1"><text:span text:style-name="T2">clk8</text:span></text:p>
        </draw:connector>
        <draw:custom-shape draw:style-name="gr2" draw:text-style-name="P2" xml:id="id72" draw:id="id72" draw:layer="layout" svg:width="1cm" svg:height="0.9cm" svg:x="24.9cm" svg:y="49.7cm">
          <text:p text:style-name="P1"><text:span text:style-name="T1">IMUX</text:span></text:p>
          <text:p text:style-name="P1"><text:span text:style-name="T1">403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5.9cm" svg:y1="50.15cm" svg:x2="27.3cm" svg:y2="50.25cm" draw:start-shape="id72" draw:start-glue-point="1" draw:end-shape="id71" draw:end-glue-point="3" svg:d="M25900 50150l1400 100" svg:viewBox="0 0 1401 101">
          <text:p/>
        </draw:connector>
        <draw:custom-shape draw:style-name="gr2" draw:text-style-name="P2" xml:id="id73" draw:id="id73" draw:layer="layout" svg:width="1cm" svg:height="0.9cm" svg:x="21.51cm" svg:y="33.6cm">
          <text:p text:style-name="P1"><text:span text:style-name="T1">OR(mclk)</text:span></text:p>
          <text:p text:style-name="P1"><text:span text:style-name="T1">273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51cm" svg:y1="34.05cm" svg:x2="24.155cm" svg:y2="34.033cm" draw:start-shape="id73" draw:start-glue-point="1" svg:d="M22510 34050l1645-17" svg:viewBox="0 0 1646 18">
          <text:p text:style-name="P1"><text:span text:style-name="T2">clk4</text:span></text:p>
        </draw:connector>
        <draw:connector draw:style-name="gr6" draw:text-style-name="P1" draw:layer="layout" draw:type="line" svg:x1="20.362cm" svg:y1="33.65cm" svg:x2="21.51cm" svg:y2="34.05cm" draw:start-shape="id54" draw:start-glue-point="1" draw:end-shape="id73" draw:end-glue-point="3" svg:d="M20362 33650l1148 400" svg:viewBox="0 0 1149 401">
          <text:p/>
        </draw:connector>
        <draw:custom-shape draw:style-name="gr2" draw:text-style-name="P2" xml:id="id74" draw:id="id74" draw:layer="layout" svg:width="1cm" svg:height="0.9cm" svg:x="21.51cm" svg:y="32.6cm">
          <text:p text:style-name="P1"><text:span text:style-name="T1">OR(mclk)</text:span></text:p>
          <text:p text:style-name="P1"><text:span text:style-name="T1">273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51cm" svg:y1="33.05cm" svg:x2="24.215cm" svg:y2="33.111cm" draw:start-shape="id74" svg:d="M22510 33050l1705 61" svg:viewBox="0 0 1706 62">
          <text:p text:style-name="P1"><text:span text:style-name="T2">clk4</text:span></text:p>
        </draw:connector>
        <draw:connector draw:style-name="gr6" draw:text-style-name="P1" draw:layer="layout" draw:type="line" svg:x1="20.362cm" svg:y1="33.65cm" svg:x2="21.51cm" svg:y2="33.05cm" draw:start-shape="id54" draw:start-glue-point="1" draw:end-shape="id74" draw:end-glue-point="3" svg:d="M20362 33650l1148-600" svg:viewBox="0 0 1149 601">
          <text:p/>
        </draw:connector>
        <draw:custom-shape draw:style-name="gr2" draw:text-style-name="P2" xml:id="id75" draw:id="id75" draw:layer="layout" svg:width="1cm" svg:height="0.9cm" svg:x="21.492cm" svg:y="30.5cm">
          <text:p text:style-name="P1"><text:span text:style-name="T1">OR(mclk)</text:span></text:p>
          <text:p text:style-name="P1"><text:span text:style-name="T1">251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492cm" svg:y1="30.95cm" svg:x2="24.29cm" svg:y2="30.986cm" draw:start-shape="id75" draw:start-glue-point="1" svg:d="M22492 30950l1798 36" svg:viewBox="0 0 1799 37">
          <text:p text:style-name="P1"><text:span text:style-name="T2">clk2</text:span></text:p>
        </draw:connector>
        <draw:custom-shape draw:style-name="gr2" draw:text-style-name="P2" xml:id="id76" draw:id="id76" draw:layer="layout" svg:width="1cm" svg:height="0.9cm" svg:x="27.317cm" svg:y="47.9cm">
          <text:p text:style-name="P1"><text:span text:style-name="T1">OR(mclk)</text:span></text:p>
          <text:p text:style-name="P1"><text:span text:style-name="T1">393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317cm" svg:y1="48.35cm" svg:x2="29.938cm" svg:y2="48.366cm" draw:start-shape="id76" draw:start-glue-point="1" svg:d="M28317 48350l1621 16" svg:viewBox="0 0 1622 17">
          <text:p text:style-name="P1"><text:span text:style-name="T2">clk7</text:span></text:p>
        </draw:connector>
        <draw:custom-shape draw:style-name="gr2" draw:text-style-name="P2" xml:id="id77" draw:id="id77" draw:layer="layout" svg:width="1cm" svg:height="0.9cm" svg:x="25cm" svg:y="47.3cm">
          <text:p text:style-name="P1"><text:span text:style-name="T1">IMUX</text:span></text:p>
          <text:p text:style-name="P1"><text:span text:style-name="T1">402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6cm" svg:y1="47.75cm" svg:x2="27.317cm" svg:y2="48.35cm" draw:start-shape="id77" draw:start-glue-point="1" draw:end-shape="id76" draw:end-glue-point="3" svg:d="M26000 47750l1317 600" svg:viewBox="0 0 1318 601">
          <text:p/>
        </draw:connector>
        <draw:custom-shape draw:style-name="gr2" draw:text-style-name="P2" xml:id="id78" draw:id="id78" draw:layer="layout" svg:width="1cm" svg:height="0.9cm" svg:x="3.6cm" svg:y="65.4cm">
          <text:p text:style-name="P1"><text:span text:style-name="T1">NOR|AND</text:span></text:p>
          <text:p text:style-name="P1"><text:span text:style-name="T1">34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7" draw:id="id67" draw:layer="layout" svg:width="2.1cm" svg:height="0.9cm" svg:x="5.9cm" svg:y="66.7cm">
          <text:p text:style-name="P1"><text:span text:style-name="T1">DFFR (clk10,/res7)</text:span></text:p>
          <text:p text:style-name="P1"><text:span text:style-name="T1">342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5cm" svg:y1="66.7cm" svg:x2="4.6cm" svg:y2="65.85cm" draw:start-shape="id67" draw:start-glue-point="0" draw:end-shape="id78" svg:d="M6950 66700l-2350-850" svg:viewBox="0 0 2351 851">
          <text:p text:style-name="P1"><text:span text:style-name="T2">b+d</text:span></text:p>
        </draw:connector>
        <draw:connector draw:style-name="gr6" draw:text-style-name="P1" draw:layer="layout" draw:type="line" svg:x1="4.1cm" svg:y1="66.3cm" svg:x2="5.9cm" svg:y2="67.15cm" draw:start-shape="id78" draw:start-glue-point="2" draw:end-shape="id67" draw:end-glue-point="3" svg:d="M4100 66300l1800 850" svg:viewBox="0 0 1801 851">
          <text:p/>
        </draw:connector>
        <draw:connector draw:style-name="gr5" draw:text-style-name="P3" draw:layer="layout" draw:type="line" svg:x1="15.255cm" svg:y1="66.401cm" svg:x2="17.271cm" svg:y2="66.45cm" draw:end-shape="id79" draw:end-glue-point="3" svg:d="M15255 66401l2016 49" svg:viewBox="0 0 2017 50">
          <text:p text:style-name="P1"><text:span text:style-name="T2">CNT1_4</text:span></text:p>
        </draw:connector>
        <draw:custom-shape draw:style-name="gr2" draw:text-style-name="P2" xml:id="id80" draw:id="id80" draw:layer="layout" svg:width="1cm" svg:height="0.9cm" svg:x="1.6cm" svg:y="66.7cm">
          <text:p text:style-name="P1"><text:span text:style-name="T1">OR</text:span></text:p>
          <text:p text:style-name="P1"><text:span text:style-name="T1">342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9cm" svg:y1="67.15cm" svg:x2="2.6cm" svg:y2="67.15cm" draw:start-shape="id67" draw:start-glue-point="3" draw:end-shape="id80" draw:end-glue-point="1" svg:d="M5900 67150h-3300" svg:viewBox="0 0 3301 1">
          <text:p/>
        </draw:connector>
        <draw:custom-shape draw:style-name="gr2" draw:text-style-name="P2" xml:id="id81" draw:id="id81" draw:layer="layout" svg:width="1cm" svg:height="0.9cm" svg:x="1.6cm" svg:y="64cm">
          <text:p text:style-name="P1"><text:span text:style-name="T1">OR</text:span></text:p>
          <text:p text:style-name="P1"><text:span text:style-name="T1">3423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.1cm" svg:y1="64.9cm" svg:x2="2.1cm" svg:y2="66.7cm" draw:start-shape="id81" draw:start-glue-point="2" draw:end-shape="id80" draw:end-glue-point="0" svg:d="M2100 64900v1800" svg:viewBox="0 0 1 1801">
          <text:p/>
        </draw:connector>
        <draw:connector draw:style-name="gr5" draw:text-style-name="P3" draw:layer="layout" draw:type="line" svg:x1="2.1cm" svg:y1="64.9cm" svg:x2="3.6cm" svg:y2="65.85cm" draw:start-shape="id81" draw:start-glue-point="2" draw:end-shape="id78" draw:end-glue-point="3" svg:d="M2100 64900l1500 950" svg:viewBox="0 0 1501 951">
          <text:p text:style-name="P1"><text:span text:style-name="T2">a+c</text:span></text:p>
        </draw:connector>
        <draw:custom-shape draw:style-name="gr2" draw:text-style-name="P2" xml:id="id82" draw:id="id82" draw:layer="layout" svg:width="1cm" svg:height="0.9cm" svg:x="3.541cm" svg:y="62.4cm">
          <text:p text:style-name="P1"><text:span text:style-name="T1">NOR|AND</text:span></text:p>
          <text:p text:style-name="P1"><text:span text:style-name="T1">342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1cm" svg:y1="62.3cm" svg:x2="3.541cm" svg:y2="62.85cm" draw:start-shape="id63" draw:start-glue-point="2" draw:end-shape="id82" draw:end-glue-point="3" svg:d="M2100 62300l1441 550" svg:viewBox="0 0 1442 551">
          <text:p text:style-name="P1"><text:span text:style-name="T2">a+c</text:span></text:p>
        </draw:connector>
        <draw:connector draw:style-name="gr6" draw:text-style-name="P3" draw:layer="layout" draw:type="line" svg:x1="2.1cm" svg:y1="62.3cm" svg:x2="2.1cm" svg:y2="64cm" draw:start-shape="id63" draw:start-glue-point="2" draw:end-shape="id81" draw:end-glue-point="0" svg:d="M2100 62300v1700" svg:viewBox="0 0 1 1701">
          <text:p/>
        </draw:connector>
        <draw:custom-shape draw:style-name="gr4" draw:text-style-name="P2" xml:id="id83" draw:id="id83" draw:layer="layout" svg:width="2.1cm" svg:height="0.9cm" svg:x="6.041cm" svg:y="64cm">
          <text:p text:style-name="P1"><text:span text:style-name="T1">DFFR (clk10,/res7)</text:span></text:p>
          <text:p text:style-name="P1"><text:span text:style-name="T1">342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0.016cm" svg:y1="43.405cm" svg:x2="22.048cm" svg:y2="42.703cm" draw:end-shape="id61" draw:end-glue-point="3" svg:d="M20016 43405l2032-702" svg:viewBox="0 0 2033 703">
          <text:p text:style-name="P1"><text:span text:style-name="T2">CNT1_3</text:span></text:p>
        </draw:connector>
        <draw:connector draw:style-name="gr6" draw:text-style-name="P1" draw:layer="layout" draw:type="line" svg:x1="6.041cm" svg:y1="64.45cm" svg:x2="2.6cm" svg:y2="64.45cm" draw:start-shape="id83" draw:start-glue-point="3" draw:end-shape="id81" draw:end-glue-point="1" svg:d="M6041 64450h-3441" svg:viewBox="0 0 3442 1">
          <text:p/>
        </draw:connector>
        <draw:connector draw:style-name="gr5" draw:text-style-name="P3" draw:layer="layout" draw:type="line" svg:x1="7.091cm" svg:y1="64cm" svg:x2="4.541cm" svg:y2="62.85cm" draw:start-shape="id83" draw:start-glue-point="0" draw:end-shape="id82" draw:end-glue-point="1" svg:d="M7091 64000l-2550-1150" svg:viewBox="0 0 2551 1151">
          <text:p text:style-name="P1"><text:span text:style-name="T2">b+d</text:span></text:p>
        </draw:connector>
        <draw:connector draw:style-name="gr5" draw:text-style-name="P3" draw:layer="layout" draw:type="line" svg:x1="44.048cm" svg:y1="50.885cm" svg:x2="46.5cm" svg:y2="49.863cm" draw:end-shape="id62" draw:end-glue-point="3" svg:d="M44048 50885l2452-1022" svg:viewBox="0 0 2453 1023">
          <text:p text:style-name="P1"><text:span text:style-name="T2">CNT1_3</text:span></text:p>
        </draw:connector>
        <draw:connector draw:style-name="gr6" draw:text-style-name="P1" draw:layer="layout" draw:type="line" svg:x1="4.041cm" svg:y1="63.3cm" svg:x2="6.041cm" svg:y2="64.45cm" draw:start-shape="id82" draw:start-glue-point="2" draw:end-shape="id83" draw:end-glue-point="3" svg:d="M4041 63300l2000 1150" svg:viewBox="0 0 2001 1151">
          <text:p/>
        </draw:connector>
        <draw:connector draw:style-name="gr5" draw:text-style-name="P3" draw:layer="layout" draw:type="line" svg:x1="8.141cm" svg:y1="64.45cm" svg:x2="10.3cm" svg:y2="64.454cm" draw:start-shape="id83" draw:start-glue-point="1" svg:d="M8141 64450l2159 4" svg:viewBox="0 0 2160 5">
          <text:p text:style-name="P1"><text:span text:style-name="T2">CNT1_3</text:span></text:p>
        </draw:connector>
        <draw:custom-shape draw:style-name="gr4" draw:text-style-name="P2" xml:id="id60" draw:id="id60" draw:layer="layout" svg:width="2.1cm" svg:height="0.9cm" svg:x="6.041cm" svg:y="56.4cm">
          <text:p text:style-name="P1"><text:span text:style-name="T1">DFFR (clk10,/res7)</text:span></text:p>
          <text:p text:style-name="P1"><text:span text:style-name="T1">332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4" draw:id="id84" draw:layer="layout" svg:width="1cm" svg:height="0.9cm" svg:x="3.5cm" svg:y="54.7cm">
          <text:p text:style-name="P1"><text:span text:style-name="T1">NOT</text:span></text:p>
          <text:p text:style-name="P1"><text:span text:style-name="T1">332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.091cm" svg:y1="56.4cm" svg:x2="4.5cm" svg:y2="55.15cm" draw:start-shape="id60" draw:start-glue-point="0" draw:end-shape="id84" draw:end-glue-point="1" svg:d="M7091 56400l-2591-1250" svg:viewBox="0 0 2592 1251">
          <text:p/>
        </draw:connector>
        <draw:connector draw:style-name="gr5" draw:text-style-name="P3" draw:layer="layout" draw:type="line" svg:x1="6.041cm" svg:y1="56.85cm" svg:x2="4.541cm" svg:y2="57.95cm" draw:start-shape="id60" draw:start-glue-point="3" draw:end-shape="id58" draw:end-glue-point="1" svg:d="M6041 56850l-1500 1100" svg:viewBox="0 0 1501 1101">
          <text:p text:style-name="P1"><text:span text:style-name="T2">a+c</text:span></text:p>
        </draw:connector>
        <draw:connector draw:style-name="gr6" draw:text-style-name="P1" draw:layer="layout" draw:type="line" svg:x1="4cm" svg:y1="55.6cm" svg:x2="6.041cm" svg:y2="56.85cm" draw:start-shape="id84" draw:start-glue-point="2" draw:end-shape="id60" draw:end-glue-point="3" svg:d="M4000 55600l2041 1250" svg:viewBox="0 0 2042 1251">
          <text:p/>
        </draw:connector>
        <draw:connector draw:style-name="gr5" draw:text-style-name="P3" draw:layer="layout" draw:type="line" svg:x1="8.141cm" svg:y1="56.85cm" svg:x2="10.354cm" svg:y2="56.887cm" draw:start-shape="id60" draw:start-glue-point="1" svg:d="M8141 56850l2213 37" svg:viewBox="0 0 2214 38">
          <text:p text:style-name="P1"><text:span text:style-name="T2">CNT1_0</text:span></text:p>
        </draw:connector>
        <draw:connector draw:style-name="gr6" draw:text-style-name="P3" draw:layer="layout" draw:type="line" svg:x1="2.1cm" svg:y1="67.6cm" svg:x2="2.1cm" svg:y2="69.2cm" draw:start-shape="id80" draw:start-glue-point="2" draw:end-shape="id85" draw:end-glue-point="0" svg:d="M2100 67600v1600" svg:viewBox="0 0 1 1601">
          <text:p/>
        </draw:connector>
        <draw:custom-shape draw:style-name="gr2" draw:text-style-name="P2" xml:id="id87" draw:id="id87" draw:layer="layout" svg:width="1cm" svg:height="0.9cm" svg:x="3.5cm" svg:y="67.8cm">
          <text:p text:style-name="P1"><text:span text:style-name="T1">NOR|AND</text:span></text:p>
          <text:p text:style-name="P1"><text:span text:style-name="T1">33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6" draw:id="id86" draw:layer="layout" svg:width="2.1cm" svg:height="0.9cm" svg:x="6.1cm" svg:y="69.3cm">
          <text:p text:style-name="P1"><text:span text:style-name="T1">DFFR (clk10,/res7)</text:span></text:p>
          <text:p text:style-name="P1"><text:span text:style-name="T1">332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15cm" svg:y1="69.3cm" svg:x2="4.5cm" svg:y2="68.25cm" draw:start-shape="id86" draw:start-glue-point="0" draw:end-shape="id87" svg:d="M7150 69300l-2650-1050" svg:viewBox="0 0 2651 1051">
          <text:p text:style-name="P1"><text:span text:style-name="T2">b+d</text:span></text:p>
        </draw:connector>
        <draw:connector draw:style-name="gr6" draw:text-style-name="P1" draw:layer="layout" draw:type="line" svg:x1="4cm" svg:y1="68.7cm" svg:x2="6.1cm" svg:y2="69.75cm" draw:start-shape="id87" draw:start-glue-point="2" draw:end-shape="id86" draw:end-glue-point="3" svg:d="M4000 68700l2100 1050" svg:viewBox="0 0 2101 1051">
          <text:p/>
        </draw:connector>
        <draw:custom-shape draw:style-name="gr2" draw:text-style-name="P2" xml:id="id85" draw:id="id85" draw:layer="layout" svg:width="1cm" svg:height="0.9cm" svg:x="1.6cm" svg:y="69.2cm">
          <text:p text:style-name="P1"><text:span text:style-name="T1">OR</text:span></text:p>
          <text:p text:style-name="P1"><text:span text:style-name="T1">342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1cm" svg:y1="69.75cm" svg:x2="2.6cm" svg:y2="69.65cm" draw:start-shape="id86" draw:start-glue-point="3" draw:end-shape="id85" draw:end-glue-point="1" svg:d="M6100 69750l-3500-100" svg:viewBox="0 0 3501 101">
          <text:p/>
        </draw:connector>
        <draw:connector draw:style-name="gr5" draw:text-style-name="P3" draw:layer="layout" draw:type="line" svg:x1="2.1cm" svg:y1="67.6cm" svg:x2="3.5cm" svg:y2="68.25cm" draw:start-shape="id80" draw:start-glue-point="2" draw:end-shape="id87" draw:end-glue-point="3" svg:d="M2100 67600l1400 650" svg:viewBox="0 0 1401 651">
          <text:p text:style-name="P1"><text:span text:style-name="T2">a+c</text:span></text:p>
        </draw:connector>
        <draw:connector draw:style-name="gr5" draw:text-style-name="P3" draw:layer="layout" draw:type="line" svg:x1="8.2cm" svg:y1="69.75cm" svg:x2="10.432cm" svg:y2="69.693cm" draw:start-shape="id86" draw:start-glue-point="1" svg:d="M8200 69750l2232-57" svg:viewBox="0 0 2233 58">
          <text:p text:style-name="P1"><text:span text:style-name="T2">CNT1_5</text:span></text:p>
        </draw:connector>
        <draw:custom-shape draw:style-name="gr2" draw:text-style-name="P2" xml:id="id88" draw:id="id88" draw:layer="layout" svg:width="1cm" svg:height="0.9cm" svg:x="17.271cm" svg:y="67cm">
          <text:p text:style-name="P1"><text:span text:style-name="T1">NOT1</text:span></text:p>
          <text:p text:style-name="P1"><text:span text:style-name="T1">272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9" draw:id="id89" draw:layer="layout" svg:width="1cm" svg:height="0.9cm" svg:x="17.271cm" svg:y="67cm">
          <text:p text:style-name="P1"><text:span text:style-name="T1">NOT</text:span></text:p>
          <text:p text:style-name="P1"><text:span text:style-name="T1">331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71cm" svg:y1="67.45cm" svg:x2="20.547cm" svg:y2="67.386cm" draw:start-shape="id88" draw:start-glue-point="1" svg:d="M18271 67450l2276-64" svg:viewBox="0 0 2277 65">
          <text:p text:style-name="P1"><text:span text:style-name="T2">RES_I2</text:span></text:p>
        </draw:connector>
        <draw:connector draw:style-name="gr5" draw:text-style-name="P3" draw:layer="layout" draw:type="line" svg:x1="15.149cm" svg:y1="67.412cm" svg:x2="17.271cm" svg:y2="67.45cm" draw:end-shape="id89" svg:d="M15149 67412l2122 38" svg:viewBox="0 0 2123 39">
          <text:p text:style-name="P1"><text:span text:style-name="T2">CNT1_5</text:span></text:p>
        </draw:connector>
        <draw:connector draw:style-name="gr5" draw:text-style-name="P3" draw:layer="layout" draw:type="line" svg:x1="2.1cm" svg:y1="70.1cm" svg:x2="3.5cm" svg:y2="70.75cm" draw:start-shape="id85" draw:start-glue-point="2" draw:end-shape="id90" draw:end-glue-point="3" svg:d="M2100 70100l1400 650" svg:viewBox="0 0 1401 651">
          <text:p text:style-name="P1"><text:span text:style-name="T2">a+c</text:span></text:p>
        </draw:connector>
        <draw:custom-shape draw:style-name="gr2" draw:text-style-name="P2" xml:id="id90" draw:id="id90" draw:layer="layout" svg:width="1cm" svg:height="0.9cm" svg:x="3.5cm" svg:y="70.3cm">
          <text:p text:style-name="P1"><text:span text:style-name="T1">NOR|AND</text:span></text:p>
          <text:p text:style-name="P1"><text:span text:style-name="T1">35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1" draw:id="id91" draw:layer="layout" svg:width="2.1cm" svg:height="0.9cm" svg:x="5.9cm" svg:y="71.8cm">
          <text:p text:style-name="P1"><text:span text:style-name="T1">DFFR (clk10,/res7)</text:span></text:p>
          <text:p text:style-name="P1"><text:span text:style-name="T1">351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5cm" svg:y1="71.8cm" svg:x2="4.5cm" svg:y2="70.75cm" draw:start-shape="id91" draw:start-glue-point="0" draw:end-shape="id90" svg:d="M6950 71800l-2450-1050" svg:viewBox="0 0 2451 1051">
          <text:p text:style-name="P1"><text:span text:style-name="T2">b+d</text:span></text:p>
        </draw:connector>
        <draw:connector draw:style-name="gr6" draw:text-style-name="P1" draw:layer="layout" draw:type="line" svg:x1="4cm" svg:y1="71.2cm" svg:x2="5.9cm" svg:y2="72.25cm" draw:start-shape="id90" draw:start-glue-point="2" draw:end-shape="id91" draw:end-glue-point="3" svg:d="M4000 71200l1900 1050" svg:viewBox="0 0 1901 1051">
          <text:p/>
        </draw:connector>
        <draw:connector draw:style-name="gr5" draw:text-style-name="P3" draw:layer="layout" draw:type="line" svg:x1="8cm" svg:y1="72.25cm" svg:x2="10.54cm" svg:y2="72.237cm" draw:start-shape="id91" draw:start-glue-point="1" svg:d="M8000 72250l2540-13" svg:viewBox="0 0 2541 14">
          <text:p text:style-name="P1"><text:span text:style-name="T2">CNT1_6</text:span></text:p>
        </draw:connector>
        <draw:custom-shape draw:style-name="gr2" draw:text-style-name="P2" xml:id="id92" draw:id="id92" draw:layer="layout" svg:width="1cm" svg:height="0.9cm" svg:x="17.271cm" svg:y="68cm">
          <text:p text:style-name="P1"><text:span text:style-name="T1">NOT1</text:span></text:p>
          <text:p text:style-name="P1"><text:span text:style-name="T1">272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3" draw:id="id93" draw:layer="layout" svg:width="1cm" svg:height="0.9cm" svg:x="17.271cm" svg:y="68cm">
          <text:p text:style-name="P1"><text:span text:style-name="T1">NOT</text:span></text:p>
          <text:p text:style-name="P1"><text:span text:style-name="T1">331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71cm" svg:y1="68.45cm" svg:x2="20.6cm" svg:y2="68.476cm" draw:start-shape="id92" draw:start-glue-point="1" svg:d="M18271 68450l2329 26" svg:viewBox="0 0 2330 27">
          <text:p text:style-name="P1"><text:span text:style-name="T2">RES_I3</text:span></text:p>
        </draw:connector>
        <draw:connector draw:style-name="gr5" draw:text-style-name="P3" draw:layer="layout" draw:type="line" svg:x1="15.261cm" svg:y1="68.446cm" svg:x2="17.271cm" svg:y2="68.45cm" draw:end-shape="id93" draw:end-glue-point="3" svg:d="M15261 68446l2010 4" svg:viewBox="0 0 2011 5">
          <text:p text:style-name="P1"><text:span text:style-name="T2">CNT1_6</text:span></text:p>
        </draw:connector>
        <draw:connector draw:style-name="gr5" draw:text-style-name="P3" draw:layer="layout" draw:type="line" svg:x1="37.66cm" svg:y1="3.05cm" svg:x2="39.98cm" svg:y2="3.002cm" draw:start-shape="id94" draw:start-glue-point="1" svg:d="M37660 3050l2320-48" svg:viewBox="0 0 2321 49">
          <text:p text:style-name="P1"><text:span text:style-name="T2">/res7</text:span></text:p>
        </draw:connector>
        <draw:connector draw:style-name="gr5" draw:text-style-name="P1" draw:layer="layout" draw:type="line" svg:x1="17.429cm" svg:y1="34.278cm" svg:x2="19.362cm" svg:y2="33.65cm" draw:end-shape="id54" draw:end-glue-point="3" svg:d="M17429 34278l1933-628" svg:viewBox="0 0 1934 629">
          <text:p text:style-name="P1"><text:span text:style-name="T2">/cnt0_ovfl</text:span></text:p>
        </draw:connector>
        <draw:connector draw:style-name="gr5" draw:text-style-name="P1" draw:layer="layout" draw:type="line" svg:x1="57.641cm" svg:y1="21.779cm" svg:x2="59.704cm" svg:y2="21.147cm" draw:end-shape="id53" draw:end-glue-point="3" svg:d="M57641 21779l2063-632" svg:viewBox="0 0 2064 633">
          <text:p text:style-name="P1"><text:span text:style-name="T2">/cnt0_ovfl</text:span></text:p>
        </draw:connector>
        <draw:custom-shape draw:style-name="gr2" draw:text-style-name="P2" xml:id="id95" draw:id="id95" draw:layer="layout" svg:width="1cm" svg:height="0.9cm" svg:x="22.134cm" svg:y="19.777cm">
          <text:p text:style-name="P1"><text:span text:style-name="T1">3-NAND</text:span></text:p>
          <text:p text:style-name="P1"><text:span text:style-name="T1">384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835cm" svg:y1="20.27cm" svg:x2="22.134cm" svg:y2="20.227cm" draw:end-shape="id95" draw:end-glue-point="3" svg:d="M19835 20270l2299-43" svg:viewBox="0 0 2300 44">
          <text:p text:style-name="P1"><text:span text:style-name="T2">/cnt0_ovfl</text:span></text:p>
        </draw:connector>
        <draw:custom-shape draw:style-name="gr2" draw:text-style-name="P2" xml:id="id97" draw:id="id97" draw:layer="layout" svg:width="1cm" svg:height="0.9cm" svg:x="29.434cm" svg:y="21.177cm">
          <text:p text:style-name="P1"><text:span text:style-name="T1">NOT</text:span></text:p>
          <text:p text:style-name="P1"><text:span text:style-name="T1">394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29.984cm" svg:y1="22.601cm" svg:x2="29.934cm" svg:y2="22.077cm" draw:start-shape="id96" draw:start-glue-point="0" draw:end-shape="id97" draw:end-glue-point="2" svg:d="M29984 22601l-50-524" svg:viewBox="0 0 51 525">
          <text:p/>
        </draw:connector>
        <draw:connector draw:style-name="gr5" draw:text-style-name="P1" draw:layer="layout" draw:type="line" svg:x1="50.565cm" svg:y1="25.636cm" svg:x2="52.541cm" svg:y2="24.791cm" draw:end-shape="id98" draw:end-glue-point="3" svg:d="M50565 25636l1976-845" svg:viewBox="0 0 1977 846">
          <text:p text:style-name="P1"><text:span text:style-name="T2">/cnt0_ovfl</text:span></text:p>
        </draw:connector>
        <draw:custom-shape draw:style-name="gr4" draw:text-style-name="P2" xml:id="id96" draw:id="id96" draw:layer="layout" svg:width="2.1cm" svg:height="0.9cm" svg:x="28.934cm" svg:y="22.601cm">
          <text:p text:style-name="P1"><text:span text:style-name="T1">DFFR(mclk, /res7)</text:span></text:p>
          <text:p text:style-name="P1"><text:span text:style-name="T1">415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9" draw:id="id99" draw:layer="layout" svg:width="1cm" svg:height="0.9cm" svg:x="25.834cm" svg:y="23.201cm">
          <text:p text:style-name="P1"><text:span text:style-name="T1">AND</text:span></text:p>
          <text:p text:style-name="P1"><text:span text:style-name="T1">415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9.984cm" svg:y1="23.501cm" svg:x2="26.834cm" svg:y2="23.651cm" draw:start-shape="id96" draw:start-glue-point="2" draw:end-shape="id99" draw:end-glue-point="1" svg:d="M29984 23501l-3150 150" svg:viewBox="0 0 3151 151">
          <text:p/>
        </draw:connector>
        <draw:custom-shape draw:style-name="gr7" draw:text-style-name="P2" xml:id="id100" draw:id="id100" draw:layer="layout" svg:width="0.6cm" svg:height="0.6cm" svg:x="32.034cm" svg:y="23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1.034cm" svg:y1="23.051cm" svg:x2="32.034cm" svg:y2="23.877cm" draw:start-shape="id96" draw:start-glue-point="1" draw:end-shape="id100" draw:end-glue-point="3" svg:d="M31034 23051l1000 826" svg:viewBox="0 0 1001 827">
          <text:p/>
        </draw:connector>
        <draw:custom-shape draw:style-name="gr2" draw:text-style-name="P2" xml:id="id101" draw:id="id101" draw:layer="layout" svg:width="1cm" svg:height="0.9cm" svg:x="50.739cm" svg:y="22.351cm">
          <text:p text:style-name="P1"><text:span text:style-name="T1">3-NAND</text:span></text:p>
          <text:p text:style-name="P1"><text:span text:style-name="T1">373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48.333cm" svg:y1="22.88cm" svg:x2="50.739cm" svg:y2="22.801cm" draw:start-shape="id56" draw:start-glue-point="1" draw:end-shape="id101" draw:end-glue-point="3" svg:d="M48333 22880l2406-79" svg:viewBox="0 0 2407 80">
          <text:p/>
        </draw:connector>
        <draw:custom-shape draw:style-name="gr2" draw:text-style-name="P2" xml:id="id102" draw:id="id102" draw:layer="layout" svg:width="1cm" svg:height="0.9cm" svg:x="47.333cm" svg:y="20.911cm">
          <text:p text:style-name="P1"><text:span text:style-name="T1">3-AND</text:span></text:p>
          <text:p text:style-name="P1"><text:span text:style-name="T1">363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5.153cm" svg:y1="22cm" svg:x2="47.333cm" svg:y2="21.361cm" draw:end-shape="id102" draw:end-glue-point="3" svg:d="M45153 22000l2180-639" svg:viewBox="0 0 2181 640">
          <text:p text:style-name="P1"><text:span text:style-name="T2">/CNT0_5</text:span></text:p>
        </draw:connector>
        <draw:connector draw:style-name="gr5" draw:text-style-name="P3" draw:layer="layout" draw:type="line" svg:x1="45.179cm" svg:y1="21.365cm" svg:x2="47.333cm" svg:y2="21.361cm" draw:end-shape="id102" svg:d="M45179 21365l2154-4" svg:viewBox="0 0 2155 5">
          <text:p text:style-name="P1"><text:span text:style-name="T2">/CNT0_4</text:span></text:p>
        </draw:connector>
        <draw:connector draw:style-name="gr5" draw:text-style-name="P3" draw:layer="layout" draw:type="line" svg:x1="45.126cm" svg:y1="20.651cm" svg:x2="47.333cm" svg:y2="21.361cm" draw:end-shape="id102" draw:end-glue-point="3" svg:d="M45126 20651l2207 710" svg:viewBox="0 0 2208 711">
          <text:p text:style-name="P1"><text:span text:style-name="T2">/CNT0_3</text:span></text:p>
        </draw:connector>
        <draw:connector draw:style-name="gr5" draw:text-style-name="P3" draw:layer="layout" draw:type="line" svg:x1="50.545cm" svg:y1="23.972cm" svg:x2="52.541cm" svg:y2="24.791cm" draw:end-shape="id98" draw:end-glue-point="3" svg:d="M50545 23972l1996 819" svg:viewBox="0 0 1997 820">
          <text:p text:style-name="P1"><text:span text:style-name="T2">/CNT0_3</text:span></text:p>
        </draw:connector>
        <draw:connector draw:style-name="gr5" draw:text-style-name="P3" draw:layer="layout" draw:type="line" svg:x1="14.726cm" svg:y1="21.548cm" svg:x2="16.834cm" svg:y2="20.827cm" draw:end-shape="id103" draw:end-glue-point="3" svg:d="M14726 21548l2108-721" svg:viewBox="0 0 2109 722">
          <text:p text:style-name="P1"><text:span text:style-name="T2">/CNT0_3</text:span></text:p>
        </draw:connector>
        <draw:custom-shape draw:style-name="gr2" draw:text-style-name="P2" xml:id="id103" draw:id="id103" draw:layer="layout" svg:width="1cm" svg:height="0.9cm" svg:x="16.834cm" svg:y="20.377cm">
          <text:p text:style-name="P1"><text:span text:style-name="T1">3-OR</text:span></text:p>
          <text:p text:style-name="P1"><text:span text:style-name="T1">37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4" draw:id="id104" draw:layer="layout" svg:width="1cm" svg:height="0.9cm" svg:x="17.034cm" svg:y="16.177cm">
          <text:p text:style-name="P1"><text:span text:style-name="T1">3-OR</text:span></text:p>
          <text:p text:style-name="P1"><text:span text:style-name="T1">373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084cm" svg:y1="16.702cm" svg:x2="17.034cm" svg:y2="16.627cm" draw:end-shape="id104" draw:end-glue-point="3" svg:d="M15084 16702l1950-75" svg:viewBox="0 0 1951 76">
          <text:p text:style-name="P1"><text:span text:style-name="T2">/CNT0_3</text:span></text:p>
        </draw:connector>
        <draw:connector draw:style-name="gr6" draw:text-style-name="P1" draw:layer="layout" draw:type="line" svg:x1="48.333cm" svg:y1="21.361cm" svg:x2="64.037cm" svg:y2="21.868cm" draw:start-shape="id102" draw:start-glue-point="1" draw:end-shape="id105" draw:end-glue-point="3" svg:d="M48333 21361l15704 507" svg:viewBox="0 0 15705 508">
          <text:p/>
        </draw:connector>
        <draw:connector draw:style-name="gr6" draw:text-style-name="P1" draw:layer="layout" draw:type="line" svg:x1="48.333cm" svg:y1="22.88cm" svg:x2="64.037cm" svg:y2="21.868cm" draw:start-shape="id56" draw:start-glue-point="1" draw:end-shape="id105" draw:end-glue-point="3" svg:d="M48333 22880l15704-1012" svg:viewBox="0 0 15705 1013">
          <text:p/>
        </draw:connector>
        <draw:connector draw:style-name="gr5" draw:text-style-name="P3" draw:layer="layout" draw:type="line" svg:x1="14.805cm" svg:y1="20.86cm" svg:x2="16.834cm" svg:y2="20.827cm" draw:end-shape="id103" draw:end-glue-point="3" svg:d="M14805 20860l2029-33" svg:viewBox="0 0 2030 34">
          <text:p text:style-name="P1"><text:span text:style-name="T2">/CNT0_2</text:span></text:p>
        </draw:connector>
        <draw:connector draw:style-name="gr5" draw:text-style-name="P3" draw:layer="layout" draw:type="line" svg:x1="15.024cm" svg:y1="15.98cm" svg:x2="17.034cm" svg:y2="16.627cm" draw:end-shape="id104" svg:d="M15024 15980l2010 647" svg:viewBox="0 0 2011 648">
          <text:p text:style-name="P1"><text:span text:style-name="T2">/CNT0_2</text:span></text:p>
        </draw:connector>
        <draw:custom-shape draw:style-name="gr2" draw:text-style-name="P2" xml:id="id107" draw:id="id107" draw:layer="layout" svg:width="1cm" svg:height="0.9cm" svg:x="59.725cm" svg:y="21.979cm">
          <text:p text:style-name="P1"><text:span text:style-name="T1">AND</text:span></text:p>
          <text:p text:style-name="P1"><text:span text:style-name="T1">372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5.133cm" svg:y1="25.5cm" svg:x2="47.339cm" svg:y2="24.74cm" draw:end-shape="id106" draw:end-glue-point="3" svg:d="M45133 25500l2206-760" svg:viewBox="0 0 2207 761">
          <text:p text:style-name="P1"><text:span text:style-name="T2">/CNT0_2</text:span></text:p>
        </draw:connector>
        <draw:connector draw:style-name="gr5" draw:text-style-name="P3" draw:layer="layout" draw:type="line" svg:x1="57.653cm" svg:y1="22.9cm" svg:x2="59.725cm" svg:y2="22.429cm" draw:end-shape="id107" draw:end-glue-point="3" svg:d="M57653 22900l2072-471" svg:viewBox="0 0 2073 472">
          <text:p text:style-name="P1"><text:span text:style-name="T2">/CNT0_2</text:span></text:p>
        </draw:connector>
        <draw:connector draw:style-name="gr5" draw:text-style-name="P3" draw:layer="layout" draw:type="line" svg:x1="57.653cm" svg:y1="22.133cm" svg:x2="59.725cm" svg:y2="22.429cm" draw:end-shape="id107" draw:end-glue-point="3" svg:d="M57653 22133l2072 296" svg:viewBox="0 0 2073 297">
          <text:p text:style-name="P1"><text:span text:style-name="T2">/CNT0_1</text:span></text:p>
        </draw:connector>
        <draw:connector draw:style-name="gr5" draw:text-style-name="P3" draw:layer="layout" draw:type="line" svg:x1="45.186cm" svg:y1="24.786cm" svg:x2="47.339cm" svg:y2="24.74cm" draw:end-shape="id106" draw:end-glue-point="3" svg:d="M45186 24786l2153-46" svg:viewBox="0 0 2154 47">
          <text:p text:style-name="P1"><text:span text:style-name="T2">/CNT0_1</text:span></text:p>
        </draw:connector>
        <draw:connector draw:style-name="gr5" draw:text-style-name="P3" draw:layer="layout" draw:type="line" svg:x1="13.12cm" svg:y1="20.491cm" svg:x2="15.04cm" svg:y2="20.027cm" draw:end-shape="id108" draw:end-glue-point="3" svg:d="M13120 20491l1920-464" svg:viewBox="0 0 1921 465">
          <text:p text:style-name="P1"><text:span text:style-name="T2">/CNT0_1</text:span></text:p>
        </draw:connector>
        <draw:connector draw:style-name="gr6" draw:text-style-name="P1" draw:layer="layout" draw:type="line" svg:x1="48.339cm" svg:y1="24.74cm" svg:x2="50.739cm" svg:y2="22.801cm" draw:start-shape="id106" draw:start-glue-point="1" draw:end-shape="id101" draw:end-glue-point="3" svg:d="M48339 24740l2400-1939" svg:viewBox="0 0 2401 1940">
          <text:p/>
        </draw:connector>
        <draw:connector draw:style-name="gr6" draw:text-style-name="P1" draw:layer="layout" draw:type="line" svg:x1="48.339cm" svg:y1="24.74cm" svg:x2="52.541cm" svg:y2="24.791cm" draw:start-shape="id106" draw:start-glue-point="1" draw:end-shape="id98" draw:end-glue-point="3" svg:d="M48339 24740l4202 51" svg:viewBox="0 0 4203 52">
          <text:p/>
        </draw:connector>
        <draw:connector draw:style-name="gr5" draw:text-style-name="P3" draw:layer="layout" draw:type="line" svg:x1="8.404cm" svg:y1="32.85cm" svg:x2="10.842cm" svg:y2="32.869cm" draw:start-shape="id51" draw:start-glue-point="1" svg:d="M8404 32850l2438 19" svg:viewBox="0 0 2439 20">
          <text:p text:style-name="P1"><text:span text:style-name="T2">CNT0_0</text:span></text:p>
        </draw:connector>
        <draw:connector draw:style-name="gr5" draw:text-style-name="P3" draw:layer="layout" draw:type="line" svg:x1="8.404cm" svg:y1="52.25cm" svg:x2="10.787cm" svg:y2="52.202cm" draw:start-shape="id48" draw:start-glue-point="1" svg:d="M8404 52250l2383-48" svg:viewBox="0 0 2384 49">
          <text:p text:style-name="P1"><text:span text:style-name="T2">CNT0_8</text:span></text:p>
        </draw:connector>
        <draw:connector draw:style-name="gr5" draw:text-style-name="P3" draw:layer="layout" draw:type="line" svg:x1="8.404cm" svg:y1="49.85cm" svg:x2="10.762cm" svg:y2="49.802cm" draw:start-shape="id45" draw:start-glue-point="1" svg:d="M8404 49850l2358-48" svg:viewBox="0 0 2359 49">
          <text:p text:style-name="P1"><text:span text:style-name="T2">CNT0_7</text:span></text:p>
        </draw:connector>
        <draw:custom-shape draw:style-name="gr4" draw:text-style-name="P2" xml:id="id109" draw:id="id109" draw:layer="layout" svg:width="2.1cm" svg:height="0.9cm" svg:x="18.803cm" svg:y="29.041cm">
          <text:p text:style-name="P1"><text:span text:style-name="T1">DFF (mclk)</text:span></text:p>
          <text:p text:style-name="P1"><text:span text:style-name="T1">384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6.1cm" svg:y1="29.538cm" svg:x2="18.803cm" svg:y2="29.491cm" draw:end-shape="id109" draw:end-glue-point="3" svg:d="M16100 29538l2703-47" svg:viewBox="0 0 2704 48">
          <text:p text:style-name="P1"><text:span text:style-name="T2">/CNT0_0</text:span></text:p>
        </draw:connector>
        <draw:custom-shape draw:style-name="gr2" draw:text-style-name="P2" xml:id="id110" draw:id="id110" draw:layer="layout" svg:width="1cm" svg:height="0.9cm" svg:x="61.837cm" svg:y="21.418cm">
          <text:p text:style-name="P1"><text:span text:style-name="T1">AND</text:span></text:p>
          <text:p text:style-name="P1"><text:span text:style-name="T1">372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0.725cm" svg:y1="22.429cm" svg:x2="61.837cm" svg:y2="21.868cm" draw:start-shape="id107" draw:start-glue-point="1" draw:end-shape="id110" draw:end-glue-point="3" svg:d="M60725 22429l1112-561" svg:viewBox="0 0 1113 562">
          <text:p/>
        </draw:connector>
        <draw:connector draw:style-name="gr6" draw:text-style-name="P1" draw:layer="layout" draw:type="line" svg:x1="60.704cm" svg:y1="21.147cm" svg:x2="61.837cm" svg:y2="21.868cm" draw:start-shape="id53" draw:start-glue-point="1" draw:end-shape="id110" draw:end-glue-point="3" svg:d="M60704 21147l1133 721" svg:viewBox="0 0 1134 722">
          <text:p/>
        </draw:connector>
        <draw:connector draw:style-name="gr6" draw:text-style-name="P1" draw:layer="layout" draw:type="line" svg:x1="62.837cm" svg:y1="21.868cm" svg:x2="64.037cm" svg:y2="21.868cm" draw:start-shape="id110" draw:start-glue-point="1" draw:end-shape="id105" draw:end-glue-point="3" svg:d="M62837 21868h1200" svg:viewBox="0 0 1201 1">
          <text:p/>
        </draw:connector>
        <draw:connector draw:style-name="gr5" draw:text-style-name="P3" draw:layer="layout" draw:type="line" svg:x1="65.037cm" svg:y1="21.868cm" svg:x2="67.2cm" svg:y2="21.9cm" draw:start-shape="id105" draw:start-glue-point="1" draw:end-shape="id111" draw:end-glue-point="3" svg:d="M65037 21868l2163 32" svg:viewBox="0 0 2164 33">
          <text:p text:style-name="P1"><text:span text:style-name="T2">CTRL0</text:span></text:p>
        </draw:connector>
        <draw:connector draw:style-name="gr5" draw:text-style-name="P3" draw:layer="layout" draw:type="line" svg:x1="19.847cm" svg:y1="47.727cm" svg:x2="25cm" svg:y2="46.45cm" draw:start-shape="id112" draw:start-glue-point="1" draw:end-shape="id68" draw:end-glue-point="3" svg:d="M19847 47727l5153-1277" svg:viewBox="0 0 5154 1278">
          <text:p text:style-name="P1"><text:span text:style-name="T2">a</text:span></text:p>
        </draw:connector>
        <draw:connector draw:style-name="gr5" draw:text-style-name="P3" draw:layer="layout" draw:type="line" svg:x1="19.847cm" svg:y1="47.727cm" svg:x2="25cm" svg:y2="47.75cm" draw:start-shape="id112" draw:end-shape="id77" draw:end-glue-point="3" svg:d="M19847 47727l5153 23" svg:viewBox="0 0 5154 24">
          <text:p text:style-name="P1"><text:span text:style-name="T2">a</text:span></text:p>
        </draw:connector>
        <draw:connector draw:style-name="gr6" draw:text-style-name="P1" draw:layer="layout" draw:type="line" svg:x1="19.847cm" svg:y1="47.727cm" svg:x2="21.8cm" svg:y2="48.85cm" draw:start-shape="id112" draw:start-glue-point="1" draw:end-shape="id113" draw:end-glue-point="3" svg:d="M19847 47727l1953 1123" svg:viewBox="0 0 1954 1124">
          <text:p/>
        </draw:connector>
        <draw:connector draw:style-name="gr5" draw:text-style-name="P3" draw:layer="layout" draw:type="line" svg:x1="22.8cm" svg:y1="48.85cm" svg:x2="24.9cm" svg:y2="50.15cm" draw:start-shape="id113" draw:start-glue-point="1" draw:end-shape="id72" svg:d="M22800 48850l2100 1300" svg:viewBox="0 0 2101 1301">
          <text:p text:style-name="P1"><text:span text:style-name="T2">a</text:span></text:p>
        </draw:connector>
        <draw:connector draw:style-name="gr5" draw:text-style-name="P3" draw:layer="layout" draw:type="line" svg:x1="22.8cm" svg:y1="50.05cm" svg:x2="25cm" svg:y2="46.45cm" draw:start-shape="id114" draw:start-glue-point="1" draw:end-shape="id68" draw:end-glue-point="3" svg:d="M22800 50050l2200-3600" svg:viewBox="0 0 2201 3601">
          <text:p text:style-name="P1"><text:span text:style-name="T2">b</text:span></text:p>
        </draw:connector>
        <draw:connector draw:style-name="gr5" draw:text-style-name="P3" draw:layer="layout" draw:type="line" svg:x1="22.8cm" svg:y1="50.05cm" svg:x2="25cm" svg:y2="47.75cm" draw:start-shape="id114" draw:start-glue-point="1" draw:end-shape="id77" draw:end-glue-point="3" svg:d="M22800 50050l2200-2300" svg:viewBox="0 0 2201 2301">
          <text:p text:style-name="P1"><text:span text:style-name="T2">b</text:span></text:p>
        </draw:connector>
        <draw:connector draw:style-name="gr5" draw:text-style-name="P3" draw:layer="layout" draw:type="line" svg:x1="22.8cm" svg:y1="50.05cm" svg:x2="24.9cm" svg:y2="50.15cm" draw:start-shape="id114" draw:end-shape="id72" draw:end-glue-point="3" svg:d="M22800 50050l2100 100" svg:viewBox="0 0 2101 101">
          <text:p text:style-name="P1"><text:span text:style-name="T2">c</text:span></text:p>
        </draw:connector>
        <draw:connector draw:style-name="gr5" draw:text-style-name="P3" draw:layer="layout" draw:type="line" svg:x1="22.9cm" svg:y1="46.55cm" svg:x2="24.9cm" svg:y2="50.15cm" draw:start-shape="id115" draw:start-glue-point="1" draw:end-shape="id72" draw:end-glue-point="3" svg:d="M22900 46550l2000 3600" svg:viewBox="0 0 2001 3601">
          <text:p text:style-name="P1"><text:span text:style-name="T2">b</text:span></text:p>
        </draw:connector>
        <draw:connector draw:style-name="gr5" draw:text-style-name="P3" draw:layer="layout" draw:type="line" svg:x1="22.9cm" svg:y1="46.55cm" svg:x2="25cm" svg:y2="47.75cm" draw:start-shape="id115" draw:start-glue-point="1" draw:end-shape="id77" draw:end-glue-point="3" svg:d="M22900 46550l2100 1200" svg:viewBox="0 0 2101 1201">
          <text:p text:style-name="P1"><text:span text:style-name="T2">c</text:span></text:p>
        </draw:connector>
        <draw:connector draw:style-name="gr5" draw:text-style-name="P3" draw:layer="layout" draw:type="line" svg:x1="22.9cm" svg:y1="46.55cm" svg:x2="25cm" svg:y2="46.45cm" draw:start-shape="id115" draw:start-glue-point="1" draw:end-shape="id68" draw:end-glue-point="3" svg:d="M22900 46550l2100-100" svg:viewBox="0 0 2101 101">
          <text:p text:style-name="P1"><text:span text:style-name="T2">c</text:span></text:p>
        </draw:connector>
        <draw:connector draw:style-name="gr5" draw:text-style-name="P1" draw:layer="layout" draw:type="line" svg:x1="19.778cm" svg:y1="45.799cm" svg:x2="21.9cm" svg:y2="46.55cm" draw:end-shape="id115" draw:end-glue-point="3" svg:d="M19778 45799l2122 751" svg:viewBox="0 0 2123 752">
          <text:p text:style-name="P1"><text:span text:style-name="T2">stm_sel2</text:span></text:p>
        </draw:connector>
        <draw:connector draw:style-name="gr6" draw:text-style-name="P1" draw:layer="layout" draw:type="line" svg:x1="20.903cm" svg:y1="29.491cm" svg:x2="21.149cm" svg:y2="28.65cm" draw:start-shape="id109" draw:start-glue-point="1" draw:end-shape="id116" draw:end-glue-point="3" svg:d="M20903 29491l246-841" svg:viewBox="0 0 247 842">
          <text:p/>
        </draw:connector>
        <draw:connector draw:style-name="gr5" draw:text-style-name="P1" draw:layer="layout" draw:type="line" svg:x1="17.048cm" svg:y1="33.576cm" svg:x2="19.362cm" svg:y2="33.65cm" draw:end-shape="id54" draw:end-glue-point="3" svg:d="M17048 33576l2314 74" svg:viewBox="0 0 2315 75">
          <text:p text:style-name="P1"><text:span text:style-name="T2">stm_sel2</text:span></text:p>
        </draw:connector>
        <draw:custom-shape draw:style-name="gr2" draw:text-style-name="P2" xml:id="id115" draw:id="id115" draw:layer="layout" svg:width="1cm" svg:height="0.9cm" svg:x="21.9cm" svg:y="46.1cm">
          <text:p text:style-name="P1"><text:span text:style-name="T1">XOR</text:span></text:p>
          <text:p text:style-name="P1"><text:span text:style-name="T1">384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9.791cm" svg:y1="46.513cm" svg:x2="21.9cm" svg:y2="46.55cm" draw:end-shape="id115" draw:end-glue-point="3" svg:d="M19791 46513l2109 37" svg:viewBox="0 0 2110 38">
          <text:p text:style-name="P1"><text:span text:style-name="T2">/cnt0_0</text:span></text:p>
        </draw:connector>
        <draw:connector draw:style-name="gr5" draw:text-style-name="P3" draw:layer="layout" draw:type="line" svg:x1="13.1cm" svg:y1="19.288cm" svg:x2="15.04cm" svg:y2="20.027cm" draw:end-shape="id108" draw:end-glue-point="3" svg:d="M13100 19288l1940 739" svg:viewBox="0 0 1941 740">
          <text:p text:style-name="P1"><text:span text:style-name="T2">/CNT0_0</text:span></text:p>
        </draw:connector>
        <draw:connector draw:style-name="gr5" draw:text-style-name="P3" draw:layer="layout" draw:type="line" svg:x1="45.159cm" svg:y1="24.098cm" svg:x2="47.339cm" svg:y2="24.74cm" draw:end-shape="id106" draw:end-glue-point="3" svg:d="M45159 24098l2180 642" svg:viewBox="0 0 2181 643">
          <text:p text:style-name="P1"><text:span text:style-name="T2">/CNT0_0</text:span></text:p>
        </draw:connector>
        <draw:connector draw:style-name="gr5" draw:text-style-name="P3" draw:layer="layout" draw:type="line" svg:x1="18.332cm" svg:y1="18.868cm" svg:x2="20.134cm" svg:y2="19.527cm" draw:end-shape="id117" draw:end-glue-point="3" svg:d="M18332 18868l1802 659" svg:viewBox="0 0 1803 660">
          <text:p text:style-name="P1"><text:span text:style-name="T2">/CNT0_0</text:span></text:p>
        </draw:connector>
        <draw:custom-shape draw:style-name="gr2" draw:text-style-name="P2" xml:id="id117" draw:id="id117" draw:layer="layout" svg:width="1cm" svg:height="0.9cm" svg:x="20.134cm" svg:y="19.077cm">
          <text:p text:style-name="P1"><text:span text:style-name="T1">NAND</text:span></text:p>
          <text:p text:style-name="P1"><text:span text:style-name="T1">384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3" draw:id="id113" draw:layer="layout" svg:width="1cm" svg:height="0.9cm" svg:x="21.8cm" svg:y="48.4cm">
          <text:p text:style-name="P1"><text:span text:style-name="T1">NAND</text:span></text:p>
          <text:p text:style-name="P1"><text:span text:style-name="T1">394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541cm" svg:y1="24.791cm" svg:x2="54.664cm" svg:y2="24.75cm" draw:start-shape="id98" draw:start-glue-point="1" draw:end-shape="id118" draw:end-glue-point="3" svg:d="M53541 24791l1123-41" svg:viewBox="0 0 1124 42">
          <text:p/>
        </draw:connector>
        <draw:custom-shape draw:style-name="gr2" draw:text-style-name="P2" xml:id="id118" draw:id="id118" draw:layer="layout" svg:width="1cm" svg:height="0.9cm" svg:x="54.664cm" svg:y="24.3cm">
          <text:p text:style-name="P1"><text:span text:style-name="T1">AND</text:span></text:p>
          <text:p text:style-name="P1"><text:span text:style-name="T1">39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4" draw:id="id114" draw:layer="layout" svg:width="1cm" svg:height="0.9cm" svg:x="21.8cm" svg:y="49.6cm">
          <text:p text:style-name="P1"><text:span text:style-name="T1">XOR</text:span></text:p>
          <text:p text:style-name="P1"><text:span text:style-name="T1">40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2" draw:id="id112" draw:layer="layout" svg:width="1cm" svg:height="0.9cm" svg:x="18.847cm" svg:y="47.277cm">
          <text:p text:style-name="P1"><text:span text:style-name="T1">3-NAND</text:span></text:p>
          <text:p text:style-name="P1"><text:span text:style-name="T1">39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9" draw:id="id119" draw:layer="layout" svg:width="1cm" svg:height="0.9cm" svg:x="39.513cm" svg:y="55.745cm">
          <text:p text:style-name="P1"><text:span text:style-name="T1">3-AND</text:span></text:p>
          <text:p text:style-name="P1"><text:span text:style-name="T1">352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571cm" svg:y1="56.925cm" svg:x2="39.513cm" svg:y2="56.195cm" draw:end-shape="id119" draw:end-glue-point="3" svg:d="M37571 56925l1942-730" svg:viewBox="0 0 1943 731">
          <text:p text:style-name="P1"><text:span text:style-name="T2">/CNT1_6</text:span></text:p>
        </draw:connector>
        <draw:connector draw:style-name="gr5" draw:text-style-name="P1" draw:layer="layout" draw:type="line" svg:x1="37.5cm" svg:y1="56.192cm" svg:x2="39.513cm" svg:y2="56.195cm" draw:end-shape="id119" draw:end-glue-point="3" svg:d="M37500 56192l2013 3" svg:viewBox="0 0 2014 4">
          <text:p text:style-name="P1"><text:span text:style-name="T2">/CNT1_5</text:span></text:p>
        </draw:connector>
        <draw:connector draw:style-name="gr5" draw:text-style-name="P1" draw:layer="layout" draw:type="line" svg:x1="37.524cm" svg:y1="55.507cm" svg:x2="39.513cm" svg:y2="56.195cm" draw:end-shape="id119" draw:end-glue-point="3" svg:d="M37524 55507l1989 688" svg:viewBox="0 0 1990 689">
          <text:p text:style-name="P1"><text:span text:style-name="T2">/CNT1_4</text:span></text:p>
        </draw:connector>
        <draw:custom-shape draw:style-name="gr2" draw:text-style-name="P2" xml:id="id120" draw:id="id120" draw:layer="layout" svg:width="1cm" svg:height="0.9cm" svg:x="42.2cm" svg:y="54.707cm">
          <text:p text:style-name="P1"><text:span text:style-name="T1">3-NAND</text:span></text:p>
          <text:p text:style-name="P1"><text:span text:style-name="T1">353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0.513cm" svg:y1="56.195cm" svg:x2="42.2cm" svg:y2="55.157cm" draw:start-shape="id119" draw:start-glue-point="1" draw:end-shape="id120" draw:end-glue-point="3" svg:d="M40513 56195l1687-1038" svg:viewBox="0 0 1688 1039">
          <text:p/>
        </draw:connector>
        <draw:custom-shape draw:style-name="gr2" draw:text-style-name="P2" xml:id="id121" draw:id="id121" draw:layer="layout" svg:width="1cm" svg:height="0.9cm" svg:x="39.5cm" svg:y="54.107cm">
          <text:p text:style-name="P1"><text:span text:style-name="T1">AND</text:span></text:p>
          <text:p text:style-name="P1"><text:span text:style-name="T1">352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535cm" svg:y1="55.096cm" svg:x2="39.5cm" svg:y2="54.557cm" draw:end-shape="id121" draw:end-glue-point="3" svg:d="M37535 55096l1965-539" svg:viewBox="0 0 1966 540">
          <text:p text:style-name="P1"><text:span text:style-name="T2">/CNT1_3</text:span></text:p>
        </draw:connector>
        <draw:connector draw:style-name="gr5" draw:text-style-name="P1" draw:layer="layout" draw:type="line" svg:x1="37.488cm" svg:y1="53.915cm" svg:x2="39.5cm" svg:y2="54.557cm" draw:end-shape="id121" draw:end-glue-point="3" svg:d="M37488 53915l2012 642" svg:viewBox="0 0 2013 643">
          <text:p text:style-name="P1"><text:span text:style-name="T2">/CNT1_2</text:span></text:p>
        </draw:connector>
        <draw:custom-shape draw:style-name="gr2" draw:text-style-name="P2" xml:id="id122" draw:id="id122" draw:layer="layout" svg:width="1cm" svg:height="0.9cm" svg:x="37.6cm" svg:y="45.729cm">
          <text:p text:style-name="P1"><text:span text:style-name="T1">3-OR</text:span></text:p>
          <text:p text:style-name="P1"><text:span text:style-name="T1">353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847cm" svg:y1="47.232cm" svg:x2="37.6cm" svg:y2="46.179cm" draw:end-shape="id122" draw:end-glue-point="3" svg:d="M35847 47232l1753-1053" svg:viewBox="0 0 1754 1054">
          <text:p text:style-name="P1"><text:span text:style-name="T2">/CNT1_3</text:span></text:p>
        </draw:connector>
        <draw:connector draw:style-name="gr5" draw:text-style-name="P1" draw:layer="layout" draw:type="line" svg:x1="35.823cm" svg:y1="46.168cm" svg:x2="37.6cm" svg:y2="46.179cm" draw:end-shape="id122" draw:end-glue-point="3" svg:d="M35823 46168l1777 11" svg:viewBox="0 0 1778 12">
          <text:p text:style-name="P1"><text:span text:style-name="T2">/CNT1_2</text:span></text:p>
        </draw:connector>
        <draw:connector draw:style-name="gr6" draw:text-style-name="P1" draw:layer="layout" draw:type="line" svg:x1="40.5cm" svg:y1="54.557cm" svg:x2="42.2cm" svg:y2="55.157cm" draw:start-shape="id121" draw:start-glue-point="1" draw:end-shape="id120" draw:end-glue-point="3" svg:d="M40500 54557l1700 600" svg:viewBox="0 0 1701 601">
          <text:p/>
        </draw:connector>
        <draw:connector draw:style-name="gr6" draw:text-style-name="P1" draw:layer="layout" draw:type="line" svg:x1="40.5cm" svg:y1="54.557cm" svg:x2="42.2cm" svg:y2="54.057cm" draw:start-shape="id121" draw:start-glue-point="1" draw:end-shape="id123" draw:end-glue-point="3" svg:d="M40500 54557l1700-500" svg:viewBox="0 0 1701 501">
          <text:p/>
        </draw:connector>
        <draw:custom-shape draw:style-name="gr2" draw:text-style-name="P2" xml:id="id123" draw:id="id123" draw:layer="layout" svg:width="1cm" svg:height="0.9cm" svg:x="42.2cm" svg:y="53.607cm">
          <text:p text:style-name="P1"><text:span text:style-name="T1">3-NAND</text:span></text:p>
          <text:p text:style-name="P1"><text:span text:style-name="T1">34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35.729cm" svg:y1="45.2cm" svg:x2="37.6cm" svg:y2="46.179cm" draw:end-shape="id122" draw:end-glue-point="3" svg:d="M35729 45200l1871 979" svg:viewBox="0 0 1872 980">
          <text:p text:style-name="P1"><text:span text:style-name="T2">/CNT1_1</text:span></text:p>
        </draw:connector>
        <draw:custom-shape draw:style-name="gr2" draw:text-style-name="P2" xml:id="id124" draw:id="id124" draw:layer="layout" svg:width="1cm" svg:height="0.9cm" svg:x="39.5cm" svg:y="52.525cm">
          <text:p text:style-name="P1"><text:span text:style-name="T1">AND</text:span></text:p>
          <text:p text:style-name="P1"><text:span text:style-name="T1">353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707cm" svg:y1="53.683cm" svg:x2="39.5cm" svg:y2="52.975cm" draw:end-shape="id124" draw:end-glue-point="3" svg:d="M37707 53683l1793-708" svg:viewBox="0 0 1794 709">
          <text:p text:style-name="P1"><text:span text:style-name="T2">/CNT1_1</text:span></text:p>
        </draw:connector>
        <draw:custom-shape draw:style-name="gr2" draw:text-style-name="P2" xml:id="id125" draw:id="id125" draw:layer="layout" svg:width="1cm" svg:height="0.9cm" svg:x="41.7cm" svg:y="44.956cm">
          <text:p text:style-name="P1"><text:span text:style-name="T1">12-OAI</text:span></text:p>
          <text:p text:style-name="P1"><text:span text:style-name="T1">353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6" draw:id="id126" draw:layer="layout" svg:width="1cm" svg:height="0.9cm" svg:x="41.7cm" svg:y="46.656cm">
          <text:p text:style-name="P1"><text:span text:style-name="T1">12-OAI</text:span></text:p>
          <text:p text:style-name="P1"><text:span text:style-name="T1">353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6cm" svg:y1="46.179cm" svg:x2="41.7cm" svg:y2="45.406cm" draw:start-shape="id122" draw:start-glue-point="1" draw:end-shape="id125" draw:end-glue-point="3" svg:d="M38600 46179l3100-773" svg:viewBox="0 0 3101 774">
          <text:p text:style-name="P1"><text:span text:style-name="T2">c</text:span></text:p>
        </draw:connector>
        <draw:connector draw:style-name="gr5" draw:text-style-name="P3" draw:layer="layout" draw:type="line" svg:x1="38.6cm" svg:y1="46.179cm" svg:x2="41.7cm" svg:y2="47.106cm" draw:start-shape="id122" draw:start-glue-point="1" draw:end-shape="id126" draw:end-glue-point="3" svg:d="M38600 46179l3100 927" svg:viewBox="0 0 3101 928">
          <text:p text:style-name="P1"><text:span text:style-name="T2">c</text:span></text:p>
        </draw:connector>
        <draw:custom-shape draw:style-name="gr2" draw:text-style-name="P2" xml:id="id127" draw:id="id127" draw:layer="layout" svg:width="1cm" svg:height="0.9cm" svg:x="22.048cm" svg:y="43.485cm">
          <text:p text:style-name="P1"><text:span text:style-name="T1">XOR</text:span></text:p>
          <text:p text:style-name="P1"><text:span text:style-name="T1">313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0.153cm" svg:y1="44.8cm" svg:x2="22.048cm" svg:y2="43.935cm" draw:end-shape="id127" draw:end-glue-point="3" svg:d="M20153 44800l1895-865" svg:viewBox="0 0 1896 866">
          <text:p text:style-name="P1"><text:span text:style-name="T2">/CNT1_0</text:span></text:p>
        </draw:connector>
        <draw:connector draw:style-name="gr5" draw:text-style-name="P3" draw:layer="layout" draw:type="line" svg:x1="15.3cm" svg:y1="43.932cm" svg:x2="17.787cm" svg:y2="43.95cm" draw:end-shape="id128" svg:d="M15300 43932l2487 18" svg:viewBox="0 0 2488 19">
          <text:p text:style-name="P1"><text:span text:style-name="T2">/CNT1_0</text:span></text:p>
        </draw:connector>
        <draw:connector draw:style-name="gr5" draw:text-style-name="P3" draw:layer="layout" draw:type="line" svg:x1="37.683cm" svg:y1="52.407cm" svg:x2="39.5cm" svg:y2="52.975cm" draw:end-shape="id124" draw:end-glue-point="3" svg:d="M37683 52407l1817 568" svg:viewBox="0 0 1818 569">
          <text:p text:style-name="P1"><text:span text:style-name="T2">/CNT1_0</text:span></text:p>
        </draw:connector>
        <draw:custom-shape draw:style-name="gr2" draw:text-style-name="P2" xml:id="id129" draw:id="id129" draw:layer="layout" svg:width="1cm" svg:height="0.9cm" svg:x="39.8cm" svg:y="44.078cm">
          <text:p text:style-name="P1"><text:span text:style-name="T1">NAND</text:span></text:p>
          <text:p text:style-name="P1"><text:span text:style-name="T1">353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233cm" svg:y1="45.309cm" svg:x2="39.8cm" svg:y2="44.528cm" draw:end-shape="id129" draw:end-glue-point="3" svg:d="M38233 45309l1567-781" svg:viewBox="0 0 1568 782">
          <text:p text:style-name="P1"><text:span text:style-name="T2">/CNT1_0</text:span></text:p>
        </draw:connector>
        <draw:connector draw:style-name="gr6" draw:text-style-name="P1" draw:layer="layout" draw:type="line" svg:x1="40.5cm" svg:y1="52.975cm" svg:x2="42.2cm" svg:y2="55.157cm" draw:start-shape="id124" draw:start-glue-point="1" draw:end-shape="id120" draw:end-glue-point="3" svg:d="M40500 52975l1700 2182" svg:viewBox="0 0 1701 2183">
          <text:p/>
        </draw:connector>
        <draw:custom-shape draw:style-name="gr2" draw:text-style-name="P2" xml:id="id130" draw:id="id130" draw:layer="layout" svg:width="1cm" svg:height="0.9cm" svg:x="46.5cm" svg:y="46.4cm">
          <text:p text:style-name="P1"><text:span text:style-name="T1">3-NAND</text:span></text:p>
          <text:p text:style-name="P1"><text:span text:style-name="T1">353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3.2cm" svg:y1="55.157cm" svg:x2="46.5cm" svg:y2="46.85cm" draw:start-shape="id120" draw:start-glue-point="1" draw:end-shape="id130" draw:end-glue-point="3" svg:d="M43200 55157l3300-8307" svg:viewBox="0 0 3301 8308">
          <text:p/>
        </draw:connector>
        <draw:connector draw:style-name="gr6" draw:text-style-name="P1" draw:layer="layout" draw:type="line" svg:x1="19.887cm" svg:y1="43.95cm" svg:x2="22.048cm" svg:y2="43.935cm" draw:start-shape="id128" draw:start-glue-point="1" draw:end-shape="id127" draw:end-glue-point="3" svg:d="M19887 43950l2161-15" svg:viewBox="0 0 2162 16">
          <text:p/>
        </draw:connector>
        <draw:custom-shape draw:style-name="gr2" draw:text-style-name="P2" xml:id="id131" draw:id="id131" draw:layer="layout" svg:width="1cm" svg:height="0.9cm" svg:x="25.09cm" svg:y="43.485cm">
          <text:p text:style-name="P1"><text:span text:style-name="T1">IMUX</text:span></text:p>
          <text:p text:style-name="P1"><text:span text:style-name="T1">31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3.048cm" svg:y1="43.935cm" svg:x2="25.09cm" svg:y2="43.935cm" draw:start-shape="id127" draw:start-glue-point="1" draw:end-shape="id131" draw:end-glue-point="3" svg:d="M23048 43935h2042" svg:viewBox="0 0 2043 1">
          <text:p text:style-name="P1"><text:span text:style-name="T2">b</text:span></text:p>
        </draw:connector>
        <draw:connector draw:style-name="gr5" draw:text-style-name="P3" draw:layer="layout" draw:type="line" svg:x1="23.048cm" svg:y1="42.703cm" svg:x2="25.09cm" svg:y2="43.935cm" draw:start-shape="id61" draw:start-glue-point="1" draw:end-shape="id131" draw:end-glue-point="3" svg:d="M23048 42703l2042 1232" svg:viewBox="0 0 2043 1233">
          <text:p text:style-name="P1"><text:span text:style-name="T2">a</text:span></text:p>
        </draw:connector>
        <draw:custom-shape draw:style-name="gr2" draw:text-style-name="P2" xml:id="id132" draw:id="id132" draw:layer="layout" svg:width="1cm" svg:height="0.9cm" svg:x="27.4cm" svg:y="43.485cm">
          <text:p text:style-name="P1"><text:span text:style-name="T1">OR(mclk)</text:span></text:p>
          <text:p text:style-name="P1"><text:span text:style-name="T1">302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4cm" svg:y1="43.935cm" svg:x2="29.936cm" svg:y2="43.995cm" draw:start-shape="id132" draw:start-glue-point="1" svg:d="M28400 43935l1536 60" svg:viewBox="0 0 1537 61">
          <text:p text:style-name="P1"><text:span text:style-name="T2">clk3</text:span></text:p>
        </draw:connector>
        <draw:connector draw:style-name="gr6" draw:text-style-name="P1" draw:layer="layout" draw:type="line" svg:x1="26.09cm" svg:y1="43.935cm" svg:x2="27.4cm" svg:y2="43.935cm" draw:start-shape="id131" draw:start-glue-point="1" draw:end-shape="id132" draw:end-glue-point="3" svg:d="M26090 43935h1310" svg:viewBox="0 0 1311 1">
          <text:p/>
        </draw:connector>
        <draw:custom-shape draw:style-name="gr2" draw:text-style-name="P2" xml:id="id133" draw:id="id133" draw:layer="layout" svg:width="1cm" svg:height="0.9cm" svg:x="51.3cm" svg:y="49.4cm">
          <text:p text:style-name="P1"><text:span text:style-name="T1">NOR</text:span></text:p>
          <text:p text:style-name="P1"><text:span text:style-name="T1">343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7.5cm" svg:y1="49.863cm" svg:x2="51.3cm" svg:y2="49.85cm" draw:start-shape="id62" draw:start-glue-point="1" draw:end-shape="id133" draw:end-glue-point="3" svg:d="M47500 49863l3800-13" svg:viewBox="0 0 3801 14">
          <text:p/>
        </draw:connector>
        <draw:custom-shape draw:style-name="gr2" draw:text-style-name="P2" xml:id="id136" draw:id="id136" draw:layer="layout" svg:width="1cm" svg:height="0.9cm" svg:x="27.367cm" svg:y="40.485cm">
          <text:p text:style-name="P1"><text:span text:style-name="T1">OR(mclk)</text:span></text:p>
          <text:p text:style-name="P1"><text:span text:style-name="T1">29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5" draw:id="id135" draw:layer="layout" svg:width="1cm" svg:height="0.9cm" svg:x="27.367cm" svg:y="41.685cm">
          <text:p text:style-name="P1"><text:span text:style-name="T1">OR(mclk)</text:span></text:p>
          <text:p text:style-name="P1"><text:span text:style-name="T1">29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4" draw:id="id134" draw:layer="layout" svg:width="1cm" svg:height="0.9cm" svg:x="25.09cm" svg:y="41.085cm">
          <text:p text:style-name="P1"><text:span text:style-name="T1">IMUX</text:span></text:p>
          <text:p text:style-name="P1"><text:span text:style-name="T1">313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6.09cm" svg:y1="41.535cm" svg:x2="27.367cm" svg:y2="42.135cm" draw:start-shape="id134" draw:start-glue-point="1" draw:end-shape="id135" draw:end-glue-point="3" svg:d="M26090 41535l1277 600" svg:viewBox="0 0 1278 601">
          <text:p/>
        </draw:connector>
        <draw:connector draw:style-name="gr6" draw:text-style-name="P1" draw:layer="layout" draw:type="line" svg:x1="26.09cm" svg:y1="41.535cm" svg:x2="27.367cm" svg:y2="40.935cm" draw:start-shape="id134" draw:start-glue-point="1" draw:end-shape="id136" svg:d="M26090 41535l1277-600" svg:viewBox="0 0 1278 601">
          <text:p/>
        </draw:connector>
        <draw:connector draw:style-name="gr5" draw:text-style-name="P3" draw:layer="layout" draw:type="line" svg:x1="28.367cm" svg:y1="42.135cm" svg:x2="30.108cm" svg:y2="42.133cm" draw:start-shape="id135" draw:start-glue-point="1" svg:d="M28367 42135l1741-2" svg:viewBox="0 0 1742 3">
          <text:p text:style-name="P1"><text:span text:style-name="T2">clk1</text:span></text:p>
        </draw:connector>
        <draw:connector draw:style-name="gr5" draw:text-style-name="P3" draw:layer="layout" draw:type="line" svg:x1="28.367cm" svg:y1="40.935cm" svg:x2="30.132cm" svg:y2="41.031cm" draw:start-shape="id136" draw:start-glue-point="1" svg:d="M28367 40935l1765 96" svg:viewBox="0 0 1766 97">
          <text:p text:style-name="P1"><text:span text:style-name="T2">clk1</text:span></text:p>
        </draw:connector>
        <draw:connector draw:style-name="gr5" draw:text-style-name="P3" draw:layer="layout" draw:type="line" svg:x1="23.048cm" svg:y1="41.535cm" svg:x2="25.09cm" svg:y2="41.535cm" draw:start-shape="id137" draw:start-glue-point="1" draw:end-shape="id134" draw:end-glue-point="3" svg:d="M23048 41535h2042" svg:viewBox="0 0 2043 1">
          <text:p text:style-name="P1"><text:span text:style-name="T2">c</text:span></text:p>
        </draw:connector>
        <draw:connector draw:style-name="gr5" draw:text-style-name="P3" draw:layer="layout" draw:type="line" svg:x1="23.048cm" svg:y1="41.535cm" svg:x2="25.09cm" svg:y2="43.935cm" draw:start-shape="id137" draw:start-glue-point="1" draw:end-shape="id131" draw:end-glue-point="3" svg:d="M23048 41535l2042 2400" svg:viewBox="0 0 2043 2401">
          <text:p text:style-name="P1"><text:span text:style-name="T2">c</text:span></text:p>
        </draw:connector>
        <draw:custom-shape draw:style-name="gr2" draw:text-style-name="P2" xml:id="id137" draw:id="id137" draw:layer="layout" svg:width="1cm" svg:height="0.9cm" svg:x="22.048cm" svg:y="41.085cm">
          <text:p text:style-name="P1"><text:span text:style-name="T1">XOR</text:span></text:p>
          <text:p text:style-name="P1"><text:span text:style-name="T1">322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3.048cm" svg:y1="42.703cm" svg:x2="25.09cm" svg:y2="41.535cm" draw:start-shape="id61" draw:start-glue-point="1" draw:end-shape="id134" draw:end-glue-point="3" svg:d="M23048 42703l2042-1168" svg:viewBox="0 0 2043 1169">
          <text:p text:style-name="P1"><text:span text:style-name="T2">a</text:span></text:p>
        </draw:connector>
        <draw:connector draw:style-name="gr5" draw:text-style-name="P3" draw:layer="layout" draw:type="line" svg:x1="23.048cm" svg:y1="43.935cm" svg:x2="25.09cm" svg:y2="41.535cm" draw:start-shape="id127" draw:start-glue-point="1" draw:end-shape="id134" draw:end-glue-point="3" svg:d="M23048 43935l2042-2400" svg:viewBox="0 0 2043 2401">
          <text:p text:style-name="P1"><text:span text:style-name="T2">b</text:span></text:p>
        </draw:connector>
        <draw:connector draw:style-name="gr5" draw:text-style-name="P3" draw:layer="layout" draw:type="line" svg:x1="19.92cm" svg:y1="40.896cm" svg:x2="22.048cm" svg:y2="41.535cm" draw:end-shape="id137" draw:end-glue-point="3" svg:d="M19920 40896l2128 639" svg:viewBox="0 0 2129 640">
          <text:p text:style-name="P1"><text:span text:style-name="T2">rle_sel</text:span></text:p>
        </draw:connector>
        <draw:connector draw:style-name="gr6" draw:text-style-name="P1" draw:layer="layout" draw:type="line" svg:x1="16.04cm" svg:y1="20.027cm" svg:x2="19.434cm" svg:y2="17.411cm" draw:start-shape="id108" draw:start-glue-point="1" draw:end-shape="id138" draw:end-glue-point="3" svg:d="M16040 20027l3394-2616" svg:viewBox="0 0 3395 2617">
          <text:p/>
        </draw:connector>
        <draw:connector draw:style-name="gr6" draw:text-style-name="P1" draw:layer="layout" draw:type="line" svg:x1="16.04cm" svg:y1="20.027cm" svg:x2="16.834cm" svg:y2="20.827cm" draw:start-shape="id108" draw:start-glue-point="1" draw:end-shape="id103" draw:end-glue-point="3" svg:d="M16040 20027l794 800" svg:viewBox="0 0 795 801">
          <text:p/>
        </draw:connector>
        <draw:custom-shape draw:style-name="gr2" draw:text-style-name="P2" xml:id="id139" draw:id="id139" draw:layer="layout" svg:width="1cm" svg:height="0.9cm" svg:x="20.234cm" svg:y="20.477cm">
          <text:p text:style-name="P1"><text:span text:style-name="T1">OR</text:span></text:p>
          <text:p text:style-name="P1"><text:span text:style-name="T1">384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7.834cm" svg:y1="20.827cm" svg:x2="20.234cm" svg:y2="20.927cm" draw:start-shape="id103" draw:start-glue-point="1" draw:end-shape="id139" draw:end-glue-point="3" svg:d="M17834 20827l2400 100" svg:viewBox="0 0 2401 101">
          <text:p/>
        </draw:connector>
        <draw:connector draw:style-name="gr6" draw:text-style-name="P1" draw:layer="layout" draw:type="line" svg:x1="18.034cm" svg:y1="16.627cm" svg:x2="19.434cm" svg:y2="17.411cm" draw:start-shape="id104" draw:start-glue-point="1" draw:end-shape="id138" draw:end-glue-point="3" svg:d="M18034 16627l1400 784" svg:viewBox="0 0 1401 785">
          <text:p/>
        </draw:connector>
        <draw:connector draw:style-name="gr5" draw:text-style-name="P3" draw:layer="layout" draw:type="line" svg:x1="20.434cm" svg:y1="17.411cm" svg:x2="22.462cm" svg:y2="17.374cm" draw:start-shape="id138" draw:start-glue-point="1" draw:end-shape="id140" draw:end-glue-point="3" svg:d="M20434 17411l2028-37" svg:viewBox="0 0 2029 38">
          <text:p text:style-name="P1"><text:span text:style-name="T2">result2</text:span></text:p>
        </draw:connector>
        <draw:frame draw:style-name="gr8" draw:text-style-name="P4" xml:id="id140" draw:id="id140" draw:layer="layout" svg:width="3.372cm" svg:height="0.573cm" svg:x="22.462cm" svg:y="17.088cm">
          <draw:text-box>
            <text:p><text:span text:style-name="T2">Enable Pass2 result input</text:span></text:p>
          </draw:text-box>
        </draw:frame>
        <draw:connector draw:style-name="gr5" draw:text-style-name="P1" draw:layer="layout" draw:type="line" svg:x1="14.924cm" svg:y1="17.343cm" svg:x2="17.034cm" svg:y2="16.627cm" draw:end-shape="id104" draw:end-glue-point="3" svg:d="M14924 17343l2110-716" svg:viewBox="0 0 2111 717">
          <text:p text:style-name="P1"><text:span text:style-name="T2">cnt0_ovfl</text:span></text:p>
        </draw:connector>
        <draw:custom-shape draw:style-name="gr2" draw:text-style-name="P2" xml:id="id141" draw:id="id141" draw:layer="layout" svg:width="1cm" svg:height="0.9cm" svg:x="25.834cm" svg:y="21.977cm">
          <text:p text:style-name="P1"><text:span text:style-name="T1">AND</text:span></text:p>
          <text:p text:style-name="P1"><text:span text:style-name="T1">394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29.434cm" svg:y1="21.627cm" svg:x2="26.834cm" svg:y2="22.427cm" draw:start-shape="id97" draw:start-glue-point="3" draw:end-shape="id141" draw:end-glue-point="1" svg:d="M29434 21627l-2600 800" svg:viewBox="0 0 2601 801">
          <text:p/>
        </draw:connector>
        <draw:connector draw:style-name="gr5" draw:text-style-name="P3" draw:layer="layout" draw:type="line" svg:x1="52.63cm" svg:y1="30.648cm" svg:x2="54.741cm" svg:y2="31.45cm" draw:end-shape="id142" draw:end-glue-point="3" svg:d="M52630 30648l2111 802" svg:viewBox="0 0 2112 803">
          <text:p text:style-name="P1"><text:span text:style-name="T2">cnt0_ovfl/a</text:span></text:p>
        </draw:connector>
        <draw:connector draw:style-name="gr6" draw:text-style-name="P1" draw:layer="layout" draw:type="line" svg:x1="28.334cm" svg:y1="23.051cm" svg:x2="28.934cm" svg:y2="23.051cm" draw:start-shape="id143" draw:start-glue-point="1" draw:end-shape="id96" draw:end-glue-point="3" svg:d="M28334 23051h600" svg:viewBox="0 0 601 1">
          <text:p/>
        </draw:connector>
        <draw:connector draw:style-name="gr6" draw:text-style-name="P1" draw:layer="layout" draw:type="line" svg:x1="26.334cm" svg:y1="23.201cm" svg:x2="27.334cm" svg:y2="23.051cm" draw:start-shape="id99" draw:start-glue-point="0" draw:end-shape="id143" draw:end-glue-point="3" svg:d="M26334 23201l1000-150" svg:viewBox="0 0 1001 151">
          <text:p/>
        </draw:connector>
        <draw:connector draw:style-name="gr6" draw:text-style-name="P1" draw:layer="layout" draw:type="line" svg:x1="26.334cm" svg:y1="22.877cm" svg:x2="27.334cm" svg:y2="23.051cm" draw:start-shape="id141" draw:start-glue-point="2" draw:end-shape="id143" draw:end-glue-point="3" svg:d="M26334 22877l1000 174" svg:viewBox="0 0 1001 175">
          <text:p/>
        </draw:connector>
        <draw:connector draw:style-name="gr6" draw:text-style-name="P1" draw:layer="layout" draw:type="line" svg:x1="25.034cm" svg:y1="22.427cm" svg:x2="25.834cm" svg:y2="22.427cm" draw:start-shape="id144" draw:start-glue-point="1" draw:end-shape="id141" svg:d="M25034 22427h800" svg:viewBox="0 0 801 1">
          <text:p/>
        </draw:connector>
        <draw:custom-shape draw:style-name="gr2" draw:text-style-name="P2" xml:id="id145" draw:id="id145" draw:layer="layout" svg:width="1cm" svg:height="0.9cm" svg:x="24.034cm" svg:y="23.201cm">
          <text:p text:style-name="P1"><text:span text:style-name="T1">NOT</text:span></text:p>
          <text:p text:style-name="P1"><text:span text:style-name="T1">4157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25.034cm" svg:y1="23.651cm" svg:x2="25.834cm" svg:y2="23.651cm" draw:start-shape="id145" draw:start-glue-point="1" draw:end-shape="id99" draw:end-glue-point="3" svg:d="M25034 23651h800" svg:viewBox="0 0 801 1">
          <text:p/>
        </draw:connector>
        <draw:connector draw:style-name="gr6" draw:text-style-name="P1" draw:layer="layout" draw:type="line" svg:x1="23.134cm" svg:y1="23.651cm" svg:x2="24.034cm" svg:y2="23.651cm" draw:start-shape="id146" draw:start-glue-point="1" draw:end-shape="id145" draw:end-glue-point="3" svg:d="M23134 23651h900" svg:viewBox="0 0 901 1">
          <text:p/>
        </draw:connector>
        <draw:connector draw:style-name="gr5" draw:text-style-name="P3" draw:layer="layout" draw:type="line" svg:x1="19.791cm" svg:y1="41.513cm" svg:x2="22.048cm" svg:y2="41.535cm" draw:end-shape="id137" draw:end-glue-point="3" svg:d="M19791 41513l2257 22" svg:viewBox="0 0 2258 23">
          <text:p text:style-name="P1"><text:span text:style-name="T2">/idct_c0</text:span></text:p>
        </draw:connector>
        <draw:connector draw:style-name="gr5" draw:text-style-name="P3" draw:layer="layout" draw:type="line" svg:x1="16.237cm" svg:y1="27.527cm" svg:x2="18.834cm" svg:y2="27.55cm" draw:end-shape="id147" draw:end-glue-point="3" svg:d="M16237 27527l2597 23" svg:viewBox="0 0 2598 24">
          <text:p text:style-name="P1"><text:span text:style-name="T2">/idct_c0</text:span></text:p>
        </draw:connector>
        <draw:connector draw:style-name="gr5" draw:text-style-name="P3" draw:layer="layout" draw:type="line" svg:x1="15.98cm" svg:y1="3.7cm" svg:x2="17.916cm" svg:y2="4.272cm" draw:end-shape="id148" draw:end-glue-point="3" svg:d="M15980 3700l1936 572" svg:viewBox="0 0 1937 573">
          <text:p text:style-name="P1"><text:span text:style-name="T2">/idct_c0</text:span></text:p>
        </draw:connector>
        <draw:connector draw:style-name="gr5" draw:text-style-name="P3" draw:layer="layout" draw:type="line" svg:x1="32.342cm" svg:y1="61.458cm" svg:x2="34.196cm" svg:y2="62.047cm" draw:end-shape="id149" draw:end-glue-point="3" svg:d="M32342 61458l1854 589" svg:viewBox="0 0 1855 590">
          <text:p text:style-name="P1"><text:span text:style-name="T2">//idct_c0</text:span></text:p>
        </draw:connector>
        <draw:connector draw:style-name="gr5" draw:text-style-name="P3" draw:layer="layout" draw:type="line" svg:x1="16.198cm" svg:y1="8.463cm" svg:x2="17.796cm" svg:y2="7.812cm" draw:end-shape="id150" draw:end-glue-point="3" svg:d="M16198 8463l1598-651" svg:viewBox="0 0 1599 652">
          <text:p text:style-name="P1"><text:span text:style-name="T2">/idct_c0</text:span></text:p>
        </draw:connector>
        <draw:custom-shape draw:style-name="gr4" draw:text-style-name="P2" xml:id="id151" draw:id="id151" draw:layer="layout" svg:width="2.1cm" svg:height="0.9cm" svg:x="5.2cm" svg:y="5.4cm">
          <text:p text:style-name="P1"><text:span text:style-name="T1">DFFR (clk11,/res7)</text:span></text:p>
          <text:p text:style-name="P1"><text:span text:style-name="T1">344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2" draw:id="id152" draw:layer="layout" svg:width="1cm" svg:height="0.9cm" svg:x="3.512cm" svg:y="3.9cm">
          <text:p text:style-name="P1"><text:span text:style-name="T1">NOR|AND</text:span></text:p>
          <text:p text:style-name="P1"><text:span text:style-name="T1">344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3" draw:id="id153" draw:layer="layout" svg:width="1cm" svg:height="0.9cm" svg:x="1.532cm" svg:y="5.3cm">
          <text:p text:style-name="P1"><text:span text:style-name="T1">OR</text:span></text:p>
          <text:p text:style-name="P1"><text:span text:style-name="T1">365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5cm" svg:y1="5.4cm" svg:x2="4.512cm" svg:y2="4.35cm" draw:start-shape="id151" draw:start-glue-point="0" draw:end-shape="id152" draw:end-glue-point="1" svg:d="M6250 5400l-1738-1050" svg:viewBox="0 0 1739 1051">
          <text:p text:style-name="P1"><text:span text:style-name="T2">b+d</text:span></text:p>
        </draw:connector>
        <draw:connector draw:style-name="gr6" draw:text-style-name="P1" draw:layer="layout" draw:type="line" svg:x1="5.2cm" svg:y1="5.85cm" svg:x2="2.532cm" svg:y2="5.75cm" draw:start-shape="id151" draw:end-shape="id153" draw:end-glue-point="1" svg:d="M5200 5850l-2668-100" svg:viewBox="0 0 2669 101">
          <text:p/>
        </draw:connector>
        <draw:connector draw:style-name="gr6" draw:text-style-name="P1" draw:layer="layout" draw:type="line" svg:x1="4.012cm" svg:y1="4.8cm" svg:x2="5.2cm" svg:y2="5.85cm" draw:start-shape="id152" draw:start-glue-point="2" draw:end-shape="id151" draw:end-glue-point="3" svg:d="M4012 4800l1188 1050" svg:viewBox="0 0 1189 1051">
          <text:p/>
        </draw:connector>
        <draw:connector draw:style-name="gr6" draw:text-style-name="P3" draw:layer="layout" draw:type="line" svg:x1="5.2cm" svg:y1="3.25cm" svg:x2="2.032cm" svg:y2="5.3cm" draw:start-shape="id154" draw:start-glue-point="3" draw:end-shape="id153" draw:end-glue-point="0" svg:d="M5200 3250l-3168 2050" svg:viewBox="0 0 3169 2051">
          <text:p/>
        </draw:connector>
        <draw:connector draw:style-name="gr5" draw:text-style-name="P3" draw:layer="layout" draw:type="line" svg:x1="7.3cm" svg:y1="5.85cm" svg:x2="9.539cm" svg:y2="5.932cm" draw:start-shape="id151" draw:start-glue-point="1" svg:d="M7300 5850l2239 82" svg:viewBox="0 0 2240 83">
          <text:p text:style-name="P1"><text:span text:style-name="T2">idct_c1</text:span></text:p>
        </draw:connector>
        <draw:custom-shape draw:style-name="gr2" draw:text-style-name="P2" xml:id="id155" draw:id="id155" draw:layer="layout" svg:width="1cm" svg:height="0.9cm" svg:x="1.532cm" svg:y="7.8cm">
          <text:p text:style-name="P1"><text:span text:style-name="T1">OR</text:span></text:p>
          <text:p text:style-name="P1"><text:span text:style-name="T1">36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.032cm" svg:y1="6.2cm" svg:x2="2.032cm" svg:y2="7.8cm" draw:start-shape="id153" draw:start-glue-point="2" draw:end-shape="id155" draw:end-glue-point="0" svg:d="M2032 6200v1600" svg:viewBox="0 0 1 1601">
          <text:p/>
        </draw:connector>
        <draw:custom-shape draw:style-name="gr2" draw:text-style-name="P2" xml:id="id156" draw:id="id156" draw:layer="layout" svg:width="1cm" svg:height="0.9cm" svg:x="3.512cm" svg:y="6.3cm">
          <text:p text:style-name="P1"><text:span text:style-name="T1">NOR|AND</text:span></text:p>
          <text:p text:style-name="P1"><text:span text:style-name="T1">365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32cm" svg:y1="6.2cm" svg:x2="3.512cm" svg:y2="6.75cm" draw:start-shape="id153" draw:start-glue-point="2" draw:end-shape="id156" draw:end-glue-point="3" svg:d="M2032 6200l1480 550" svg:viewBox="0 0 1481 551">
          <text:p text:style-name="P1"><text:span text:style-name="T2">a+c</text:span></text:p>
        </draw:connector>
        <draw:custom-shape draw:style-name="gr4" draw:text-style-name="P2" xml:id="id157" draw:id="id157" draw:layer="layout" svg:width="2.1cm" svg:height="0.9cm" svg:x="5.2cm" svg:y="7.8cm">
          <text:p text:style-name="P1"><text:span text:style-name="T1">DFFR (clk11,/res7)</text:span></text:p>
          <text:p text:style-name="P1"><text:span text:style-name="T1">364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5cm" svg:y1="7.8cm" svg:x2="4.512cm" svg:y2="6.75cm" draw:start-shape="id157" draw:start-glue-point="0" draw:end-shape="id156" svg:d="M6250 7800l-1738-1050" svg:viewBox="0 0 1739 1051">
          <text:p text:style-name="P1"><text:span text:style-name="T2">b+d</text:span></text:p>
        </draw:connector>
        <draw:connector draw:style-name="gr6" draw:text-style-name="P1" draw:layer="layout" draw:type="line" svg:x1="4.012cm" svg:y1="7.2cm" svg:x2="5.2cm" svg:y2="8.25cm" draw:start-shape="id156" draw:start-glue-point="2" draw:end-shape="id157" draw:end-glue-point="3" svg:d="M4012 7200l1188 1050" svg:viewBox="0 0 1189 1051">
          <text:p/>
        </draw:connector>
        <draw:connector draw:style-name="gr5" draw:text-style-name="P3" draw:layer="layout" draw:type="line" svg:x1="7.3cm" svg:y1="8.25cm" svg:x2="9.512cm" svg:y2="8.287cm" draw:start-shape="id157" draw:start-glue-point="1" svg:d="M7300 8250l2212 37" svg:viewBox="0 0 2213 38">
          <text:p text:style-name="P1"><text:span text:style-name="T2">idct_c2</text:span></text:p>
        </draw:connector>
        <draw:connector draw:style-name="gr6" draw:text-style-name="P1" draw:layer="layout" draw:type="line" svg:x1="5.2cm" svg:y1="8.25cm" svg:x2="2.532cm" svg:y2="8.25cm" draw:start-shape="id157" draw:start-glue-point="3" draw:end-shape="id155" draw:end-glue-point="1" svg:d="M5200 8250h-2668" svg:viewBox="0 0 2669 1">
          <text:p/>
        </draw:connector>
        <draw:custom-shape draw:style-name="gr4" draw:text-style-name="P2" xml:id="id154" draw:id="id154" draw:layer="layout" svg:width="2.1cm" svg:height="0.9cm" svg:x="5.2cm" svg:y="2.8cm">
          <text:p text:style-name="P1"><text:span text:style-name="T1">DFFR (clk11,/res7)</text:span></text:p>
          <text:p text:style-name="P1"><text:span text:style-name="T1">355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8" draw:id="id158" draw:layer="layout" svg:width="1cm" svg:height="0.9cm" svg:x="3.471cm" svg:y="1.1cm">
          <text:p text:style-name="P1"><text:span text:style-name="T1">NOT</text:span></text:p>
          <text:p text:style-name="P1"><text:span text:style-name="T1">355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25cm" svg:y1="2.8cm" svg:x2="4.471cm" svg:y2="1.55cm" draw:start-shape="id154" draw:start-glue-point="0" draw:end-shape="id158" draw:end-glue-point="1" svg:d="M6250 2800l-1779-1250" svg:viewBox="0 0 1780 1251">
          <text:p/>
        </draw:connector>
        <draw:connector draw:style-name="gr5" draw:text-style-name="P3" draw:layer="layout" draw:type="line" svg:x1="5.2cm" svg:y1="3.25cm" svg:x2="4.512cm" svg:y2="4.35cm" draw:start-shape="id154" draw:start-glue-point="3" draw:end-shape="id152" draw:end-glue-point="1" svg:d="M5200 3250l-688 1100" svg:viewBox="0 0 689 1101">
          <text:p text:style-name="P1"><text:span text:style-name="T2">a+c</text:span></text:p>
        </draw:connector>
        <draw:connector draw:style-name="gr6" draw:text-style-name="P1" draw:layer="layout" draw:type="line" svg:x1="3.971cm" svg:y1="2cm" svg:x2="5.2cm" svg:y2="3.25cm" draw:start-shape="id158" draw:start-glue-point="2" draw:end-shape="id154" draw:end-glue-point="3" svg:d="M3971 2000l1229 1250" svg:viewBox="0 0 1230 1251">
          <text:p/>
        </draw:connector>
        <draw:connector draw:style-name="gr5" draw:text-style-name="P3" draw:layer="layout" draw:type="line" svg:x1="41.729cm" svg:y1="67.903cm" svg:x2="43.666cm" svg:y2="68.45cm" draw:end-shape="id159" draw:end-glue-point="3" svg:d="M41729 67903l1937 547" svg:viewBox="0 0 1938 548">
          <text:p text:style-name="P1"><text:span text:style-name="T2">idct_c0</text:span></text:p>
        </draw:connector>
        <draw:custom-shape draw:style-name="gr2" draw:text-style-name="P2" xml:id="id159" draw:id="id159" draw:layer="layout" svg:width="1cm" svg:height="0.9cm" svg:x="43.666cm" svg:y="68cm">
          <text:p text:style-name="P1"><text:span text:style-name="T1">AND</text:span></text:p>
          <text:p text:style-name="P1"><text:span text:style-name="T1">354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0" draw:id="id160" draw:layer="layout" svg:width="1cm" svg:height="0.9cm" svg:x="19.379cm" svg:y="30.989cm">
          <text:p text:style-name="P1"><text:span text:style-name="T1">3-NAND</text:span></text:p>
          <text:p text:style-name="P1"><text:span text:style-name="T1">333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165cm" svg:y1="30.723cm" svg:x2="19.379cm" svg:y2="31.439cm" draw:end-shape="id160" draw:end-glue-point="3" svg:d="M17165 30723l2214 716" svg:viewBox="0 0 2215 717">
          <text:p text:style-name="P1"><text:span text:style-name="T2">idct_c0</text:span></text:p>
        </draw:connector>
        <draw:connector draw:style-name="gr6" draw:text-style-name="P1" draw:layer="layout" draw:type="line" svg:x1="20.379cm" svg:y1="31.439cm" svg:x2="21.492cm" svg:y2="30.95cm" draw:start-shape="id160" draw:start-glue-point="1" draw:end-shape="id75" draw:end-glue-point="3" svg:d="M20379 31439l1113-489" svg:viewBox="0 0 1114 490">
          <text:p/>
        </draw:connector>
        <draw:connector draw:style-name="gr5" draw:text-style-name="P3" draw:layer="layout" draw:type="line" svg:x1="7.3cm" svg:y1="3.25cm" svg:x2="9.539cm" svg:y2="3.3cm" draw:start-shape="id154" draw:start-glue-point="1" svg:d="M7300 3250l2239 50" svg:viewBox="0 0 2240 51">
          <text:p text:style-name="P1"><text:span text:style-name="T2">idct_c0</text:span></text:p>
        </draw:connector>
        <draw:connector draw:style-name="gr6" draw:text-style-name="P3" draw:layer="layout" draw:type="line" svg:x1="20.379cm" svg:y1="31.439cm" svg:x2="21.495cm" svg:y2="31.95cm" draw:start-shape="id160" draw:start-glue-point="1" draw:end-shape="id161" svg:d="M20379 31439l1116 511" svg:viewBox="0 0 1117 512">
          <text:p/>
        </draw:connector>
        <draw:connector draw:style-name="gr5" draw:text-style-name="P3" draw:layer="layout" draw:type="line" svg:x1="16.948cm" svg:y1="31.412cm" svg:x2="19.379cm" svg:y2="31.439cm" draw:end-shape="id160" draw:end-glue-point="3" svg:d="M16948 31412l2431 27" svg:viewBox="0 0 2432 28">
          <text:p text:style-name="P1"><text:span text:style-name="T2">rle_sel</text:span></text:p>
        </draw:connector>
        <draw:connector draw:style-name="gr5" draw:text-style-name="P3" draw:layer="layout" draw:type="line" svg:x1="20.934cm" svg:y1="27.55cm" svg:x2="22.935cm" svg:y2="27.561cm" draw:start-shape="id147" draw:start-glue-point="1" svg:d="M20934 27550l2001 11" svg:viewBox="0 0 2002 12">
          <text:p text:style-name="P1"><text:span text:style-name="T2">rle_sel</text:span></text:p>
        </draw:connector>
        <draw:connector draw:style-name="gr5" draw:text-style-name="P3" draw:layer="layout" draw:type="line" svg:x1="59.296cm" svg:y1="12.396cm" svg:x2="61.2cm" svg:y2="12.05cm" draw:end-shape="id7" draw:end-glue-point="3" svg:d="M59296 12396l1904-346" svg:viewBox="0 0 1905 347">
          <text:p text:style-name="P1"><text:span text:style-name="T2">idct_c1/2</text:span></text:p>
        </draw:connector>
        <draw:connector draw:style-name="gr5" draw:text-style-name="P3" draw:layer="layout" draw:type="line" svg:x1="59.1cm" svg:y1="13.332cm" svg:x2="61.243cm" svg:y2="13.05cm" draw:end-shape="id9" draw:end-glue-point="3" svg:d="M59100 13332l2143-282" svg:viewBox="0 0 2144 283">
          <text:p text:style-name="P1"><text:span text:style-name="T2">idct_c2</text:span></text:p>
        </draw:connector>
        <draw:custom-shape draw:style-name="gr2" draw:text-style-name="P2" xml:id="id162" draw:id="id162" draw:layer="layout" svg:width="1cm" svg:height="0.9cm" svg:x="1.532cm" svg:y="10.3cm">
          <text:p text:style-name="P1"><text:span text:style-name="T1">OR</text:span></text:p>
          <text:p text:style-name="P1"><text:span text:style-name="T1">36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.032cm" svg:y1="8.7cm" svg:x2="2.032cm" svg:y2="10.3cm" draw:start-shape="id155" draw:start-glue-point="2" draw:end-shape="id162" draw:end-glue-point="0" svg:d="M2032 8700v1600" svg:viewBox="0 0 1 1601">
          <text:p/>
        </draw:connector>
        <draw:custom-shape draw:style-name="gr2" draw:text-style-name="P2" xml:id="id163" draw:id="id163" draw:layer="layout" svg:width="1cm" svg:height="0.9cm" svg:x="3.512cm" svg:y="8.8cm">
          <text:p text:style-name="P1"><text:span text:style-name="T1">NOR|AND</text:span></text:p>
          <text:p text:style-name="P1"><text:span text:style-name="T1">365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32cm" svg:y1="8.7cm" svg:x2="3.512cm" svg:y2="9.25cm" draw:start-shape="id155" draw:start-glue-point="2" draw:end-shape="id163" draw:end-glue-point="3" svg:d="M2032 8700l1480 550" svg:viewBox="0 0 1481 551">
          <text:p text:style-name="P1"><text:span text:style-name="T2">a+c</text:span></text:p>
        </draw:connector>
        <draw:custom-shape draw:style-name="gr4" draw:text-style-name="P2" xml:id="id164" draw:id="id164" draw:layer="layout" svg:width="2.1cm" svg:height="0.9cm" svg:x="5.2cm" svg:y="10.3cm">
          <text:p text:style-name="P1"><text:span text:style-name="T1">DFFR (clk11,/res7)</text:span></text:p>
          <text:p text:style-name="P1"><text:span text:style-name="T1">374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5cm" svg:y1="10.3cm" svg:x2="4.512cm" svg:y2="9.25cm" draw:start-shape="id164" draw:start-glue-point="0" draw:end-shape="id163" svg:d="M6250 10300l-1738-1050" svg:viewBox="0 0 1739 1051">
          <text:p text:style-name="P1"><text:span text:style-name="T2">b+d</text:span></text:p>
        </draw:connector>
        <draw:connector draw:style-name="gr6" draw:text-style-name="P1" draw:layer="layout" draw:type="line" svg:x1="4.012cm" svg:y1="9.7cm" svg:x2="5.2cm" svg:y2="10.75cm" draw:start-shape="id163" draw:start-glue-point="2" draw:end-shape="id164" draw:end-glue-point="3" svg:d="M4012 9700l1188 1050" svg:viewBox="0 0 1189 1051">
          <text:p/>
        </draw:connector>
        <draw:connector draw:style-name="gr5" draw:text-style-name="P3" draw:layer="layout" draw:type="line" svg:x1="7.3cm" svg:y1="10.75cm" svg:x2="9.512cm" svg:y2="10.787cm" draw:start-shape="id164" draw:start-glue-point="1" svg:d="M7300 10750l2212 37" svg:viewBox="0 0 2213 38">
          <text:p text:style-name="P1"><text:span text:style-name="T2">idct_c3</text:span></text:p>
        </draw:connector>
        <draw:connector draw:style-name="gr6" draw:text-style-name="P1" draw:layer="layout" draw:type="line" svg:x1="5.2cm" svg:y1="10.75cm" svg:x2="2.532cm" svg:y2="10.75cm" draw:start-shape="id164" draw:start-glue-point="3" draw:end-shape="id162" draw:end-glue-point="1" svg:d="M5200 10750h-2668" svg:viewBox="0 0 2669 1">
          <text:p/>
        </draw:connector>
        <draw:connector draw:style-name="gr5" draw:text-style-name="P3" draw:layer="layout" draw:type="line" svg:x1="59.134cm" svg:y1="14.382cm" svg:x2="61.243cm" svg:y2="14.05cm" draw:end-shape="id11" draw:end-glue-point="3" svg:d="M59134 14382l2109-332" svg:viewBox="0 0 2110 333">
          <text:p text:style-name="P1"><text:span text:style-name="T2">idct_c3</text:span></text:p>
        </draw:connector>
        <draw:custom-shape draw:style-name="gr2" draw:text-style-name="P2" xml:id="id165" draw:id="id165" draw:layer="layout" svg:width="1cm" svg:height="0.9cm" svg:x="1.532cm" svg:y="12.8cm">
          <text:p text:style-name="P1"><text:span text:style-name="T1">OR</text:span></text:p>
          <text:p text:style-name="P1"><text:span text:style-name="T1">36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.032cm" svg:y1="11.2cm" svg:x2="2.032cm" svg:y2="12.8cm" draw:start-shape="id162" draw:start-glue-point="2" draw:end-shape="id165" draw:end-glue-point="0" svg:d="M2032 11200v1600" svg:viewBox="0 0 1 1601">
          <text:p/>
        </draw:connector>
        <draw:custom-shape draw:style-name="gr2" draw:text-style-name="P2" xml:id="id166" draw:id="id166" draw:layer="layout" svg:width="1cm" svg:height="0.9cm" svg:x="3.512cm" svg:y="11.3cm">
          <text:p text:style-name="P1"><text:span text:style-name="T1">NOR|AND</text:span></text:p>
          <text:p text:style-name="P1"><text:span text:style-name="T1">365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32cm" svg:y1="11.2cm" svg:x2="3.512cm" svg:y2="11.75cm" draw:start-shape="id162" draw:start-glue-point="2" draw:end-shape="id166" draw:end-glue-point="3" svg:d="M2032 11200l1480 550" svg:viewBox="0 0 1481 551">
          <text:p text:style-name="P1"><text:span text:style-name="T2">a+c</text:span></text:p>
        </draw:connector>
        <draw:custom-shape draw:style-name="gr4" draw:text-style-name="P2" xml:id="id167" draw:id="id167" draw:layer="layout" svg:width="2.1cm" svg:height="0.9cm" svg:x="5.2cm" svg:y="12.8cm">
          <text:p text:style-name="P1"><text:span text:style-name="T1">DFFR (clk11, /res7)</text:span></text:p>
          <text:p text:style-name="P1"><text:span text:style-name="T1">365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5cm" svg:y1="12.8cm" svg:x2="4.512cm" svg:y2="11.75cm" draw:start-shape="id167" draw:start-glue-point="0" draw:end-shape="id166" svg:d="M6250 12800l-1738-1050" svg:viewBox="0 0 1739 1051">
          <text:p text:style-name="P1"><text:span text:style-name="T2">b+d</text:span></text:p>
        </draw:connector>
        <draw:connector draw:style-name="gr6" draw:text-style-name="P1" draw:layer="layout" draw:type="line" svg:x1="4.012cm" svg:y1="12.2cm" svg:x2="5.2cm" svg:y2="13.25cm" draw:start-shape="id166" draw:start-glue-point="2" draw:end-shape="id167" draw:end-glue-point="3" svg:d="M4012 12200l1188 1050" svg:viewBox="0 0 1189 1051">
          <text:p/>
        </draw:connector>
        <draw:connector draw:style-name="gr5" draw:text-style-name="P3" draw:layer="layout" draw:type="line" svg:x1="7.3cm" svg:y1="13.25cm" svg:x2="9.512cm" svg:y2="13.287cm" draw:start-shape="id167" draw:start-glue-point="1" svg:d="M7300 13250l2212 37" svg:viewBox="0 0 2213 38">
          <text:p text:style-name="P1"><text:span text:style-name="T2">idct_c4</text:span></text:p>
        </draw:connector>
        <draw:connector draw:style-name="gr6" draw:text-style-name="P1" draw:layer="layout" draw:type="line" svg:x1="5.2cm" svg:y1="13.25cm" svg:x2="2.532cm" svg:y2="13.25cm" draw:start-shape="id167" draw:start-glue-point="3" draw:end-shape="id165" draw:end-glue-point="1" svg:d="M5200 13250h-2668" svg:viewBox="0 0 2669 1">
          <text:p/>
        </draw:connector>
        <draw:custom-shape draw:style-name="gr2" draw:text-style-name="P2" xml:id="id168" draw:id="id168" draw:layer="layout" svg:width="1cm" svg:height="0.9cm" svg:x="1.532cm" svg:y="15.3cm">
          <text:p text:style-name="P1"><text:span text:style-name="T1">OR</text:span></text:p>
          <text:p text:style-name="P1"><text:span text:style-name="T1">35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.032cm" svg:y1="13.7cm" svg:x2="2.032cm" svg:y2="15.3cm" draw:start-shape="id165" draw:start-glue-point="2" draw:end-shape="id168" draw:end-glue-point="0" svg:d="M2032 13700v1600" svg:viewBox="0 0 1 1601">
          <text:p/>
        </draw:connector>
        <draw:custom-shape draw:style-name="gr2" draw:text-style-name="P2" xml:id="id169" draw:id="id169" draw:layer="layout" svg:width="1cm" svg:height="0.9cm" svg:x="3.512cm" svg:y="13.8cm">
          <text:p text:style-name="P1"><text:span text:style-name="T1">NOR|AND</text:span></text:p>
          <text:p text:style-name="P1"><text:span text:style-name="T1">356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32cm" svg:y1="13.7cm" svg:x2="3.512cm" svg:y2="14.25cm" draw:start-shape="id165" draw:start-glue-point="2" draw:end-shape="id169" draw:end-glue-point="3" svg:d="M2032 13700l1480 550" svg:viewBox="0 0 1481 551">
          <text:p text:style-name="P1"><text:span text:style-name="T2">a+c</text:span></text:p>
        </draw:connector>
        <draw:custom-shape draw:style-name="gr4" draw:text-style-name="P2" xml:id="id170" draw:id="id170" draw:layer="layout" svg:width="2.1cm" svg:height="0.9cm" svg:x="5.2cm" svg:y="15.3cm">
          <text:p text:style-name="P1"><text:span text:style-name="T1">DFFR (clk11,/res7)</text:span></text:p>
          <text:p text:style-name="P1"><text:span text:style-name="T1">355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5cm" svg:y1="15.3cm" svg:x2="4.512cm" svg:y2="14.25cm" draw:start-shape="id170" draw:start-glue-point="0" draw:end-shape="id169" svg:d="M6250 15300l-1738-1050" svg:viewBox="0 0 1739 1051">
          <text:p text:style-name="P1"><text:span text:style-name="T2">b+d</text:span></text:p>
        </draw:connector>
        <draw:connector draw:style-name="gr6" draw:text-style-name="P1" draw:layer="layout" draw:type="line" svg:x1="4.012cm" svg:y1="14.7cm" svg:x2="5.2cm" svg:y2="15.75cm" draw:start-shape="id169" draw:start-glue-point="2" draw:end-shape="id170" draw:end-glue-point="3" svg:d="M4012 14700l1188 1050" svg:viewBox="0 0 1189 1051">
          <text:p/>
        </draw:connector>
        <draw:connector draw:style-name="gr5" draw:text-style-name="P3" draw:layer="layout" draw:type="line" svg:x1="7.3cm" svg:y1="15.75cm" svg:x2="9.512cm" svg:y2="15.787cm" draw:start-shape="id170" draw:start-glue-point="1" svg:d="M7300 15750l2212 37" svg:viewBox="0 0 2213 38">
          <text:p text:style-name="P1"><text:span text:style-name="T2">idct_c5</text:span></text:p>
        </draw:connector>
        <draw:connector draw:style-name="gr6" draw:text-style-name="P1" draw:layer="layout" draw:type="line" svg:x1="5.2cm" svg:y1="15.75cm" svg:x2="2.532cm" svg:y2="15.75cm" draw:start-shape="id170" draw:start-glue-point="3" draw:end-shape="id168" draw:end-glue-point="1" svg:d="M5200 15750h-2668" svg:viewBox="0 0 2669 1">
          <text:p/>
        </draw:connector>
        <draw:custom-shape draw:style-name="gr2" draw:text-style-name="P2" xml:id="id171" draw:id="id171" draw:layer="layout" svg:width="1cm" svg:height="0.9cm" svg:x="1.532cm" svg:y="17.8cm">
          <text:p text:style-name="P1"><text:span text:style-name="T1">OR</text:span></text:p>
          <text:p text:style-name="P1"><text:span text:style-name="T1">34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.032cm" svg:y1="16.2cm" svg:x2="2.032cm" svg:y2="17.8cm" draw:start-shape="id168" draw:start-glue-point="2" draw:end-shape="id171" draw:end-glue-point="0" svg:d="M2032 16200v1600" svg:viewBox="0 0 1 1601">
          <text:p/>
        </draw:connector>
        <draw:custom-shape draw:style-name="gr2" draw:text-style-name="P2" xml:id="id172" draw:id="id172" draw:layer="layout" svg:width="1cm" svg:height="0.9cm" svg:x="3.512cm" svg:y="16.3cm">
          <text:p text:style-name="P1"><text:span text:style-name="T1">NOR|AND</text:span></text:p>
          <text:p text:style-name="P1"><text:span text:style-name="T1">344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32cm" svg:y1="16.2cm" svg:x2="3.512cm" svg:y2="16.75cm" draw:start-shape="id168" draw:start-glue-point="2" draw:end-shape="id172" draw:end-glue-point="3" svg:d="M2032 16200l1480 550" svg:viewBox="0 0 1481 551">
          <text:p text:style-name="P1"><text:span text:style-name="T2">a+c</text:span></text:p>
        </draw:connector>
        <draw:custom-shape draw:style-name="gr4" draw:text-style-name="P2" xml:id="id173" draw:id="id173" draw:layer="layout" svg:width="2.1cm" svg:height="0.9cm" svg:x="5.2cm" svg:y="17.8cm">
          <text:p text:style-name="P1"><text:span text:style-name="T1">DFFR (clk11,/res7)</text:span></text:p>
          <text:p text:style-name="P1"><text:span text:style-name="T1">344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5cm" svg:y1="17.8cm" svg:x2="4.512cm" svg:y2="16.75cm" draw:start-shape="id173" draw:start-glue-point="0" draw:end-shape="id172" svg:d="M6250 17800l-1738-1050" svg:viewBox="0 0 1739 1051">
          <text:p text:style-name="P1"><text:span text:style-name="T2">b+d</text:span></text:p>
        </draw:connector>
        <draw:connector draw:style-name="gr6" draw:text-style-name="P1" draw:layer="layout" draw:type="line" svg:x1="4.012cm" svg:y1="17.2cm" svg:x2="5.2cm" svg:y2="18.25cm" draw:start-shape="id172" draw:start-glue-point="2" draw:end-shape="id173" draw:end-glue-point="3" svg:d="M4012 17200l1188 1050" svg:viewBox="0 0 1189 1051">
          <text:p/>
        </draw:connector>
        <draw:connector draw:style-name="gr5" draw:text-style-name="P3" draw:layer="layout" draw:type="line" svg:x1="7.3cm" svg:y1="18.25cm" svg:x2="9.512cm" svg:y2="18.287cm" draw:start-shape="id173" draw:start-glue-point="1" svg:d="M7300 18250l2212 37" svg:viewBox="0 0 2213 38">
          <text:p text:style-name="P1"><text:span text:style-name="T2">CNT2_6</text:span></text:p>
        </draw:connector>
        <draw:connector draw:style-name="gr6" draw:text-style-name="P1" draw:layer="layout" draw:type="line" svg:x1="5.2cm" svg:y1="18.25cm" svg:x2="2.532cm" svg:y2="18.25cm" draw:start-shape="id173" draw:start-glue-point="3" draw:end-shape="id171" draw:end-glue-point="1" svg:d="M5200 18250h-2668" svg:viewBox="0 0 2669 1">
          <text:p/>
        </draw:connector>
        <draw:custom-shape draw:style-name="gr2" draw:text-style-name="P2" xml:id="id174" draw:id="id174" draw:layer="layout" svg:width="1cm" svg:height="0.9cm" svg:x="1.532cm" svg:y="20.3cm">
          <text:p text:style-name="P1"><text:span text:style-name="T1">OR</text:span></text:p>
          <text:p text:style-name="P1"><text:span text:style-name="T1">33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.032cm" svg:y1="18.7cm" svg:x2="2.032cm" svg:y2="20.3cm" draw:start-shape="id171" draw:start-glue-point="2" draw:end-shape="id174" draw:end-glue-point="0" svg:d="M2032 18700v1600" svg:viewBox="0 0 1 1601">
          <text:p/>
        </draw:connector>
        <draw:custom-shape draw:style-name="gr2" draw:text-style-name="P2" xml:id="id175" draw:id="id175" draw:layer="layout" svg:width="1cm" svg:height="0.9cm" svg:x="3.512cm" svg:y="18.8cm">
          <text:p text:style-name="P1"><text:span text:style-name="T1">NOR|AND</text:span></text:p>
          <text:p text:style-name="P1"><text:span text:style-name="T1">334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32cm" svg:y1="18.7cm" svg:x2="3.512cm" svg:y2="19.25cm" draw:start-shape="id171" draw:start-glue-point="2" draw:end-shape="id175" draw:end-glue-point="3" svg:d="M2032 18700l1480 550" svg:viewBox="0 0 1481 551">
          <text:p text:style-name="P1"><text:span text:style-name="T2">a+c</text:span></text:p>
        </draw:connector>
        <draw:custom-shape draw:style-name="gr4" draw:text-style-name="P2" xml:id="id176" draw:id="id176" draw:layer="layout" svg:width="2.1cm" svg:height="0.9cm" svg:x="5.2cm" svg:y="20.3cm">
          <text:p text:style-name="P1"><text:span text:style-name="T1">DFFR (clk11,/res7)</text:span></text:p>
          <text:p text:style-name="P1"><text:span text:style-name="T1">334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5cm" svg:y1="20.3cm" svg:x2="4.512cm" svg:y2="19.25cm" draw:start-shape="id176" draw:start-glue-point="0" draw:end-shape="id175" svg:d="M6250 20300l-1738-1050" svg:viewBox="0 0 1739 1051">
          <text:p text:style-name="P1"><text:span text:style-name="T2">b+d</text:span></text:p>
        </draw:connector>
        <draw:connector draw:style-name="gr6" draw:text-style-name="P1" draw:layer="layout" draw:type="line" svg:x1="4.012cm" svg:y1="19.7cm" svg:x2="5.2cm" svg:y2="20.75cm" draw:start-shape="id175" draw:start-glue-point="2" draw:end-shape="id176" draw:end-glue-point="3" svg:d="M4012 19700l1188 1050" svg:viewBox="0 0 1189 1051">
          <text:p/>
        </draw:connector>
        <draw:connector draw:style-name="gr5" draw:text-style-name="P3" draw:layer="layout" draw:type="line" svg:x1="7.3cm" svg:y1="20.75cm" svg:x2="9.512cm" svg:y2="20.787cm" draw:start-shape="id176" draw:start-glue-point="1" svg:d="M7300 20750l2212 37" svg:viewBox="0 0 2213 38">
          <text:p text:style-name="P1"><text:span text:style-name="T2">idct_c7</text:span></text:p>
        </draw:connector>
        <draw:connector draw:style-name="gr6" draw:text-style-name="P1" draw:layer="layout" draw:type="line" svg:x1="5.2cm" svg:y1="20.75cm" svg:x2="2.532cm" svg:y2="20.75cm" draw:start-shape="id176" draw:start-glue-point="3" draw:end-shape="id174" draw:end-glue-point="1" svg:d="M5200 20750h-2668" svg:viewBox="0 0 2669 1">
          <text:p/>
        </draw:connector>
        <draw:connector draw:style-name="gr5" draw:text-style-name="P3" draw:layer="layout" draw:type="line" svg:x1="59.064cm" svg:y1="10.432cm" svg:x2="61.182cm" svg:y2="10.05cm" draw:end-shape="id5" draw:end-glue-point="3" svg:d="M59064 10432l2118-382" svg:viewBox="0 0 2119 383">
          <text:p text:style-name="P1"><text:span text:style-name="T2">idct_c7</text:span></text:p>
        </draw:connector>
        <draw:custom-shape draw:style-name="gr2" draw:text-style-name="P2" xml:id="id177" draw:id="id177" draw:layer="layout" svg:width="1cm" svg:height="0.9cm" svg:x="1.52cm" svg:y="22.8cm">
          <text:p text:style-name="P1"><text:span text:style-name="T1">OR</text:span></text:p>
          <text:p text:style-name="P1"><text:span text:style-name="T1">32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.032cm" svg:y1="21.2cm" svg:x2="2.02cm" svg:y2="22.8cm" draw:start-shape="id174" draw:start-glue-point="2" draw:end-shape="id177" draw:end-glue-point="0" svg:d="M2032 21200l-12 1600" svg:viewBox="0 0 13 1601">
          <text:p/>
        </draw:connector>
        <draw:custom-shape draw:style-name="gr2" draw:text-style-name="P2" xml:id="id178" draw:id="id178" draw:layer="layout" svg:width="1cm" svg:height="0.9cm" svg:x="3.5cm" svg:y="21.3cm">
          <text:p text:style-name="P1"><text:span text:style-name="T1">NOR|AND</text:span></text:p>
          <text:p text:style-name="P1"><text:span text:style-name="T1">323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32cm" svg:y1="21.2cm" svg:x2="3.5cm" svg:y2="21.75cm" draw:start-shape="id174" draw:start-glue-point="2" draw:end-shape="id178" draw:end-glue-point="3" svg:d="M2032 21200l1468 550" svg:viewBox="0 0 1469 551">
          <text:p text:style-name="P1"><text:span text:style-name="T2">a+c</text:span></text:p>
        </draw:connector>
        <draw:custom-shape draw:style-name="gr4" draw:text-style-name="P2" xml:id="id179" draw:id="id179" draw:layer="layout" svg:width="2.1cm" svg:height="0.9cm" svg:x="5.188cm" svg:y="22.8cm">
          <text:p text:style-name="P1"><text:span text:style-name="T1">DFFR (clk11,/res7)</text:span></text:p>
          <text:p text:style-name="P1"><text:span text:style-name="T1">323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38cm" svg:y1="22.8cm" svg:x2="4.5cm" svg:y2="21.75cm" draw:start-shape="id179" draw:start-glue-point="0" draw:end-shape="id178" svg:d="M6238 22800l-1738-1050" svg:viewBox="0 0 1739 1051">
          <text:p text:style-name="P1"><text:span text:style-name="T2">b+d</text:span></text:p>
        </draw:connector>
        <draw:connector draw:style-name="gr6" draw:text-style-name="P1" draw:layer="layout" draw:type="line" svg:x1="4cm" svg:y1="22.2cm" svg:x2="5.188cm" svg:y2="23.25cm" draw:start-shape="id178" draw:start-glue-point="2" draw:end-shape="id179" draw:end-glue-point="3" svg:d="M4000 22200l1188 1050" svg:viewBox="0 0 1189 1051">
          <text:p/>
        </draw:connector>
        <draw:connector draw:style-name="gr5" draw:text-style-name="P3" draw:layer="layout" draw:type="line" svg:x1="7.288cm" svg:y1="23.25cm" svg:x2="9.5cm" svg:y2="23.287cm" draw:start-shape="id179" draw:start-glue-point="1" svg:d="M7288 23250l2212 37" svg:viewBox="0 0 2213 38">
          <text:p text:style-name="P1"><text:span text:style-name="T2">idct_c8</text:span></text:p>
        </draw:connector>
        <draw:connector draw:style-name="gr6" draw:text-style-name="P1" draw:layer="layout" draw:type="line" svg:x1="5.188cm" svg:y1="23.25cm" svg:x2="2.52cm" svg:y2="23.25cm" draw:start-shape="id179" draw:start-glue-point="3" draw:end-shape="id177" draw:end-glue-point="1" svg:d="M5188 23250h-2668" svg:viewBox="0 0 2669 1">
          <text:p/>
        </draw:connector>
        <draw:connector draw:style-name="gr5" draw:text-style-name="P3" draw:layer="layout" draw:type="line" svg:x1="59.073cm" svg:y1="11.5cm" svg:x2="61.182cm" svg:y2="11.05cm" draw:end-shape="id3" draw:end-glue-point="3" svg:d="M59073 11500l2109-450" svg:viewBox="0 0 2110 451">
          <text:p text:style-name="P1"><text:span text:style-name="T2">idct_c8</text:span></text:p>
        </draw:connector>
        <draw:custom-shape draw:style-name="gr1" draw:text-style-name="P2" draw:layer="layout" svg:width="2.1cm" svg:height="0.9cm" svg:x="5.2cm" svg:y="25.4cm">
          <text:p text:style-name="P1"><text:span text:style-name="T1">DFFE (clk10)</text:span></text:p>
          <text:p text:style-name="P1"><text:span text:style-name="T1">342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2cm" svg:y1="23.7cm" svg:x2="3.2cm" svg:y2="24.35cm" draw:start-shape="id177" draw:start-glue-point="2" draw:end-shape="id180" draw:end-glue-point="3" svg:d="M2020 23700l1180 650" svg:viewBox="0 0 1181 651">
          <text:p text:style-name="P1"><text:span text:style-name="T2">a+c</text:span></text:p>
        </draw:connector>
        <draw:custom-shape draw:style-name="gr2" draw:text-style-name="P2" xml:id="id180" draw:id="id180" draw:layer="layout" svg:width="1cm" svg:height="0.9cm" svg:x="3.2cm" svg:y="23.9cm">
          <text:p text:style-name="P1"><text:span text:style-name="T1">NOR|AND</text:span></text:p>
          <text:p text:style-name="P1"><text:span text:style-name="T1">323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81" draw:id="id181" draw:layer="layout" svg:width="2.1cm" svg:height="0.9cm" svg:x="5.201cm" svg:y="25.4cm">
          <text:p text:style-name="P1"><text:span text:style-name="T1">DFFR (clk11,/res7)</text:span></text:p>
          <text:p text:style-name="P1"><text:span text:style-name="T1">323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51cm" svg:y1="25.4cm" svg:x2="4.2cm" svg:y2="24.35cm" draw:start-shape="id181" draw:start-glue-point="0" draw:end-shape="id180" svg:d="M6251 25400l-2051-1050" svg:viewBox="0 0 2052 1051">
          <text:p text:style-name="P1"><text:span text:style-name="T2">b+d</text:span></text:p>
        </draw:connector>
        <draw:connector draw:style-name="gr6" draw:text-style-name="P1" draw:layer="layout" draw:type="line" svg:x1="3.7cm" svg:y1="24.8cm" svg:x2="5.201cm" svg:y2="25.85cm" draw:start-shape="id180" draw:start-glue-point="2" draw:end-shape="id181" draw:end-glue-point="3" svg:d="M3700 24800l1501 1050" svg:viewBox="0 0 1502 1051">
          <text:p/>
        </draw:connector>
        <draw:connector draw:style-name="gr5" draw:text-style-name="P3" draw:layer="layout" draw:type="line" svg:x1="7.301cm" svg:y1="25.85cm" svg:x2="9.699cm" svg:y2="25.837cm" draw:start-shape="id181" draw:start-glue-point="1" svg:d="M7301 25850l2398-13" svg:viewBox="0 0 2399 14">
          <text:p text:style-name="P1"><text:span text:style-name="T2">idct_c9</text:span></text:p>
        </draw:connector>
        <draw:connector draw:style-name="gr5" draw:text-style-name="P1" draw:layer="layout" draw:type="line" svg:x1="32.1cm" svg:y1="62.048cm" svg:x2="34.196cm" svg:y2="62.047cm" draw:end-shape="id149" draw:end-glue-point="3" svg:d="M32100 62048l2096-1" svg:viewBox="0 0 2097 2">
          <text:p text:style-name="P1"><text:span text:style-name="T2">/idct_c1</text:span></text:p>
        </draw:connector>
        <draw:custom-shape draw:style-name="gr1" draw:text-style-name="P2" xml:id="id182" draw:id="id182" draw:layer="layout" svg:width="1cm" svg:height="0.9cm" svg:x="24.9cm" svg:y="79.3cm">
          <text:p text:style-name="P1"><text:span text:style-name="T1">AND</text:span></text:p>
          <text:p text:style-name="P1"><text:span text:style-name="T1">364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2.779cm" svg:y1="79.802cm" svg:x2="24.9cm" svg:y2="79.75cm" draw:end-shape="id182" svg:d="M22779 79802l2121-52" svg:viewBox="0 0 2122 53">
          <text:p text:style-name="P1"><text:span text:style-name="T2">/idct_c1</text:span></text:p>
        </draw:connector>
        <draw:connector draw:style-name="gr5" draw:text-style-name="P1" draw:layer="layout" draw:type="line" svg:x1="13.609cm" svg:y1="8.966cm" svg:x2="15.632cm" svg:y2="9.8cm" draw:end-shape="id183" draw:end-glue-point="3" svg:d="M13609 8966l2023 834" svg:viewBox="0 0 2024 835">
          <text:p text:style-name="P1"><text:span text:style-name="T2">/idct_c1</text:span></text:p>
        </draw:connector>
        <draw:connector draw:style-name="gr5" draw:text-style-name="P3" draw:layer="layout" draw:type="line" svg:x1="15.9cm" svg:y1="4.546cm" svg:x2="17.916cm" svg:y2="4.272cm" draw:end-shape="id148" draw:end-glue-point="3" svg:d="M15900 4546l2016-274" svg:viewBox="0 0 2017 275">
          <text:p text:style-name="P1"><text:span text:style-name="T2">/idct_c1</text:span></text:p>
        </draw:connector>
        <draw:connector draw:style-name="gr5" draw:text-style-name="P1" draw:layer="layout" draw:type="line" svg:x1="13.567cm" svg:y1="9.826cm" svg:x2="15.632cm" svg:y2="9.8cm" draw:end-shape="id183" draw:end-glue-point="3" svg:d="M13567 9826l2065-26" svg:viewBox="0 0 2066 27">
          <text:p text:style-name="P1"><text:span text:style-name="T2">/idct_c2</text:span></text:p>
        </draw:connector>
        <draw:custom-shape draw:style-name="gr2" draw:text-style-name="P2" xml:id="id184" draw:id="id184" draw:layer="layout" svg:width="1cm" svg:height="0.9cm" svg:x="34.101cm" svg:y="64.318cm">
          <text:p text:style-name="P1"><text:span text:style-name="T1">3-AND</text:span></text:p>
          <text:p text:style-name="P1"><text:span text:style-name="T1">355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2.296cm" svg:y1="64.885cm" svg:x2="34.101cm" svg:y2="64.768cm" draw:end-shape="id184" draw:end-glue-point="3" svg:d="M32296 64885l1805-117" svg:viewBox="0 0 1806 118">
          <text:p text:style-name="P1"><text:span text:style-name="T2">/idct_c4</text:span></text:p>
        </draw:connector>
        <draw:connector draw:style-name="gr5" draw:text-style-name="P1" draw:layer="layout" draw:type="line" svg:x1="32.349cm" svg:y1="65.6cm" svg:x2="34.101cm" svg:y2="64.768cm" draw:end-shape="id184" draw:end-glue-point="3" svg:d="M32349 65600l1752-832" svg:viewBox="0 0 1753 833">
          <text:p text:style-name="P1"><text:span text:style-name="T2">/idct_c5</text:span></text:p>
        </draw:connector>
        <draw:connector draw:style-name="gr5" draw:text-style-name="P1" draw:layer="layout" draw:type="line" svg:x1="32.323cm" svg:y1="64.118cm" svg:x2="34.101cm" svg:y2="64.768cm" draw:end-shape="id184" draw:end-glue-point="3" svg:d="M32323 64118l1778 650" svg:viewBox="0 0 1779 651">
          <text:p text:style-name="P1"><text:span text:style-name="T2">/idct_c3</text:span></text:p>
        </draw:connector>
        <draw:custom-shape draw:style-name="gr2" draw:text-style-name="P2" xml:id="id185" draw:id="id185" draw:layer="layout" svg:width="1cm" svg:height="0.9cm" svg:x="39.5cm" svg:y="59.544cm">
          <text:p text:style-name="P1"><text:span text:style-name="T1">3-NAND</text:span></text:p>
          <text:p text:style-name="P1"><text:span text:style-name="T1">35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37.367cm" svg:y1="60.04cm" svg:x2="39.5cm" svg:y2="59.994cm" draw:end-shape="id185" draw:end-glue-point="3" svg:d="M37367 60040l2133-46" svg:viewBox="0 0 2134 47">
          <text:p text:style-name="P1"><text:span text:style-name="T2">/idct_c3</text:span></text:p>
        </draw:connector>
        <draw:custom-shape draw:style-name="gr2" draw:text-style-name="P2" xml:id="id186" draw:id="id186" draw:layer="layout" svg:width="1cm" svg:height="0.9cm" svg:x="33.928cm" svg:y="66.274cm">
          <text:p text:style-name="P1"><text:span text:style-name="T1">3-AND</text:span></text:p>
          <text:p text:style-name="P1"><text:span text:style-name="T1">33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32.1cm" svg:y1="66.11cm" svg:x2="33.928cm" svg:y2="66.724cm" draw:end-shape="id186" draw:end-glue-point="3" svg:d="M32100 66110l1828 614" svg:viewBox="0 0 1829 615">
          <text:p text:style-name="P1"><text:span text:style-name="T2">/idct_c6</text:span></text:p>
        </draw:connector>
        <draw:custom-shape draw:style-name="gr2" draw:text-style-name="P2" xml:id="id187" draw:id="id187" draw:layer="layout" svg:width="1cm" svg:height="0.9cm" svg:x="19.51cm" svg:y="35.5cm">
          <text:p text:style-name="P1"><text:span text:style-name="T1">BUF</text:span></text:p>
          <text:p text:style-name="P1"><text:span text:style-name="T1">323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21cm" svg:y1="35.941cm" svg:x2="19.51cm" svg:y2="35.95cm" draw:end-shape="id187" draw:end-glue-point="3" svg:d="M17210 35941l2300 9" svg:viewBox="0 0 2301 10">
          <text:p text:style-name="P1"><text:span text:style-name="T2">/idct_c6</text:span></text:p>
        </draw:connector>
        <draw:connector draw:style-name="gr5" draw:text-style-name="P3" draw:layer="layout" draw:type="line" svg:x1="20.51cm" svg:y1="35.95cm" svg:x2="23.148cm" svg:y2="35.952cm" draw:start-shape="id187" draw:start-glue-point="1" svg:d="M20510 35950l2638 2" svg:viewBox="0 0 2639 3">
          <text:p text:style-name="P1"><text:span text:style-name="T2">stm_sel1</text:span></text:p>
        </draw:connector>
        <draw:connector draw:style-name="gr5" draw:text-style-name="P1" draw:layer="layout" draw:type="line" svg:x1="32.315cm" svg:y1="62.649cm" svg:x2="34.196cm" svg:y2="62.047cm" draw:end-shape="id149" draw:end-glue-point="3" svg:d="M32315 62649l1881-602" svg:viewBox="0 0 1882 603">
          <text:p text:style-name="P1"><text:span text:style-name="T2">/idct_c2</text:span></text:p>
        </draw:connector>
        <draw:connector draw:style-name="gr5" draw:text-style-name="P3" draw:layer="layout" draw:type="line" svg:x1="15.902cm" svg:y1="5.027cm" svg:x2="17.9cm" svg:y2="5.771cm" draw:end-shape="id188" draw:end-glue-point="3" svg:d="M15902 5027l1998 744" svg:viewBox="0 0 1999 745">
          <text:p text:style-name="P1"><text:span text:style-name="T2">/idct_c2</text:span></text:p>
        </draw:connector>
        <draw:custom-shape draw:style-name="gr2" draw:text-style-name="P2" xml:id="id116" draw:id="id116" draw:layer="layout" svg:width="1cm" svg:height="0.9cm" svg:x="21.149cm" svg:y="28.2cm">
          <text:p text:style-name="P1"><text:span text:style-name="T1">BUF</text:span></text:p>
          <text:p text:style-name="P1"><text:span text:style-name="T1">261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149cm" svg:y1="28.65cm" svg:x2="24.356cm" svg:y2="28.681cm" draw:start-shape="id116" draw:start-glue-point="1" svg:d="M22149 28650l2207 31" svg:viewBox="0 0 2208 32">
          <text:p text:style-name="P1"><text:span text:style-name="T2">stm_sel2</text:span></text:p>
        </draw:connector>
        <draw:custom-shape draw:style-name="gr3" draw:text-style-name="P2" xml:id="id189" draw:id="id189" draw:layer="layout" svg:width="1cm" svg:height="0.9cm" svg:x="20.36cm" svg:y="4.578cm">
          <text:p text:style-name="P1"><text:span text:style-name="T1">OR</text:span></text:p>
          <text:p text:style-name="P1"><text:span text:style-name="T1">32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8.916cm" svg:y1="4.272cm" svg:x2="20.36cm" svg:y2="5.028cm" draw:start-shape="id148" draw:start-glue-point="1" draw:end-shape="id189" draw:end-glue-point="3" svg:d="M18916 4272l1444 756" svg:viewBox="0 0 1445 757">
          <text:p/>
        </draw:connector>
        <draw:custom-shape draw:style-name="gr2" draw:text-style-name="P2" xml:id="id190" draw:id="id190" draw:layer="layout" svg:width="1cm" svg:height="0.9cm" svg:x="38.619cm" svg:y="62.2cm">
          <text:p text:style-name="P1"><text:span text:style-name="T1">3-NAND</text:span></text:p>
          <text:p text:style-name="P1"><text:span text:style-name="T1">355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1" draw:id="id191" draw:layer="layout" svg:width="1cm" svg:height="0.9cm" svg:x="41.729cm" svg:y="69.614cm">
          <text:p text:style-name="P1"><text:span text:style-name="T1">3-NAND</text:span></text:p>
          <text:p text:style-name="P1"><text:span text:style-name="T1">355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5.196cm" svg:y1="62.047cm" svg:x2="38.619cm" svg:y2="62.65cm" draw:start-shape="id149" draw:start-glue-point="1" draw:end-shape="id190" draw:end-glue-point="3" svg:d="M35196 62047l3423 603" svg:viewBox="0 0 3424 604">
          <text:p/>
        </draw:connector>
        <draw:connector draw:style-name="gr6" draw:text-style-name="P1" draw:layer="layout" draw:type="line" svg:x1="35.196cm" svg:y1="62.047cm" svg:x2="41.729cm" svg:y2="70.064cm" draw:start-shape="id149" draw:start-glue-point="1" draw:end-shape="id191" svg:d="M35196 62047l6533 8017" svg:viewBox="0 0 6534 8018">
          <text:p/>
        </draw:connector>
        <draw:connector draw:style-name="gr6" draw:text-style-name="P1" draw:layer="layout" draw:type="line" svg:x1="35.196cm" svg:y1="62.047cm" svg:x2="39.5cm" svg:y2="59.994cm" draw:start-shape="id149" draw:start-glue-point="1" draw:end-shape="id185" draw:end-glue-point="3" svg:d="M35196 62047l4304-2053" svg:viewBox="0 0 4305 2054">
          <text:p/>
        </draw:connector>
        <draw:connector draw:style-name="gr6" draw:text-style-name="P1" draw:layer="layout" draw:type="line" svg:x1="35.101cm" svg:y1="64.768cm" svg:x2="47.706cm" svg:y2="67.75cm" draw:start-shape="id184" draw:start-glue-point="1" draw:end-shape="id192" draw:end-glue-point="3" svg:d="M35101 64768l12605 2982" svg:viewBox="0 0 12606 2983">
          <text:p/>
        </draw:connector>
        <draw:connector draw:style-name="gr6" draw:text-style-name="P1" draw:layer="layout" draw:type="line" svg:x1="35.101cm" svg:y1="64.768cm" svg:x2="41.729cm" svg:y2="70.064cm" draw:start-shape="id184" draw:start-glue-point="1" draw:end-shape="id191" draw:end-glue-point="3" svg:d="M35101 64768l6628 5296" svg:viewBox="0 0 6629 5297">
          <text:p/>
        </draw:connector>
        <draw:connector draw:style-name="gr6" draw:text-style-name="P1" draw:layer="layout" draw:type="line" svg:x1="35.101cm" svg:y1="64.768cm" svg:x2="38.619cm" svg:y2="62.65cm" draw:start-shape="id184" draw:start-glue-point="1" draw:end-shape="id190" svg:d="M35101 64768l3518-2118" svg:viewBox="0 0 3519 2119">
          <text:p/>
        </draw:connector>
        <draw:connector draw:style-name="gr5" draw:text-style-name="P3" draw:layer="layout" draw:type="line" svg:x1="32.1cm" svg:y1="66.745cm" svg:x2="33.928cm" svg:y2="66.724cm" draw:end-shape="id186" draw:end-glue-point="3" svg:d="M32100 66745l1828-21" svg:viewBox="0 0 1829 22">
          <text:p text:style-name="P1"><text:span text:style-name="T2">/idct_c7</text:span></text:p>
        </draw:connector>
        <draw:connector draw:style-name="gr5" draw:text-style-name="P1" draw:layer="layout" draw:type="line" svg:x1="32.126cm" svg:y1="67.3cm" svg:x2="33.928cm" svg:y2="66.724cm" draw:end-shape="id186" draw:end-glue-point="3" svg:d="M32126 67300l1802-576" svg:viewBox="0 0 1803 577">
          <text:p text:style-name="P1"><text:span text:style-name="T2">/idct_c8</text:span></text:p>
        </draw:connector>
        <draw:connector draw:style-name="gr6" draw:text-style-name="P1" draw:layer="layout" draw:type="line" svg:x1="34.928cm" svg:y1="66.724cm" svg:x2="38.619cm" svg:y2="62.65cm" draw:start-shape="id186" draw:start-glue-point="1" draw:end-shape="id190" draw:end-glue-point="3" svg:d="M34928 66724l3691-4074" svg:viewBox="0 0 3692 4075">
          <text:p/>
        </draw:connector>
        <draw:connector draw:style-name="gr6" draw:text-style-name="P1" draw:layer="layout" draw:type="line" svg:x1="34.928cm" svg:y1="66.724cm" svg:x2="47.706cm" svg:y2="67.75cm" draw:start-shape="id186" draw:end-shape="id192" svg:d="M34928 66724l12778 1026" svg:viewBox="0 0 12779 1027">
          <text:p/>
        </draw:connector>
        <draw:connector draw:style-name="gr5" draw:text-style-name="P1" draw:layer="layout" draw:type="line" svg:x1="13.986cm" svg:y1="12.456cm" svg:x2="16.38cm" svg:y2="12.464cm" draw:end-shape="id193" draw:end-glue-point="3" svg:d="M13986 12456l2394 8" svg:viewBox="0 0 2395 9">
          <text:p text:style-name="P1"><text:span text:style-name="T2">/idct_c_full</text:span></text:p>
        </draw:connector>
        <draw:custom-shape draw:style-name="gr2" draw:text-style-name="P2" xml:id="id194" draw:id="id194" draw:layer="layout" svg:width="1cm" svg:height="0.9cm" svg:x="18.18cm" svg:y="13.214cm">
          <text:p text:style-name="P1"><text:span text:style-name="T1">NOR</text:span></text:p>
          <text:p text:style-name="P1"><text:span text:style-name="T1">363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757cm" svg:y1="14.973cm" svg:x2="18.18cm" svg:y2="13.664cm" draw:end-shape="id194" draw:end-glue-point="3" svg:d="M16757 14973l1423-1309" svg:viewBox="0 0 1424 1310">
          <text:p text:style-name="P1"><text:span text:style-name="T2">/idct_c_full</text:span></text:p>
        </draw:connector>
        <draw:custom-shape draw:style-name="gr2" draw:text-style-name="P2" xml:id="id195" draw:id="id195" draw:layer="layout" svg:width="1cm" svg:height="0.9cm" svg:x="43.9cm" svg:y="45.9cm">
          <text:p text:style-name="P1"><text:span text:style-name="T1">3-NAND</text:span></text:p>
          <text:p text:style-name="P1"><text:span text:style-name="T1">353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1.465cm" svg:y1="46.277cm" svg:x2="43.9cm" svg:y2="46.35cm" draw:end-shape="id195" draw:end-glue-point="3" svg:d="M41465 46277l2435 73" svg:viewBox="0 0 2436 74">
          <text:p text:style-name="P1"><text:span text:style-name="T2">/idct_c_ovfl</text:span></text:p>
        </draw:connector>
        <draw:custom-shape draw:style-name="gr2" draw:text-style-name="P2" xml:id="id94" draw:id="id94" draw:layer="layout" svg:width="1cm" svg:height="0.9cm" svg:x="36.66cm" svg:y="2.6cm">
          <text:p text:style-name="P1"><text:span text:style-name="T1">NOT</text:span></text:p>
          <text:p text:style-name="P1"><text:span text:style-name="T1">352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7.66cm" svg:y1="1.85cm" svg:x2="39.98cm" svg:y2="1.802cm" draw:start-shape="id196" draw:start-glue-point="1" svg:d="M37660 1850l2320-48" svg:viewBox="0 0 2321 49">
          <text:p text:style-name="P1"><text:span text:style-name="T2">/res7</text:span></text:p>
        </draw:connector>
        <draw:custom-shape draw:style-name="gr2" draw:text-style-name="P2" xml:id="id196" draw:id="id196" draw:layer="layout" svg:width="1cm" svg:height="0.9cm" svg:x="36.66cm" svg:y="1.4cm">
          <text:p text:style-name="P1"><text:span text:style-name="T1">NOT</text:span></text:p>
          <text:p text:style-name="P1"><text:span text:style-name="T1">312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7.68cm" svg:y1="4.25cm" svg:x2="40cm" svg:y2="4.202cm" draw:start-shape="id197" draw:start-glue-point="1" svg:d="M37680 4250l2320-48" svg:viewBox="0 0 2321 49">
          <text:p text:style-name="P1"><text:span text:style-name="T2">/res7</text:span></text:p>
        </draw:connector>
        <draw:custom-shape draw:style-name="gr2" draw:text-style-name="P2" xml:id="id197" draw:id="id197" draw:layer="layout" svg:width="1cm" svg:height="0.9cm" svg:x="36.68cm" svg:y="3.8cm">
          <text:p text:style-name="P1"><text:span text:style-name="T1">NOT</text:span></text:p>
          <text:p text:style-name="P1"><text:span text:style-name="T1">323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7.66cm" svg:y1="5.35cm" svg:x2="39.98cm" svg:y2="5.302cm" draw:start-shape="id198" draw:start-glue-point="1" svg:d="M37660 5350l2320-48" svg:viewBox="0 0 2321 49">
          <text:p text:style-name="P1"><text:span text:style-name="T2">/res7</text:span></text:p>
        </draw:connector>
        <draw:custom-shape draw:style-name="gr2" draw:text-style-name="P2" xml:id="id198" draw:id="id198" draw:layer="layout" svg:width="1cm" svg:height="0.9cm" svg:x="36.66cm" svg:y="4.9cm">
          <text:p text:style-name="P1"><text:span text:style-name="T1">NOT</text:span></text:p>
          <text:p text:style-name="P1"><text:span text:style-name="T1">343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7.66cm" svg:y1="6.45cm" svg:x2="39.98cm" svg:y2="6.402cm" draw:start-shape="id199" draw:start-glue-point="1" svg:d="M37660 6450l2320-48" svg:viewBox="0 0 2321 49">
          <text:p text:style-name="P1"><text:span text:style-name="T2">/res7</text:span></text:p>
        </draw:connector>
        <draw:custom-shape draw:style-name="gr2" draw:text-style-name="P2" xml:id="id199" draw:id="id199" draw:layer="layout" svg:width="1cm" svg:height="0.9cm" svg:x="36.66cm" svg:y="6cm">
          <text:p text:style-name="P1"><text:span text:style-name="T1">NOT</text:span></text:p>
          <text:p text:style-name="P1"><text:span text:style-name="T1">425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60.5cm" svg:y="16.6cm">
          <text:p text:style-name="P1"><text:span text:style-name="T1">DFFR(mclk, /res7)</text:span></text:p>
          <text:p text:style-name="P1"><text:span text:style-name="T1">54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4.223cm" svg:y1="4.113cm" svg:x2="36.66cm" svg:y2="1.85cm" draw:start-shape="id200" draw:end-shape="id196" draw:end-glue-point="3" svg:d="M34223 4113l2437-2263" svg:viewBox="0 0 2438 2264">
          <text:p/>
        </draw:connector>
        <draw:frame draw:style-name="gr9" draw:text-style-name="P4" xml:id="id200" draw:id="id200" draw:layer="layout" svg:width="1.023cm" svg:height="0.573cm" svg:x="33.2cm" svg:y="3.827cm">
          <draw:text-box>
            <text:p><text:span text:style-name="T2">RES</text:span></text:p>
          </draw:text-box>
        </draw:frame>
        <draw:connector draw:style-name="gr6" draw:text-style-name="P1" draw:layer="layout" draw:type="line" svg:x1="34.223cm" svg:y1="4.113cm" svg:x2="36.66cm" svg:y2="3.05cm" draw:start-shape="id200" draw:start-glue-point="1" draw:end-shape="id94" svg:d="M34223 4113l2437-1063" svg:viewBox="0 0 2438 1064">
          <text:p/>
        </draw:connector>
        <draw:connector draw:style-name="gr6" draw:text-style-name="P1" draw:layer="layout" draw:type="line" svg:x1="34.223cm" svg:y1="4.113cm" svg:x2="36.68cm" svg:y2="4.25cm" draw:start-shape="id200" draw:start-glue-point="1" draw:end-shape="id197" draw:end-glue-point="3" svg:d="M34223 4113l2457 137" svg:viewBox="0 0 2458 138">
          <text:p/>
        </draw:connector>
        <draw:connector draw:style-name="gr6" draw:text-style-name="P1" draw:layer="layout" draw:type="line" svg:x1="34.223cm" svg:y1="4.113cm" svg:x2="36.66cm" svg:y2="5.35cm" draw:start-shape="id200" draw:start-glue-point="1" draw:end-shape="id198" draw:end-glue-point="3" svg:d="M34223 4113l2437 1237" svg:viewBox="0 0 2438 1238">
          <text:p/>
        </draw:connector>
        <draw:connector draw:style-name="gr6" draw:text-style-name="P1" draw:layer="layout" draw:type="line" svg:x1="34.223cm" svg:y1="4.113cm" svg:x2="36.66cm" svg:y2="6.45cm" draw:start-shape="id200" draw:start-glue-point="1" draw:end-shape="id199" draw:end-glue-point="3" svg:d="M34223 4113l2437 2337" svg:viewBox="0 0 2438 2338">
          <text:p/>
        </draw:connector>
        <draw:custom-shape draw:style-name="gr2" draw:text-style-name="P2" xml:id="id202" draw:id="id202" draw:layer="layout" svg:width="1cm" svg:height="0.9cm" svg:x="24.018cm" svg:y="19.777cm">
          <text:p text:style-name="P1"><text:span text:style-name="T1">AND</text:span></text:p>
          <text:p text:style-name="P1"><text:span text:style-name="T1">384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134cm" svg:y1="22.427cm" svg:x2="24.018cm" svg:y2="20.227cm" draw:start-shape="id201" draw:end-shape="id202" draw:end-glue-point="3" svg:d="M23134 22427l884-2200" svg:viewBox="0 0 885 2201">
          <text:p/>
        </draw:connector>
        <draw:custom-shape draw:style-name="gr2" draw:text-style-name="P2" xml:id="id201" draw:id="id201" draw:layer="layout" svg:width="1cm" svg:height="0.9cm" svg:x="22.134cm" svg:y="21.977cm">
          <text:p text:style-name="P1"><text:span text:style-name="T1">NAND</text:span></text:p>
          <text:p text:style-name="P1"><text:span text:style-name="T1">385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134cm" svg:y1="22.427cm" svg:x2="24.034cm" svg:y2="22.427cm" draw:start-shape="id201" draw:start-glue-point="1" draw:end-shape="id144" svg:d="M23134 22427h900" svg:viewBox="0 0 901 1">
          <text:p/>
        </draw:connector>
        <draw:connector draw:style-name="gr6" draw:text-style-name="P1" draw:layer="layout" draw:type="line" svg:x1="21.234cm" svg:y1="20.927cm" svg:x2="22.134cm" svg:y2="20.227cm" draw:start-shape="id139" draw:start-glue-point="1" draw:end-shape="id95" draw:end-glue-point="3" svg:d="M21234 20927l900-700" svg:viewBox="0 0 901 701">
          <text:p/>
        </draw:connector>
        <draw:connector draw:style-name="gr6" draw:text-style-name="P1" draw:layer="layout" draw:type="line" svg:x1="23.134cm" svg:y1="20.227cm" svg:x2="24.018cm" svg:y2="20.227cm" draw:start-shape="id95" draw:start-glue-point="1" draw:end-shape="id202" draw:end-glue-point="3" svg:d="M23134 20227h884" svg:viewBox="0 0 885 1">
          <text:p/>
        </draw:connector>
        <draw:connector draw:style-name="gr6" draw:text-style-name="P1" draw:layer="layout" draw:type="line" svg:x1="21.134cm" svg:y1="19.527cm" svg:x2="22.134cm" svg:y2="20.227cm" draw:start-shape="id117" draw:start-glue-point="1" draw:end-shape="id95" draw:end-glue-point="3" svg:d="M21134 19527l1000 700" svg:viewBox="0 0 1001 701">
          <text:p/>
        </draw:connector>
        <draw:custom-shape draw:style-name="gr2" draw:text-style-name="P2" xml:id="id203" draw:id="id203" draw:layer="layout" svg:width="1cm" svg:height="0.9cm" svg:x="25.834cm" svg:y="19.777cm">
          <text:p text:style-name="P1"><text:span text:style-name="T1">OR (mclk)</text:span></text:p>
          <text:p text:style-name="P1"><text:span text:style-name="T1">384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5.018cm" svg:y1="20.227cm" svg:x2="25.834cm" svg:y2="20.227cm" draw:start-shape="id202" draw:start-glue-point="1" draw:end-shape="id203" draw:end-glue-point="3" svg:d="M25018 20227h816" svg:viewBox="0 0 817 1">
          <text:p/>
        </draw:connector>
        <draw:connector draw:style-name="gr5" draw:text-style-name="P3" draw:layer="layout" draw:type="line" svg:x1="26.834cm" svg:y1="20.227cm" svg:x2="28.622cm" svg:y2="20.226cm" draw:start-shape="id203" draw:start-glue-point="1" svg:d="M26834 20227l1788-1" svg:viewBox="0 0 1789 2">
          <text:p text:style-name="P1"><text:span text:style-name="T2">CLK9</text:span></text:p>
        </draw:connector>
        <draw:connector draw:style-name="gr5" draw:text-style-name="P3" draw:layer="layout" draw:type="line" svg:x1="40.8cm" svg:y1="44.528cm" svg:x2="41.7cm" svg:y2="45.406cm" draw:start-shape="id129" draw:start-glue-point="1" draw:end-shape="id125" draw:end-glue-point="3" svg:d="M40800 44528l900 878" svg:viewBox="0 0 901 879">
          <text:p text:style-name="P1"><text:span text:style-name="T2">a</text:span></text:p>
        </draw:connector>
        <draw:connector draw:style-name="gr6" draw:text-style-name="P1" draw:layer="layout" draw:type="line" svg:x1="42.7cm" svg:y1="45.406cm" svg:x2="43.9cm" svg:y2="46.35cm" draw:start-shape="id125" draw:start-glue-point="1" draw:end-shape="id195" draw:end-glue-point="3" svg:d="M42700 45406l1200 944" svg:viewBox="0 0 1201 945">
          <text:p/>
        </draw:connector>
        <draw:custom-shape draw:style-name="gr2" draw:text-style-name="P2" xml:id="id204" draw:id="id204" draw:layer="layout" svg:width="1cm" svg:height="0.9cm" svg:x="18.18cm" svg:y="12.014cm">
          <text:p text:style-name="P1"><text:span text:style-name="T1">NAND</text:span></text:p>
          <text:p text:style-name="P1"><text:span text:style-name="T1">363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7.38cm" svg:y1="12.464cm" svg:x2="18.18cm" svg:y2="12.464cm" draw:start-shape="id193" draw:start-glue-point="1" draw:end-shape="id204" draw:end-glue-point="3" svg:d="M17380 12464h800" svg:viewBox="0 0 801 1">
          <text:p/>
        </draw:connector>
        <draw:connector draw:style-name="gr6" draw:text-style-name="P1" draw:layer="layout" draw:type="line" svg:x1="44.9cm" svg:y1="46.35cm" svg:x2="46.5cm" svg:y2="46.85cm" draw:start-shape="id195" draw:start-glue-point="1" draw:end-shape="id130" draw:end-glue-point="3" svg:d="M44900 46350l1600 500" svg:viewBox="0 0 1601 501">
          <text:p/>
        </draw:connector>
        <draw:connector draw:style-name="gr6" draw:text-style-name="P1" draw:layer="layout" draw:type="line" svg:x1="47.5cm" svg:y1="46.85cm" svg:x2="48.4cm" svg:y2="46.85cm" draw:start-shape="id130" draw:start-glue-point="1" draw:end-shape="id205" draw:end-glue-point="3" svg:d="M47500 46850h900" svg:viewBox="0 0 901 1">
          <text:p/>
        </draw:connector>
        <draw:custom-shape draw:style-name="gr2" draw:text-style-name="P2" xml:id="id206" draw:id="id206" draw:layer="layout" svg:width="1cm" svg:height="0.9cm" svg:x="46.5cm" svg:y="47.9cm">
          <text:p text:style-name="P1"><text:span text:style-name="T1">OR</text:span></text:p>
          <text:p text:style-name="P1"><text:span text:style-name="T1">353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7.5cm" svg:y1="48.35cm" svg:x2="48.4cm" svg:y2="46.85cm" draw:start-shape="id206" draw:start-glue-point="1" draw:end-shape="id205" draw:end-glue-point="3" svg:d="M47500 48350l900-1500" svg:viewBox="0 0 901 1501">
          <text:p/>
        </draw:connector>
        <draw:connector draw:style-name="gr6" draw:text-style-name="P1" draw:layer="layout" draw:type="line" svg:x1="42.7cm" svg:y1="47.106cm" svg:x2="43.9cm" svg:y2="46.35cm" draw:start-shape="id126" draw:start-glue-point="1" draw:end-shape="id195" draw:end-glue-point="3" svg:d="M42700 47106l1200-756" svg:viewBox="0 0 1201 757">
          <text:p/>
        </draw:connector>
        <draw:connector draw:style-name="gr6" draw:text-style-name="P1" draw:layer="layout" draw:type="line" svg:x1="49.4cm" svg:y1="46.85cm" svg:x2="51.3cm" svg:y2="49.85cm" draw:start-shape="id205" draw:start-glue-point="1" draw:end-shape="id133" draw:end-glue-point="3" svg:d="M49400 46850l1900 3000" svg:viewBox="0 0 1901 3001">
          <text:p/>
        </draw:connector>
        <draw:custom-shape draw:style-name="gr2" draw:text-style-name="P2" xml:id="id207" draw:id="id207" draw:layer="layout" svg:width="1cm" svg:height="0.9cm" svg:x="51.604cm" svg:y="46.386cm">
          <text:p text:style-name="P1"><text:span text:style-name="T1">OR(mclk)</text:span></text:p>
          <text:p text:style-name="P1"><text:span text:style-name="T1">343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2.604cm" svg:y1="46.836cm" svg:x2="54.849cm" svg:y2="46.886cm" draw:start-shape="id207" draw:start-glue-point="1" draw:end-shape="id208" draw:end-glue-point="3" svg:d="M52604 46836l2245 50" svg:viewBox="0 0 2246 51">
          <text:p text:style-name="P1"><text:span text:style-name="T2">CLK10</text:span></text:p>
        </draw:connector>
        <draw:frame draw:style-name="gr10" draw:text-style-name="P4" xml:id="id208" draw:id="id208" draw:layer="layout" svg:width="2.051cm" svg:height="0.573cm" svg:x="54.849cm" svg:y="46.6cm">
          <draw:text-box>
            <text:p><text:span text:style-name="T2">COUNTER 1</text:span></text:p>
          </draw:text-box>
        </draw:frame>
        <draw:connector draw:style-name="gr6" draw:text-style-name="P1" draw:layer="layout" draw:type="line" svg:x1="49.4cm" svg:y1="46.85cm" svg:x2="51.604cm" svg:y2="46.836cm" draw:start-shape="id205" draw:start-glue-point="1" draw:end-shape="id207" draw:end-glue-point="3" svg:d="M49400 46850l2204-14" svg:viewBox="0 0 2205 15">
          <text:p/>
        </draw:connector>
        <draw:connector draw:style-name="gr6" draw:text-style-name="P1" draw:layer="layout" draw:type="line" svg:x1="52.3cm" svg:y1="49.85cm" svg:x2="54cm" svg:y2="49.874cm" draw:start-shape="id133" draw:start-glue-point="1" draw:end-shape="id209" draw:end-glue-point="3" svg:d="M52300 49850l1700 24" svg:viewBox="0 0 1701 25">
          <text:p/>
        </draw:connector>
        <draw:connector draw:style-name="gr5" draw:text-style-name="P3" draw:layer="layout" draw:type="line" svg:x1="45.1cm" svg:y1="23.6cm" svg:x2="47.333cm" svg:y2="22.88cm" draw:end-shape="id56" draw:end-glue-point="3" svg:d="M45100 23600l2233-720" svg:viewBox="0 0 2234 721">
          <text:p text:style-name="P1"><text:span text:style-name="T2">/CNT0_8</text:span></text:p>
        </draw:connector>
        <draw:custom-shape draw:style-name="gr2" draw:text-style-name="P2" xml:id="id210" draw:id="id210" draw:layer="layout" svg:width="1cm" svg:height="0.9cm" svg:x="9.022cm" svg:y="50.35cm">
          <text:p text:style-name="P1"><text:span text:style-name="T1">NOT</text:span></text:p>
          <text:p text:style-name="P1"><text:span text:style-name="T1">3620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404cm" svg:y1="49.85cm" svg:x2="9.022cm" svg:y2="50.8cm" draw:start-shape="id45" draw:start-glue-point="1" draw:end-shape="id210" draw:end-glue-point="3" svg:d="M8404 49850l618 950" svg:viewBox="0 0 619 951">
          <text:p/>
        </draw:connector>
        <draw:connector draw:style-name="gr5" draw:text-style-name="P3" draw:layer="layout" draw:type="line" svg:x1="10.022cm" svg:y1="50.8cm" svg:x2="12.242cm" svg:y2="50.849cm" draw:start-shape="id210" draw:start-glue-point="1" svg:d="M10022 50800l2220 49" svg:viewBox="0 0 2221 50">
          <text:p text:style-name="P1"><text:span text:style-name="T2">/CNT0_7</text:span></text:p>
        </draw:connector>
        <draw:custom-shape draw:style-name="gr2" draw:text-style-name="P2" xml:id="id211" draw:id="id211" draw:layer="layout" svg:width="1cm" svg:height="0.9cm" svg:x="9.022cm" svg:y="47.9cm">
          <text:p text:style-name="P1"><text:span text:style-name="T1">NOT</text:span></text:p>
          <text:p text:style-name="P1"><text:span text:style-name="T1">3621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404cm" svg:y1="47.45cm" svg:x2="9.022cm" svg:y2="48.35cm" draw:start-shape="id36" draw:end-shape="id211" draw:end-glue-point="3" svg:d="M8404 47450l618 900" svg:viewBox="0 0 619 901">
          <text:p/>
        </draw:connector>
        <draw:connector draw:style-name="gr5" draw:text-style-name="P3" draw:layer="layout" draw:type="line" svg:x1="10.022cm" svg:y1="48.35cm" svg:x2="12.242cm" svg:y2="48.399cm" draw:start-shape="id211" draw:start-glue-point="1" svg:d="M10022 48350l2220 49" svg:viewBox="0 0 2221 50">
          <text:p text:style-name="P1"><text:span text:style-name="T2">/CNT0_6</text:span></text:p>
        </draw:connector>
        <draw:custom-shape draw:style-name="gr2" draw:text-style-name="P2" xml:id="id212" draw:id="id212" draw:layer="layout" svg:width="1cm" svg:height="0.9cm" svg:x="9.022cm" svg:y="45.4cm">
          <text:p text:style-name="P1"><text:span text:style-name="T1">NOT</text:span></text:p>
          <text:p text:style-name="P1"><text:span text:style-name="T1">3328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404cm" svg:y1="44.95cm" svg:x2="9.022cm" svg:y2="45.85cm" draw:start-shape="id42" draw:end-shape="id212" draw:end-glue-point="3" svg:d="M8404 44950l618 900" svg:viewBox="0 0 619 901">
          <text:p/>
        </draw:connector>
        <draw:connector draw:style-name="gr5" draw:text-style-name="P3" draw:layer="layout" draw:type="line" svg:x1="10.022cm" svg:y1="45.85cm" svg:x2="12.242cm" svg:y2="45.899cm" draw:start-shape="id212" draw:start-glue-point="1" svg:d="M10022 45850l2220 49" svg:viewBox="0 0 2221 50">
          <text:p text:style-name="P1"><text:span text:style-name="T2">/CNT0_5</text:span></text:p>
        </draw:connector>
        <draw:custom-shape draw:style-name="gr2" draw:text-style-name="P2" xml:id="id213" draw:id="id213" draw:layer="layout" svg:width="1cm" svg:height="0.9cm" svg:x="9.08cm" svg:y="43cm">
          <text:p text:style-name="P1"><text:span text:style-name="T1">NOT</text:span></text:p>
          <text:p text:style-name="P1"><text:span text:style-name="T1">3635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404cm" svg:y1="42.55cm" svg:x2="9.08cm" svg:y2="43.45cm" draw:start-shape="id39" draw:end-shape="id213" draw:end-glue-point="3" svg:d="M8404 42550l676 900" svg:viewBox="0 0 677 901">
          <text:p/>
        </draw:connector>
        <draw:connector draw:style-name="gr5" draw:text-style-name="P3" draw:layer="layout" draw:type="line" svg:x1="10.08cm" svg:y1="43.45cm" svg:x2="12.3cm" svg:y2="43.499cm" draw:start-shape="id213" draw:start-glue-point="1" svg:d="M10080 43450l2220 49" svg:viewBox="0 0 2221 50">
          <text:p text:style-name="P1"><text:span text:style-name="T2">/CNT0_4</text:span></text:p>
        </draw:connector>
        <draw:custom-shape draw:style-name="gr2" draw:text-style-name="P2" xml:id="id214" draw:id="id214" draw:layer="layout" svg:width="1cm" svg:height="0.9cm" svg:x="9.022cm" svg:y="40.6cm">
          <text:p text:style-name="P1"><text:span text:style-name="T1">NOT</text:span></text:p>
          <text:p text:style-name="P1"><text:span text:style-name="T1">3634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384cm" svg:y1="40.15cm" svg:x2="9.022cm" svg:y2="41.05cm" draw:end-shape="id214" draw:end-glue-point="3" svg:d="M8384 40150l638 900" svg:viewBox="0 0 639 901">
          <text:p/>
        </draw:connector>
        <draw:connector draw:style-name="gr5" draw:text-style-name="P3" draw:layer="layout" draw:type="line" svg:x1="10.022cm" svg:y1="41.05cm" svg:x2="12.242cm" svg:y2="41.099cm" draw:start-shape="id214" draw:start-glue-point="1" svg:d="M10022 41050l2220 49" svg:viewBox="0 0 2221 50">
          <text:p text:style-name="P1"><text:span text:style-name="T2">/CNT0_3</text:span></text:p>
        </draw:connector>
        <draw:custom-shape draw:style-name="gr2" draw:text-style-name="P2" xml:id="id215" draw:id="id215" draw:layer="layout" svg:width="1cm" svg:height="0.9cm" svg:x="9.022cm" svg:y="38.2cm">
          <text:p text:style-name="P1"><text:span text:style-name="T1">NOT</text:span></text:p>
          <text:p text:style-name="P1"><text:span text:style-name="T1">3733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404cm" svg:y1="37.75cm" svg:x2="9.022cm" svg:y2="38.65cm" draw:start-shape="id29" draw:end-shape="id215" draw:end-glue-point="3" svg:d="M8404 37750l618 900" svg:viewBox="0 0 619 901">
          <text:p/>
        </draw:connector>
        <draw:connector draw:style-name="gr5" draw:text-style-name="P3" draw:layer="layout" draw:type="line" svg:x1="10.022cm" svg:y1="38.65cm" svg:x2="12.242cm" svg:y2="38.699cm" draw:start-shape="id215" draw:start-glue-point="1" svg:d="M10022 38650l2220 49" svg:viewBox="0 0 2221 50">
          <text:p text:style-name="P1"><text:span text:style-name="T2">/CNT0_2</text:span></text:p>
        </draw:connector>
        <draw:custom-shape draw:style-name="gr2" draw:text-style-name="P2" xml:id="id216" draw:id="id216" draw:layer="layout" svg:width="1cm" svg:height="0.9cm" svg:x="9.08cm" svg:y="35.8cm">
          <text:p text:style-name="P1"><text:span text:style-name="T1">NOT</text:span></text:p>
          <text:p text:style-name="P1"><text:span text:style-name="T1">3632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404cm" svg:y1="35.35cm" svg:x2="9.08cm" svg:y2="36.25cm" draw:start-shape="id25" draw:end-shape="id216" draw:end-glue-point="3" svg:d="M8404 35350l676 900" svg:viewBox="0 0 677 901">
          <text:p/>
        </draw:connector>
        <draw:connector draw:style-name="gr5" draw:text-style-name="P3" draw:layer="layout" draw:type="line" svg:x1="10.08cm" svg:y1="36.25cm" svg:x2="12.3cm" svg:y2="36.299cm" draw:start-shape="id216" draw:start-glue-point="1" svg:d="M10080 36250l2220 49" svg:viewBox="0 0 2221 50">
          <text:p text:style-name="P1"><text:span text:style-name="T2">/CNT0_1</text:span></text:p>
        </draw:connector>
        <draw:custom-shape draw:style-name="gr2" draw:text-style-name="P2" xml:id="id217" draw:id="id217" draw:layer="layout" svg:width="1cm" svg:height="0.9cm" svg:x="9.08cm" svg:y="33.3cm">
          <text:p text:style-name="P1"><text:span text:style-name="T1">NOT</text:span></text:p>
          <text:p text:style-name="P1"><text:span text:style-name="T1">38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404cm" svg:y1="32.85cm" svg:x2="9.08cm" svg:y2="33.75cm" draw:start-shape="id51" draw:start-glue-point="1" draw:end-shape="id217" draw:end-glue-point="3" svg:d="M8404 32850l676 900" svg:viewBox="0 0 677 901">
          <text:p/>
        </draw:connector>
        <draw:connector draw:style-name="gr5" draw:text-style-name="P3" draw:layer="layout" draw:type="line" svg:x1="10.08cm" svg:y1="33.75cm" svg:x2="12.242cm" svg:y2="33.761cm" draw:start-shape="id217" draw:start-glue-point="1" svg:d="M10080 33750l2162 11" svg:viewBox="0 0 2163 12">
          <text:p text:style-name="P1"><text:span text:style-name="T2">/CNT0_0</text:span></text:p>
        </draw:connector>
        <draw:connector draw:style-name="gr5" draw:text-style-name="P1" draw:layer="layout" draw:type="line" svg:x1="21.218cm" svg:y1="24.8cm" svg:x2="22.134cm" svg:y2="23.651cm" draw:end-shape="id146" draw:end-glue-point="3" svg:d="M21218 24800l916-1149" svg:viewBox="0 0 917 1150">
          <text:p text:style-name="P1"><text:span text:style-name="T2">/cnt0_full</text:span></text:p>
        </draw:connector>
        <draw:custom-shape draw:style-name="gr2" draw:text-style-name="P2" xml:id="id218" draw:id="id218" draw:layer="layout" svg:width="1cm" svg:height="0.9cm" svg:x="58.041cm" svg:y="33.7cm">
          <text:p text:style-name="P1"><text:span text:style-name="T1">3-NAND</text:span></text:p>
          <text:p text:style-name="P1"><text:span text:style-name="T1">394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1.739cm" svg:y1="22.801cm" svg:x2="58.041cm" svg:y2="34.15cm" draw:start-shape="id101" draw:start-glue-point="1" draw:end-shape="id218" draw:end-glue-point="3" svg:d="M51739 22801l6302 11349" svg:viewBox="0 0 6303 11350">
          <text:p/>
        </draw:connector>
        <draw:connector draw:style-name="gr6" draw:text-style-name="P1" draw:layer="layout" draw:type="line" svg:x1="48.333cm" svg:y1="21.361cm" svg:x2="50.739cm" svg:y2="22.801cm" draw:start-shape="id102" draw:start-glue-point="1" draw:end-shape="id101" draw:end-glue-point="3" svg:d="M48333 21361l2406 1440" svg:viewBox="0 0 2407 1441">
          <text:p/>
        </draw:connector>
        <draw:custom-shape draw:style-name="gr4" draw:text-style-name="P2" xml:id="id264" draw:id="id264" draw:layer="layout" svg:width="2.1cm" svg:height="0.9cm" svg:x="17.9cm" svg:y="49.6cm">
          <text:p text:style-name="P1"><text:span text:style-name="T1">DFF(mclk)</text:span></text:p>
          <text:p text:style-name="P1"><text:span text:style-name="T1">403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9" draw:id="id219" draw:layer="layout" svg:width="1cm" svg:height="0.9cm" svg:x="17.248cm" svg:y="56.633cm">
          <text:p text:style-name="P1"><text:span text:style-name="T1">OR(mclk, ground)</text:span></text:p>
          <text:p text:style-name="P1"><text:span text:style-name="T1">384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48cm" svg:y1="57.083cm" svg:x2="20.648cm" svg:y2="57.13cm" draw:start-shape="id219" draw:start-glue-point="1" svg:d="M18248 57083l2400 47" svg:viewBox="0 0 2401 48">
          <text:p text:style-name="P1"><text:span text:style-name="T2">mclk</text:span></text:p>
        </draw:connector>
        <draw:custom-shape draw:style-name="gr2" draw:text-style-name="P2" xml:id="id220" draw:id="id220" draw:layer="layout" svg:width="1cm" svg:height="0.9cm" svg:x="17.248cm" svg:y="57.622cm">
          <text:p text:style-name="P1"><text:span text:style-name="T1">OR(mclk, ground)</text:span></text:p>
          <text:p text:style-name="P1"><text:span text:style-name="T1">322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48cm" svg:y1="58.072cm" svg:x2="20.711cm" svg:y2="58.136cm" draw:start-shape="id220" draw:start-glue-point="1" svg:d="M18248 58072l2463 64" svg:viewBox="0 0 2464 65">
          <text:p text:style-name="P1"><text:span text:style-name="T2">mclk</text:span></text:p>
        </draw:connector>
        <draw:custom-shape draw:style-name="gr2" draw:text-style-name="P2" xml:id="id221" draw:id="id221" draw:layer="layout" svg:width="1cm" svg:height="0.9cm" svg:x="7.976cm" svg:y="3.7cm">
          <text:p text:style-name="P1"><text:span text:style-name="T1">NOT</text:span></text:p>
          <text:p text:style-name="P1"><text:span text:style-name="T1">36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cm" svg:y1="3.25cm" svg:x2="7.976cm" svg:y2="4.15cm" draw:start-shape="id154" draw:start-glue-point="1" draw:end-shape="id221" draw:end-glue-point="3" svg:d="M7300 3250l676 900" svg:viewBox="0 0 677 901">
          <text:p/>
        </draw:connector>
        <draw:connector draw:style-name="gr5" draw:text-style-name="P3" draw:layer="layout" draw:type="line" svg:x1="8.976cm" svg:y1="4.15cm" svg:x2="11.138cm" svg:y2="4.161cm" draw:start-shape="id221" draw:start-glue-point="1" svg:d="M8976 4150l2162 11" svg:viewBox="0 0 2163 12">
          <text:p text:style-name="P1"><text:span text:style-name="T2">/idct_c0</text:span></text:p>
        </draw:connector>
        <draw:custom-shape draw:style-name="gr2" draw:text-style-name="P2" xml:id="id222" draw:id="id222" draw:layer="layout" svg:width="1cm" svg:height="0.9cm" svg:x="8.817cm" svg:y="57.3cm">
          <text:p text:style-name="P1"><text:span text:style-name="T1">NOT</text:span></text:p>
          <text:p text:style-name="P1"><text:span text:style-name="T1">34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141cm" svg:y1="56.85cm" svg:x2="8.817cm" svg:y2="57.75cm" draw:start-shape="id60" draw:end-shape="id222" draw:end-glue-point="3" svg:d="M8141 56850l676 900" svg:viewBox="0 0 677 901">
          <text:p/>
        </draw:connector>
        <draw:connector draw:style-name="gr5" draw:text-style-name="P3" draw:layer="layout" draw:type="line" svg:x1="9.817cm" svg:y1="57.75cm" svg:x2="11.979cm" svg:y2="57.761cm" draw:start-shape="id222" draw:start-glue-point="1" svg:d="M9817 57750l2162 11" svg:viewBox="0 0 2163 12">
          <text:p text:style-name="P1"><text:span text:style-name="T2">/CNT1_0</text:span></text:p>
        </draw:connector>
        <draw:custom-shape draw:style-name="gr2" draw:text-style-name="P2" xml:id="id223" draw:id="id223" draw:layer="layout" svg:width="1cm" svg:height="0.9cm" svg:x="56.364cm" svg:y="24.307cm">
          <text:p text:style-name="P1"><text:span text:style-name="T1">OR(mclk)</text:span></text:p>
          <text:p text:style-name="P1"><text:span text:style-name="T1">395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55.664cm" svg:y1="24.75cm" svg:x2="56.364cm" svg:y2="24.757cm" draw:start-shape="id118" draw:start-glue-point="1" draw:end-shape="id223" draw:end-glue-point="3" svg:d="M55664 24750l700 7" svg:viewBox="0 0 701 8">
          <text:p/>
        </draw:connector>
        <draw:custom-shape draw:style-name="gr2" draw:text-style-name="P2" xml:id="id224" draw:id="id224" draw:layer="layout" svg:width="1cm" svg:height="0.9cm" svg:x="51.741cm" svg:y="25.9cm">
          <text:p text:style-name="P1"><text:span text:style-name="T1">3-NAND</text:span></text:p>
          <text:p text:style-name="P1"><text:span text:style-name="T1">395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2.741cm" svg:y1="26.35cm" svg:x2="54.664cm" svg:y2="24.75cm" draw:start-shape="id224" draw:start-glue-point="1" draw:end-shape="id118" draw:end-glue-point="3" svg:d="M52741 26350l1923-1600" svg:viewBox="0 0 1924 1601">
          <text:p/>
        </draw:connector>
        <draw:connector draw:style-name="gr6" draw:text-style-name="P1" draw:layer="layout" draw:type="line" svg:x1="59.041cm" svg:y1="34.15cm" svg:x2="59.641cm" svg:y2="34.15cm" draw:start-shape="id218" draw:start-glue-point="1" draw:end-shape="id225" draw:end-glue-point="3" svg:d="M59041 34150h600" svg:viewBox="0 0 601 1">
          <text:p/>
        </draw:connector>
        <draw:custom-shape draw:style-name="gr2" draw:text-style-name="P2" xml:id="id225" draw:id="id225" draw:layer="layout" svg:width="1cm" svg:height="0.9cm" svg:x="59.641cm" svg:y="33.7cm">
          <text:p text:style-name="P1"><text:span text:style-name="T1">3-NAND</text:span></text:p>
          <text:p text:style-name="P1"><text:span text:style-name="T1">395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5.741cm" svg:y1="31.45cm" svg:x2="58.041cm" svg:y2="34.15cm" draw:start-shape="id142" draw:end-shape="id218" draw:end-glue-point="3" svg:d="M55741 31450l2300 2700" svg:viewBox="0 0 2301 2701">
          <text:p/>
        </draw:connector>
        <draw:connector draw:style-name="gr6" draw:text-style-name="P1" draw:layer="layout" draw:type="line" svg:x1="21.161cm" svg:y1="23.627cm" svg:x2="22.134cm" svg:y2="23.651cm" draw:start-shape="id226" draw:start-glue-point="1" draw:end-shape="id146" draw:end-glue-point="3" svg:d="M21161 23627l973 24" svg:viewBox="0 0 974 25">
          <text:p/>
        </draw:connector>
        <draw:connector draw:style-name="gr6" draw:text-style-name="P1" draw:layer="layout" draw:type="line" svg:x1="21.161cm" svg:y1="23.627cm" svg:x2="22.134cm" svg:y2="22.427cm" draw:start-shape="id226" draw:start-glue-point="1" draw:end-shape="id201" draw:end-glue-point="3" svg:d="M21161 23627l973-1200" svg:viewBox="0 0 974 1201">
          <text:p/>
        </draw:connector>
        <draw:connector draw:style-name="gr5" draw:text-style-name="P1" draw:layer="layout" draw:type="line" svg:x1="17.791cm" svg:y1="22.374cm" svg:x2="20.234cm" svg:y2="22.427cm" draw:end-shape="id227" draw:end-glue-point="3" svg:d="M17791 22374l2443 53" svg:viewBox="0 0 2444 54">
          <text:p text:style-name="P1"><text:span text:style-name="T2">/cnt0_full</text:span></text:p>
        </draw:connector>
        <draw:connector draw:style-name="gr6" draw:text-style-name="P1" draw:layer="layout" draw:type="line" svg:x1="21.234cm" svg:y1="22.427cm" svg:x2="22.134cm" svg:y2="22.427cm" draw:start-shape="id227" draw:start-glue-point="1" draw:end-shape="id201" draw:end-glue-point="3" svg:d="M21234 22427h900" svg:viewBox="0 0 901 1">
          <text:p/>
        </draw:connector>
        <draw:connector draw:style-name="gr5" draw:text-style-name="P1" draw:layer="layout" draw:type="line" svg:x1="18.152cm" svg:y1="21.493cm" svg:x2="20.234cm" svg:y2="20.927cm" draw:end-shape="id139" svg:d="M18152 21493l2082-566" svg:viewBox="0 0 2083 567">
          <text:p text:style-name="P1"><text:span text:style-name="T2">CTRL4_s</text:span></text:p>
        </draw:connector>
        <draw:connector draw:style-name="gr5" draw:text-style-name="P3" draw:layer="layout" draw:type="line" svg:x1="52.79cm" svg:y1="31.51cm" svg:x2="54.741cm" svg:y2="31.45cm" draw:end-shape="id142" draw:end-glue-point="3" svg:d="M52790 31510l1951-60" svg:viewBox="0 0 1952 61">
          <text:p text:style-name="P1"><text:span text:style-name="T2">CTRL4_s/b</text:span></text:p>
        </draw:connector>
        <draw:connector draw:style-name="gr5" draw:text-style-name="P3" draw:layer="layout" draw:type="line" svg:x1="53.552cm" svg:y1="32.091cm" svg:x2="55.241cm" svg:y2="33.55cm" draw:end-shape="id228" draw:end-glue-point="3" svg:d="M53552 32091l1689 1459" svg:viewBox="0 0 1690 1460">
          <text:p text:style-name="P1"><text:span text:style-name="T2">CTRL4_s/b</text:span></text:p>
        </draw:connector>
        <draw:connector draw:style-name="gr5" draw:text-style-name="P3" draw:layer="layout" draw:type="line" svg:x1="57.364cm" svg:y1="24.757cm" svg:x2="59.425cm" svg:y2="24.675cm" svg:d="M57364 24757l2061-82" svg:viewBox="0 0 2062 83">
          <text:p text:style-name="P1"><text:span text:style-name="T2">clk43</text:span></text:p>
        </draw:connector>
        <draw:connector draw:style-name="gr5" draw:text-style-name="P1" draw:layer="layout" draw:type="line" svg:x1="18.292cm" svg:y1="19.87cm" svg:x2="20.134cm" svg:y2="19.527cm" draw:end-shape="id117" draw:end-glue-point="3" svg:d="M18292 19870l1842-343" svg:viewBox="0 0 1843 344">
          <text:p text:style-name="P1"><text:span text:style-name="T2">/CNT0_INF</text:span></text:p>
        </draw:connector>
        <draw:connector draw:style-name="gr5" draw:text-style-name="P1" draw:layer="layout" draw:type="line" svg:x1="18.134cm" svg:y1="23.579cm" svg:x2="20.161cm" svg:y2="23.627cm" draw:end-shape="id226" draw:end-glue-point="3" svg:d="M18134 23579l2027 48" svg:viewBox="0 0 2028 49">
          <text:p text:style-name="P1"><text:span text:style-name="T2">/CNT0_INF</text:span></text:p>
        </draw:connector>
        <draw:custom-shape draw:style-name="gr2" draw:text-style-name="P2" xml:id="id229" draw:id="id229" draw:layer="layout" svg:width="1cm" svg:height="0.9cm" svg:x="52.841cm" svg:y="33.089cm">
          <text:p text:style-name="P1"><text:span text:style-name="T1">NAND</text:span></text:p>
          <text:p text:style-name="P1"><text:span text:style-name="T1">394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1.427cm" svg:y1="34.055cm" svg:x2="52.841cm" svg:y2="33.539cm" draw:end-shape="id229" draw:end-glue-point="3" svg:d="M51427 34055l1414-516" svg:viewBox="0 0 1415 517">
          <text:p text:style-name="P1"><text:span text:style-name="T2">/CNT0_INF</text:span></text:p>
        </draw:connector>
        <draw:connector draw:style-name="gr5" draw:text-style-name="P3" draw:layer="layout" draw:type="line" svg:x1="53.841cm" svg:y1="33.539cm" svg:x2="55.241cm" svg:y2="33.55cm" draw:start-shape="id229" draw:start-glue-point="1" draw:end-shape="id228" draw:end-glue-point="3" svg:d="M53841 33539l1400 11" svg:viewBox="0 0 1401 12">
          <text:p text:style-name="P1"><text:span text:style-name="T2">a</text:span></text:p>
        </draw:connector>
        <draw:connector draw:style-name="gr6" draw:text-style-name="P1" draw:layer="layout" draw:type="line" svg:x1="56.241cm" svg:y1="33.55cm" svg:x2="58.041cm" svg:y2="34.15cm" draw:start-shape="id228" draw:start-glue-point="1" draw:end-shape="id218" draw:end-glue-point="3" svg:d="M56241 33550l1800 600" svg:viewBox="0 0 1801 601">
          <text:p/>
        </draw:connector>
        <draw:connector draw:style-name="gr5" draw:text-style-name="P1" draw:layer="layout" draw:type="line" svg:x1="57.402cm" svg:y1="30.922cm" svg:x2="59.641cm" svg:y2="30.85cm" draw:end-shape="id230" draw:end-glue-point="3" svg:d="M57402 30922l2239-72" svg:viewBox="0 0 2240 73">
          <text:p text:style-name="P1"><text:span text:style-name="T2">/CNT0_INF</text:span></text:p>
        </draw:connector>
        <draw:custom-shape draw:style-name="gr4" draw:text-style-name="P2" xml:id="id231" draw:id="id231" draw:layer="layout" svg:width="2.1cm" svg:height="0.9cm" svg:x="50.329cm" svg:y="71.214cm">
          <text:p text:style-name="P1"><text:span text:style-name="T1">DFF(mclk)</text:span></text:p>
          <text:p text:style-name="P1"><text:span text:style-name="T1">417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2" draw:id="id232" draw:layer="layout" svg:width="1cm" svg:height="0.9cm" svg:x="48.229cm" svg:y="73.414cm">
          <text:p text:style-name="P1"><text:span text:style-name="T1">XNOR</text:span></text:p>
          <text:p text:style-name="P1"><text:span text:style-name="T1">428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1.379cm" svg:y1="72.114cm" svg:x2="49.229cm" svg:y2="73.864cm" draw:start-shape="id231" draw:start-glue-point="2" draw:end-shape="id232" svg:d="M51379 72114l-2150 1750" svg:viewBox="0 0 2151 1751">
          <text:p/>
        </draw:connector>
        <draw:custom-shape draw:style-name="gr2" draw:text-style-name="P2" xml:id="id234" draw:id="id234" draw:layer="layout" svg:width="1cm" svg:height="0.9cm" svg:x="46.88cm" svg:y="57.576cm">
          <text:p text:style-name="P1"><text:span text:style-name="T1">OR(mclk)</text:span></text:p>
          <text:p text:style-name="P1"><text:span text:style-name="T1">343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6.1cm" svg:y1="58.04cm" svg:x2="46.88cm" svg:y2="58.026cm" draw:start-shape="id233" draw:start-glue-point="1" draw:end-shape="id234" draw:end-glue-point="3" svg:d="M46100 58040l780-14" svg:viewBox="0 0 781 15">
          <text:p/>
        </draw:connector>
        <draw:connector draw:style-name="gr5" draw:text-style-name="P3" draw:layer="layout" draw:type="line" svg:x1="47.88cm" svg:y1="58.026cm" svg:x2="49.632cm" svg:y2="57.777cm" draw:start-shape="id234" draw:start-glue-point="1" svg:d="M47880 58026l1752-249" svg:viewBox="0 0 1753 250">
          <text:p text:style-name="P1"><text:span text:style-name="T2">clk42</text:span></text:p>
        </draw:connector>
        <draw:custom-shape draw:style-name="gr2" draw:text-style-name="P2" xml:id="id233" draw:id="id233" draw:layer="layout" svg:width="1cm" svg:height="0.9cm" svg:x="45.1cm" svg:y="57.59cm">
          <text:p text:style-name="P1"><text:span text:style-name="T1">AND</text:span></text:p>
          <text:p text:style-name="P1"><text:span text:style-name="T1">343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3.2cm" svg:y1="54.057cm" svg:x2="45.1cm" svg:y2="58.04cm" draw:start-shape="id123" draw:start-glue-point="1" draw:end-shape="id233" draw:end-glue-point="3" svg:d="M43200 54057l1900 3983" svg:viewBox="0 0 1901 3984">
          <text:p/>
        </draw:connector>
        <draw:connector draw:style-name="gr6" draw:text-style-name="P1" draw:layer="layout" draw:type="line" svg:x1="40.5cm" svg:y1="59.994cm" svg:x2="45.1cm" svg:y2="58.04cm" draw:start-shape="id185" draw:start-glue-point="1" draw:end-shape="id233" draw:end-glue-point="3" svg:d="M40500 59994l4600-1954" svg:viewBox="0 0 4601 1955">
          <text:p/>
        </draw:connector>
        <draw:connector draw:style-name="gr6" draw:text-style-name="P1" draw:layer="layout" draw:type="line" svg:x1="40.5cm" svg:y1="59.994cm" svg:x2="46.5cm" svg:y2="48.35cm" draw:start-shape="id185" draw:start-glue-point="1" draw:end-shape="id206" draw:end-glue-point="3" svg:d="M40500 59994l6000-11644" svg:viewBox="0 0 6001 11645">
          <text:p/>
        </draw:connector>
        <draw:connector draw:style-name="gr6" draw:text-style-name="P1" draw:layer="layout" draw:type="line" svg:x1="44.666cm" svg:y1="68.45cm" svg:x2="45.566cm" svg:y2="68.45cm" draw:start-shape="id159" draw:start-glue-point="1" draw:end-shape="id235" draw:end-glue-point="3" svg:d="M44666 68450h900" svg:viewBox="0 0 901 1">
          <text:p/>
        </draw:connector>
        <draw:connector draw:style-name="gr6" draw:text-style-name="P1" draw:layer="layout" draw:type="line" svg:x1="46.566cm" svg:y1="68.45cm" svg:x2="47.706cm" svg:y2="67.75cm" draw:start-shape="id235" draw:start-glue-point="1" draw:end-shape="id192" draw:end-glue-point="3" svg:d="M46566 68450l1140-700" svg:viewBox="0 0 1141 701">
          <text:p/>
        </draw:connector>
        <draw:connector draw:style-name="gr5" draw:text-style-name="P3" draw:layer="layout" draw:type="line" svg:x1="41.827cm" svg:y1="69.147cm" svg:x2="43.666cm" svg:y2="68.45cm" draw:end-shape="id159" draw:end-glue-point="3" svg:d="M41827 69147l1839-697" svg:viewBox="0 0 1840 698">
          <text:p text:style-name="P1"><text:span text:style-name="T2">/idct_c_ovfl</text:span></text:p>
        </draw:connector>
        <draw:connector draw:style-name="gr5" draw:text-style-name="P3" draw:layer="layout" draw:type="line" svg:x1="39.008cm" svg:y1="70.092cm" svg:x2="41.729cm" svg:y2="70.064cm" draw:end-shape="id191" draw:end-glue-point="3" svg:d="M39008 70092l2721-28" svg:viewBox="0 0 2722 29">
          <text:p text:style-name="P1"><text:span text:style-name="T2">/idct_c_ovfl</text:span></text:p>
        </draw:connector>
        <draw:connector draw:style-name="gr5" draw:text-style-name="P3" draw:layer="layout" draw:type="line" svg:x1="37.376cm" svg:y1="59.4cm" svg:x2="39.5cm" svg:y2="59.994cm" draw:end-shape="id185" draw:end-glue-point="3" svg:d="M37376 59400l2124 594" svg:viewBox="0 0 2125 595">
          <text:p text:style-name="P1"><text:span text:style-name="T2">/idct_c_ovfl</text:span></text:p>
        </draw:connector>
        <draw:connector draw:style-name="gr5" draw:text-style-name="P3" draw:layer="layout" draw:type="line" svg:x1="17.143cm" svg:y1="32.1cm" svg:x2="19.379cm" svg:y2="31.439cm" draw:end-shape="id160" draw:end-glue-point="3" svg:d="M17143 32100l2236-661" svg:viewBox="0 0 2237 662">
          <text:p text:style-name="P1"><text:span text:style-name="T2">/idct_c_ovfl</text:span></text:p>
        </draw:connector>
        <draw:connector draw:style-name="gr6" draw:text-style-name="P1" draw:layer="layout" draw:type="line" svg:x1="26.23cm" svg:y1="12.614cm" svg:x2="26.28cm" svg:y2="11.9cm" draw:start-shape="id236" draw:start-glue-point="0" draw:end-shape="id237" draw:end-glue-point="2" svg:d="M26230 12614l50-714" svg:viewBox="0 0 51 715">
          <text:p/>
        </draw:connector>
        <draw:connector draw:style-name="gr5" draw:text-style-name="P3" draw:layer="layout" draw:type="line" svg:x1="17.118cm" svg:y1="8.784cm" svg:x2="19.596cm" svg:y2="8.826cm" draw:end-shape="id238" draw:end-glue-point="3" svg:d="M17118 8784l2478 42" svg:viewBox="0 0 2479 43">
          <text:p text:style-name="P1"><text:span text:style-name="T2">/idct_c_ovfl</text:span></text:p>
        </draw:connector>
        <draw:custom-shape draw:style-name="gr2" draw:text-style-name="P2" xml:id="id252" draw:id="id252" draw:layer="layout" svg:width="1cm" svg:height="0.9cm" svg:x="21.88cm" svg:y="13.214cm">
          <text:p text:style-name="P1"><text:span text:style-name="T1">AND</text:span></text:p>
          <text:p text:style-name="P1"><text:span text:style-name="T1">354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9" draw:id="id239" draw:layer="layout" svg:width="1cm" svg:height="0.9cm" svg:x="7.976cm" svg:y="6.25cm">
          <text:p text:style-name="P1"><text:span text:style-name="T1">NOT</text:span></text:p>
          <text:p text:style-name="P1"><text:span text:style-name="T1">34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cm" svg:y1="5.85cm" svg:x2="7.976cm" svg:y2="6.7cm" draw:start-shape="id151" draw:start-glue-point="1" draw:end-shape="id239" draw:end-glue-point="3" svg:d="M7300 5850l676 850" svg:viewBox="0 0 677 851">
          <text:p/>
        </draw:connector>
        <draw:connector draw:style-name="gr5" draw:text-style-name="P3" draw:layer="layout" draw:type="line" svg:x1="8.976cm" svg:y1="6.7cm" svg:x2="11.138cm" svg:y2="6.711cm" draw:start-shape="id239" draw:start-glue-point="1" svg:d="M8976 6700l2162 11" svg:viewBox="0 0 2163 12">
          <text:p text:style-name="P1"><text:span text:style-name="T2">/idct_c1</text:span></text:p>
        </draw:connector>
        <draw:connector draw:style-name="gr5" draw:text-style-name="P3" draw:layer="layout" draw:type="line" svg:x1="48.706cm" svg:y1="67.75cm" svg:x2="50.929cm" svg:y2="67.719cm" draw:start-shape="id192" draw:start-glue-point="1" svg:d="M48706 67750l2223-31" svg:viewBox="0 0 2224 32">
          <text:p text:style-name="P1"><text:span text:style-name="T2">CTRL3</text:span></text:p>
        </draw:connector>
        <draw:custom-shape draw:style-name="gr2" draw:text-style-name="P2" xml:id="id240" draw:id="id240" draw:layer="layout" svg:width="1cm" svg:height="0.9cm" svg:x="41.729cm" svg:y="71.314cm">
          <text:p text:style-name="P1"><text:span text:style-name="T1">NOT</text:span></text:p>
          <text:p text:style-name="P1"><text:span text:style-name="T1">366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2.229cm" svg:y1="70.514cm" svg:x2="42.229cm" svg:y2="71.314cm" draw:start-shape="id191" draw:start-glue-point="2" draw:end-shape="id240" draw:end-glue-point="0" svg:d="M42229 70514v800" svg:viewBox="0 0 1 801">
          <text:p/>
        </draw:connector>
        <draw:connector draw:style-name="gr6" draw:text-style-name="P1" draw:layer="layout" draw:type="line" svg:x1="16.632cm" svg:y1="9.8cm" svg:x2="17.796cm" svg:y2="9.812cm" draw:start-shape="id183" draw:start-glue-point="1" draw:end-shape="id241" draw:end-glue-point="3" svg:d="M16632 9800l1164 12" svg:viewBox="0 0 1165 13">
          <text:p/>
        </draw:connector>
        <draw:connector draw:style-name="gr6" draw:text-style-name="P1" draw:layer="layout" draw:type="line" svg:x1="18.796cm" svg:y1="9.812cm" svg:x2="19.596cm" svg:y2="8.826cm" draw:start-shape="id241" draw:start-glue-point="1" draw:end-shape="id238" draw:end-glue-point="3" svg:d="M18796 9812l800-986" svg:viewBox="0 0 801 987">
          <text:p/>
        </draw:connector>
        <draw:connector draw:style-name="gr6" draw:text-style-name="P1" draw:layer="layout" draw:type="line" svg:x1="18.796cm" svg:y1="7.812cm" svg:x2="19.596cm" svg:y2="8.826cm" draw:start-shape="id150" draw:start-glue-point="1" draw:end-shape="id238" draw:end-glue-point="3" svg:d="M18796 7812l800 1014" svg:viewBox="0 0 801 1015">
          <text:p/>
        </draw:connector>
        <draw:connector draw:style-name="gr6" draw:text-style-name="P1" draw:layer="layout" draw:type="line" svg:x1="20.596cm" svg:y1="8.826cm" svg:x2="21.696cm" svg:y2="8.75cm" draw:start-shape="id238" draw:start-glue-point="1" draw:end-shape="id242" draw:end-glue-point="3" svg:d="M20596 8826l1100-76" svg:viewBox="0 0 1101 77">
          <text:p/>
        </draw:connector>
        <draw:custom-shape draw:style-name="gr2" draw:text-style-name="P2" xml:id="id243" draw:id="id243" draw:layer="layout" svg:width="1cm" svg:height="0.9cm" svg:x="23.496cm" svg:y="8.3cm">
          <text:p text:style-name="P1"><text:span text:style-name="T1">OR (mclk)</text:span></text:p>
          <text:p text:style-name="P1"><text:span text:style-name="T1">37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2.696cm" svg:y1="8.75cm" svg:x2="23.496cm" svg:y2="8.75cm" draw:start-shape="id242" draw:start-glue-point="1" draw:end-shape="id243" draw:end-glue-point="3" svg:d="M22696 8750h800" svg:viewBox="0 0 801 1">
          <text:p/>
        </draw:connector>
        <draw:connector draw:style-name="gr5" draw:text-style-name="P3" draw:layer="layout" draw:type="line" svg:x1="24.496cm" svg:y1="8.75cm" svg:x2="26.6cm" svg:y2="8.711cm" draw:start-shape="id243" draw:start-glue-point="1" svg:d="M24496 8750l2104-39" svg:viewBox="0 0 2105 40">
          <text:p text:style-name="P1"><text:span text:style-name="T2">clk11</text:span></text:p>
        </draw:connector>
        <draw:connector draw:style-name="gr6" draw:text-style-name="P1" draw:layer="layout" draw:type="line" svg:x1="19.18cm" svg:y1="12.464cm" svg:x2="21.696cm" svg:y2="8.75cm" draw:start-shape="id204" draw:start-glue-point="1" draw:end-shape="id242" draw:end-glue-point="3" svg:d="M19180 12464l2516-3714" svg:viewBox="0 0 2517 3715">
          <text:p/>
        </draw:connector>
        <draw:custom-shape draw:style-name="gr2" draw:text-style-name="P2" xml:id="id244" draw:id="id244" draw:layer="layout" svg:width="1cm" svg:height="0.9cm" svg:x="20.08cm" svg:y="12.014cm">
          <text:p text:style-name="P1"><text:span text:style-name="T1">NOT</text:span></text:p>
          <text:p text:style-name="P1"><text:span text:style-name="T1">364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1.08cm" svg:y1="12.464cm" svg:x2="21.88cm" svg:y2="12.464cm" draw:start-shape="id244" draw:start-glue-point="1" draw:end-shape="id245" draw:end-glue-point="3" svg:d="M21080 12464h800" svg:viewBox="0 0 801 1">
          <text:p/>
        </draw:connector>
        <draw:connector draw:style-name="gr6" draw:text-style-name="P1" draw:layer="layout" draw:type="line" svg:x1="19.18cm" svg:y1="12.464cm" svg:x2="20.08cm" svg:y2="12.464cm" draw:start-shape="id204" draw:start-glue-point="1" draw:end-shape="id244" draw:end-glue-point="3" svg:d="M19180 12464h900" svg:viewBox="0 0 901 1">
          <text:p/>
        </draw:connector>
        <draw:connector draw:style-name="gr6" draw:text-style-name="P1" draw:layer="layout" draw:type="line" svg:x1="18.9cm" svg:y1="5.771cm" svg:x2="20.36cm" svg:y2="5.028cm" draw:start-shape="id188" draw:start-glue-point="1" draw:end-shape="id189" draw:end-glue-point="3" svg:d="M18900 5771l1460-743" svg:viewBox="0 0 1461 744">
          <text:p/>
        </draw:connector>
        <draw:connector draw:style-name="gr5" draw:text-style-name="P1" draw:layer="layout" draw:type="line" svg:x1="21.36cm" svg:y1="5.028cm" svg:x2="23.271cm" svg:y2="4.991cm" draw:start-shape="id189" draw:start-glue-point="1" svg:d="M21360 5028l1911-37" svg:viewBox="0 0 1912 38">
          <text:p text:style-name="P1"><text:span text:style-name="T2">result1</text:span></text:p>
        </draw:connector>
        <draw:custom-shape draw:style-name="gr2" draw:text-style-name="P2" xml:id="id246" draw:id="id246" draw:layer="layout" svg:width="1cm" svg:height="0.9cm" svg:x="61.441cm" svg:y="32.1cm">
          <text:p text:style-name="P1"><text:span text:style-name="T1">AND</text:span></text:p>
          <text:p text:style-name="P1"><text:span text:style-name="T1">395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0.641cm" svg:y1="34.15cm" svg:x2="61.441cm" svg:y2="32.55cm" draw:start-shape="id225" draw:start-glue-point="1" draw:end-shape="id246" draw:end-glue-point="3" svg:d="M60641 34150l800-1600" svg:viewBox="0 0 801 1601">
          <text:p/>
        </draw:connector>
        <draw:connector draw:style-name="gr6" draw:text-style-name="P1" draw:layer="layout" draw:type="line" svg:x1="60.641cm" svg:y1="30.85cm" svg:x2="61.441cm" svg:y2="32.55cm" draw:start-shape="id230" draw:start-glue-point="1" draw:end-shape="id246" draw:end-glue-point="3" svg:d="M60641 30850l800 1700" svg:viewBox="0 0 801 1701">
          <text:p/>
        </draw:connector>
        <draw:custom-shape draw:style-name="gr2" draw:text-style-name="P2" xml:id="id247" draw:id="id247" draw:layer="layout" svg:width="1cm" svg:height="0.9cm" svg:x="7.976cm" svg:y="8.6cm">
          <text:p text:style-name="P1"><text:span text:style-name="T1">NOT</text:span></text:p>
          <text:p text:style-name="P1"><text:span text:style-name="T1">36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cm" svg:y1="8.25cm" svg:x2="7.976cm" svg:y2="9.05cm" draw:start-shape="id157" draw:start-glue-point="1" draw:end-shape="id247" draw:end-glue-point="3" svg:d="M7300 8250l676 800" svg:viewBox="0 0 677 801">
          <text:p/>
        </draw:connector>
        <draw:connector draw:style-name="gr5" draw:text-style-name="P3" draw:layer="layout" draw:type="line" svg:x1="8.976cm" svg:y1="9.05cm" svg:x2="11.138cm" svg:y2="9.061cm" draw:start-shape="id247" draw:start-glue-point="1" svg:d="M8976 9050l2162 11" svg:viewBox="0 0 2163 12">
          <text:p text:style-name="P1"><text:span text:style-name="T2">/idct_c2</text:span></text:p>
        </draw:connector>
        <draw:custom-shape draw:style-name="gr2" draw:text-style-name="P2" xml:id="id248" draw:id="id248" draw:layer="layout" svg:width="1cm" svg:height="0.9cm" svg:x="7.976cm" svg:y="11.05cm">
          <text:p text:style-name="P1"><text:span text:style-name="T1">NOT</text:span></text:p>
          <text:p text:style-name="P1"><text:span text:style-name="T1">36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cm" svg:y1="10.75cm" svg:x2="7.976cm" svg:y2="11.5cm" draw:start-shape="id164" draw:end-shape="id248" draw:end-glue-point="3" svg:d="M7300 10750l676 750" svg:viewBox="0 0 677 751">
          <text:p/>
        </draw:connector>
        <draw:connector draw:style-name="gr5" draw:text-style-name="P3" draw:layer="layout" draw:type="line" svg:x1="8.976cm" svg:y1="11.5cm" svg:x2="11.138cm" svg:y2="11.511cm" draw:start-shape="id248" draw:start-glue-point="1" svg:d="M8976 11500l2162 11" svg:viewBox="0 0 2163 12">
          <text:p text:style-name="P1"><text:span text:style-name="T2">/idct_c3</text:span></text:p>
        </draw:connector>
        <draw:connector draw:style-name="gr5" draw:text-style-name="P3" draw:layer="layout" draw:type="line" svg:x1="15.796cm" svg:y1="5.795cm" svg:x2="17.9cm" svg:y2="5.771cm" draw:end-shape="id188" draw:end-glue-point="3" svg:d="M15796 5795l2104-24" svg:viewBox="0 0 2105 25">
          <text:p text:style-name="P1"><text:span text:style-name="T2">/idct_c3</text:span></text:p>
        </draw:connector>
        <draw:connector draw:style-name="gr5" draw:text-style-name="P1" draw:layer="layout" draw:type="line" svg:x1="13.614cm" svg:y1="10.7cm" svg:x2="15.632cm" svg:y2="9.8cm" draw:end-shape="id183" draw:end-glue-point="3" svg:d="M13614 10700l2018-900" svg:viewBox="0 0 2019 901">
          <text:p text:style-name="P1"><text:span text:style-name="T2">/idct_c3</text:span></text:p>
        </draw:connector>
        <draw:connector draw:style-name="gr5" draw:text-style-name="P3" draw:layer="layout" draw:type="line" svg:x1="15.928cm" svg:y1="6.509cm" svg:x2="17.9cm" svg:y2="5.771cm" draw:end-shape="id188" draw:end-glue-point="3" svg:d="M15928 6509l1972-738" svg:viewBox="0 0 1973 739">
          <text:p text:style-name="P1"><text:span text:style-name="T2">idct_c_ovfl</text:span></text:p>
        </draw:connector>
        <draw:connector draw:style-name="gr5" draw:text-style-name="P3" draw:layer="layout" draw:type="line" svg:x1="40.038cm" svg:y1="48cm" svg:x2="41.7cm" svg:y2="47.106cm" draw:end-shape="id126" draw:end-glue-point="3" svg:d="M40038 48000l1662-894" svg:viewBox="0 0 1663 895">
          <text:p text:style-name="P1"><text:span text:style-name="T2">idct_c_ovfl/a</text:span></text:p>
        </draw:connector>
        <draw:connector draw:style-name="gr6" draw:text-style-name="P1" draw:layer="layout" draw:type="line" svg:x1="40.5cm" svg:y1="52.975cm" svg:x2="42.2cm" svg:y2="54.057cm" draw:start-shape="id124" draw:start-glue-point="1" draw:end-shape="id123" draw:end-glue-point="3" svg:d="M40500 52975l1700 1082" svg:viewBox="0 0 1701 1083">
          <text:p/>
        </draw:connector>
        <draw:connector draw:style-name="gr5" draw:text-style-name="P1" draw:layer="layout" draw:type="line" svg:x1="44.583cm" svg:y1="47.426cm" svg:x2="46.5cm" svg:y2="46.85cm" draw:end-shape="id130" svg:d="M44583 47426l1917-576" svg:viewBox="0 0 1918 577">
          <text:p text:style-name="P1"><text:span text:style-name="T2">/idct_c_ovfl_s</text:span></text:p>
        </draw:connector>
        <draw:connector draw:style-name="gr5" draw:text-style-name="P1" draw:layer="layout" draw:type="line" svg:x1="40.849cm" svg:y1="51.3cm" svg:x2="42.2cm" svg:y2="54.057cm" draw:end-shape="id123" draw:end-glue-point="3" svg:d="M40849 51300l1351 2757" svg:viewBox="0 0 1352 2758">
          <text:p text:style-name="P1"><text:span text:style-name="T2">/idct_c_ovfl_s</text:span></text:p>
        </draw:connector>
        <draw:custom-shape draw:style-name="gr2" draw:text-style-name="P2" xml:id="id249" draw:id="id249" draw:layer="layout" svg:width="1cm" svg:height="0.9cm" svg:x="57cm" svg:y="49.4cm">
          <text:p text:style-name="P1"><text:span text:style-name="T1">NOT</text:span></text:p>
          <text:p text:style-name="P1"><text:span text:style-name="T1">282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6.1cm" svg:y1="49.874cm" svg:x2="57cm" svg:y2="49.85cm" draw:start-shape="id209" draw:start-glue-point="1" draw:end-shape="id249" draw:end-glue-point="3" svg:d="M56100 49874l900-24" svg:viewBox="0 0 901 25">
          <text:p/>
        </draw:connector>
        <draw:connector draw:style-name="gr6" draw:text-style-name="P1" draw:layer="layout" draw:type="line" svg:x1="58cm" svg:y1="49.85cm" svg:x2="59.1cm" svg:y2="49.85cm" draw:start-shape="id249" draw:start-glue-point="1" draw:end-shape="id250" draw:end-glue-point="3" svg:d="M58000 49850h1100" svg:viewBox="0 0 1101 1">
          <text:p/>
        </draw:connector>
        <draw:connector draw:style-name="gr5" draw:text-style-name="P3" draw:layer="layout" draw:type="line" svg:x1="60.1cm" svg:y1="49.85cm" svg:x2="62.649cm" svg:y2="49.789cm" draw:start-shape="id250" draw:start-glue-point="1" svg:d="M60100 49850l2549-61" svg:viewBox="0 0 2550 62">
          <text:p text:style-name="P1"><text:span text:style-name="T2">unit01_ie</text:span></text:p>
        </draw:connector>
        <draw:connector draw:style-name="gr6" draw:text-style-name="P1" draw:layer="layout" draw:type="line" svg:x1="22.88cm" svg:y1="12.464cm" svg:x2="23.48cm" svg:y2="13.064cm" draw:start-shape="id245" draw:start-glue-point="1" draw:end-shape="id251" draw:end-glue-point="3" svg:d="M22880 12464l600 600" svg:viewBox="0 0 601 601">
          <text:p/>
        </draw:connector>
        <draw:connector draw:style-name="gr6" draw:text-style-name="P1" draw:layer="layout" draw:type="line" svg:x1="22.88cm" svg:y1="13.664cm" svg:x2="23.48cm" svg:y2="13.064cm" draw:start-shape="id252" draw:start-glue-point="1" draw:end-shape="id251" draw:end-glue-point="3" svg:d="M22880 13664l600-600" svg:viewBox="0 0 601 601">
          <text:p/>
        </draw:connector>
        <draw:connector draw:style-name="gr6" draw:text-style-name="P1" draw:layer="layout" draw:type="line" svg:x1="24.48cm" svg:y1="13.064cm" svg:x2="25.18cm" svg:y2="13.064cm" draw:start-shape="id251" draw:end-shape="id236" svg:d="M24480 13064h700" svg:viewBox="0 0 701 1">
          <text:p/>
        </draw:connector>
        <draw:custom-shape draw:style-name="gr2" draw:text-style-name="P2" xml:id="id253" draw:id="id253" draw:layer="layout" svg:width="1cm" svg:height="0.9cm" svg:x="8.038cm" svg:y="13.6cm">
          <text:p text:style-name="P1"><text:span text:style-name="T1">NOT</text:span></text:p>
          <text:p text:style-name="P1"><text:span text:style-name="T1">35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cm" svg:y1="13.25cm" svg:x2="8.038cm" svg:y2="14.05cm" draw:start-shape="id167" draw:start-glue-point="1" draw:end-shape="id253" draw:end-glue-point="3" svg:d="M7300 13250l738 800" svg:viewBox="0 0 739 801">
          <text:p/>
        </draw:connector>
        <draw:connector draw:style-name="gr5" draw:text-style-name="P3" draw:layer="layout" draw:type="line" svg:x1="9.038cm" svg:y1="14.05cm" svg:x2="11.2cm" svg:y2="14.061cm" draw:start-shape="id253" draw:start-glue-point="1" svg:d="M9038 14050l2162 11" svg:viewBox="0 0 2163 12">
          <text:p text:style-name="P1"><text:span text:style-name="T2">/idct_c4</text:span></text:p>
        </draw:connector>
        <draw:custom-shape draw:style-name="gr2" draw:text-style-name="P2" xml:id="id254" draw:id="id254" draw:layer="layout" svg:width="1cm" svg:height="0.9cm" svg:x="8.038cm" svg:y="16.1cm">
          <text:p text:style-name="P1"><text:span text:style-name="T1">NOT</text:span></text:p>
          <text:p text:style-name="P1"><text:span text:style-name="T1">35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cm" svg:y1="15.75cm" svg:x2="8.038cm" svg:y2="16.55cm" draw:start-shape="id170" draw:start-glue-point="1" draw:end-shape="id254" draw:end-glue-point="3" svg:d="M7300 15750l738 800" svg:viewBox="0 0 739 801">
          <text:p/>
        </draw:connector>
        <draw:connector draw:style-name="gr5" draw:text-style-name="P3" draw:layer="layout" draw:type="line" svg:x1="9.038cm" svg:y1="16.55cm" svg:x2="11.2cm" svg:y2="16.561cm" draw:start-shape="id254" draw:start-glue-point="1" svg:d="M9038 16550l2162 11" svg:viewBox="0 0 2163 12">
          <text:p text:style-name="P1"><text:span text:style-name="T2">/idct_c5</text:span></text:p>
        </draw:connector>
        <draw:custom-shape draw:style-name="gr2" draw:text-style-name="P2" xml:id="id255" draw:id="id255" draw:layer="layout" svg:width="1cm" svg:height="0.9cm" svg:x="8.038cm" svg:y="18.6cm">
          <text:p text:style-name="P1"><text:span text:style-name="T1">NOT</text:span></text:p>
          <text:p text:style-name="P1"><text:span text:style-name="T1">32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cm" svg:y1="18.25cm" svg:x2="8.038cm" svg:y2="19.05cm" draw:start-shape="id173" draw:end-shape="id255" draw:end-glue-point="3" svg:d="M7300 18250l738 800" svg:viewBox="0 0 739 801">
          <text:p/>
        </draw:connector>
        <draw:connector draw:style-name="gr5" draw:text-style-name="P3" draw:layer="layout" draw:type="line" svg:x1="9.038cm" svg:y1="19.05cm" svg:x2="11.2cm" svg:y2="19.061cm" draw:start-shape="id255" draw:start-glue-point="1" svg:d="M9038 19050l2162 11" svg:viewBox="0 0 2163 12">
          <text:p text:style-name="P1"><text:span text:style-name="T2">/CNT2_6</text:span></text:p>
        </draw:connector>
        <draw:custom-shape draw:style-name="gr2" draw:text-style-name="P2" xml:id="id256" draw:id="id256" draw:layer="layout" svg:width="1cm" svg:height="0.9cm" svg:x="20.08cm" svg:y="13.214cm">
          <text:p text:style-name="P1"><text:span text:style-name="T1">NOT</text:span></text:p>
          <text:p text:style-name="P1"><text:span text:style-name="T1">354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9.18cm" svg:y1="13.664cm" svg:x2="20.08cm" svg:y2="13.664cm" draw:start-shape="id194" draw:start-glue-point="1" draw:end-shape="id256" draw:end-glue-point="3" svg:d="M19180 13664h900" svg:viewBox="0 0 901 1">
          <text:p/>
        </draw:connector>
        <draw:connector draw:style-name="gr6" draw:text-style-name="P1" draw:layer="layout" draw:type="line" svg:x1="21.08cm" svg:y1="13.664cm" svg:x2="21.88cm" svg:y2="13.664cm" draw:start-shape="id256" draw:start-glue-point="1" draw:end-shape="id252" draw:end-glue-point="3" svg:d="M21080 13664h800" svg:viewBox="0 0 801 1">
          <text:p/>
        </draw:connector>
        <draw:connector draw:style-name="gr6" draw:text-style-name="P1" draw:layer="layout" draw:type="line" svg:x1="17.34cm" svg:y1="13.65cm" svg:x2="18.18cm" svg:y2="12.464cm" draw:start-shape="id257" draw:start-glue-point="1" draw:end-shape="id204" draw:end-glue-point="3" svg:d="M17340 13650l840-1186" svg:viewBox="0 0 841 1187">
          <text:p/>
        </draw:connector>
        <draw:connector draw:style-name="gr6" draw:text-style-name="P1" draw:layer="layout" draw:type="line" svg:x1="17.34cm" svg:y1="13.65cm" svg:x2="18.18cm" svg:y2="13.664cm" draw:start-shape="id257" draw:start-glue-point="1" draw:end-shape="id194" draw:end-glue-point="3" svg:d="M17340 13650l840 14" svg:viewBox="0 0 841 15">
          <text:p/>
        </draw:connector>
        <draw:connector draw:style-name="gr5" draw:text-style-name="P1" draw:layer="layout" draw:type="line" svg:x1="14cm" svg:y1="13.619cm" svg:x2="16.34cm" svg:y2="13.65cm" draw:end-shape="id257" draw:end-glue-point="3" svg:d="M14000 13619l2340 31" svg:viewBox="0 0 2341 32">
          <text:p text:style-name="P1"><text:span text:style-name="T2">/idct_c_inf</text:span></text:p>
        </draw:connector>
        <draw:connector draw:style-name="gr5" draw:text-style-name="P1" draw:layer="layout" draw:type="line" svg:x1="44.222cm" svg:y1="47.522cm" svg:x2="46.5cm" svg:y2="48.35cm" draw:end-shape="id206" draw:end-glue-point="3" svg:d="M44222 47522l2278 828" svg:viewBox="0 0 2279 829">
          <text:p text:style-name="P1"><text:span text:style-name="T2">/idct_c_inf</text:span></text:p>
        </draw:connector>
        <draw:connector draw:style-name="gr5" draw:text-style-name="P1" draw:layer="layout" draw:type="line" svg:x1="38.207cm" svg:y1="43.88cm" svg:x2="39.8cm" svg:y2="44.528cm" draw:end-shape="id129" draw:end-glue-point="3" svg:d="M38207 43880l1593 648" svg:viewBox="0 0 1594 649">
          <text:p text:style-name="P1"><text:span text:style-name="T2">/idct_c_inf</text:span></text:p>
        </draw:connector>
        <draw:connector draw:style-name="gr5" draw:text-style-name="P1" draw:layer="layout" draw:type="line" svg:x1="16.152cm" svg:y1="7.262cm" svg:x2="17.796cm" svg:y2="7.812cm" draw:end-shape="id150" draw:end-glue-point="3" svg:d="M16152 7262l1644 550" svg:viewBox="0 0 1645 551">
          <text:p text:style-name="P1"><text:span text:style-name="T2">/idct_c_inf</text:span></text:p>
        </draw:connector>
        <draw:custom-shape draw:style-name="gr2" draw:text-style-name="P2" xml:id="id258" draw:id="id258" draw:layer="layout" svg:width="1cm" svg:height="0.9cm" svg:x="63.484cm" svg:y="31.3cm">
          <text:p text:style-name="P1"><text:span text:style-name="T1">OR(mclk)</text:span></text:p>
          <text:p text:style-name="P1"><text:span text:style-name="T1">385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2.441cm" svg:y1="32.55cm" svg:x2="63.484cm" svg:y2="31.75cm" draw:start-shape="id246" draw:start-glue-point="1" draw:end-shape="id258" draw:end-glue-point="3" svg:d="M62441 32550l1043-800" svg:viewBox="0 0 1044 801">
          <text:p/>
        </draw:connector>
        <draw:connector draw:style-name="gr6" draw:text-style-name="P1" draw:layer="layout" draw:type="line" svg:x1="62.441cm" svg:y1="32.55cm" svg:x2="63.441cm" svg:y2="33.15cm" draw:start-shape="id246" draw:start-glue-point="1" draw:end-shape="id259" draw:end-glue-point="3" svg:d="M62441 32550l1000 600" svg:viewBox="0 0 1001 601">
          <text:p/>
        </draw:connector>
        <draw:custom-shape draw:style-name="gr1" draw:text-style-name="P2" xml:id="id259" draw:id="id259" draw:layer="layout" svg:width="1cm" svg:height="0.9cm" svg:x="63.441cm" svg:y="32.7cm">
          <text:p text:style-name="P1"><text:span text:style-name="T1">NOR</text:span></text:p>
          <text:p text:style-name="P1"><text:span text:style-name="T1">40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0" draw:id="id260" draw:layer="layout" svg:width="1cm" svg:height="0.9cm" svg:x="57.541cm" svg:y="31.3cm">
          <text:p text:style-name="P1"><text:span text:style-name="T1">3-NAND</text:span></text:p>
          <text:p text:style-name="P1"><text:span text:style-name="T1">395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8.541cm" svg:y1="31.75cm" svg:x2="59.641cm" svg:y2="34.15cm" draw:start-shape="id260" draw:start-glue-point="1" draw:end-shape="id225" draw:end-glue-point="3" svg:d="M58541 31750l1100 2400" svg:viewBox="0 0 1101 2401">
          <text:p/>
        </draw:connector>
        <draw:connector draw:style-name="gr6" draw:text-style-name="P1" draw:layer="layout" draw:type="line" svg:x1="50.341cm" svg:y1="34.35cm" svg:x2="59.641cm" svg:y2="34.15cm" draw:start-shape="id261" draw:start-glue-point="1" draw:end-shape="id225" draw:end-glue-point="3" svg:d="M50341 34350l9300-200" svg:viewBox="0 0 9301 201">
          <text:p/>
        </draw:connector>
        <draw:connector draw:style-name="gr6" draw:text-style-name="P1" draw:layer="layout" draw:type="line" svg:x1="50.341cm" svg:y1="34.35cm" svg:x2="51.741cm" svg:y2="26.35cm" draw:start-shape="id261" draw:start-glue-point="1" draw:end-shape="id224" draw:end-glue-point="3" svg:d="M50341 34350l1400-8000" svg:viewBox="0 0 1401 8001">
          <text:p/>
        </draw:connector>
        <draw:custom-shape draw:style-name="gr1" draw:text-style-name="P2" xml:id="id262" draw:id="id262" draw:layer="layout" svg:width="1cm" svg:height="0.9cm" svg:x="48.288cm" svg:y="28.2cm">
          <text:p text:style-name="P1"><text:span text:style-name="T1">AND</text:span></text:p>
          <text:p text:style-name="P1"><text:span text:style-name="T1">395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9.288cm" svg:y1="28.65cm" svg:x2="57.541cm" svg:y2="31.75cm" draw:start-shape="id262" draw:start-glue-point="1" draw:end-shape="id260" draw:end-glue-point="3" svg:d="M49288 28650l8253 3100" svg:viewBox="0 0 8254 3101">
          <text:p/>
        </draw:connector>
        <draw:connector draw:style-name="gr6" draw:text-style-name="P1" draw:layer="layout" draw:type="line" svg:x1="49.288cm" svg:y1="28.65cm" svg:x2="51.741cm" svg:y2="26.35cm" draw:start-shape="id262" draw:start-glue-point="1" draw:end-shape="id224" draw:end-glue-point="3" svg:d="M49288 28650l2453-2300" svg:viewBox="0 0 2454 2301">
          <text:p/>
        </draw:connector>
        <draw:custom-shape draw:style-name="gr1" draw:text-style-name="P2" xml:id="id263" draw:id="id263" draw:layer="layout" svg:width="1cm" svg:height="0.9cm" svg:x="48.841cm" svg:y="31.3cm">
          <text:p text:style-name="P1"><text:span text:style-name="T1">AND</text:span></text:p>
          <text:p text:style-name="P1"><text:span text:style-name="T1">395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9.841cm" svg:y1="31.75cm" svg:x2="57.541cm" svg:y2="31.75cm" draw:start-shape="id263" draw:start-glue-point="1" draw:end-shape="id260" draw:end-glue-point="3" svg:d="M49841 31750h7700" svg:viewBox="0 0 7701 1">
          <text:p/>
        </draw:connector>
        <draw:connector draw:style-name="gr6" draw:text-style-name="P1" draw:layer="layout" draw:type="line" svg:x1="49.841cm" svg:y1="31.75cm" svg:x2="51.741cm" svg:y2="26.35cm" draw:start-shape="id263" draw:start-glue-point="1" draw:end-shape="id224" draw:end-glue-point="3" svg:d="M49841 31750l1900-5400" svg:viewBox="0 0 1901 5401">
          <text:p/>
        </draw:connector>
        <draw:connector draw:style-name="gr6" draw:text-style-name="P1" draw:layer="layout" draw:type="line" svg:x1="53.541cm" svg:y1="24.791cm" svg:x2="59.641cm" svg:y2="30.85cm" draw:start-shape="id98" draw:start-glue-point="1" draw:end-shape="id230" draw:end-glue-point="3" svg:d="M53541 24791l6100 6059" svg:viewBox="0 0 6101 6060">
          <text:p/>
        </draw:connector>
        <draw:connector draw:style-name="gr5" draw:text-style-name="P1" draw:layer="layout" draw:type="line" svg:x1="51.107cm" svg:y1="33.093cm" svg:x2="52.841cm" svg:y2="33.539cm" draw:end-shape="id229" draw:end-glue-point="3" svg:d="M51107 33093l1734 446" svg:viewBox="0 0 1735 447">
          <text:p text:style-name="P1"><text:span text:style-name="T2">/cnt3_0</text:span></text:p>
        </draw:connector>
        <draw:connector draw:style-name="gr5" draw:text-style-name="P1" draw:layer="layout" draw:type="line" svg:x1="15.75cm" svg:y1="50.031cm" svg:x2="17.9cm" svg:y2="50.05cm" draw:end-shape="id264" draw:end-glue-point="3" svg:d="M15750 50031l2150 19" svg:viewBox="0 0 2151 20">
          <text:p text:style-name="P1"><text:span text:style-name="T2">/cnt3_0</text:span></text:p>
        </draw:connector>
        <draw:connector draw:style-name="gr5" draw:text-style-name="P1" draw:layer="layout" draw:type="line" svg:x1="45.641cm" svg:y1="28.526cm" svg:x2="48.288cm" svg:y2="28.65cm" draw:end-shape="id262" draw:end-glue-point="3" svg:d="M45641 28526l2647 124" svg:viewBox="0 0 2648 125">
          <text:p text:style-name="P1"><text:span text:style-name="T2">/cnt3_0</text:span></text:p>
        </draw:connector>
        <draw:custom-shape draw:style-name="gr1" draw:text-style-name="P2" xml:id="id265" draw:id="id265" draw:layer="layout" svg:width="1cm" svg:height="0.9cm" svg:x="25.052cm" svg:y="80.5cm">
          <text:p text:style-name="P1"><text:span text:style-name="T1">XNOR</text:span></text:p>
          <text:p text:style-name="P1"><text:span text:style-name="T1">404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2.5cm" svg:y1="80.969cm" svg:x2="25.052cm" svg:y2="80.95cm" draw:end-shape="id265" draw:end-glue-point="3" svg:d="M22500 80969l2552-19" svg:viewBox="0 0 2553 20">
          <text:p text:style-name="P1"><text:span text:style-name="T2">/cnt3_0</text:span></text:p>
        </draw:connector>
        <draw:custom-shape draw:style-name="gr1" draw:text-style-name="P2" xml:id="id318" draw:id="id318" draw:layer="layout" svg:width="1cm" svg:height="0.9cm" svg:x="8.851cm" svg:y="77cm">
          <text:p text:style-name="P1"><text:span text:style-name="T1">NOT</text:span></text:p>
          <text:p text:style-name="P1"><text:span text:style-name="T1">404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0.188cm" svg:y1="51.051cm" svg:x2="21.8cm" svg:y2="50.05cm" draw:end-shape="id114" draw:end-glue-point="3" svg:d="M20188 51051l1612-1001" svg:viewBox="0 0 1613 1002">
          <text:p text:style-name="P1"><text:span text:style-name="T2">/cnt3_0</text:span></text:p>
        </draw:connector>
        <draw:connector draw:style-name="gr6" draw:text-style-name="P1" draw:layer="layout" draw:type="line" svg:x1="20cm" svg:y1="50.05cm" svg:x2="21.8cm" svg:y2="50.05cm" draw:start-shape="id264" draw:start-glue-point="1" draw:end-shape="id114" draw:end-glue-point="3" svg:d="M20000 50050h1800" svg:viewBox="0 0 1801 1">
          <text:p/>
        </draw:connector>
        <draw:custom-shape draw:style-name="gr2" draw:text-style-name="P2" xml:id="id266" draw:id="id266" draw:layer="layout" svg:width="1cm" svg:height="0.9cm" svg:x="18.847cm" svg:y="48.391cm">
          <text:p text:style-name="P1"><text:span text:style-name="T1">3-NAND</text:span></text:p>
          <text:p text:style-name="P1"><text:span text:style-name="T1">39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9.847cm" svg:y1="48.841cm" svg:x2="21.8cm" svg:y2="48.85cm" draw:start-shape="id266" draw:start-glue-point="1" draw:end-shape="id113" draw:end-glue-point="3" svg:d="M19847 48841l1953 9" svg:viewBox="0 0 1954 10">
          <text:p/>
        </draw:connector>
        <draw:custom-shape draw:style-name="gr2" draw:text-style-name="P2" xml:id="id267" draw:id="id267" draw:layer="layout" svg:width="1cm" svg:height="0.9cm" svg:x="8.038cm" svg:y="21.05cm">
          <text:p text:style-name="P1"><text:span text:style-name="T1">NOT</text:span></text:p>
          <text:p text:style-name="P1"><text:span text:style-name="T1">33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cm" svg:y1="20.75cm" svg:x2="8.038cm" svg:y2="21.5cm" draw:start-shape="id176" draw:start-glue-point="1" draw:end-shape="id267" draw:end-glue-point="3" svg:d="M7300 20750l738 750" svg:viewBox="0 0 739 751">
          <text:p/>
        </draw:connector>
        <draw:connector draw:style-name="gr5" draw:text-style-name="P3" draw:layer="layout" draw:type="line" svg:x1="9.038cm" svg:y1="21.5cm" svg:x2="11.2cm" svg:y2="21.511cm" draw:start-shape="id267" draw:start-glue-point="1" svg:d="M9038 21500l2162 11" svg:viewBox="0 0 2163 12">
          <text:p text:style-name="P1"><text:span text:style-name="T2">/idct_c7</text:span></text:p>
        </draw:connector>
        <draw:custom-shape draw:style-name="gr2" draw:text-style-name="P2" xml:id="id268" draw:id="id268" draw:layer="layout" svg:width="1cm" svg:height="0.9cm" svg:x="8.038cm" svg:y="23.5cm">
          <text:p text:style-name="P1"><text:span text:style-name="T1">NOT</text:span></text:p>
          <text:p text:style-name="P1"><text:span text:style-name="T1">33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288cm" svg:y1="23.25cm" svg:x2="8.038cm" svg:y2="23.95cm" draw:start-shape="id179" draw:start-glue-point="1" draw:end-shape="id268" draw:end-glue-point="3" svg:d="M7288 23250l750 700" svg:viewBox="0 0 751 701">
          <text:p/>
        </draw:connector>
        <draw:connector draw:style-name="gr5" draw:text-style-name="P3" draw:layer="layout" draw:type="line" svg:x1="9.038cm" svg:y1="23.95cm" svg:x2="11.2cm" svg:y2="23.961cm" draw:start-shape="id268" draw:start-glue-point="1" svg:d="M9038 23950l2162 11" svg:viewBox="0 0 2163 12">
          <text:p text:style-name="P1"><text:span text:style-name="T2">/idct_c8</text:span></text:p>
        </draw:connector>
        <draw:custom-shape draw:style-name="gr1" draw:text-style-name="P2" xml:id="id269" draw:id="id269" draw:layer="layout" svg:width="1cm" svg:height="0.9cm" svg:x="48.229cm" svg:y="71.214cm">
          <text:p text:style-name="P1"><text:span text:style-name="T1">NAND</text:span></text:p>
          <text:p text:style-name="P1"><text:span text:style-name="T1">417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9.229cm" svg:y1="71.664cm" svg:x2="50.329cm" svg:y2="71.664cm" draw:start-shape="id269" draw:start-glue-point="1" draw:end-shape="id231" draw:end-glue-point="3" svg:d="M49229 71664h1100" svg:viewBox="0 0 1101 1">
          <text:p/>
        </draw:connector>
        <draw:connector draw:style-name="gr6" draw:text-style-name="P1" draw:layer="layout" draw:type="line" svg:x1="48.729cm" svg:y1="73.414cm" svg:x2="48.729cm" svg:y2="72.114cm" draw:start-shape="id232" draw:start-glue-point="0" draw:end-shape="id269" draw:end-glue-point="2" svg:d="M48729 73414v-1300" svg:viewBox="0 0 1 1301">
          <text:p/>
        </draw:connector>
        <draw:connector draw:style-name="gr5" draw:text-style-name="P1" draw:layer="layout" draw:type="line" svg:x1="16.9cm" svg:y1="48.077cm" svg:x2="18.847cm" svg:y2="48.841cm" draw:end-shape="id266" draw:end-glue-point="3" svg:d="M16900 48077l1947 764" svg:viewBox="0 0 1948 765">
          <text:p text:style-name="P1"><text:span text:style-name="T2">cnt3_0</text:span></text:p>
        </draw:connector>
        <draw:custom-shape draw:style-name="gr1" draw:text-style-name="P2" xml:id="id270" draw:id="id270" draw:layer="layout" svg:width="1cm" svg:height="0.9cm" svg:x="41.729cm" svg:y="73.214cm">
          <text:p text:style-name="P1"><text:span text:style-name="T1">NOT</text:span></text:p>
          <text:p text:style-name="P1"><text:span text:style-name="T1">428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2.229cm" svg:y1="72.214cm" svg:x2="42.229cm" svg:y2="73.214cm" draw:start-shape="id240" draw:start-glue-point="2" draw:end-shape="id270" draw:end-glue-point="0" svg:d="M42229 72214v1000" svg:viewBox="0 0 1 1001">
          <text:p/>
        </draw:connector>
        <draw:custom-shape draw:style-name="gr1" draw:text-style-name="P2" xml:id="id272" draw:id="id272" draw:layer="layout" svg:width="1cm" svg:height="0.9cm" svg:x="44.529cm" svg:y="71.314cm">
          <text:p text:style-name="P1"><text:span text:style-name="T1">NAND</text:span></text:p>
          <text:p text:style-name="P1"><text:span text:style-name="T1">43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2.729cm" svg:y1="71.764cm" svg:x2="44.529cm" svg:y2="70.364cm" draw:start-shape="id240" draw:start-glue-point="1" draw:end-shape="id271" draw:end-glue-point="3" svg:d="M42729 71764l1800-1400" svg:viewBox="0 0 1801 1401">
          <text:p/>
        </draw:connector>
        <draw:connector draw:style-name="gr6" draw:text-style-name="P1" draw:layer="layout" draw:type="line" svg:x1="42.729cm" svg:y1="71.764cm" svg:x2="44.529cm" svg:y2="71.764cm" draw:start-shape="id240" draw:start-glue-point="1" draw:end-shape="id272" draw:end-glue-point="3" svg:d="M42729 71764h1800" svg:viewBox="0 0 1801 1">
          <text:p/>
        </draw:connector>
        <draw:custom-shape draw:style-name="gr2" draw:text-style-name="P2" xml:id="id273" draw:id="id273" draw:layer="layout" svg:width="1cm" svg:height="0.9cm" svg:x="55.9cm" svg:y="58.8cm">
          <text:p text:style-name="P1"><text:span text:style-name="T1">3-NAND</text:span></text:p>
          <text:p text:style-name="P1"><text:span text:style-name="T1">416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6.9cm" svg:y1="59.25cm" svg:x2="58.961cm" svg:y2="59.235cm" draw:start-shape="id273" draw:start-glue-point="1" svg:d="M56900 59250l2061-15" svg:viewBox="0 0 2062 16">
          <text:p text:style-name="P1"><text:span text:style-name="T2">CTRL4</text:span></text:p>
        </draw:connector>
        <draw:connector draw:style-name="gr5" draw:text-style-name="P3" draw:layer="layout" draw:type="line" svg:x1="63.765cm" svg:y1="58.35cm" svg:x2="66.589cm" svg:y2="58.545cm" draw:start-shape="id274" svg:d="M63765 58350l2824 195" svg:viewBox="0 0 2825 196">
          <text:p text:style-name="P1"><text:span text:style-name="T2">CTRL4_s</text:span></text:p>
        </draw:connector>
        <draw:connector draw:style-name="gr5" draw:text-style-name="P3" draw:layer="layout" draw:type="line" svg:x1="16.346cm" svg:y1="8.846cm" svg:x2="17.796cm" svg:y2="9.812cm" draw:end-shape="id241" draw:end-glue-point="3" svg:d="M16346 8846l1450 966" svg:viewBox="0 0 1451 967">
          <text:p text:style-name="P1"><text:span text:style-name="T2">CTRL4</text:span></text:p>
        </draw:connector>
        <draw:connector draw:style-name="gr5" draw:text-style-name="P3" draw:layer="layout" draw:type="line" svg:x1="39.633cm" svg:y1="47.098cm" svg:x2="41.7cm" svg:y2="47.106cm" draw:end-shape="id126" draw:end-glue-point="3" svg:d="M39633 47098l2067 8" svg:viewBox="0 0 2068 9">
          <text:p text:style-name="P1"><text:span text:style-name="T2">CTRL4/b</text:span></text:p>
        </draw:connector>
        <draw:connector draw:style-name="gr5" draw:text-style-name="P3" draw:layer="layout" draw:type="line" svg:x1="39.539cm" svg:y1="45.373cm" svg:x2="41.7cm" svg:y2="45.406cm" draw:end-shape="id125" draw:end-glue-point="3" svg:d="M39539 45373l2161 33" svg:viewBox="0 0 2162 34">
          <text:p text:style-name="P1"><text:span text:style-name="T2">CTRL4/b</text:span></text:p>
        </draw:connector>
        <draw:custom-shape draw:style-name="gr2" draw:text-style-name="P2" xml:id="id275" draw:id="id275" draw:layer="layout" svg:width="1cm" svg:height="0.9cm" svg:x="17.248cm" svg:y="59.6cm">
          <text:p text:style-name="P1"><text:span text:style-name="T1">OR(mclk, ground)</text:span></text:p>
          <text:p text:style-name="P1"><text:span text:style-name="T1">455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48cm" svg:y1="60.05cm" svg:x2="20.711cm" svg:y2="60.114cm" draw:start-shape="id275" draw:start-glue-point="1" svg:d="M18248 60050l2463 64" svg:viewBox="0 0 2464 65">
          <text:p text:style-name="P1"><text:span text:style-name="T2">mclk</text:span></text:p>
        </draw:connector>
        <draw:custom-shape draw:style-name="gr2" draw:text-style-name="P2" xml:id="id276" draw:id="id276" draw:layer="layout" svg:width="1cm" svg:height="0.9cm" svg:x="46.129cm" svg:y="71.314cm">
          <text:p text:style-name="P1"><text:span text:style-name="T1">3-NAND</text:span></text:p>
          <text:p text:style-name="P1"><text:span text:style-name="T1">437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7.129cm" svg:y1="71.764cm" svg:x2="48.229cm" svg:y2="73.864cm" draw:start-shape="id276" draw:start-glue-point="1" draw:end-shape="id232" draw:end-glue-point="3" svg:d="M47129 71764l1100 2100" svg:viewBox="0 0 1101 2101">
          <text:p/>
        </draw:connector>
        <draw:connector draw:style-name="gr6" draw:text-style-name="P1" draw:layer="layout" draw:type="line" svg:x1="47.129cm" svg:y1="71.764cm" svg:x2="48.229cm" svg:y2="70.15cm" draw:start-shape="id276" draw:start-glue-point="1" draw:end-shape="id277" draw:end-glue-point="3" svg:d="M47129 71764l1100-1614" svg:viewBox="0 0 1101 1615">
          <text:p/>
        </draw:connector>
        <draw:connector draw:style-name="gr6" draw:text-style-name="P1" draw:layer="layout" draw:type="line" svg:x1="45.529cm" svg:y1="70.364cm" svg:x2="46.129cm" svg:y2="71.764cm" draw:start-shape="id271" draw:start-glue-point="1" draw:end-shape="id276" draw:end-glue-point="3" svg:d="M45529 70364l600 1400" svg:viewBox="0 0 601 1401">
          <text:p/>
        </draw:connector>
        <draw:connector draw:style-name="gr6" draw:text-style-name="P1" draw:layer="layout" draw:type="line" svg:x1="45.529cm" svg:y1="71.764cm" svg:x2="46.129cm" svg:y2="71.764cm" draw:start-shape="id272" draw:start-glue-point="1" draw:end-shape="id276" draw:end-glue-point="3" svg:d="M45529 71764h600" svg:viewBox="0 0 601 1">
          <text:p/>
        </draw:connector>
        <draw:custom-shape draw:style-name="gr1" draw:text-style-name="P2" xml:id="id278" draw:id="id278" draw:layer="layout" svg:width="1cm" svg:height="0.9cm" svg:x="44.529cm" svg:y="72.714cm">
          <text:p text:style-name="P1"><text:span text:style-name="T1">NAND</text:span></text:p>
          <text:p text:style-name="P1"><text:span text:style-name="T1">438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5.529cm" svg:y1="73.164cm" svg:x2="46.129cm" svg:y2="71.764cm" draw:start-shape="id278" draw:start-glue-point="1" draw:end-shape="id276" draw:end-glue-point="3" svg:d="M45529 73164l600-1400" svg:viewBox="0 0 601 1401">
          <text:p/>
        </draw:connector>
        <draw:connector draw:style-name="gr5" draw:text-style-name="P3" draw:layer="layout" draw:type="line" svg:x1="52.429cm" svg:y1="71.664cm" svg:x2="55cm" svg:y2="71.628cm" draw:start-shape="id231" draw:start-glue-point="1" svg:d="M52429 71664l2571-36" svg:viewBox="0 0 2572 37">
          <text:p text:style-name="P1"><text:span text:style-name="T2">/CNT0_INF</text:span></text:p>
        </draw:connector>
        <draw:custom-shape draw:style-name="gr4" draw:text-style-name="P2" xml:id="id279" draw:id="id279" draw:layer="layout" svg:width="2.1cm" svg:height="0.9cm" svg:x="23.414cm" svg:y="36.8cm">
          <text:p text:style-name="P1"><text:span text:style-name="T1">DFF(mclk)</text:span></text:p>
          <text:p text:style-name="P1"><text:span text:style-name="T1">456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5.514cm" svg:y1="37.25cm" svg:x2="28.082cm" svg:y2="37.364cm" draw:start-shape="id279" draw:start-glue-point="1" svg:d="M25514 37250l2568 114" svg:viewBox="0 0 2569 115">
          <text:p text:style-name="P1"><text:span text:style-name="T2">/idct_c_inf</text:span></text:p>
        </draw:connector>
        <draw:custom-shape draw:style-name="gr2" draw:text-style-name="P2" xml:id="id280" draw:id="id280" draw:layer="layout" svg:width="1cm" svg:height="0.9cm" svg:x="17.248cm" svg:y="58.611cm">
          <text:p text:style-name="P1"><text:span text:style-name="T1">OR(mclk, ground)</text:span></text:p>
          <text:p text:style-name="P1"><text:span text:style-name="T1">428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48cm" svg:y1="59.061cm" svg:x2="20.748cm" svg:y2="59.125cm" draw:start-shape="id280" draw:start-glue-point="1" svg:d="M18248 59061l2500 64" svg:viewBox="0 0 2501 65">
          <text:p text:style-name="P1"><text:span text:style-name="T2">mclk</text:span></text:p>
        </draw:connector>
        <draw:custom-shape draw:style-name="gr1" draw:text-style-name="P2" xml:id="id281" draw:id="id281" draw:layer="layout" svg:width="1cm" svg:height="0.9cm" svg:x="21.314cm" svg:y="36.8cm">
          <text:p text:style-name="P1"><text:span text:style-name="T1">NAND</text:span></text:p>
          <text:p text:style-name="P1"><text:span text:style-name="T1">-863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2.314cm" svg:y1="37.25cm" svg:x2="23.414cm" svg:y2="37.25cm" draw:start-shape="id281" draw:start-glue-point="1" draw:end-shape="id279" draw:end-glue-point="3" svg:d="M22314 37250h1100" svg:viewBox="0 0 1101 1">
          <text:p/>
        </draw:connector>
        <draw:custom-shape draw:style-name="gr2" draw:text-style-name="P2" xml:id="id282" draw:id="id282" draw:layer="layout" svg:width="1cm" svg:height="0.9cm" svg:x="8.779cm" svg:y="59.85cm">
          <text:p text:style-name="P1"><text:span text:style-name="T1">NOT</text:span></text:p>
          <text:p text:style-name="P1"><text:span text:style-name="T1">34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141cm" svg:y1="59.45cm" svg:x2="8.779cm" svg:y2="60.3cm" draw:start-shape="id57" draw:start-glue-point="1" draw:end-shape="id282" draw:end-glue-point="3" svg:d="M8141 59450l638 850" svg:viewBox="0 0 639 851">
          <text:p/>
        </draw:connector>
        <draw:connector draw:style-name="gr5" draw:text-style-name="P3" draw:layer="layout" draw:type="line" svg:x1="9.779cm" svg:y1="60.3cm" svg:x2="11.941cm" svg:y2="60.311cm" draw:start-shape="id282" draw:start-glue-point="1" svg:d="M9779 60300l2162 11" svg:viewBox="0 0 2163 12">
          <text:p text:style-name="P1"><text:span text:style-name="T2">/CNT1_1</text:span></text:p>
        </draw:connector>
        <draw:custom-shape draw:style-name="gr2" draw:text-style-name="P2" xml:id="id283" draw:id="id283" draw:layer="layout" svg:width="1cm" svg:height="0.9cm" svg:x="8.779cm" svg:y="62.2cm">
          <text:p text:style-name="P1"><text:span text:style-name="T1">NOT</text:span></text:p>
          <text:p text:style-name="P1"><text:span text:style-name="T1">35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141cm" svg:y1="61.85cm" svg:x2="8.779cm" svg:y2="62.65cm" draw:start-shape="id65" draw:end-shape="id283" draw:end-glue-point="3" svg:d="M8141 61850l638 800" svg:viewBox="0 0 639 801">
          <text:p/>
        </draw:connector>
        <draw:connector draw:style-name="gr5" draw:text-style-name="P3" draw:layer="layout" draw:type="line" svg:x1="9.779cm" svg:y1="62.65cm" svg:x2="11.941cm" svg:y2="62.661cm" draw:start-shape="id283" draw:start-glue-point="1" svg:d="M9779 62650l2162 11" svg:viewBox="0 0 2163 12">
          <text:p text:style-name="P1"><text:span text:style-name="T2">/CNT1_2</text:span></text:p>
        </draw:connector>
        <draw:custom-shape draw:style-name="gr2" draw:text-style-name="P2" xml:id="id284" draw:id="id284" draw:layer="layout" svg:width="1cm" svg:height="0.9cm" svg:x="8.779cm" svg:y="64.75cm">
          <text:p text:style-name="P1"><text:span text:style-name="T1">NOT</text:span></text:p>
          <text:p text:style-name="P1"><text:span text:style-name="T1">34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141cm" svg:y1="64.45cm" svg:x2="8.779cm" svg:y2="65.2cm" draw:start-shape="id83" draw:start-glue-point="1" draw:end-shape="id284" draw:end-glue-point="3" svg:d="M8141 64450l638 750" svg:viewBox="0 0 639 751">
          <text:p/>
        </draw:connector>
        <draw:connector draw:style-name="gr5" draw:text-style-name="P3" draw:layer="layout" draw:type="line" svg:x1="9.779cm" svg:y1="65.2cm" svg:x2="11.941cm" svg:y2="65.211cm" draw:start-shape="id284" draw:start-glue-point="1" svg:d="M9779 65200l2162 11" svg:viewBox="0 0 2163 12">
          <text:p text:style-name="P1"><text:span text:style-name="T2">/CNT1_3</text:span></text:p>
        </draw:connector>
        <draw:custom-shape draw:style-name="gr2" draw:text-style-name="P2" xml:id="id285" draw:id="id285" draw:layer="layout" svg:width="1cm" svg:height="0.9cm" svg:x="8.779cm" svg:y="67.3cm">
          <text:p text:style-name="P1"><text:span text:style-name="T1">NOT</text:span></text:p>
          <text:p text:style-name="P1"><text:span text:style-name="T1">35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cm" svg:y1="67.15cm" svg:x2="8.779cm" svg:y2="67.75cm" draw:start-shape="id67" draw:start-glue-point="1" draw:end-shape="id285" draw:end-glue-point="3" svg:d="M8000 67150l779 600" svg:viewBox="0 0 780 601">
          <text:p/>
        </draw:connector>
        <draw:connector draw:style-name="gr5" draw:text-style-name="P3" draw:layer="layout" draw:type="line" svg:x1="9.779cm" svg:y1="67.75cm" svg:x2="11.941cm" svg:y2="67.761cm" draw:start-shape="id285" draw:start-glue-point="1" svg:d="M9779 67750l2162 11" svg:viewBox="0 0 2163 12">
          <text:p text:style-name="P1"><text:span text:style-name="T2">/CNT1_4</text:span></text:p>
        </draw:connector>
        <draw:custom-shape draw:style-name="gr2" draw:text-style-name="P2" xml:id="id286" draw:id="id286" draw:layer="layout" svg:width="1cm" svg:height="0.9cm" svg:x="8.778cm" svg:y="69.85cm">
          <text:p text:style-name="P1"><text:span text:style-name="T1">NOT</text:span></text:p>
          <text:p text:style-name="P1"><text:span text:style-name="T1">35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2cm" svg:y1="69.75cm" svg:x2="8.778cm" svg:y2="70.3cm" draw:start-shape="id86" draw:end-shape="id286" draw:end-glue-point="3" svg:d="M8200 69750l578 550" svg:viewBox="0 0 579 551">
          <text:p/>
        </draw:connector>
        <draw:connector draw:style-name="gr5" draw:text-style-name="P3" draw:layer="layout" draw:type="line" svg:x1="9.778cm" svg:y1="70.3cm" svg:x2="11.94cm" svg:y2="70.311cm" draw:start-shape="id286" draw:start-glue-point="1" svg:d="M9778 70300l2162 11" svg:viewBox="0 0 2163 12">
          <text:p text:style-name="P1"><text:span text:style-name="T2">/CNT1_5</text:span></text:p>
        </draw:connector>
        <draw:custom-shape draw:style-name="gr2" draw:text-style-name="P2" xml:id="id287" draw:id="id287" draw:layer="layout" svg:width="1cm" svg:height="0.9cm" svg:x="8.777cm" svg:y="72.4cm">
          <text:p text:style-name="P1"><text:span text:style-name="T1">NOT</text:span></text:p>
          <text:p text:style-name="P1"><text:span text:style-name="T1">35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cm" svg:y1="72.25cm" svg:x2="8.777cm" svg:y2="72.85cm" draw:start-shape="id91" draw:end-shape="id287" draw:end-glue-point="3" svg:d="M8000 72250l777 600" svg:viewBox="0 0 778 601">
          <text:p/>
        </draw:connector>
        <draw:connector draw:style-name="gr5" draw:text-style-name="P3" draw:layer="layout" draw:type="line" svg:x1="9.777cm" svg:y1="72.85cm" svg:x2="11.939cm" svg:y2="72.861cm" draw:start-shape="id287" draw:start-glue-point="1" svg:d="M9777 72850l2162 11" svg:viewBox="0 0 2163 12">
          <text:p text:style-name="P1"><text:span text:style-name="T2">/CNT1_6</text:span></text:p>
        </draw:connector>
        <draw:connector draw:style-name="gr5" draw:text-style-name="P3" draw:layer="layout" draw:type="line" svg:x1="27.28cm" svg:y1="13.064cm" svg:x2="29.633cm" svg:y2="13.07cm" draw:start-shape="id236" draw:start-glue-point="1" svg:d="M27280 13064l2353 6" svg:viewBox="0 0 2354 7">
          <text:p text:style-name="P1"><text:span text:style-name="T2">/idct_c_ovfl</text:span></text:p>
        </draw:connector>
        <draw:connector draw:style-name="gr5" draw:text-style-name="P3" draw:layer="layout" draw:type="line" svg:x1="14.506cm" svg:y1="54.853cm" svg:x2="17.499cm" svg:y2="54.85cm" draw:end-shape="id288" draw:end-glue-point="3" svg:d="M14506 54853l2993-3" svg:viewBox="0 0 2994 4">
          <text:p text:style-name="P1"><text:span text:style-name="T2">/idct_c_ovfl</text:span></text:p>
        </draw:connector>
        <draw:custom-shape draw:style-name="gr3" draw:text-style-name="P2" xml:id="id288" draw:id="id288" draw:layer="layout" svg:width="1cm" svg:height="0.9cm" svg:x="17.499cm" svg:y="54.4cm">
          <text:p text:style-name="P1"><text:span text:style-name="T1">BUF</text:span></text:p>
          <text:p text:style-name="P1"><text:span text:style-name="T1">332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8.499cm" svg:y1="54.85cm" svg:x2="19.799cm" svg:y2="54.774cm" draw:start-shape="id288" draw:start-glue-point="1" draw:end-shape="id289" draw:end-glue-point="3" svg:d="M18499 54850l1300-76" svg:viewBox="0 0 1301 77">
          <text:p/>
        </draw:connector>
        <draw:connector draw:style-name="gr5" draw:text-style-name="P3" draw:layer="layout" draw:type="line" svg:x1="26.78cm" svg:y1="11.45cm" svg:x2="29.113cm" svg:y2="11.445cm" draw:start-shape="id237" svg:d="M26780 11450l2333-5" svg:viewBox="0 0 2334 6">
          <text:p text:style-name="P1"><text:span text:style-name="T2">idct_c_ovfl</text:span></text:p>
        </draw:connector>
        <draw:connector draw:style-name="gr5" draw:text-style-name="P3" draw:layer="layout" draw:type="line" svg:x1="39.619cm" svg:y1="62.65cm" svg:x2="43cm" svg:y2="62.642cm" draw:start-shape="id190" draw:start-glue-point="1" svg:d="M39619 62650l3381-8" svg:viewBox="0 0 3382 9">
          <text:p text:style-name="P1"><text:span text:style-name="T2">/idct_c_full</text:span></text:p>
        </draw:connector>
        <draw:connector draw:style-name="gr6" draw:text-style-name="P1" draw:layer="layout" draw:type="line" svg:x1="25.78cm" svg:y1="11.45cm" svg:x2="22.88cm" svg:y2="12.464cm" draw:start-shape="id237" draw:start-glue-point="3" draw:end-shape="id245" draw:end-glue-point="1" svg:d="M25780 11450l-2900 1014" svg:viewBox="0 0 2901 1015">
          <text:p/>
        </draw:connector>
        <draw:connector draw:style-name="gr6" draw:text-style-name="P1" draw:layer="layout" draw:type="line" svg:x1="26.23cm" svg:y1="13.514cm" svg:x2="22.88cm" svg:y2="13.664cm" draw:start-shape="id236" draw:start-glue-point="2" draw:end-shape="id252" svg:d="M26230 13514l-3350 150" svg:viewBox="0 0 3351 151">
          <text:p/>
        </draw:connector>
        <draw:custom-shape draw:style-name="gr3" draw:text-style-name="P2" xml:id="id290" draw:id="id290" draw:layer="layout" svg:width="1cm" svg:height="0.9cm" svg:x="21.148cm" svg:y="26.3cm">
          <text:p text:style-name="P1"><text:span text:style-name="T1">BUF</text:span></text:p>
          <text:p text:style-name="P1"><text:span text:style-name="T1">33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2.148cm" svg:y1="26.75cm" svg:x2="23.994cm" svg:y2="26.783cm" draw:start-shape="id290" draw:start-glue-point="1" svg:d="M22148 26750l1846 33" svg:viewBox="0 0 1847 34">
          <text:p text:style-name="P1"><text:span text:style-name="T2">rle_sel</text:span></text:p>
        </draw:connector>
        <draw:connector draw:style-name="gr6" draw:text-style-name="P1" draw:layer="layout" draw:type="line" svg:x1="20.934cm" svg:y1="27.55cm" svg:x2="21.148cm" svg:y2="26.75cm" draw:start-shape="id147" draw:start-glue-point="1" draw:end-shape="id290" draw:end-glue-point="3" svg:d="M20934 27550l214-800" svg:viewBox="0 0 215 801">
          <text:p/>
        </draw:connector>
        <draw:custom-shape draw:style-name="gr2" draw:text-style-name="P2" xml:id="id161" draw:id="id161" draw:layer="layout" svg:width="1cm" svg:height="0.9cm" svg:x="21.495cm" svg:y="31.5cm">
          <text:p text:style-name="P1"><text:span text:style-name="T1">OR (mclk)</text:span></text:p>
          <text:p text:style-name="P1"><text:span text:style-name="T1">3378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22.495cm" svg:y1="31.95cm" svg:x2="24.192cm" svg:y2="31.966cm" draw:start-shape="id161" draw:start-glue-point="1" svg:d="M22495 31950l1697 16" svg:viewBox="0 0 1698 17">
          <text:p text:style-name="P1"><text:span text:style-name="T3">clk2</text:span></text:p>
        </draw:connector>
        <draw:frame draw:style-name="gr12" draw:layer="layout" svg:width="1.878cm" svg:height="2.961cm" svg:x="38.022cm" svg:y="35.9cm">
          <draw:text-box>
            <text:p>-863-</text:p>
            <text:p><text:span text:style-name="T4">clk43</text:span></text:p>
            <text:p><text:span text:style-name="T4">/res8</text:span></text:p>
            <text:p><text:span text:style-name="T4">cnt3</text:span></text:p>
            <text:p><text:span text:style-name="T4">c,d</text:span></text:p>
            <text:p><text:span text:style-name="T4">u6</text:span></text:p>
          </draw:text-box>
        </draw:frame>
        <draw:custom-shape draw:style-name="gr1" draw:text-style-name="P2" xml:id="id291" draw:id="id291" draw:layer="layout" svg:width="1cm" svg:height="0.9cm" svg:x="19.514cm" svg:y="36.8cm">
          <text:p text:style-name="P1"><text:span text:style-name="T1">IMUX</text:span></text:p>
          <text:p text:style-name="P1"><text:span text:style-name="T1">-862-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6.948cm" svg:y1="37.168cm" svg:x2="19.514cm" svg:y2="37.25cm" draw:end-shape="id291" svg:d="M16948 37168l2566 82" svg:viewBox="0 0 2567 83">
          <text:p text:style-name="P1"><text:span text:style-name="T2">/idct_c_inf/b</text:span></text:p>
        </draw:connector>
        <draw:connector draw:style-name="gr6" draw:text-style-name="P1" draw:layer="layout" draw:type="line" svg:x1="20.514cm" svg:y1="37.25cm" svg:x2="21.314cm" svg:y2="37.25cm" draw:start-shape="id291" draw:start-glue-point="1" draw:end-shape="id281" draw:end-glue-point="3" svg:d="M20514 37250h800" svg:viewBox="0 0 801 1">
          <text:p/>
        </draw:connector>
        <draw:custom-shape draw:style-name="gr1" draw:text-style-name="P2" xml:id="id277" draw:id="id277" draw:layer="layout" svg:width="1cm" svg:height="0.9cm" svg:x="48.229cm" svg:y="69.7cm">
          <text:p text:style-name="P1"><text:span text:style-name="T1">AND</text:span></text:p>
          <text:p text:style-name="P1"><text:span text:style-name="T1">42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6.417cm" svg:y1="70.119cm" svg:x2="48.229cm" svg:y2="70.15cm" draw:end-shape="id277" draw:end-glue-point="3" svg:d="M46417 70119l1812 31" svg:viewBox="0 0 1813 32">
          <text:p text:style-name="P1"><text:span text:style-name="T2">u6</text:span></text:p>
        </draw:connector>
        <draw:connector draw:style-name="gr5" draw:text-style-name="P1" draw:layer="layout" draw:type="line" svg:x1="21.899cm" svg:y1="54.774cm" svg:x2="24.596cm" svg:y2="54.721cm" draw:start-shape="id289" draw:start-glue-point="1" svg:d="M21899 54774l2697-53" svg:viewBox="0 0 2698 54">
          <text:p text:style-name="P1"><text:span text:style-name="T2">/idct_c_ovfl_s</text:span></text:p>
        </draw:connector>
        <draw:custom-shape draw:style-name="gr2" draw:text-style-name="P2" xml:id="id250" draw:id="id250" draw:layer="layout" svg:width="1cm" svg:height="0.9cm" svg:x="59.1cm" svg:y="49.4cm">
          <text:p text:style-name="P1"><text:span text:style-name="T1">NOR (mclk)</text:span></text:p>
          <text:p text:style-name="P1"><text:span text:style-name="T1">273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4.484cm" svg:y1="31.75cm" svg:x2="66.263cm" svg:y2="31.776cm" draw:start-shape="id258" draw:start-glue-point="1" svg:d="M64484 31750l1779 26" svg:viewBox="0 0 1780 27">
          <text:p text:style-name="P1"><text:span text:style-name="T2">clk41</text:span></text:p>
        </draw:connector>
        <draw:connector draw:style-name="gr5" draw:text-style-name="P1" draw:layer="layout" draw:type="line" svg:x1="16.9cm" svg:y1="49.5cm" svg:x2="18.847cm" svg:y2="48.841cm" draw:end-shape="id266" draw:end-glue-point="3" svg:d="M16900 49500l1947-659" svg:viewBox="0 0 1948 660">
          <text:p text:style-name="P1"><text:span text:style-name="T2">cnt3_3</text:span></text:p>
        </draw:connector>
        <draw:custom-shape draw:style-name="gr4" draw:text-style-name="P2" xml:id="id292" draw:id="id292" draw:layer="layout" svg:width="2.1cm" svg:height="0.9cm" svg:x="5.913cm" svg:y="78.7cm">
          <text:p text:style-name="P1"><text:span text:style-name="T1">DFFR (clk41,/res8)</text:span></text:p>
          <text:p text:style-name="P1"><text:span text:style-name="T1">374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3" draw:id="id293" draw:layer="layout" svg:width="1cm" svg:height="0.9cm" svg:x="3.413cm" svg:y="77.2cm">
          <text:p text:style-name="P1"><text:span text:style-name="T1">NOR|AND</text:span></text:p>
          <text:p text:style-name="P1"><text:span text:style-name="T1">374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4" draw:id="id294" draw:layer="layout" svg:width="1cm" svg:height="0.9cm" svg:x="1.472cm" svg:y="78.6cm">
          <text:p text:style-name="P1"><text:span text:style-name="T1">OR</text:span></text:p>
          <text:p text:style-name="P1"><text:span text:style-name="T1">386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63cm" svg:y1="78.7cm" svg:x2="4.413cm" svg:y2="77.65cm" draw:start-shape="id292" draw:start-glue-point="0" draw:end-shape="id293" draw:end-glue-point="1" svg:d="M6963 787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5.913cm" svg:y1="79.15cm" svg:x2="2.472cm" svg:y2="79.05cm" draw:start-shape="id292" draw:end-shape="id294" draw:end-glue-point="1" svg:d="M5913 79150l-3441-100" svg:viewBox="0 0 3442 101">
          <text:p/>
        </draw:connector>
        <draw:connector draw:style-name="gr6" draw:text-style-name="P1" draw:layer="layout" draw:type="line" svg:x1="3.913cm" svg:y1="78.1cm" svg:x2="5.913cm" svg:y2="79.15cm" draw:start-shape="id293" draw:start-glue-point="2" draw:end-shape="id292" draw:end-glue-point="3" svg:d="M3913 78100l2000 1050" svg:viewBox="0 0 2001 1051">
          <text:p/>
        </draw:connector>
        <draw:connector draw:style-name="gr6" draw:text-style-name="P3" draw:layer="layout" draw:type="line" svg:x1="5.913cm" svg:y1="76.55cm" svg:x2="1.972cm" svg:y2="78.6cm" draw:start-shape="id295" draw:start-glue-point="3" svg:d="M5913 76550l-3941 2050" svg:viewBox="0 0 3942 2051">
          <text:p/>
        </draw:connector>
        <draw:custom-shape draw:style-name="gr2" draw:text-style-name="P2" xml:id="id296" draw:id="id296" draw:layer="layout" svg:width="1cm" svg:height="0.9cm" svg:x="1.472cm" svg:y="81.1cm">
          <text:p text:style-name="P1"><text:span text:style-name="T1">OR</text:span></text:p>
          <text:p text:style-name="P1"><text:span text:style-name="T1">38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.972cm" svg:y1="79.5cm" svg:x2="1.972cm" svg:y2="81.1cm" draw:start-shape="id294" draw:start-glue-point="2" draw:end-shape="id296" draw:end-glue-point="0" svg:d="M1972 79500v1600" svg:viewBox="0 0 1 1601">
          <text:p/>
        </draw:connector>
        <draw:custom-shape draw:style-name="gr2" draw:text-style-name="P2" xml:id="id297" draw:id="id297" draw:layer="layout" svg:width="1cm" svg:height="0.9cm" svg:x="3.413cm" svg:y="79.6cm">
          <text:p text:style-name="P1"><text:span text:style-name="T1">NOR|AND</text:span></text:p>
          <text:p text:style-name="P1"><text:span text:style-name="T1">385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.972cm" svg:y1="79.5cm" svg:x2="3.413cm" svg:y2="80.05cm" draw:start-shape="id294" draw:start-glue-point="2" draw:end-shape="id297" draw:end-glue-point="3" svg:d="M1972 79500l1441 550" svg:viewBox="0 0 1442 551">
          <text:p text:style-name="P1"><text:span text:style-name="T2">a+c</text:span></text:p>
        </draw:connector>
        <draw:custom-shape draw:style-name="gr4" draw:text-style-name="P2" xml:id="id298" draw:id="id298" draw:layer="layout" svg:width="2.1cm" svg:height="0.9cm" svg:x="5.913cm" svg:y="81.1cm">
          <text:p text:style-name="P1"><text:span text:style-name="T1">DFFR (clk41,/res8)</text:span></text:p>
          <text:p text:style-name="P1"><text:span text:style-name="T1">386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63cm" svg:y1="81.1cm" svg:x2="4.413cm" svg:y2="80.05cm" draw:start-shape="id298" draw:start-glue-point="0" draw:end-shape="id297" svg:d="M6963 811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3.913cm" svg:y1="80.5cm" svg:x2="5.913cm" svg:y2="81.55cm" draw:start-shape="id297" draw:start-glue-point="2" draw:end-shape="id298" draw:end-glue-point="3" svg:d="M3913 80500l2000 1050" svg:viewBox="0 0 2001 1051">
          <text:p/>
        </draw:connector>
        <draw:connector draw:style-name="gr6" draw:text-style-name="P1" draw:layer="layout" draw:type="line" svg:x1="5.913cm" svg:y1="81.55cm" svg:x2="2.472cm" svg:y2="81.55cm" draw:start-shape="id298" draw:start-glue-point="3" draw:end-shape="id296" draw:end-glue-point="1" svg:d="M5913 81550h-3441" svg:viewBox="0 0 3442 1">
          <text:p/>
        </draw:connector>
        <draw:custom-shape draw:style-name="gr2" draw:text-style-name="P2" xml:id="id300" draw:id="id300" draw:layer="layout" svg:width="1cm" svg:height="0.9cm" svg:x="3.451cm" svg:y="85.1cm">
          <text:p text:style-name="P1"><text:span text:style-name="T1">NOR|AND</text:span></text:p>
          <text:p text:style-name="P1"><text:span text:style-name="T1">3713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99" draw:id="id299" draw:layer="layout" svg:width="2.1cm" svg:height="0.9cm" svg:x="5.851cm" svg:y="86.4cm">
          <text:p text:style-name="P1"><text:span text:style-name="T1">DFFR (clk41,/res8)</text:span></text:p>
          <text:p text:style-name="P1"><text:span text:style-name="T1">3713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01cm" svg:y1="86.4cm" svg:x2="4.451cm" svg:y2="85.55cm" draw:start-shape="id299" draw:start-glue-point="0" draw:end-shape="id300" svg:d="M6901 86400l-2450-850" svg:viewBox="0 0 2451 851">
          <text:p text:style-name="P1"><text:span text:style-name="T2">b+d</text:span></text:p>
        </draw:connector>
        <draw:connector draw:style-name="gr6" draw:text-style-name="P1" draw:layer="layout" draw:type="line" svg:x1="3.951cm" svg:y1="86cm" svg:x2="5.851cm" svg:y2="86.85cm" draw:start-shape="id300" draw:start-glue-point="2" draw:end-shape="id299" draw:end-glue-point="3" svg:d="M3951 86000l1900 850" svg:viewBox="0 0 1901 851">
          <text:p/>
        </draw:connector>
        <draw:custom-shape draw:style-name="gr2" draw:text-style-name="P2" xml:id="id301" draw:id="id301" draw:layer="layout" svg:width="1cm" svg:height="0.9cm" svg:x="1.472cm" svg:y="86.4cm">
          <text:p text:style-name="P1"><text:span text:style-name="T1">OR</text:span></text:p>
          <text:p text:style-name="P1"><text:span text:style-name="T1">3713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851cm" svg:y1="86.85cm" svg:x2="2.472cm" svg:y2="86.85cm" draw:start-shape="id299" draw:start-glue-point="3" draw:end-shape="id301" draw:end-glue-point="1" svg:d="M5851 86850h-3379" svg:viewBox="0 0 3380 1">
          <text:p/>
        </draw:connector>
        <draw:custom-shape draw:style-name="gr2" draw:text-style-name="P2" xml:id="id302" draw:id="id302" draw:layer="layout" svg:width="1cm" svg:height="0.9cm" svg:x="1.472cm" svg:y="83.7cm">
          <text:p text:style-name="P1"><text:span text:style-name="T1">OR</text:span></text:p>
          <text:p text:style-name="P1"><text:span text:style-name="T1">3743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.972cm" svg:y1="84.6cm" svg:x2="1.972cm" svg:y2="86.4cm" draw:start-shape="id302" draw:start-glue-point="2" draw:end-shape="id301" draw:end-glue-point="0" svg:d="M1972 84600v1800" svg:viewBox="0 0 1 1801">
          <text:p/>
        </draw:connector>
        <draw:connector draw:style-name="gr5" draw:text-style-name="P3" draw:layer="layout" draw:type="line" svg:x1="1.972cm" svg:y1="84.6cm" svg:x2="3.451cm" svg:y2="85.55cm" draw:start-shape="id302" draw:start-glue-point="2" draw:end-shape="id300" draw:end-glue-point="3" svg:d="M1972 84600l1479 950" svg:viewBox="0 0 1480 951">
          <text:p text:style-name="P1"><text:span text:style-name="T2">a+c</text:span></text:p>
        </draw:connector>
        <draw:custom-shape draw:style-name="gr2" draw:text-style-name="P2" xml:id="id303" draw:id="id303" draw:layer="layout" svg:width="1cm" svg:height="0.9cm" svg:x="3.413cm" svg:y="82.1cm">
          <text:p text:style-name="P1"><text:span text:style-name="T1">NOR|AND</text:span></text:p>
          <text:p text:style-name="P1"><text:span text:style-name="T1">374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.972cm" svg:y1="82cm" svg:x2="3.413cm" svg:y2="82.55cm" draw:start-shape="id296" draw:start-glue-point="2" draw:end-shape="id303" draw:end-glue-point="3" svg:d="M1972 82000l1441 550" svg:viewBox="0 0 1442 551">
          <text:p text:style-name="P1"><text:span text:style-name="T2">a+c</text:span></text:p>
        </draw:connector>
        <draw:connector draw:style-name="gr6" draw:text-style-name="P3" draw:layer="layout" draw:type="line" svg:x1="1.972cm" svg:y1="82cm" svg:x2="1.972cm" svg:y2="83.7cm" draw:start-shape="id296" draw:start-glue-point="2" draw:end-shape="id302" draw:end-glue-point="0" svg:d="M1972 82000v1700" svg:viewBox="0 0 1 1701">
          <text:p/>
        </draw:connector>
        <draw:custom-shape draw:style-name="gr4" draw:text-style-name="P2" xml:id="id304" draw:id="id304" draw:layer="layout" svg:width="2.1cm" svg:height="0.9cm" svg:x="5.913cm" svg:y="83.7cm">
          <text:p text:style-name="P1"><text:span text:style-name="T1">DFFR (clk41,/res8)</text:span></text:p>
          <text:p text:style-name="P1"><text:span text:style-name="T1">374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913cm" svg:y1="84.15cm" svg:x2="2.472cm" svg:y2="84.15cm" draw:start-shape="id304" draw:start-glue-point="3" draw:end-shape="id302" draw:end-glue-point="1" svg:d="M5913 84150h-3441" svg:viewBox="0 0 3442 1">
          <text:p/>
        </draw:connector>
        <draw:connector draw:style-name="gr5" draw:text-style-name="P3" draw:layer="layout" draw:type="line" svg:x1="6.963cm" svg:y1="83.7cm" svg:x2="4.413cm" svg:y2="82.55cm" draw:start-shape="id304" draw:start-glue-point="0" draw:end-shape="id303" draw:end-glue-point="1" svg:d="M6963 83700l-2550-1150" svg:viewBox="0 0 2551 1151">
          <text:p text:style-name="P1"><text:span text:style-name="T2">b+d</text:span></text:p>
        </draw:connector>
        <draw:connector draw:style-name="gr6" draw:text-style-name="P1" draw:layer="layout" draw:type="line" svg:x1="3.913cm" svg:y1="83cm" svg:x2="5.913cm" svg:y2="84.15cm" draw:start-shape="id303" draw:start-glue-point="2" draw:end-shape="id304" draw:end-glue-point="3" svg:d="M3913 83000l2000 1150" svg:viewBox="0 0 2001 1151">
          <text:p/>
        </draw:connector>
        <draw:custom-shape draw:style-name="gr4" draw:text-style-name="P2" xml:id="id295" draw:id="id295" draw:layer="layout" svg:width="2.1cm" svg:height="0.9cm" svg:x="5.913cm" svg:y="76.1cm">
          <text:p text:style-name="P1"><text:span text:style-name="T1">DFFR (clk41,/res8)</text:span></text:p>
          <text:p text:style-name="P1"><text:span text:style-name="T1">371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5" draw:id="id305" draw:layer="layout" svg:width="1cm" svg:height="0.9cm" svg:x="3.372cm" svg:y="74.4cm">
          <text:p text:style-name="P1"><text:span text:style-name="T1">NOT</text:span></text:p>
          <text:p text:style-name="P1"><text:span text:style-name="T1">3711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963cm" svg:y1="76.1cm" svg:x2="4.372cm" svg:y2="74.85cm" draw:start-shape="id295" draw:start-glue-point="0" draw:end-shape="id305" draw:end-glue-point="1" svg:d="M6963 76100l-2591-1250" svg:viewBox="0 0 2592 1251">
          <text:p/>
        </draw:connector>
        <draw:connector draw:style-name="gr5" draw:text-style-name="P3" draw:layer="layout" draw:type="line" svg:x1="5.913cm" svg:y1="76.55cm" svg:x2="4.413cm" svg:y2="77.65cm" draw:start-shape="id295" draw:start-glue-point="3" draw:end-shape="id293" draw:end-glue-point="1" svg:d="M5913 76550l-1500 1100" svg:viewBox="0 0 1501 1101">
          <text:p text:style-name="P1"><text:span text:style-name="T2">a+c</text:span></text:p>
        </draw:connector>
        <draw:connector draw:style-name="gr6" draw:text-style-name="P1" draw:layer="layout" draw:type="line" svg:x1="3.872cm" svg:y1="75.3cm" svg:x2="5.913cm" svg:y2="76.55cm" draw:start-shape="id305" draw:start-glue-point="2" draw:end-shape="id295" draw:end-glue-point="3" svg:d="M3872 75300l2041 1250" svg:viewBox="0 0 2042 1251">
          <text:p/>
        </draw:connector>
        <draw:connector draw:style-name="gr6" draw:text-style-name="P3" draw:layer="layout" draw:type="line" svg:x1="1.972cm" svg:y1="87.3cm" svg:x2="1.972cm" svg:y2="88.9cm" draw:start-shape="id301" draw:start-glue-point="2" draw:end-shape="id306" draw:end-glue-point="0" svg:d="M1972 87300v1600" svg:viewBox="0 0 1 1601">
          <text:p/>
        </draw:connector>
        <draw:custom-shape draw:style-name="gr2" draw:text-style-name="P2" xml:id="id308" draw:id="id308" draw:layer="layout" svg:width="1cm" svg:height="0.9cm" svg:x="3.372cm" svg:y="87.5cm">
          <text:p text:style-name="P1"><text:span text:style-name="T1">NOR|AND</text:span></text:p>
          <text:p text:style-name="P1"><text:span text:style-name="T1">3615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07" draw:id="id307" draw:layer="layout" svg:width="2.1cm" svg:height="0.9cm" svg:x="5.851cm" svg:y="88.9cm">
          <text:p text:style-name="P1"><text:span text:style-name="T1">DFFR (clk41,/res8)</text:span></text:p>
          <text:p text:style-name="P1"><text:span text:style-name="T1">3615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01cm" svg:y1="88.9cm" svg:x2="4.372cm" svg:y2="87.95cm" draw:start-shape="id307" draw:start-glue-point="0" draw:end-shape="id308" svg:d="M6901 88900l-2529-950" svg:viewBox="0 0 2530 951">
          <text:p text:style-name="P1"><text:span text:style-name="T2">b+d</text:span></text:p>
        </draw:connector>
        <draw:connector draw:style-name="gr6" draw:text-style-name="P1" draw:layer="layout" draw:type="line" svg:x1="3.872cm" svg:y1="88.4cm" svg:x2="5.851cm" svg:y2="89.35cm" draw:start-shape="id308" draw:start-glue-point="2" draw:end-shape="id307" draw:end-glue-point="3" svg:d="M3872 88400l1979 950" svg:viewBox="0 0 1980 951">
          <text:p/>
        </draw:connector>
        <draw:custom-shape draw:style-name="gr2" draw:text-style-name="P2" xml:id="id306" draw:id="id306" draw:layer="layout" svg:width="1cm" svg:height="0.9cm" svg:x="1.472cm" svg:y="88.9cm">
          <text:p text:style-name="P1"><text:span text:style-name="T1">OR</text:span></text:p>
          <text:p text:style-name="P1"><text:span text:style-name="T1">3615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851cm" svg:y1="89.35cm" svg:x2="2.472cm" svg:y2="89.35cm" draw:start-shape="id307" draw:start-glue-point="3" draw:end-shape="id306" draw:end-glue-point="1" svg:d="M5851 89350h-3379" svg:viewBox="0 0 3380 1">
          <text:p/>
        </draw:connector>
        <draw:connector draw:style-name="gr5" draw:text-style-name="P3" draw:layer="layout" draw:type="line" svg:x1="1.972cm" svg:y1="87.3cm" svg:x2="3.372cm" svg:y2="87.95cm" draw:start-shape="id301" draw:start-glue-point="2" draw:end-shape="id308" draw:end-glue-point="3" svg:d="M1972 87300l1400 650" svg:viewBox="0 0 1401 651">
          <text:p text:style-name="P1"><text:span text:style-name="T2">a+c</text:span></text:p>
        </draw:connector>
        <draw:connector draw:style-name="gr5" draw:text-style-name="P3" draw:layer="layout" draw:type="line" svg:x1="1.972cm" svg:y1="89.8cm" svg:x2="3.372cm" svg:y2="90.45cm" draw:start-shape="id306" draw:start-glue-point="2" draw:end-shape="id309" draw:end-glue-point="3" svg:d="M1972 89800l1400 650" svg:viewBox="0 0 1401 651">
          <text:p text:style-name="P1"><text:span text:style-name="T2">a+c</text:span></text:p>
        </draw:connector>
        <draw:custom-shape draw:style-name="gr2" draw:text-style-name="P2" xml:id="id309" draw:id="id309" draw:layer="layout" svg:width="1cm" svg:height="0.9cm" svg:x="3.372cm" svg:y="90cm">
          <text:p text:style-name="P1"><text:span text:style-name="T1">NOR|AND</text:span></text:p>
          <text:p text:style-name="P1"><text:span text:style-name="T1">3515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10" draw:id="id310" draw:layer="layout" svg:width="2.1cm" svg:height="0.9cm" svg:x="5.851cm" svg:y="91.5cm">
          <text:p text:style-name="P1"><text:span text:style-name="T1">DFFR (clk41,/res8)</text:span></text:p>
          <text:p text:style-name="P1"><text:span text:style-name="T1">3514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01cm" svg:y1="91.5cm" svg:x2="4.372cm" svg:y2="90.45cm" draw:start-shape="id310" draw:start-glue-point="0" draw:end-shape="id309" svg:d="M6901 91500l-2529-1050" svg:viewBox="0 0 2530 1051">
          <text:p text:style-name="P1"><text:span text:style-name="T2">b+d</text:span></text:p>
        </draw:connector>
        <draw:connector draw:style-name="gr6" draw:text-style-name="P1" draw:layer="layout" draw:type="line" svg:x1="3.872cm" svg:y1="90.9cm" svg:x2="5.851cm" svg:y2="91.95cm" draw:start-shape="id309" draw:start-glue-point="2" draw:end-shape="id310" draw:end-glue-point="3" svg:d="M3872 90900l1979 1050" svg:viewBox="0 0 1980 1051">
          <text:p/>
        </draw:connector>
        <draw:custom-shape draw:style-name="gr2" draw:text-style-name="P2" xml:id="id312" draw:id="id312" draw:layer="layout" svg:width="1cm" svg:height="0.9cm" svg:x="3.312cm" svg:y="92.4cm">
          <text:p text:style-name="P1"><text:span text:style-name="T1">NOR|AND</text:span></text:p>
          <text:p text:style-name="P1"><text:span text:style-name="T1">3515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11" draw:id="id311" draw:layer="layout" svg:width="2.1cm" svg:height="0.9cm" svg:x="5.791cm" svg:y="93.9cm">
          <text:p text:style-name="P1"><text:span text:style-name="T1">DFFR (clk41,/res8)</text:span></text:p>
          <text:p text:style-name="P1"><text:span text:style-name="T1">3515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841cm" svg:y1="93.9cm" svg:x2="4.312cm" svg:y2="92.85cm" draw:start-shape="id311" draw:start-glue-point="0" draw:end-shape="id312" svg:d="M6841 93900l-2529-1050" svg:viewBox="0 0 2530 1051">
          <text:p text:style-name="P1"><text:span text:style-name="T2">b+d</text:span></text:p>
        </draw:connector>
        <draw:connector draw:style-name="gr6" draw:text-style-name="P1" draw:layer="layout" draw:type="line" svg:x1="3.812cm" svg:y1="93.3cm" svg:x2="5.791cm" svg:y2="94.35cm" draw:start-shape="id312" draw:start-glue-point="2" draw:end-shape="id311" draw:end-glue-point="3" svg:d="M3812 93300l1979 1050" svg:viewBox="0 0 1980 1051">
          <text:p/>
        </draw:connector>
        <draw:connector draw:style-name="gr6" draw:text-style-name="P3" draw:layer="layout" draw:type="line" svg:x1="1.972cm" svg:y1="89.8cm" svg:x2="1.951cm" svg:y2="91.4cm" draw:start-shape="id306" draw:end-shape="id313" draw:end-glue-point="0" svg:d="M1972 89800l-21 1600" svg:viewBox="0 0 22 1601">
          <text:p/>
        </draw:connector>
        <draw:custom-shape draw:style-name="gr2" draw:text-style-name="P2" xml:id="id313" draw:id="id313" draw:layer="layout" svg:width="1cm" svg:height="0.9cm" svg:x="1.451cm" svg:y="91.4cm">
          <text:p text:style-name="P1"><text:span text:style-name="T1">OR</text:span></text:p>
          <text:p text:style-name="P1"><text:span text:style-name="T1">3515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.951cm" svg:y1="92.3cm" svg:x2="3.312cm" svg:y2="92.85cm" draw:start-shape="id313" draw:start-glue-point="2" draw:end-shape="id312" draw:end-glue-point="3" svg:d="M1951 92300l1361 550" svg:viewBox="0 0 1362 551">
          <text:p text:style-name="P1"><text:span text:style-name="T2">a+c</text:span></text:p>
        </draw:connector>
        <draw:custom-shape draw:style-name="gr2" draw:text-style-name="P2" xml:id="id315" draw:id="id315" draw:layer="layout" svg:width="1cm" svg:height="0.9cm" svg:x="3.351cm" svg:y="94.8cm">
          <text:p text:style-name="P1"><text:span text:style-name="T1">NOR|AND</text:span></text:p>
          <text:p text:style-name="P1"><text:span text:style-name="T1">3414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14" draw:id="id314" draw:layer="layout" svg:width="2.1cm" svg:height="0.9cm" svg:x="5.791cm" svg:y="96.2cm">
          <text:p text:style-name="P1"><text:span text:style-name="T1">DFFR (clk41,/res8)</text:span></text:p>
          <text:p text:style-name="P1"><text:span text:style-name="T1">3413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841cm" svg:y1="96.2cm" svg:x2="4.351cm" svg:y2="95.25cm" draw:start-shape="id314" draw:start-glue-point="0" draw:end-shape="id315" svg:d="M6841 96200l-2490-950" svg:viewBox="0 0 2491 951">
          <text:p text:style-name="P1"><text:span text:style-name="T2">b+d</text:span></text:p>
        </draw:connector>
        <draw:connector draw:style-name="gr6" draw:text-style-name="P1" draw:layer="layout" draw:type="line" svg:x1="3.851cm" svg:y1="95.7cm" svg:x2="5.791cm" svg:y2="96.65cm" draw:start-shape="id315" draw:start-glue-point="2" draw:end-shape="id314" draw:end-glue-point="3" svg:d="M3851 95700l1940 950" svg:viewBox="0 0 1941 951">
          <text:p/>
        </draw:connector>
        <draw:custom-shape draw:style-name="gr2" draw:text-style-name="P2" xml:id="id316" draw:id="id316" draw:layer="layout" svg:width="1cm" svg:height="0.9cm" svg:x="1.451cm" svg:y="93.8cm">
          <text:p text:style-name="P1"><text:span text:style-name="T1">OR</text:span></text:p>
          <text:p text:style-name="P1"><text:span text:style-name="T1">3414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.951cm" svg:y1="94.7cm" svg:x2="3.351cm" svg:y2="95.25cm" draw:start-shape="id316" draw:start-glue-point="2" draw:end-shape="id315" draw:end-glue-point="3" svg:d="M1951 94700l1400 550" svg:viewBox="0 0 1401 551">
          <text:p text:style-name="P1"><text:span text:style-name="T2">a+c</text:span></text:p>
        </draw:connector>
        <draw:connector draw:style-name="gr6" draw:text-style-name="P1" draw:layer="layout" draw:type="line" svg:x1="1.951cm" svg:y1="92.3cm" svg:x2="1.951cm" svg:y2="93.8cm" draw:start-shape="id313" draw:start-glue-point="2" draw:end-shape="id316" draw:end-glue-point="0" svg:d="M1951 92300v1500" svg:viewBox="0 0 1 1501">
          <text:p/>
        </draw:connector>
        <draw:connector draw:style-name="gr6" draw:text-style-name="P1" draw:layer="layout" draw:type="line" svg:x1="5.851cm" svg:y1="91.95cm" svg:x2="2.451cm" svg:y2="91.85cm" draw:start-shape="id310" draw:start-glue-point="3" draw:end-shape="id313" draw:end-glue-point="1" svg:d="M5851 91950l-3400-100" svg:viewBox="0 0 3401 101">
          <text:p/>
        </draw:connector>
        <draw:connector draw:style-name="gr6" draw:text-style-name="P1" draw:layer="layout" draw:type="line" svg:x1="5.791cm" svg:y1="94.35cm" svg:x2="2.451cm" svg:y2="94.25cm" draw:start-shape="id311" draw:start-glue-point="3" draw:end-shape="id316" svg:d="M5791 94350l-3340-100" svg:viewBox="0 0 3341 101">
          <text:p/>
        </draw:connector>
        <draw:connector draw:style-name="gr5" draw:text-style-name="P1" draw:layer="layout" draw:type="line" svg:x1="16.92cm" svg:y1="46.8cm" svg:x2="18.847cm" svg:y2="47.727cm" draw:end-shape="id112" svg:d="M16920 46800l1927 927" svg:viewBox="0 0 1928 928">
          <text:p text:style-name="P1"><text:span text:style-name="T2">cnt3_1</text:span></text:p>
        </draw:connector>
        <draw:custom-shape draw:style-name="gr1" draw:text-style-name="P2" xml:id="id317" draw:id="id317" draw:layer="layout" svg:width="1cm" svg:height="0.9cm" svg:x="8.789cm" svg:y="79.3cm">
          <text:p text:style-name="P1"><text:span text:style-name="T1">NOT</text:span></text:p>
          <text:p text:style-name="P1"><text:span text:style-name="T1">39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013cm" svg:y1="79.15cm" svg:x2="8.789cm" svg:y2="79.75cm" draw:start-shape="id292" draw:end-shape="id317" draw:end-glue-point="3" svg:d="M8013 79150l776 600" svg:viewBox="0 0 777 601">
          <text:p/>
        </draw:connector>
        <draw:connector draw:style-name="gr6" draw:text-style-name="P1" draw:layer="layout" draw:type="line" svg:x1="8.013cm" svg:y1="76.55cm" svg:x2="8.851cm" svg:y2="77.45cm" draw:start-shape="id295" draw:start-glue-point="1" draw:end-shape="id318" draw:end-glue-point="3" svg:d="M8013 76550l838 900" svg:viewBox="0 0 839 901">
          <text:p/>
        </draw:connector>
        <draw:custom-shape draw:style-name="gr1" draw:text-style-name="P2" xml:id="id319" draw:id="id319" draw:layer="layout" svg:width="1cm" svg:height="0.9cm" svg:x="9.1cm" svg:y="74.4cm">
          <text:p text:style-name="P1"><text:span text:style-name="T1">NOT</text:span></text:p>
          <text:p text:style-name="P1"><text:span text:style-name="T1">421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.013cm" svg:y1="76.55cm" svg:x2="9.1cm" svg:y2="74.85cm" draw:start-shape="id295" draw:start-glue-point="1" draw:end-shape="id319" draw:end-glue-point="3" svg:d="M8013 76550l1087-1700" svg:viewBox="0 0 1088 1701">
          <text:p/>
        </draw:connector>
        <draw:connector draw:style-name="gr5" draw:text-style-name="P3" draw:layer="layout" draw:type="line" svg:x1="13.864cm" svg:y1="83.582cm" svg:x2="16cm" svg:y2="83.55cm" draw:end-shape="id320" draw:end-glue-point="3" svg:d="M13864 83582l2136-32" svg:viewBox="0 0 2137 33">
          <text:p text:style-name="P1"><text:span text:style-name="T2">cnt3_0/b</text:span></text:p>
        </draw:connector>
        <draw:custom-shape draw:style-name="gr13" draw:text-style-name="P2" xml:id="id320" draw:id="id320" draw:layer="layout" svg:width="1cm" svg:height="0.9cm" svg:x="16cm" svg:y="83.1cm">
          <text:p text:style-name="P1"><text:span text:style-name="T1">IMUX</text:span></text:p>
          <text:p text:style-name="P1"><text:span text:style-name="T1">2_20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7cm" svg:y1="83.55cm" svg:x2="19.349cm" svg:y2="83.557cm" draw:start-shape="id320" draw:start-glue-point="1" svg:d="M17000 83550l2349 7" svg:viewBox="0 0 2350 8">
          <text:p text:style-name="P1"><text:span text:style-name="T2">unit20_a0</text:span></text:p>
        </draw:connector>
        <draw:custom-shape draw:style-name="gr13" draw:text-style-name="P2" xml:id="id321" draw:id="id321" draw:layer="layout" svg:width="1cm" svg:height="0.9cm" svg:x="16cm" svg:y="85.1cm">
          <text:p text:style-name="P1"><text:span text:style-name="T1">IMUX</text:span></text:p>
          <text:p text:style-name="P1"><text:span text:style-name="T1">341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7cm" svg:y1="85.55cm" svg:x2="19.349cm" svg:y2="85.557cm" draw:start-shape="id321" draw:start-glue-point="1" svg:d="M17000 85550l2349 7" svg:viewBox="0 0 2350 8">
          <text:p text:style-name="P1"><text:span text:style-name="T2">unit20_a2</text:span></text:p>
        </draw:connector>
        <draw:connector draw:style-name="gr5" draw:text-style-name="P3" draw:layer="layout" draw:type="line" svg:x1="7.891cm" svg:y1="96.65cm" svg:x2="16.1cm" svg:y2="88.55cm" draw:start-shape="id314" draw:start-glue-point="1" draw:end-shape="id322" draw:end-glue-point="3" svg:d="M7891 96650l8209-8100" svg:viewBox="0 0 8210 8101">
          <text:p text:style-name="P1"><text:span text:style-name="T2">b</text:span></text:p>
        </draw:connector>
        <draw:connector draw:style-name="gr5" draw:text-style-name="P1" draw:layer="layout" draw:type="line" svg:x1="16.9cm" svg:y1="47.622cm" svg:x2="18.847cm" svg:y2="47.727cm" draw:end-shape="id112" draw:end-glue-point="3" svg:d="M16900 47622l1947 105" svg:viewBox="0 0 1948 106">
          <text:p text:style-name="P1"><text:span text:style-name="T2">cnt3_2</text:span></text:p>
        </draw:connector>
        <draw:connector draw:style-name="gr5" draw:text-style-name="P1" draw:layer="layout" draw:type="line" svg:x1="16.92cm" svg:y1="48.899cm" svg:x2="18.847cm" svg:y2="48.841cm" draw:end-shape="id266" draw:end-glue-point="3" svg:d="M16920 48899l1927-58" svg:viewBox="0 0 1928 59">
          <text:p text:style-name="P1"><text:span text:style-name="T2">cnt3_2</text:span></text:p>
        </draw:connector>
        <draw:custom-shape draw:style-name="gr13" draw:text-style-name="P2" xml:id="id323" draw:id="id323" draw:layer="layout" svg:width="1cm" svg:height="0.9cm" svg:x="8.8cm" svg:y="81.75cm">
          <text:p text:style-name="P1"><text:span text:style-name="T1">NOT</text:span></text:p>
          <text:p text:style-name="P1"><text:span text:style-name="T1">39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013cm" svg:y1="81.55cm" svg:x2="8.8cm" svg:y2="82.2cm" draw:start-shape="id298" draw:end-shape="id323" draw:end-glue-point="3" svg:d="M8013 81550l787 650" svg:viewBox="0 0 788 651">
          <text:p/>
        </draw:connector>
        <draw:connector draw:style-name="gr5" draw:text-style-name="P1" draw:layer="layout" draw:type="line" svg:x1="17cm" svg:y1="48.384cm" svg:x2="18.847cm" svg:y2="47.727cm" draw:end-shape="id112" svg:d="M17000 48384l1847-657" svg:viewBox="0 0 1848 658">
          <text:p text:style-name="P1"><text:span text:style-name="T2">cnt3_3</text:span></text:p>
        </draw:connector>
        <draw:custom-shape draw:style-name="gr13" draw:text-style-name="P2" xml:id="id324" draw:id="id324" draw:layer="layout" svg:width="1cm" svg:height="0.9cm" svg:x="8.8cm" svg:y="84.3cm">
          <text:p text:style-name="P1"><text:span text:style-name="T1">NOT</text:span></text:p>
          <text:p text:style-name="P1"><text:span text:style-name="T1">38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013cm" svg:y1="84.15cm" svg:x2="8.8cm" svg:y2="84.75cm" draw:start-shape="id304" draw:end-shape="id324" draw:end-glue-point="3" svg:d="M8013 84150l787 600" svg:viewBox="0 0 788 601">
          <text:p/>
        </draw:connector>
        <draw:custom-shape draw:style-name="gr13" draw:text-style-name="P2" xml:id="id325" draw:id="id325" draw:layer="layout" svg:width="1cm" svg:height="0.9cm" svg:x="8.7cm" svg:y="87cm">
          <text:p text:style-name="P1"><text:span text:style-name="T1">NOT</text:span></text:p>
          <text:p text:style-name="P1"><text:span text:style-name="T1">361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951cm" svg:y1="86.85cm" svg:x2="8.7cm" svg:y2="87.45cm" draw:start-shape="id299" draw:start-glue-point="1" draw:end-shape="id325" draw:end-glue-point="3" svg:d="M7951 86850l749 600" svg:viewBox="0 0 750 601">
          <text:p/>
        </draw:connector>
        <draw:custom-shape draw:style-name="gr13" draw:text-style-name="P2" xml:id="id326" draw:id="id326" draw:layer="layout" svg:width="1cm" svg:height="0.9cm" svg:x="16cm" svg:y="84.1cm">
          <text:p text:style-name="P1"><text:span text:style-name="T1">IMUX</text:span></text:p>
          <text:p text:style-name="P1"><text:span text:style-name="T1">2_2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7cm" svg:y1="84.55cm" svg:x2="19.349cm" svg:y2="84.557cm" draw:start-shape="id326" draw:start-glue-point="1" svg:d="M17000 84550l2349 7" svg:viewBox="0 0 2350 8">
          <text:p text:style-name="P1"><text:span text:style-name="T2">unit20_a1</text:span></text:p>
        </draw:connector>
        <draw:connector draw:style-name="gr5" draw:text-style-name="P3" draw:layer="layout" draw:type="line" svg:x1="7.951cm" svg:y1="86.85cm" svg:x2="16cm" svg:y2="84.55cm" draw:start-shape="id299" draw:start-glue-point="1" draw:end-shape="id326" draw:end-glue-point="3" svg:d="M7951 86850l8049-2300" svg:viewBox="0 0 8050 2301">
          <text:p text:style-name="P1"><text:span text:style-name="T2">b</text:span></text:p>
        </draw:connector>
        <draw:custom-shape draw:style-name="gr13" draw:text-style-name="P2" xml:id="id327" draw:id="id327" draw:layer="layout" svg:width="1cm" svg:height="0.9cm" svg:x="16.051cm" svg:y="86.1cm">
          <text:p text:style-name="P1"><text:span text:style-name="T1">IMUX</text:span></text:p>
          <text:p text:style-name="P1"><text:span text:style-name="T1">341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7.051cm" svg:y1="86.55cm" svg:x2="19.4cm" svg:y2="86.557cm" draw:start-shape="id327" draw:start-glue-point="1" svg:d="M17051 86550l2349 7" svg:viewBox="0 0 2350 8">
          <text:p text:style-name="P1"><text:span text:style-name="T2">unit20_a3</text:span></text:p>
        </draw:connector>
        <draw:connector draw:style-name="gr5" draw:text-style-name="P3" draw:layer="layout" draw:type="line" svg:x1="7.951cm" svg:y1="89.35cm" svg:x2="16cm" svg:y2="85.55cm" draw:start-shape="id307" draw:start-glue-point="1" draw:end-shape="id321" draw:end-glue-point="3" svg:d="M7951 89350l8049-3800" svg:viewBox="0 0 8050 3801">
          <text:p text:style-name="P1"><text:span text:style-name="T2">b</text:span></text:p>
        </draw:connector>
        <draw:custom-shape draw:style-name="gr13" draw:text-style-name="P2" xml:id="id328" draw:id="id328" draw:layer="layout" svg:width="1cm" svg:height="0.9cm" svg:x="8.749cm" svg:y="89.5cm">
          <text:p text:style-name="P1"><text:span text:style-name="T1">NOT</text:span></text:p>
          <text:p text:style-name="P1"><text:span text:style-name="T1">361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951cm" svg:y1="89.35cm" svg:x2="8.749cm" svg:y2="89.95cm" draw:start-shape="id307" draw:start-glue-point="1" draw:end-shape="id328" draw:end-glue-point="3" svg:d="M7951 89350l798 600" svg:viewBox="0 0 799 601">
          <text:p/>
        </draw:connector>
        <draw:custom-shape draw:style-name="gr13" draw:text-style-name="P2" xml:id="id329" draw:id="id329" draw:layer="layout" svg:width="1cm" svg:height="0.9cm" svg:x="8.7cm" svg:y="92.1cm">
          <text:p text:style-name="P1"><text:span text:style-name="T1">NOT</text:span></text:p>
          <text:p text:style-name="P1"><text:span text:style-name="T1">361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951cm" svg:y1="91.95cm" svg:x2="8.7cm" svg:y2="92.55cm" draw:start-shape="id310" draw:end-shape="id329" draw:end-glue-point="3" svg:d="M7951 91950l749 600" svg:viewBox="0 0 750 601">
          <text:p/>
        </draw:connector>
        <draw:custom-shape draw:style-name="gr13" draw:text-style-name="P2" xml:id="id322" draw:id="id322" draw:layer="layout" svg:width="1cm" svg:height="0.9cm" svg:x="16.1cm" svg:y="88.1cm">
          <text:p text:style-name="P1"><text:span text:style-name="T1">IMUX</text:span></text:p>
          <text:p text:style-name="P1"><text:span text:style-name="T1">331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7.1cm" svg:y1="88.55cm" svg:x2="19.449cm" svg:y2="88.557cm" draw:start-shape="id322" draw:start-glue-point="1" svg:d="M17100 88550l2349 7" svg:viewBox="0 0 2350 8">
          <text:p text:style-name="P1"><text:span text:style-name="T2">unit20_a5</text:span></text:p>
        </draw:connector>
        <draw:connector draw:style-name="gr5" draw:text-style-name="P3" draw:layer="layout" draw:type="line" svg:x1="7.951cm" svg:y1="91.95cm" svg:x2="16.051cm" svg:y2="86.55cm" draw:start-shape="id310" draw:start-glue-point="1" draw:end-shape="id327" draw:end-glue-point="3" svg:d="M7951 91950l8100-5400" svg:viewBox="0 0 8101 5401">
          <text:p text:style-name="P1"><text:span text:style-name="T2">b</text:span></text:p>
        </draw:connector>
        <draw:custom-shape draw:style-name="gr13" draw:text-style-name="P2" xml:id="id330" draw:id="id330" draw:layer="layout" svg:width="1cm" svg:height="0.9cm" svg:x="16.051cm" svg:y="87.1cm">
          <text:p text:style-name="P1"><text:span text:style-name="T1">IMUX</text:span></text:p>
          <text:p text:style-name="P1"><text:span text:style-name="T1">341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7.051cm" svg:y1="87.55cm" svg:x2="19.4cm" svg:y2="87.557cm" draw:start-shape="id330" draw:start-glue-point="1" svg:d="M17051 87550l2349 7" svg:viewBox="0 0 2350 8">
          <text:p text:style-name="P1"><text:span text:style-name="T2">unit20_a4</text:span></text:p>
        </draw:connector>
        <draw:connector draw:style-name="gr5" draw:text-style-name="P3" draw:layer="layout" draw:type="line" svg:x1="7.891cm" svg:y1="94.35cm" svg:x2="16.051cm" svg:y2="87.55cm" draw:start-shape="id311" draw:start-glue-point="1" draw:end-shape="id330" draw:end-glue-point="3" svg:d="M7891 94350l8160-6800" svg:viewBox="0 0 8161 6801">
          <text:p text:style-name="P1"><text:span text:style-name="T2">b</text:span></text:p>
        </draw:connector>
        <draw:connector draw:style-name="gr5" draw:text-style-name="P3" draw:layer="layout" draw:type="line" svg:x1="37.68cm" svg:y1="7.55cm" svg:x2="40cm" svg:y2="7.502cm" draw:start-shape="id331" draw:start-glue-point="1" svg:d="M37680 7550l2320-48" svg:viewBox="0 0 2321 49">
          <text:p text:style-name="P1"><text:span text:style-name="T2">/res8</text:span></text:p>
        </draw:connector>
        <draw:custom-shape draw:style-name="gr13" draw:text-style-name="P2" xml:id="id331" draw:id="id331" draw:layer="layout" svg:width="1cm" svg:height="0.9cm" svg:x="36.68cm" svg:y="7.1cm">
          <text:p text:style-name="P1"><text:span text:style-name="T1">NOT</text:span></text:p>
          <text:p text:style-name="P1"><text:span text:style-name="T1">3772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332" draw:id="id332" draw:layer="layout" svg:width="2.1cm" svg:height="0.9cm" svg:x="52.4cm" svg:y="57.9cm">
          <text:p text:style-name="P1"><text:span text:style-name="T1">DFF</text:span></text:p>
          <text:p text:style-name="P1"><text:span text:style-name="T1">3971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333" draw:id="id333" draw:layer="layout" svg:width="2.1cm" svg:height="0.9cm" svg:x="57.6cm" svg:y="54.2cm">
          <text:p text:style-name="P1"><text:span text:style-name="T1">FA2 (power)</text:span></text:p>
          <text:p text:style-name="P1"><text:span text:style-name="T1">386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4.5cm" svg:y1="58.35cm" svg:x2="57.6cm" svg:y2="54.65cm" draw:start-shape="id332" draw:start-glue-point="1" draw:end-shape="id333" draw:end-glue-point="3" svg:d="M54500 58350l3100-3700" svg:viewBox="0 0 3101 3701">
          <text:p text:style-name="P1"/>
        </draw:connector>
        <draw:custom-shape draw:style-name="gr13" draw:text-style-name="P2" xml:id="id334" draw:id="id334" draw:layer="layout" svg:width="1cm" svg:height="0.9cm" svg:x="62.1cm" svg:y="55.2cm">
          <text:p text:style-name="P1"><text:span text:style-name="T1">IMUX</text:span></text:p>
          <text:p text:style-name="P1"><text:span text:style-name="T1">404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4.5cm" svg:y1="58.35cm" svg:x2="62.1cm" svg:y2="55.65cm" draw:start-shape="id332" draw:start-glue-point="1" draw:end-shape="id334" svg:d="M54500 58350l7600-2700" svg:viewBox="0 0 7601 2701">
          <text:p text:style-name="P1"><text:span text:style-name="T2">b</text:span></text:p>
        </draw:connector>
        <draw:custom-shape draw:style-name="gr14" draw:text-style-name="P2" xml:id="id335" draw:id="id335" draw:layer="layout" svg:width="2.1cm" svg:height="0.9cm" svg:x="57.6cm" svg:y="55.2cm">
          <text:p text:style-name="P1"><text:span text:style-name="T1">FA2</text:span></text:p>
          <text:p text:style-name="P1"><text:span text:style-name="T1">404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5cm" svg:y1="58.35cm" svg:x2="57.6cm" svg:y2="55.65cm" draw:start-shape="id332" draw:start-glue-point="1" draw:end-shape="id335" draw:end-glue-point="3" svg:d="M54500 58350l3100-2700" svg:viewBox="0 0 3101 2701">
          <text:p/>
        </draw:connector>
        <draw:custom-shape draw:style-name="gr13" draw:text-style-name="P2" xml:id="id336" draw:id="id336" draw:layer="layout" svg:width="1cm" svg:height="0.9cm" svg:x="55.9cm" svg:y="59.8cm">
          <text:p text:style-name="P1"><text:span text:style-name="T1">NOT</text:span></text:p>
          <text:p text:style-name="P1"><text:span text:style-name="T1">404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5cm" svg:y1="58.35cm" svg:x2="55.9cm" svg:y2="60.25cm" draw:start-shape="id332" draw:end-shape="id336" draw:end-glue-point="3" svg:d="M54500 58350l1400 1900" svg:viewBox="0 0 1401 1901">
          <text:p/>
        </draw:connector>
        <draw:connector draw:style-name="gr6" draw:text-style-name="P1" draw:layer="layout" draw:type="line" svg:x1="54.5cm" svg:y1="58.35cm" svg:x2="55.9cm" svg:y2="59.25cm" draw:start-shape="id332" draw:start-glue-point="1" draw:end-shape="id273" draw:end-glue-point="3" svg:d="M54500 58350l1400 900" svg:viewBox="0 0 1401 901">
          <text:p/>
        </draw:connector>
        <draw:custom-shape draw:style-name="gr13" draw:text-style-name="P2" xml:id="id337" draw:id="id337" draw:layer="layout" svg:width="1cm" svg:height="0.9cm" svg:x="55.9cm" svg:y="60.8cm">
          <text:p text:style-name="P1"><text:span text:style-name="T1">NOT</text:span></text:p>
          <text:p text:style-name="P1"><text:span text:style-name="T1">416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5cm" svg:y1="58.35cm" svg:x2="55.9cm" svg:y2="61.25cm" draw:start-shape="id332" draw:start-glue-point="1" draw:end-shape="id337" draw:end-glue-point="3" svg:d="M54500 58350l1400 2900" svg:viewBox="0 0 1401 2901">
          <text:p/>
        </draw:connector>
        <draw:connector draw:style-name="gr5" draw:text-style-name="P3" draw:layer="layout" draw:type="line" svg:x1="59.7cm" svg:y1="55.65cm" svg:x2="62.1cm" svg:y2="55.65cm" draw:start-shape="id335" draw:start-glue-point="1" draw:end-shape="id334" svg:d="M59700 55650h2400" svg:viewBox="0 0 2401 1">
          <text:p text:style-name="P1"><text:span text:style-name="T2">sum/c</text:span></text:p>
        </draw:connector>
        <draw:connector draw:style-name="gr5" draw:text-style-name="P3" draw:layer="layout" draw:type="line" svg:x1="59.7cm" svg:y1="55.65cm" svg:x2="62.1cm" svg:y2="56.65cm" draw:start-shape="id335" draw:start-glue-point="1" draw:end-shape="id338" draw:end-glue-point="3" svg:d="M59700 55650l2400 1000" svg:viewBox="0 0 2401 1001">
          <text:p text:style-name="P1"><text:span text:style-name="T2">cout</text:span></text:p>
        </draw:connector>
        <draw:custom-shape draw:style-name="gr14" draw:text-style-name="P2" xml:id="id338" draw:id="id338" draw:layer="layout" svg:width="2.1cm" svg:height="0.9cm" svg:x="62.1cm" svg:y="56.2cm">
          <text:p text:style-name="P1"><text:span text:style-name="T1">FA2</text:span></text:p>
          <text:p text:style-name="P1"><text:span text:style-name="T1">4045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339" draw:id="id339" draw:layer="layout" svg:width="1cm" svg:height="0.9cm" svg:x="62.1cm" svg:y="54.2cm">
          <text:p text:style-name="P1"><text:span text:style-name="T1">NOT</text:span></text:p>
          <text:p text:style-name="P1"><text:span text:style-name="T1">386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9.7cm" svg:y1="54.65cm" svg:x2="62.1cm" svg:y2="54.65cm" draw:start-shape="id333" draw:start-glue-point="1" draw:end-shape="id339" draw:end-glue-point="3" svg:d="M59700 54650h2400" svg:viewBox="0 0 2401 1">
          <text:p text:style-name="P1"><text:span text:style-name="T2">sum</text:span></text:p>
        </draw:connector>
        <draw:custom-shape draw:style-name="gr15" draw:text-style-name="P2" xml:id="id340" draw:id="id340" draw:layer="layout" svg:width="2.1cm" svg:height="0.9cm" svg:x="62.1cm" svg:y="53.2cm">
          <text:p text:style-name="P1"><text:span text:style-name="T1">FA2 (power)</text:span></text:p>
          <text:p text:style-name="P1"><text:span text:style-name="T1">386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9.7cm" svg:y1="54.65cm" svg:x2="62.1cm" svg:y2="53.65cm" draw:start-shape="id333" draw:start-glue-point="1" draw:end-shape="id340" svg:d="M59700 54650l2400-1000" svg:viewBox="0 0 2401 1001">
          <text:p text:style-name="P1"><text:span text:style-name="T2">cout</text:span></text:p>
        </draw:connector>
        <draw:custom-shape draw:style-name="gr13" draw:text-style-name="P2" xml:id="id341" draw:id="id341" draw:layer="layout" svg:width="1cm" svg:height="0.9cm" svg:x="66.3cm" svg:y="53.2cm">
          <text:p text:style-name="P1"><text:span text:style-name="T1">NOT</text:span></text:p>
          <text:p text:style-name="P1"><text:span text:style-name="T1">405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4.2cm" svg:y1="53.65cm" svg:x2="66.3cm" svg:y2="53.65cm" draw:start-shape="id340" draw:start-glue-point="1" draw:end-shape="id341" draw:end-glue-point="3" svg:d="M64200 53650h2100" svg:viewBox="0 0 2101 1">
          <text:p text:style-name="P1"><text:span text:style-name="T2">sum</text:span></text:p>
        </draw:connector>
        <draw:custom-shape draw:style-name="gr14" draw:text-style-name="P2" xml:id="id342" draw:id="id342" draw:layer="layout" svg:width="2.1cm" svg:height="0.9cm" svg:x="52.3cm" svg:y="54.4cm">
          <text:p text:style-name="P1"><text:span text:style-name="T1">DFF</text:span></text:p>
          <text:p text:style-name="P1"><text:span text:style-name="T1">405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4cm" svg:y1="54.85cm" svg:x2="62.1cm" svg:y2="53.65cm" draw:start-shape="id342" draw:start-glue-point="1" draw:end-shape="id340" draw:end-glue-point="3" svg:d="M54400 54850l7700-1200" svg:viewBox="0 0 7701 1201">
          <text:p/>
        </draw:connector>
        <draw:custom-shape draw:style-name="gr13" draw:text-style-name="P2" xml:id="id343" draw:id="id343" draw:layer="layout" svg:width="1cm" svg:height="0.9cm" svg:x="62.1cm" svg:y="52.2cm">
          <text:p text:style-name="P1"><text:span text:style-name="T1">IMUX</text:span></text:p>
          <text:p text:style-name="P1"><text:span text:style-name="T1">404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54.4cm" svg:y1="54.85cm" svg:x2="62.1cm" svg:y2="52.65cm" draw:start-shape="id342" draw:end-shape="id343" svg:d="M54400 54850l7700-2200" svg:viewBox="0 0 7701 2201">
          <text:p text:style-name="P1"><text:span text:style-name="T2">b</text:span></text:p>
        </draw:connector>
        <draw:connector draw:style-name="gr6" draw:text-style-name="P1" draw:layer="layout" draw:type="line" svg:x1="54.4cm" svg:y1="54.85cm" svg:x2="62.1cm" svg:y2="56.65cm" draw:start-shape="id342" draw:start-glue-point="1" draw:end-shape="id338" draw:end-glue-point="3" svg:d="M54400 54850l7700 1800" svg:viewBox="0 0 7701 1801">
          <text:p/>
        </draw:connector>
        <draw:custom-shape draw:style-name="gr13" draw:text-style-name="P2" xml:id="id344" draw:id="id344" draw:layer="layout" svg:width="1cm" svg:height="0.9cm" svg:x="55.1cm" svg:y="52.6cm">
          <text:p text:style-name="P1"><text:span text:style-name="T1">NOT</text:span></text:p>
          <text:p text:style-name="P1"><text:span text:style-name="T1">416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4cm" svg:y1="54.85cm" svg:x2="55.1cm" svg:y2="53.05cm" draw:start-shape="id342" draw:start-glue-point="1" draw:end-shape="id344" draw:end-glue-point="3" svg:d="M54400 54850l700-1800" svg:viewBox="0 0 701 1801">
          <text:p/>
        </draw:connector>
        <draw:connector draw:style-name="gr6" draw:text-style-name="P1" draw:layer="layout" draw:type="line" svg:x1="54.4cm" svg:y1="54.85cm" svg:x2="55.9cm" svg:y2="59.25cm" draw:start-shape="id342" draw:start-glue-point="1" draw:end-shape="id273" svg:d="M54400 54850l1500 4400" svg:viewBox="0 0 1501 4401">
          <text:p/>
        </draw:connector>
        <draw:custom-shape draw:style-name="gr13" draw:text-style-name="P2" xml:id="id345" draw:id="id345" draw:layer="layout" svg:width="1cm" svg:height="0.9cm" svg:x="61.2cm" svg:y="59.6cm">
          <text:p text:style-name="P1"><text:span text:style-name="T1">NAND</text:span></text:p>
          <text:p text:style-name="P1"><text:span text:style-name="T1">4465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346" draw:id="id346" draw:layer="layout" svg:width="1cm" svg:height="0.9cm" svg:x="61.2cm" svg:y="60.6cm">
          <text:p text:style-name="P1"><text:span text:style-name="T1">NAND</text:span></text:p>
          <text:p text:style-name="P1"><text:span text:style-name="T1">446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4cm" svg:y1="54.85cm" svg:x2="61.2cm" svg:y2="60.05cm" draw:start-shape="id342" draw:start-glue-point="1" draw:end-shape="id345" draw:end-glue-point="3" svg:d="M54400 54850l6800 5200" svg:viewBox="0 0 6801 5201">
          <text:p/>
        </draw:connector>
        <draw:connector draw:style-name="gr6" draw:text-style-name="P1" draw:layer="layout" draw:type="line" svg:x1="54.4cm" svg:y1="54.85cm" svg:x2="61.2cm" svg:y2="61.05cm" draw:start-shape="id342" draw:start-glue-point="1" draw:end-shape="id346" draw:end-glue-point="3" svg:d="M54400 54850l6800 6200" svg:viewBox="0 0 6801 6201">
          <text:p/>
        </draw:connector>
        <draw:custom-shape draw:style-name="gr13" draw:text-style-name="P2" xml:id="id347" draw:id="id347" draw:layer="layout" svg:width="1cm" svg:height="0.9cm" svg:x="52.1cm" svg:y="61.1cm">
          <text:p text:style-name="P1"><text:span text:style-name="T1">NOT</text:span></text:p>
          <text:p text:style-name="P1"><text:span text:style-name="T1">426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1cm" svg:y1="61.55cm" svg:x2="55.9cm" svg:y2="59.25cm" draw:start-shape="id347" draw:start-glue-point="1" draw:end-shape="id273" draw:end-glue-point="3" svg:d="M53100 61550l2800-2300" svg:viewBox="0 0 2801 2301">
          <text:p/>
        </draw:connector>
        <draw:custom-shape draw:style-name="gr13" draw:text-style-name="P2" xml:id="id348" draw:id="id348" draw:layer="layout" svg:width="1cm" svg:height="0.9cm" svg:x="54.1cm" svg:y="61.6cm">
          <text:p text:style-name="P1"><text:span text:style-name="T1">NAND</text:span></text:p>
          <text:p text:style-name="P1"><text:span text:style-name="T1">426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1cm" svg:y1="61.55cm" svg:x2="54.1cm" svg:y2="62.05cm" draw:start-shape="id347" draw:end-shape="id348" draw:end-glue-point="3" svg:d="M53100 61550l1000 500" svg:viewBox="0 0 1001 501">
          <text:p/>
        </draw:connector>
        <draw:custom-shape draw:style-name="gr13" draw:text-style-name="P2" xml:id="id349" draw:id="id349" draw:layer="layout" svg:width="1cm" svg:height="0.9cm" svg:x="54.1cm" svg:y="62.6cm">
          <text:p text:style-name="P1"><text:span text:style-name="T1">NAND</text:span></text:p>
          <text:p text:style-name="P1"><text:span text:style-name="T1">416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1cm" svg:y1="61.55cm" svg:x2="54.1cm" svg:y2="63.05cm" draw:start-shape="id347" draw:start-glue-point="1" draw:end-shape="id349" draw:end-glue-point="3" svg:d="M53100 61550l1000 1500" svg:viewBox="0 0 1001 1501">
          <text:p/>
        </draw:connector>
        <draw:connector draw:style-name="gr6" draw:text-style-name="P1" draw:layer="layout" draw:type="line" svg:x1="56.9cm" svg:y1="59.25cm" svg:x2="61.665cm" svg:y2="58.35cm" draw:start-shape="id273" draw:start-glue-point="1" draw:end-shape="id274" draw:end-glue-point="3" svg:d="M56900 59250l4765-900" svg:viewBox="0 0 4766 901">
          <text:p/>
        </draw:connector>
        <draw:connector draw:style-name="gr5" draw:text-style-name="P3" draw:layer="layout" draw:type="line" svg:x1="8.013cm" svg:y1="84.15cm" svg:x2="10.924cm" svg:y2="84.165cm" draw:start-shape="id304" draw:start-glue-point="1" svg:d="M8013 84150l2911 15" svg:viewBox="0 0 2912 16">
          <text:p text:style-name="P1"><text:span text:style-name="T2">cnt3_3</text:span></text:p>
        </draw:connector>
        <draw:connector draw:style-name="gr5" draw:text-style-name="P3" draw:layer="layout" draw:type="line" svg:x1="8.013cm" svg:y1="81.55cm" svg:x2="10.803cm" svg:y2="81.539cm" draw:start-shape="id298" svg:d="M8013 81550l2790-11" svg:viewBox="0 0 2791 12">
          <text:p text:style-name="P1"><text:span text:style-name="T2">cnt3_2</text:span></text:p>
        </draw:connector>
        <draw:connector draw:style-name="gr5" draw:text-style-name="P3" draw:layer="layout" draw:type="line" svg:x1="8.013cm" svg:y1="79.15cm" svg:x2="10.8cm" svg:y2="79.1cm" draw:start-shape="id292" svg:d="M8013 79150l2787-50" svg:viewBox="0 0 2788 51">
          <text:p text:style-name="P1"><text:span text:style-name="T2">cnt3_1</text:span></text:p>
        </draw:connector>
        <draw:connector draw:style-name="gr5" draw:text-style-name="P3" draw:layer="layout" draw:type="line" svg:x1="8.013cm" svg:y1="76.55cm" svg:x2="10.422cm" svg:y2="76.549cm" draw:start-shape="id295" svg:d="M8013 76550l2409-1" svg:viewBox="0 0 2410 2">
          <text:p text:style-name="P1"><text:span text:style-name="T2">cnt3_0</text:span></text:p>
        </draw:connector>
        <draw:connector draw:style-name="gr5" draw:text-style-name="P3" draw:layer="layout" draw:type="line" svg:x1="9.851cm" svg:y1="77.45cm" svg:x2="11.906cm" svg:y2="77.471cm" draw:start-shape="id318" svg:d="M9851 77450l2055 21" svg:viewBox="0 0 2056 22">
          <text:p text:style-name="P1"><text:span text:style-name="T2">/cnt3_0</text:span></text:p>
        </draw:connector>
        <draw:connector draw:style-name="gr5" draw:text-style-name="P1" draw:layer="layout" draw:type="line" svg:x1="31.034cm" svg:y1="23.051cm" svg:x2="33.886cm" svg:y2="23.077cm" draw:start-shape="id96" draw:start-glue-point="1" svg:d="M31034 23051l2852 26" svg:viewBox="0 0 2853 27">
          <text:p text:style-name="P1"><text:span text:style-name="T2">/cnt0_ovfl</text:span></text:p>
        </draw:connector>
        <draw:connector draw:style-name="gr5" draw:text-style-name="P1" draw:layer="layout" draw:type="line" svg:x1="20.903cm" svg:y1="29.491cm" svg:x2="22.912cm" svg:y2="29.543cm" draw:start-shape="id109" draw:start-glue-point="1" svg:d="M20903 29491l2009 52" svg:viewBox="0 0 2010 53">
          <text:p text:style-name="P1"><text:span text:style-name="T2">stm_sel2</text:span></text:p>
        </draw:connector>
        <draw:connector draw:style-name="gr5" draw:text-style-name="P1" draw:layer="layout" draw:type="line" svg:x1="30.434cm" svg:y1="21.627cm" svg:x2="33.286cm" svg:y2="21.677cm" draw:start-shape="id97" svg:d="M30434 21627l2852 50" svg:viewBox="0 0 2853 51">
          <text:p text:style-name="P1"><text:span text:style-name="T2">cnt0_ovfl</text:span></text:p>
        </draw:connector>
        <draw:connector draw:style-name="gr5" draw:text-style-name="P3" draw:layer="layout" draw:type="line" svg:x1="51.739cm" svg:y1="22.801cm" svg:x2="54.341cm" svg:y2="22.722cm" draw:start-shape="id101" draw:start-glue-point="1" svg:d="M51739 22801l2602-79" svg:viewBox="0 0 2603 80">
          <text:p text:style-name="P1"><text:span text:style-name="T2">/cnt0_full</text:span></text:p>
        </draw:connector>
        <draw:custom-shape draw:style-name="gr16" draw:text-style-name="P2" xml:id="id111" draw:id="id111" draw:layer="layout" svg:width="0.6cm" svg:height="0.6cm" svg:x="67.2cm" svg:y="21.6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8-16T20:33:13.812000000</dc:date>
    <meta:editing-duration>P18DT13H13M40S</meta:editing-duration>
    <meta:editing-cycles>2153</meta:editing-cycles>
    <meta:generator>LibreOffice/4.3.0.4$Windows_x86 LibreOffice_project/62ad5818884a2fc2e5780dd45466868d41009ec0</meta:generator>
    <meta:document-statistic meta:object-count="1011"/>
  </office:meta>
</office:document-meta>
</file>